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fo:background-color="#80FFFF"/>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fo:text-indent="0.2479in"/>
    </style:style>
    <style:style style:name="P99" style:parent-style-name="Normalny" style:family="paragraph">
      <style:paragraph-properties fo:text-align="justify" fo:line-height="150%"/>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T101" style:parent-style-name="Domyślnaczcionkaakapitu" style:family="text">
      <style:text-properties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479in"/>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P152" style:parent-style-name="Normalny" style:family="paragraph">
      <style:paragraph-properties fo:text-align="justify" fo:line-height="150%" fo:text-indent="0.2479in"/>
    </style:style>
    <style:style style:name="P153" style:parent-style-name="Normalny" style:family="paragraph">
      <style:paragraph-properties fo:text-align="justify" fo:line-height="150%"/>
    </style:style>
    <style:style style:name="T154" style:parent-style-name="Domyślnaczcionkaakapitu" style:family="text">
      <style:text-properties style:text-underline-type="single" style:text-underline-style="solid" style:text-underline-width="auto" style:text-underline-mode="continuous"/>
    </style:style>
    <style:style style:name="T155" style:parent-style-name="Domyślnaczcionkaakapitu" style:family="text">
      <style:text-properties fo:background-color="#80FFFF" style:text-underline-type="single" style:text-underline-style="solid" style:text-underline-width="auto" style:text-underline-mode="continuous"/>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style:style>
    <style:style style:name="T200" style:parent-style-name="Domyślnaczcionkaakapitu" style:family="text">
      <style:text-properties style:text-underline-type="single" style:text-underline-style="solid" style:text-underline-width="auto" style:text-underline-mode="continuous"/>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style:style>
    <style:style style:name="T208" style:parent-style-name="Domyślnaczcionkaakapitu" style:family="text">
      <style:text-properties style:text-underline-type="single" style:text-underline-style="solid" style:text-underline-width="auto" style:text-underline-mode="continuous"/>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P214" style:parent-style-name="Normalny" style:family="paragraph">
      <style:paragraph-properties fo:text-align="justify" fo:line-height="150%"/>
    </style:style>
    <style:style style:name="T215" style:parent-style-name="Domyślnaczcionkaakapitu" style:family="text">
      <style:text-properties style:text-underline-type="single" style:text-underline-style="solid" style:text-underline-width="auto" style:text-underline-mode="continuous"/>
    </style:style>
    <style:style style:name="T216" style:parent-style-name="Domyślnaczcionkaakapitu" style:family="text">
      <style:text-properties fo:background-color="#80FFFF" style:text-underline-type="single" style:text-underline-style="solid" style:text-underline-width="auto" style:text-underline-mode="continuous"/>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479in"/>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style:style>
    <style:style style:name="T251" style:parent-style-name="Domyślnaczcionkaakapitu" style:family="text">
      <style:text-properties fo:background-color="#80FFFF" style:text-underline-type="single" style:text-underline-style="solid" style:text-underline-width="auto" style:text-underline-mode="continuous"/>
    </style:style>
    <style:style style:name="T252" style:parent-style-name="Domyślnaczcionkaakapitu" style:family="text">
      <style:text-properties style:text-underline-type="single" style:text-underline-style="solid" style:text-underline-width="auto" style:text-underline-mode="continuous"/>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479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479in"/>
    </style:style>
    <style:style style:name="P327" style:parent-style-name="Normalny" style:family="paragraph">
      <style:paragraph-properties fo:text-align="justify" fo:line-height="150%" fo:text-indent="0.2479in"/>
    </style:style>
    <style:style style:name="P328" style:parent-style-name="Normalny" style:family="paragraph">
      <style:paragraph-properties fo:text-align="justify" fo:line-height="150%"/>
    </style:style>
    <style:style style:name="T329" style:parent-style-name="Domyślnaczcionkaakapitu" style:family="text">
      <style:text-properties style:text-underline-type="single" style:text-underline-style="solid" style:text-underline-width="auto" style:text-underline-mode="continuous"/>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style:style>
    <style:style style:name="T337" style:parent-style-name="Domyślnaczcionkaakapitu" style:family="text">
      <style:text-properties style:text-underline-type="single" style:text-underline-style="solid" style:text-underline-width="auto" style:text-underline-mode="continuous"/>
    </style:style>
    <style:style style:name="T338" style:parent-style-name="Domyślnaczcionkaakapitu" style:family="text">
      <style:text-properties fo:background-color="#80FFFF" style:text-underline-type="single" style:text-underline-style="solid" style:text-underline-width="auto" style:text-underline-mode="continuous"/>
    </style:style>
    <style:style style:name="T339" style:parent-style-name="Domyślnaczcionkaakapitu" style:family="text">
      <style:text-properties style:text-underline-type="single" style:text-underline-style="solid" style:text-underline-width="auto" style:text-underline-mode="continuous"/>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P376" style:parent-style-name="Normalny" style:family="paragraph">
      <style:paragraph-properties fo:text-align="justify" fo:line-height="150%"/>
    </style:style>
    <style:style style:name="T377" style:parent-style-name="Domyślnaczcionkaakapitu" style:family="text">
      <style:text-properties fo:background-color="#80FFFF" style:text-underline-type="single" style:text-underline-style="solid" style:text-underline-width="auto" style:text-underline-mode="continuous"/>
    </style:style>
    <style:style style:name="T378" style:parent-style-name="Domyślnaczcionkaakapitu" style:family="text">
      <style:text-properties style:text-underline-type="single" style:text-underline-style="solid" style:text-underline-width="auto" style:text-underline-mode="continuous"/>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style:style>
    <style:style style:name="T425" style:parent-style-name="Domyślnaczcionkaakapitu" style:family="text">
      <style:text-properties fo:background-color="#80FFFF" style:text-underline-type="single" style:text-underline-style="solid" style:text-underline-width="auto" style:text-underline-mode="continuous"/>
    </style:style>
    <style:style style:name="T426" style:parent-style-name="Domyślnaczcionkaakapitu" style:family="text">
      <style:text-properties style:text-underline-type="single" style:text-underline-style="solid" style:text-underline-width="auto" style:text-underline-mode="continuous"/>
    </style:style>
    <style:style style:name="T427" style:parent-style-name="Domyślnaczcionkaakapitu" style:family="text">
      <style:text-properties fo:background-color="#80FFFF" style:text-underline-type="single" style:text-underline-style="solid" style:text-underline-width="auto" style:text-underline-mode="continuous"/>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T464" style:parent-style-name="Domyślnaczcionkaakapitu" style:family="text">
      <style:text-properties style:text-underline-type="single" style:text-underline-style="solid" style:text-underline-width="auto" style:text-underline-mode="continuous"/>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tab-stops>
          <style:tab-stop style:type="left" style:position="0.9347in"/>
        </style:tab-stops>
      </style:paragraph-properties>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P508" style:parent-style-name="Normalny" style:family="paragraph">
      <style:paragraph-properties fo:text-align="justify" fo:line-height="150%"/>
    </style:style>
    <style:style style:name="T509" style:parent-style-name="Domyślnaczcionkaakapitu" style:family="text">
      <style:text-properties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style:style>
    <style:style style:name="T551" style:parent-style-name="Domyślnaczcionkaakapitu" style:family="text">
      <style:text-properties style:text-underline-type="single" style:text-underline-style="solid" style:text-underline-width="auto" style:text-underline-mode="continuous"/>
    </style:style>
    <style:style style:name="T552" style:parent-style-name="Domyślnaczcionkaakapitu" style:family="text">
      <style:text-properties fo:background-color="#80FFFF" style:text-underline-type="single" style:text-underline-style="solid" style:text-underline-width="auto" style:text-underline-mode="continuous"/>
    </style:style>
    <style:style style:name="T553" style:parent-style-name="Domyślnaczcionkaakapitu" style:family="text">
      <style:text-properties style:text-underline-type="single" style:text-underline-style="solid" style:text-underline-width="auto" style:text-underline-mode="continuous"/>
    </style:style>
    <style:style style:name="T554" style:parent-style-name="Domyślnaczcionkaakapitu" style:family="text">
      <style:text-properties fo:background-color="#80FFFF"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T557" style:parent-style-name="Domyślnaczcionkaakapitu" style:family="text">
      <style:text-properties style:text-underline-type="single" style:text-underline-style="solid" style:text-underline-width="auto" style:text-underline-mode="continuous"/>
    </style:style>
    <style:style style:name="T558" style:parent-style-name="Domyślnaczcionkaakapitu" style:family="text">
      <style:text-properties fo:background-color="#80FFFF" style:text-underline-type="single" style:text-underline-style="solid" style:text-underline-width="auto" style:text-underline-mode="continuous"/>
    </style:style>
    <style:style style:name="T559" style:parent-style-name="Domyślnaczcionkaakapitu" style:family="text">
      <style:text-properties style:text-underline-type="single" style:text-underline-style="solid" style:text-underline-width="auto" style:text-underline-mode="continuous"/>
    </style:style>
    <style:style style:name="T560" style:parent-style-name="Domyślnaczcionkaakapitu" style:family="text">
      <style:text-properties fo:background-color="#80FFFF" style:text-underline-type="single" style:text-underline-style="solid" style:text-underline-width="auto" style:text-underline-mode="continuous"/>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fo:background-color="#80FFFF"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style:style>
    <style:style style:name="T591" style:parent-style-name="Domyślnaczcionkaakapitu" style:family="text">
      <style:text-properties style:text-underline-type="single" style:text-underline-style="solid" style:text-underline-width="auto" style:text-underline-mode="continuous"/>
    </style:style>
    <style:style style:name="T592" style:parent-style-name="Domyślnaczcionkaakapitu" style:family="text">
      <style:text-properties fo:background-color="#80FFFF" style:text-underline-type="single" style:text-underline-style="solid" style:text-underline-width="auto" style:text-underline-mode="continuous"/>
    </style:style>
    <style:style style:name="T593" style:parent-style-name="Domyślnaczcionkaakapitu" style:family="text">
      <style:text-properties style:text-underline-type="single" style:text-underline-style="solid" style:text-underline-width="auto" style:text-underline-mode="continuous"/>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fo:background-color="#80FFFF" style:text-underline-type="single" style:text-underline-style="solid" style:text-underline-width="auto" style:text-underline-mode="continuous"/>
    </style:style>
    <style:style style:name="T599" style:parent-style-name="Domyślnaczcionkaakapitu" style:family="text">
      <style:text-properties style:text-underline-type="single" style:text-underline-style="solid" style:text-underline-width="auto" style:text-underline-mode="continuous"/>
    </style:style>
    <style:style style:name="T600" style:parent-style-name="Domyślnaczcionkaakapitu" style:family="text">
      <style:text-properties fo:background-color="#80FFFF"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P618" style:parent-style-name="Normalny" style:family="paragraph">
      <style:paragraph-properties fo:text-align="justify" fo:line-height="150%"/>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P621" style:parent-style-name="Normalny" style:family="paragraph">
      <style:paragraph-properties fo:text-align="justify" fo:line-height="150%"/>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style:style>
    <style:style style:name="T627" style:parent-style-name="Domyślnaczcionkaakapitu" style:family="text">
      <style:text-properties style:text-underline-type="single" style:text-underline-style="solid" style:text-underline-width="auto" style:text-underline-mode="continuous"/>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P639" style:parent-style-name="Normalny" style:family="paragraph">
      <style:paragraph-properties fo:text-align="justify" fo:line-height="150%" fo:text-indent="0.2479in"/>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fo:text-indent="0.2479in"/>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P645" style:parent-style-name="Normalny" style:family="paragraph">
      <style:paragraph-properties fo:text-align="justify" fo:line-height="150%"/>
    </style:style>
    <style:style style:name="T646" style:parent-style-name="Domyślnaczcionkaakapitu" style:family="text">
      <style:text-properties style:text-underline-type="single" style:text-underline-style="solid" style:text-underline-width="auto" style:text-underline-mode="continuous"/>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tab-stops>
          <style:tab-stop style:type="left" style:position="5.2847in"/>
        </style:tab-stops>
      </style:paragraph-properties>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P682" style:parent-style-name="Normalny" style:family="paragraph">
      <style:paragraph-properties fo:text-align="justify" fo:line-height="150%"/>
    </style:style>
    <style:style style:name="T683" style:parent-style-name="Domyślnaczcionkaakapitu" style:family="text">
      <style:text-properties style:text-underline-type="single" style:text-underline-style="solid" style:text-underline-width="auto" style:text-underline-mode="continuous"/>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style:style>
    <style:style style:name="T689" style:parent-style-name="Domyślnaczcionkaakapitu" style:family="text">
      <style:text-properties style:text-underline-type="single" style:text-underline-style="solid" style:text-underline-width="auto" style:text-underline-mode="continuous"/>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P730" style:parent-style-name="Normalny" style:family="paragraph">
      <style:paragraph-properties fo:text-align="justify" fo:line-height="150%"/>
    </style:style>
    <style:style style:name="T731" style:parent-style-name="Domyślnaczcionkaakapitu" style:family="text">
      <style:text-properties fo:background-color="#80FFFF" style:text-underline-type="single" style:text-underline-style="solid" style:text-underline-width="auto" style:text-underline-mode="continuous"/>
    </style:style>
    <style:style style:name="T732" style:parent-style-name="Domyślnaczcionkaakapitu" style:family="text">
      <style:text-properties style:text-underline-type="single" style:text-underline-style="solid" style:text-underline-width="auto" style:text-underline-mode="continuous"/>
    </style:style>
    <style:style style:name="T733" style:parent-style-name="Domyślnaczcionkaakapitu" style:family="text">
      <style:text-properties fo:background-color="#80FFFF" style:text-underline-type="single" style:text-underline-style="solid" style:text-underline-width="auto" style:text-underline-mode="continuous"/>
    </style:style>
    <style:style style:name="T734" style:parent-style-name="Domyślnaczcionkaakapitu" style:family="text">
      <style:text-properties style:text-underline-type="single" style:text-underline-style="solid" style:text-underline-width="auto" style:text-underline-mode="continuous"/>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style:style>
    <style:style style:name="T817" style:parent-style-name="Domyślnaczcionkaakapitu" style:family="text">
      <style:text-properties style:text-underline-type="single" style:text-underline-style="solid" style:text-underline-width="auto" style:text-underline-mode="continuous"/>
    </style:style>
    <style:style style:name="P818" style:parent-style-name="Normalny" style:family="paragraph">
      <style:paragraph-properties fo:text-align="justify" fo:line-height="150%" fo:text-indent="0.2479in"/>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style:style>
    <style:style style:name="T913" style:parent-style-name="Domyślnaczcionkaakapitu" style:family="text">
      <style:text-properties style:text-underline-type="single" style:text-underline-style="solid" style:text-underline-width="auto" style:text-underline-mode="continuous"/>
    </style:style>
    <style:style style:name="P914" style:parent-style-name="Normalny" style:family="paragraph">
      <style:paragraph-properties fo:text-align="justify" fo:line-height="150%" fo:text-indent="0.2479in"/>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479in"/>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T1047" style:parent-style-name="Domyślnaczcionkaakapitu" style:family="text">
      <style:text-properties fo:background-color="#80FFFF" style:text-underline-type="single" style:text-underline-style="solid" style:text-underline-width="auto" style:text-underline-mode="continuous"/>
    </style:style>
    <style:style style:name="T1048" style:parent-style-name="Domyślnaczcionkaakapitu" style:family="text">
      <style:text-properties style:text-underline-type="single" style:text-underline-style="solid" style:text-underline-width="auto" style:text-underline-mode="continuous"/>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style:style>
    <style:style style:name="T1052" style:parent-style-name="Domyślnaczcionkaakapitu" style:family="text">
      <style:text-properties style:text-underline-type="single" style:text-underline-style="solid" style:text-underline-width="auto" style:text-underline-mode="continuous"/>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style:style>
    <style:style style:name="T1066" style:parent-style-name="Domyślnaczcionkaakapitu" style:family="text">
      <style:text-properties style:text-underline-type="single" style:text-underline-style="solid" style:text-underline-width="auto" style:text-underline-mode="continuous"/>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479in"/>
    </style:style>
    <style:style style:name="P1074" style:parent-style-name="Normalny" style:family="paragraph">
      <style:paragraph-properties fo:text-align="justify" fo:line-height="150%"/>
    </style:style>
    <style:style style:name="T1075" style:parent-style-name="Domyślnaczcionkaakapitu" style:family="text">
      <style:text-properties style:text-underline-type="single" style:text-underline-style="solid" style:text-underline-width="auto" style:text-underline-mode="continuous"/>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style>
    <style:style style:name="T1087" style:parent-style-name="Domyślnaczcionkaakapitu" style:family="text">
      <style:text-properties style:text-underline-type="single" style:text-underline-style="solid" style:text-underline-width="auto" style:text-underline-mode="continuous"/>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style:style>
    <style:style style:name="T1092" style:parent-style-name="Domyślnaczcionkaakapitu" style:family="text">
      <style:text-properties style:text-underline-type="single" style:text-underline-style="solid" style:text-underline-width="auto" style:text-underline-mode="continuous"/>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T1168" style:parent-style-name="Domyślnaczcionkaakapitu" style:family="text">
      <style:text-properties fo:background-color="#80FFFF" style:text-underline-type="single" style:text-underline-style="solid" style:text-underline-width="auto" style:text-underline-mode="continuous"/>
    </style:style>
    <style:style style:name="T1169" style:parent-style-name="Domyślnaczcionkaakapitu" style:family="text">
      <style:text-properties style:text-underline-type="single" style:text-underline-style="solid" style:text-underline-width="auto" style:text-underline-mode="continuous"/>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style:text-underline-type="single" style:text-underline-style="solid" style:text-underline-width="auto" style:text-underline-mode="continuous"/>
    </style:style>
    <style:style style:name="P1174" style:parent-style-name="Normalny" style:family="paragraph">
      <style:paragraph-properties fo:text-align="justify" fo:line-height="150%" fo:text-indent="0.2479in"/>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style:style>
    <style:style style:name="T1178" style:parent-style-name="Domyślnaczcionkaakapitu" style:family="text">
      <style:text-properties style:text-underline-type="single" style:text-underline-style="solid" style:text-underline-width="auto" style:text-underline-mode="continuous"/>
    </style:style>
    <style:style style:name="T1179" style:parent-style-name="Domyślnaczcionkaakapitu" style:family="text">
      <style:text-properties fo:background-color="#80FFFF" style:text-underline-type="single" style:text-underline-style="solid" style:text-underline-width="auto" style:text-underline-mode="continuous"/>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text-underline-type="single" style:text-underline-style="solid" style:text-underline-width="auto" style:text-underline-mode="continuous"/>
    </style:style>
    <style:style style:name="T1186" style:parent-style-name="Domyślnaczcionkaakapitu" style:family="text">
      <style:text-properties style:text-underline-type="single" style:text-underline-style="solid" style:text-underline-width="auto" style:text-underline-mode="continuous"/>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style:style>
    <style:style style:name="T1217" style:parent-style-name="Domyślnaczcionkaakapitu" style:family="text">
      <style:text-properties style:text-underline-type="single" style:text-underline-style="solid" style:text-underline-width="auto" style:text-underline-mode="continuous"/>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style:tab-stops>
          <style:tab-stop style:type="left" style:position="2.8972in"/>
        </style:tab-stops>
      </style:paragraph-properties>
    </style:style>
    <style:style style:name="T1220" style:parent-style-name="Domyślnaczcionkaakapitu" style:family="text">
      <style:text-properties style:text-underline-type="single" style:text-underline-style="solid" style:text-underline-width="auto" style:text-underline-mode="continuous"/>
    </style:style>
    <style:style style:name="P1221" style:parent-style-name="Normalny" style:family="paragraph">
      <style:paragraph-properties fo:text-align="justify" fo:line-height="150%" fo:text-indent="0.2479in">
        <style:tab-stops>
          <style:tab-stop style:type="left" style:position="2.8972in"/>
        </style:tab-stops>
      </style:paragraph-properties>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P1229" style:parent-style-name="Normalny" style:family="paragraph">
      <style:paragraph-properties fo:text-align="justify" fo:line-height="150%"/>
    </style:style>
    <style:style style:name="T1230" style:parent-style-name="Domyślnaczcionkaakapitu" style:family="text">
      <style:text-properties style:text-underline-type="single" style:text-underline-style="solid" style:text-underline-width="auto" style:text-underline-mode="continuous"/>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style:text-underline-type="single" style:text-underline-style="solid" style:text-underline-width="auto" style:text-underline-mode="continuous"/>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479in"/>
    </style:style>
    <style:style style:name="P1278" style:parent-style-name="Normalny" style:family="paragraph">
      <style:paragraph-properties fo:text-align="justify" fo:line-height="150%"/>
    </style:style>
    <style:style style:name="T1279" style:parent-style-name="Domyślnaczcionkaakapitu" style:family="text">
      <style:text-properties style:text-underline-type="single" style:text-underline-style="solid" style:text-underline-width="auto" style:text-underline-mode="continuous"/>
    </style:style>
    <style:style style:name="P1280" style:parent-style-name="Normalny" style:family="paragraph">
      <style:paragraph-properties fo:text-align="justify" fo:line-height="150%" fo:text-indent="0.2479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style:style>
    <style:style style:name="P1299" style:parent-style-name="Normalny" style:family="paragraph">
      <style:paragraph-properties fo:text-align="justify" fo:line-height="150%"/>
    </style:style>
    <style:style style:name="P1300" style:parent-style-name="Normalny" style:family="paragraph">
      <style:paragraph-properties fo:text-align="justify" fo:line-height="150%"/>
    </style:style>
    <style:style style:name="P1301" style:parent-style-name="Normalny" style:family="paragraph">
      <style:paragraph-properties fo:text-align="justify" fo:line-height="150%"/>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style:style>
    <style:style style:name="P1304" style:parent-style-name="Normalny" style:family="paragraph">
      <style:paragraph-properties fo:text-align="justify" fo:line-height="150%"/>
    </style:style>
    <style:style style:name="T1305" style:parent-style-name="Domyślnaczcionkaakapitu" style:family="text">
      <style:text-properties fo:background-color="#80FFFF"/>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style:text-underline-type="single" style:text-underline-style="solid" style:text-underline-width="auto" style:text-underline-mode="continuous"/>
    </style:style>
    <style:style style:name="P1308" style:parent-style-name="Normalny" style:family="paragraph">
      <style:paragraph-properties fo:text-align="justify" fo:line-height="150%"/>
    </style:style>
    <style:style style:name="T1309" style:parent-style-name="Domyślnaczcionkaakapitu" style:family="text">
      <style:text-properties style:text-underline-type="single" style:text-underline-style="solid" style:text-underline-width="auto" style:text-underline-mode="continuous"/>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P1314" style:parent-style-name="Normalny" style:family="paragraph">
      <style:paragraph-properties fo:text-align="justify" fo:line-height="150%"/>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P1346" style:parent-style-name="Normalny" style:family="paragraph">
      <style:paragraph-properties fo:text-align="justify" fo:line-height="150%"/>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style:text-underline-type="single" style:text-underline-style="solid" style:text-underline-width="auto" style:text-underline-mode="continuous"/>
    </style:style>
    <style:style style:name="T1354" style:parent-style-name="Domyślnaczcionkaakapitu" style:family="text">
      <style:text-properties fo:background-color="#80FFFF" style:text-underline-type="single" style:text-underline-style="solid" style:text-underline-width="auto" style:text-underline-mode="continuous"/>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tab-stops>
          <style:tab-stop style:type="left" style:position="3.1916in"/>
        </style:tab-stops>
      </style:paragraph-properties>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style:style>
    <style:style style:name="T1416" style:parent-style-name="Domyślnaczcionkaakapitu" style:family="text">
      <style:text-properties fo:background-color="#80FFFF" style:text-underline-type="single" style:text-underline-style="solid" style:text-underline-width="auto" style:text-underline-mode="continuous"/>
    </style:style>
    <style:style style:name="T1417" style:parent-style-name="Domyślnaczcionkaakapitu" style:family="text">
      <style:text-properties style:text-underline-type="single" style:text-underline-style="solid" style:text-underline-width="auto" style:text-underline-mode="continuous"/>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style:style>
    <style:style style:name="T1427" style:parent-style-name="Domyślnaczcionkaakapitu" style:family="text">
      <style:text-properties style:text-underline-type="single" style:text-underline-style="solid" style:text-underline-width="auto" style:text-underline-mode="continuous"/>
    </style:style>
    <style:style style:name="P1428" style:parent-style-name="Normalny" style:family="paragraph">
      <style:paragraph-properties fo:text-align="justify" fo:line-height="150%" fo:text-indent="0.2479in"/>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style:style>
    <style:style style:name="T1431" style:parent-style-name="Domyślnaczcionkaakapitu" style:family="text">
      <style:text-properties style:text-underline-type="single" style:text-underline-style="solid" style:text-underline-width="auto" style:text-underline-mode="continuous"/>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479in"/>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style:style>
    <style:style style:name="T1451" style:parent-style-name="Domyślnaczcionkaakapitu" style:family="text">
      <style:text-properties style:text-underline-type="single" style:text-underline-style="solid" style:text-underline-width="auto" style:text-underline-mode="continuous"/>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font-variant="small-caps" fo:background-color="#80FFFF"/>
    </style:style>
    <style:style style:name="T1464" style:parent-style-name="Domyślnaczcionkaakapitu" style:family="text">
      <style:text-properties fo:font-variant="small-caps"/>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style:style>
    <style:style style:name="T1533" style:parent-style-name="Domyślnaczcionkaakapitu" style:family="text">
      <style:text-properties style:text-underline-type="single" style:text-underline-style="solid" style:text-underline-width="auto" style:text-underline-mode="continuous"/>
    </style:style>
    <style:style style:name="P1534" style:parent-style-name="Normalny" style:family="paragraph">
      <style:paragraph-properties fo:text-align="justify" fo:line-height="150%" fo:text-indent="0.2479in"/>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tab-stops>
          <style:tab-stop style:type="left" style:position="6.0618in"/>
        </style:tab-stops>
      </style:paragraph-properties>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tab-stops>
          <style:tab-stop style:type="left" style:position="6.0618in"/>
        </style:tab-stops>
      </style:paragraph-properties>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text-underline-type="single" style:text-underline-style="solid" style:text-underline-width="auto" style:text-underline-mode="continuous"/>
    </style:style>
    <style:style style:name="T1583" style:parent-style-name="Domyślnaczcionkaakapitu" style:family="text">
      <style:text-properties style:text-underline-type="single" style:text-underline-style="solid" style:text-underline-width="auto" style:text-underline-mode="continuous"/>
    </style:style>
    <style:style style:name="P1584" style:parent-style-name="Normalny" style:family="paragraph">
      <style:paragraph-properties fo:text-align="justify" fo:line-height="150%" fo:text-indent="0.2479in"/>
    </style:style>
    <style:style style:name="P1585" style:parent-style-name="Normalny" style:family="paragraph">
      <style:paragraph-properties fo:text-align="justify" fo:line-height="150%" fo:text-indent="0.2479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fo:text-indent="0.2479in"/>
    </style:style>
    <style:style style:name="P1644" style:parent-style-name="Normalny" style:family="paragraph">
      <style:paragraph-properties fo:text-align="justify" fo:line-height="150%"/>
    </style:style>
    <style:style style:name="T1645" style:parent-style-name="Domyślnaczcionkaakapitu" style:family="text">
      <style:text-properties style:text-underline-type="single" style:text-underline-style="solid" style:text-underline-width="auto" style:text-underline-mode="continuous"/>
    </style:style>
    <style:style style:name="P1646" style:parent-style-name="Normalny" style:family="paragraph">
      <style:paragraph-properties fo:text-align="justify" fo:line-height="150%" fo:text-indent="0.2479in"/>
    </style:style>
    <style:style style:name="P1647" style:parent-style-name="Normalny" style:family="paragraph">
      <style:paragraph-properties fo:text-align="justify" fo:line-height="150%"/>
    </style:style>
    <style:style style:name="T1648" style:parent-style-name="Domyślnaczcionkaakapitu" style:family="text">
      <style:text-properties style:text-underline-type="single" style:text-underline-style="solid" style:text-underline-width="auto" style:text-underline-mode="continuous"/>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P1653" style:parent-style-name="Normalny" style:family="paragraph">
      <style:paragraph-properties fo:text-align="justify" fo:line-height="150%"/>
    </style:style>
    <style:style style:name="T1654" style:parent-style-name="Domyślnaczcionkaakapitu" style:family="text">
      <style:text-properties style:text-underline-type="single" style:text-underline-style="solid" style:text-underline-width="auto" style:text-underline-mode="continuous"/>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text-underline-type="single" style:text-underline-style="solid" style:text-underline-width="auto" style:text-underline-mode="continuous"/>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style:style>
    <style:style style:name="T1682" style:parent-style-name="Domyślnaczcionkaakapitu" style:family="text">
      <style:text-properties style:text-underline-type="single" style:text-underline-style="solid" style:text-underline-width="auto" style:text-underline-mode="continuous"/>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P1701" style:parent-style-name="Normalny" style:family="paragraph">
      <style:paragraph-properties fo:text-align="justify" fo:line-height="150%"/>
    </style:style>
    <style:style style:name="T1702" style:parent-style-name="Domyślnaczcionkaakapitu" style:family="text">
      <style:text-properties style:text-underline-type="single" style:text-underline-style="solid" style:text-underline-width="auto" style:text-underline-mode="continuous"/>
    </style:style>
    <style:style style:name="T1703" style:parent-style-name="Domyślnaczcionkaakapitu" style:family="text">
      <style:text-properties fo:background-color="#80FFFF" style:text-underline-type="single" style:text-underline-style="solid" style:text-underline-width="auto" style:text-underline-mode="continuous"/>
    </style:style>
    <style:style style:name="T1704" style:parent-style-name="Domyślnaczcionkaakapitu" style:family="text">
      <style:text-properties style:text-underline-type="single" style:text-underline-style="solid" style:text-underline-width="auto" style:text-underline-mode="continuous"/>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fo:text-indent="0.2479in"/>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fo:text-indent="0.2479in"/>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fo:text-indent="0.2479in"/>
    </style:style>
    <style:style style:name="P1766" style:parent-style-name="Normalny" style:family="paragraph">
      <style:paragraph-properties fo:text-align="justify" fo:line-height="150%"/>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T1768" style:parent-style-name="Domyślnaczcionkaakapitu" style:family="text">
      <style:text-properties style:text-underline-type="single" style:text-underline-style="solid" style:text-underline-width="auto" style:text-underline-mode="continuous"/>
    </style:style>
    <style:style style:name="P1769" style:parent-style-name="Normalny" style:family="paragraph">
      <style:paragraph-properties fo:text-align="justify" fo:line-height="150%" fo:text-indent="0.2479in"/>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479in"/>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style:text-underline-type="single" style:text-underline-style="solid" style:text-underline-width="auto" style:text-underline-mode="continuous"/>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fo:text-indent="0.2479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P1924" style:parent-style-name="Normalny" style:family="paragraph">
      <style:paragraph-properties fo:text-align="justify" fo:line-height="150%"/>
    </style:style>
    <style:style style:name="T1925" style:parent-style-name="Domyślnaczcionkaakapitu" style:family="text">
      <style:text-properties fo:background-color="#80FFFF" style:text-underline-type="single" style:text-underline-style="solid" style:text-underline-width="auto" style:text-underline-mode="continuous"/>
    </style:style>
    <style:style style:name="T1926" style:parent-style-name="Domyślnaczcionkaakapitu" style:family="text">
      <style:text-properties style:text-underline-type="single" style:text-underline-style="solid" style:text-underline-width="auto" style:text-underline-mode="continuous"/>
    </style:style>
    <style:style style:name="P1927" style:parent-style-name="Normalny" style:family="paragraph">
      <style:paragraph-properties fo:text-align="justify" fo:line-height="150%" fo:text-indent="0.2479in"/>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fo:text-indent="0.2479in"/>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479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P2125" style:parent-style-name="Normalny" style:family="paragraph">
      <style:paragraph-properties fo:text-align="justify" fo:line-height="150%"/>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T2128" style:parent-style-name="Domyślnaczcionkaakapitu" style:family="text">
      <style:text-properties style:text-underline-type="single" style:text-underline-style="solid" style:text-underline-width="auto" style:text-underline-mode="continuous"/>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style:style>
    <style:style style:name="P2132" style:parent-style-name="Normalny" style:family="paragraph">
      <style:paragraph-properties fo:text-align="justify" fo:line-height="150%"/>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style:style>
    <style:style style:name="P2135" style:parent-style-name="Normalny" style:family="paragraph">
      <style:paragraph-properties fo:text-align="justify" fo:line-height="150%"/>
    </style:style>
    <style:style style:name="P2136" style:parent-style-name="Normalny" style:family="paragraph">
      <style:paragraph-properties fo:text-align="justify" fo:line-height="150%"/>
    </style:style>
    <style:style style:name="P2137" style:parent-style-name="Normalny" style:family="paragraph">
      <style:paragraph-properties fo:text-align="justify" fo:line-height="150%"/>
    </style:style>
    <style:style style:name="T2138" style:parent-style-name="Domyślnaczcionkaakapitu" style:family="text">
      <style:text-properties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479in"/>
    </style:style>
    <style:style style:name="P2140" style:parent-style-name="Normalny" style:family="paragraph">
      <style:paragraph-properties fo:text-align="justify" fo:line-height="150%"/>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479in"/>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P2220" style:parent-style-name="Normalny" style:family="paragraph">
      <style:paragraph-properties fo:text-align="justify" fo:line-height="150%"/>
    </style:style>
    <style:style style:name="T2221" style:parent-style-name="Domyślnaczcionkaakapitu" style:family="text">
      <style:text-properties style:text-underline-type="single" style:text-underline-style="solid" style:text-underline-width="auto" style:text-underline-mode="continuous"/>
    </style:style>
    <style:style style:name="P2222" style:parent-style-name="Normalny" style:family="paragraph">
      <style:paragraph-properties fo:text-align="justify" fo:line-height="150%" fo:text-indent="0.2479in"/>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479in"/>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479in"/>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fo:text-indent="0.2479in"/>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style:style>
    <style:style style:name="T2287" style:parent-style-name="Domyślnaczcionkaakapitu" style:family="text">
      <style:text-properties style:text-underline-type="single" style:text-underline-style="solid" style:text-underline-width="auto" style:text-underline-mode="continuous"/>
    </style:style>
    <style:style style:name="T2288" style:parent-style-name="Domyślnaczcionkaakapitu" style:family="text">
      <style:text-properties fo:background-color="#80FFFF" style:text-underline-type="single" style:text-underline-style="solid" style:text-underline-width="auto" style:text-underline-mode="continuous"/>
    </style:style>
    <style:style style:name="T2289" style:parent-style-name="Domyślnaczcionkaakapitu" style:family="text">
      <style:text-properties style:text-underline-type="single" style:text-underline-style="solid" style:text-underline-width="auto" style:text-underline-mode="continuous"/>
    </style:style>
    <style:style style:name="P2290" style:parent-style-name="Normalny" style:family="paragraph">
      <style:paragraph-properties fo:text-align="justify" fo:line-height="150%" fo:text-indent="0.2479in"/>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fo:text-indent="0.2479in"/>
    </style:style>
    <style:style style:name="P2296" style:parent-style-name="Normalny" style:family="paragraph">
      <style:paragraph-properties fo:text-align="justify" fo:line-height="150%"/>
    </style:style>
    <style:style style:name="T2297" style:parent-style-name="Domyślnaczcionkaakapitu" style:family="text">
      <style:text-properties style:text-underline-type="single" style:text-underline-style="solid" style:text-underline-width="auto" style:text-underline-mode="continuous"/>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fo:text-indent="0.2479in"/>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479in"/>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P2363" style:parent-style-name="Normalny" style:family="paragraph">
      <style:paragraph-properties fo:text-align="justify" fo:line-height="150%" fo:text-indent="0.2479in"/>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P2374" style:parent-style-name="Normalny" style:family="paragraph">
      <style:paragraph-properties fo:text-align="justify" fo:line-height="150%" fo:text-indent="0.2479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P2431" style:parent-style-name="Normalny" style:family="paragraph">
      <style:paragraph-properties fo:text-align="justify" fo:line-height="150%"/>
    </style:style>
    <style:style style:name="T2432" style:parent-style-name="Domyślnaczcionkaakapitu" style:family="text">
      <style:text-properties style:text-underline-type="single" style:text-underline-style="solid" style:text-underline-width="auto" style:text-underline-mode="continuous"/>
    </style:style>
    <style:style style:name="P2433" style:parent-style-name="Normalny" style:family="paragraph">
      <style:paragraph-properties fo:text-align="justify" fo:line-height="150%" fo:text-indent="0.2479in"/>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fo:text-indent="0.2479in"/>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fo:text-indent="0.2479in"/>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style:style>
    <style:style style:name="T2459" style:parent-style-name="Domyślnaczcionkaakapitu" style:family="text">
      <style:text-properties style:text-underline-type="single" style:text-underline-style="solid" style:text-underline-width="auto" style:text-underline-mode="continuous"/>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tab-stops>
          <style:tab-stop style:type="left" style:position="0.918in"/>
        </style:tab-stops>
      </style:paragraph-properties>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style:style>
    <style:style style:name="T2473" style:parent-style-name="Domyślnaczcionkaakapitu" style:family="text">
      <style:text-properties style:text-underline-type="single" style:text-underline-style="solid" style:text-underline-width="auto" style:text-underline-mode="continuous"/>
    </style:style>
    <style:style style:name="T2474" style:parent-style-name="Domyślnaczcionkaakapitu" style:family="text">
      <style:text-properties fo:background-color="#80FFFF" style:text-underline-type="single" style:text-underline-style="solid" style:text-underline-width="auto" style:text-underline-mode="continuous"/>
    </style:style>
    <style:style style:name="T2475" style:parent-style-name="Domyślnaczcionkaakapitu" style:family="text">
      <style:text-properties style:text-underline-type="single" style:text-underline-style="solid" style:text-underline-width="auto" style:text-underline-mode="continuous"/>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479in"/>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style:style>
    <style:style style:name="T2501" style:parent-style-name="Domyślnaczcionkaakapitu" style:family="text">
      <style:text-properties style:text-underline-type="single" style:text-underline-style="solid" style:text-underline-width="auto" style:text-underline-mode="continuous"/>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style:style>
    <style:style style:name="T2510" style:parent-style-name="Domyślnaczcionkaakapitu" style:family="text">
      <style:text-properties style:text-underline-type="single" style:text-underline-style="solid" style:text-underline-width="auto" style:text-underline-mode="continuous"/>
    </style:style>
    <style:style style:name="P2511" style:parent-style-name="Normalny" style:family="paragraph">
      <style:paragraph-properties fo:text-align="justify" fo:line-height="150%" fo:text-indent="0.2479in"/>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fo:text-indent="0.2479in"/>
    </style:style>
    <style:style style:name="P2520" style:parent-style-name="Normalny" style:family="paragraph">
      <style:paragraph-properties fo:text-align="justify" fo:line-height="150%" fo:text-indent="0.2479in"/>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style:style>
    <style:style style:name="T2525" style:parent-style-name="Domyślnaczcionkaakapitu" style:family="text">
      <style:text-properties style:text-underline-type="single" style:text-underline-style="solid" style:text-underline-width="auto" style:text-underline-mode="continuous"/>
    </style:style>
    <style:style style:name="T2526" style:parent-style-name="Domyślnaczcionkaakapitu" style:family="text">
      <style:text-properties fo:background-color="#80FFFF" style:text-underline-type="single" style:text-underline-style="solid" style:text-underline-width="auto" style:text-underline-mode="continuous"/>
    </style:style>
    <style:style style:name="P2527" style:parent-style-name="Normalny" style:family="paragraph">
      <style:paragraph-properties fo:text-align="justify" fo:line-height="150%" fo:text-indent="0.2479in"/>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P2533" style:parent-style-name="Normalny" style:family="paragraph">
      <style:paragraph-properties fo:text-align="justify" fo:line-height="150%" fo:text-indent="0.2479in"/>
    </style:style>
    <style:style style:name="P2534" style:parent-style-name="Normalny" style:family="paragraph">
      <style:paragraph-properties fo:text-align="justify" fo:line-height="150%"/>
    </style:style>
    <style:style style:name="T2535" style:parent-style-name="Domyślnaczcionkaakapitu" style:family="text">
      <style:text-properties fo:background-color="#80FFFF" style:text-underline-type="single" style:text-underline-style="solid" style:text-underline-width="auto" style:text-underline-mode="continuous"/>
    </style:style>
    <style:style style:name="T2536" style:parent-style-name="Domyślnaczcionkaakapitu" style:family="text">
      <style:text-properties style:text-underline-type="single" style:text-underline-style="solid" style:text-underline-width="auto" style:text-underline-mode="continuous"/>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fo:text-indent="0.2479in"/>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style:style>
    <style:style style:name="T2568" style:parent-style-name="Domyślnaczcionkaakapitu" style:family="text">
      <style:text-properties fo:background-color="#80FFFF" style:text-underline-type="single" style:text-underline-style="solid" style:text-underline-width="auto" style:text-underline-mode="continuous"/>
    </style:style>
    <style:style style:name="T2569" style:parent-style-name="Domyślnaczcionkaakapitu" style:family="text">
      <style:text-properties style:text-underline-type="single" style:text-underline-style="solid" style:text-underline-width="auto" style:text-underline-mode="continuous"/>
    </style:style>
    <style:style style:name="T2570" style:parent-style-name="Domyślnaczcionkaakapitu" style:family="text">
      <style:text-properties fo:background-color="#80FFFF" style:text-underline-type="single" style:text-underline-style="solid" style:text-underline-width="auto" style:text-underline-mode="continuous"/>
    </style:style>
    <style:style style:name="T2571" style:parent-style-name="Domyślnaczcionkaakapitu" style:family="text">
      <style:text-properties style:text-underline-type="single" style:text-underline-style="solid" style:text-underline-width="auto" style:text-underline-mode="continuous"/>
    </style:style>
    <style:style style:name="T2572" style:parent-style-name="Domyślnaczcionkaakapitu" style:family="text">
      <style:text-properties fo:background-color="#80FFFF" style:text-underline-type="single" style:text-underline-style="solid" style:text-underline-width="auto" style:text-underline-mode="continuous"/>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style:style>
    <style:style style:name="T2585" style:parent-style-name="Domyślnaczcionkaakapitu" style:family="text">
      <style:text-properties style:text-underline-type="single" style:text-underline-style="solid" style:text-underline-width="auto" style:text-underline-mode="continuous"/>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479in"/>
    </style:style>
    <style:style style:name="P2594" style:parent-style-name="Normalny" style:family="paragraph">
      <style:paragraph-properties fo:text-align="justify" fo:line-height="150%"/>
    </style:style>
    <style:style style:name="T2595" style:parent-style-name="Domyślnaczcionkaakapitu" style:family="text">
      <style:text-properties style:text-underline-type="single" style:text-underline-style="solid" style:text-underline-width="auto" style:text-underline-mode="continuous"/>
    </style:style>
    <style:style style:name="T2596" style:parent-style-name="Domyślnaczcionkaakapitu" style:family="text">
      <style:text-properties fo:background-color="#80FFFF" style:text-underline-type="single" style:text-underline-style="solid" style:text-underline-width="auto" style:text-underline-mode="continuous"/>
    </style:style>
    <style:style style:name="T2597" style:parent-style-name="Domyślnaczcionkaakapitu" style:family="text">
      <style:text-properties style:text-underline-type="single" style:text-underline-style="solid" style:text-underline-width="auto" style:text-underline-mode="continuous"/>
    </style:style>
    <style:style style:name="P2598" style:parent-style-name="Normalny" style:family="paragraph">
      <style:paragraph-properties fo:text-align="justify" fo:line-height="150%" fo:text-indent="0.2479in"/>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style:style>
    <style:style style:name="T2601" style:parent-style-name="Domyślnaczcionkaakapitu" style:family="text">
      <style:text-properties style:text-underline-type="single" style:text-underline-style="solid" style:text-underline-width="auto" style:text-underline-mode="continuous"/>
    </style:style>
    <style:style style:name="T2602" style:parent-style-name="Domyślnaczcionkaakapitu" style:family="text">
      <style:text-properties fo:background-color="#80FFFF" style:text-underline-type="single" style:text-underline-style="solid" style:text-underline-width="auto" style:text-underline-mode="continuous"/>
    </style:style>
    <style:style style:name="T2603" style:parent-style-name="Domyślnaczcionkaakapitu" style:family="text">
      <style:text-properties style:text-underline-type="single" style:text-underline-style="solid" style:text-underline-width="auto" style:text-underline-mode="continuous"/>
    </style:style>
    <style:style style:name="T2604" style:parent-style-name="Domyślnaczcionkaakapitu" style:family="text">
      <style:text-properties fo:background-color="#80FFFF" style:text-underline-type="single" style:text-underline-style="solid" style:text-underline-width="auto" style:text-underline-mode="continuous"/>
    </style:style>
    <style:style style:name="T2605" style:parent-style-name="Domyślnaczcionkaakapitu" style:family="text">
      <style:text-properties style:text-underline-type="single" style:text-underline-style="solid" style:text-underline-width="auto" style:text-underline-mode="continuous"/>
    </style:style>
    <style:style style:name="P2606" style:parent-style-name="Normalny" style:family="paragraph">
      <style:paragraph-properties fo:text-align="justify" fo:line-height="150%" fo:text-indent="0.2479in"/>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style:style>
    <style:style style:name="T2609" style:parent-style-name="Domyślnaczcionkaakapitu" style:family="text">
      <style:text-properties style:text-underline-type="single" style:text-underline-style="solid" style:text-underline-width="auto" style:text-underline-mode="continuous"/>
    </style:style>
    <style:style style:name="P2610" style:parent-style-name="Normalny" style:family="paragraph">
      <style:paragraph-properties fo:text-align="justify" fo:line-height="150%" fo:text-indent="0.2479in"/>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style:style>
    <style:style style:name="T2619" style:parent-style-name="Domyślnaczcionkaakapitu" style:family="text">
      <style:text-properties style:text-underline-type="single" style:text-underline-style="solid" style:text-underline-width="auto" style:text-underline-mode="continuous"/>
    </style:style>
    <style:style style:name="P2620" style:parent-style-name="Normalny" style:family="paragraph">
      <style:paragraph-properties fo:text-align="justify" fo:line-height="150%" fo:text-indent="0.2479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479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style:style>
    <style:style style:name="T2652" style:parent-style-name="Domyślnaczcionkaakapitu" style:family="text">
      <style:text-properties style:text-underline-type="single" style:text-underline-style="solid" style:text-underline-width="auto" style:text-underline-mode="continuous"/>
    </style:style>
    <style:style style:name="P2653" style:parent-style-name="Normalny" style:family="paragraph">
      <style:paragraph-properties fo:text-align="justify" fo:line-height="150%" fo:text-indent="0.2479in"/>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T2660" style:parent-style-name="Domyślnaczcionkaakapitu" style:family="text">
      <style:text-properties style:text-underline-type="single" style:text-underline-style="solid" style:text-underline-width="auto" style:text-underline-mode="continuous"/>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style:style>
    <style:style style:name="T2668" style:parent-style-name="Domyślnaczcionkaakapitu" style:family="text">
      <style:text-properties style:text-underline-type="single" style:text-underline-style="solid" style:text-underline-width="auto" style:text-underline-mode="continuous"/>
    </style:style>
    <style:style style:name="P2669" style:parent-style-name="Normalny" style:family="paragraph">
      <style:paragraph-properties fo:text-align="justify" fo:line-height="150%" fo:text-indent="0.2479in"/>
    </style:style>
    <style:style style:name="P2670" style:parent-style-name="Normalny" style:family="paragraph">
      <style:paragraph-properties fo:text-align="justify" fo:line-height="150%" fo:text-indent="0.2479in"/>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style:style>
    <style:style style:name="T2677" style:parent-style-name="Domyślnaczcionkaakapitu" style:family="text">
      <style:text-properties style:text-underline-type="single" style:text-underline-style="solid" style:text-underline-width="auto" style:text-underline-mode="continuous"/>
    </style:style>
    <style:style style:name="P2678" style:parent-style-name="Normalny" style:family="paragraph">
      <style:paragraph-properties fo:text-align="justify" fo:line-height="150%" fo:text-indent="0.2479in"/>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style:style>
    <style:style style:name="T2681" style:parent-style-name="Domyślnaczcionkaakapitu" style:family="text">
      <style:text-properties style:text-underline-type="single" style:text-underline-style="solid" style:text-underline-width="auto" style:text-underline-mode="continuous"/>
    </style:style>
    <style:style style:name="T2682" style:parent-style-name="Domyślnaczcionkaakapitu" style:family="text">
      <style:text-properties fo:background-color="#80FFFF" style:text-underline-type="single" style:text-underline-style="solid" style:text-underline-width="auto" style:text-underline-mode="continuous"/>
    </style:style>
    <style:style style:name="T2683" style:parent-style-name="Domyślnaczcionkaakapitu" style:family="text">
      <style:text-properties style:text-underline-type="single" style:text-underline-style="solid" style:text-underline-width="auto" style:text-underline-mode="continuous"/>
    </style:style>
    <style:style style:name="T2684" style:parent-style-name="Domyślnaczcionkaakapitu" style:family="text">
      <style:text-properties fo:background-color="#80FFFF" style:text-underline-type="single" style:text-underline-style="solid" style:text-underline-width="auto" style:text-underline-mode="continuous"/>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479in"/>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479in"/>
    </style:style>
    <style:style style:name="P2694" style:parent-style-name="Normalny" style:family="paragraph">
      <style:paragraph-properties fo:text-align="justify" fo:line-height="150%" fo:text-indent="0.2479in"/>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style:style>
    <style:style style:name="T2697" style:parent-style-name="Domyślnaczcionkaakapitu" style:family="text">
      <style:text-properties style:text-underline-type="single" style:text-underline-style="solid" style:text-underline-width="auto" style:text-underline-mode="continuous"/>
    </style:style>
    <style:style style:name="P2698" style:parent-style-name="Normalny" style:family="paragraph">
      <style:paragraph-properties fo:text-align="justify" fo:line-height="150%" fo:text-indent="0.2479in"/>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479in"/>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T2715" style:parent-style-name="Domyślnaczcionkaakapitu" style:family="text">
      <style:text-properties fo:background-color="#80FFFF"/>
    </style:style>
    <style:style style:name="P2716" style:parent-style-name="Normalny" style:family="paragraph">
      <style:paragraph-properties fo:text-align="justify" fo:line-height="150%" fo:text-indent="0.2479in"/>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Reform Politycznych</text:p>
      <text:p text:style-name="P3">TYTUŁ= STENOGRAM z ósmego posiedzenia Zespołu do<text:s/>spraw Reform Politycznych</text:p>
      <text:p text:style-name="P4">DATA= 30 marca 1989 r.</text:p>
      <text:p text:style-name="P5">SYGNATURA= 9540/4</text:p>
      <text:p text:style-name="P6">INW=46003</text:p>
      <text:p text:style-name="P7">TEKST=<text:s/></text:p>
      <text:p text:style-name="P8"><text:span text:style-name="T9">S</text:span>tenogram z posiedzenia<text:s/>Zespołu do spra<text:span text:style-name="T10">w</text:span><text:s/>Reform<text:s/>Politycznych w dniu 30 marca 1<text:span text:style-name="T11">9</text:span>89 r.</text:p>
      <text:p text:style-name="P12"><text:span text:style-name="T13">/O</text:span>bradom<text:s/><text:span text:style-name="T14">przewodniczy Janusz Reykowski</text:span>/.</text:p>
      <text:p text:style-name="P15"><text:span text:style-name="T16">Przewodniczący</text:span>:</text:p>
      <text:p text:style-name="P17">Proponuję, abyśmy zaczynali posiedzenie<text:span text:style-name="T18">.</text:span><text:s/>Zapraszamy do stołu.</text:p>
      <text:p text:style-name="P19">Proszę P<text:span text:style-name="T20">a</text:span>ństwa! Rozpoczyn<text:span text:style-name="T21">aj</text:span>ąc nasze dzisiejsze kolejne spotkanie chciałbym przypomnieć, że kilka dni temu rozstaliśmy się w następującej sytuacji<text:span text:style-name="T22">.</text:span><text:s/>Mianowicie wyłoniła się lista problemów związanych<text:span text:style-name="T23"><text:s/></text:span>z reformami politycznymi, ze sposobem ich realizacji, co do których negocjujące strony miały poważne różnice zdań.</text:p>
      <text:p text:style-name="P24">Wstępnie strona koalicyjno-rządowa przedstawiła pakiet proponowanych rozwiązań, w jej mniemaniu wychodzący bardzo daleko naprzeciw życzeniom i postulatom strony solidarnościowo-opozyc<text:span text:style-name="T25">yj</text:span>n<text:span text:style-name="T26">ej.</text:span><text:s/>Ten pakiet jako całość nie został przyjęty.<text:s/><text:span text:style-name="T27">W</text:span><text:s/>odpowiedzi został przedstawiony inny pakiet, w którym nadal pozostawały kwestie dzielące nas.</text:p>
      <text:p text:style-name="P28">W dniu wczorajszym odbyło się wielogodzinne spotkanie w trybie Kiszczak-Wałęs<text:span text:style-name="T29">a</text:span>,<text:s/><text:span text:style-name="T30">n</text:span>a którym to spotkaniu zakończonym o dwunastej w nocy stanęło wiele różnych kwestii, które nas dzieliły i to co nam się - różne rzeczy dało nam się uzgodnić, ale pozostała nadal pewna liczba takich, które nas dzielą, w tym takich, które dotyczą tego stolika.</text:p>
      <text:p text:style-name="P31">To co wyraźnego uzgodniliśmy wczoraj, to to, że posiedzenie zamykające obrady Okrągłego Stołu ma się odbyć w środę, a nie w poniedziałek.<text:s/><text:span text:style-name="T32">C</text:span><text:span text:style-name="T33">o</text:span><text:s/>zaś się tyczy różnic dotyczących naszego stolika, to nadal mamy odmienne wyobrażenia o ty<text:span text:style-name="T34">m</text:span>,<text:s/>w<text:s/><text:span text:style-name="T35">ja</text:span>ki sposób ma się ułożyć relacja między Senatem a Sejmem.<text:s/>Chciałbym na tym tle wypowiedzieć jeszcze pewne dodatkowe zdani<text:span text:style-name="T36">a.</text:span></text:p>
      <text:p text:style-name="P37">Otóż muszę otwarcie powiedzieć, może jeszcze inaczej powiem, mówiąc na tym tle to nie chodzi mi tylko o pojedynczy szczegół, który w tej chwili nas różni, ale o kwestie, które były i jeszcze będą pewnie podnoszone<text:span text:style-name="T38">.<text:s/></text:span>Otóż muszę wyraźnie powiedzieć<text:span text:style-name="T39">,</text:span><text:s/>że kierownictwo państwa niezupełnie było przygotowane do takiego przebiegu naszych debat, jak ten, który się ostatecznie ukształtował.<text:s/><text:span text:style-name="T40">T</text:span>a różnica to założenie, z którym przystępowaliśmy do<text:span text:style-name="T41"><text:s/></text:span>tych obrad, było takie, że istni<text:span text:style-name="T42">ej</text:span>e konieczność uruchomienia procesu reform, stworzenia takich - właściwie uruchomienia nowego etapu - jakościowo różnego etapu procesu reform, stworzenia takich warunków, aby kierunek i ich rodzaj były niejako na wstępie określone.</text:p>
      <text:p text:style-name="P43">Za fundamentalne elementy tych reform uważaliśmy stworzenie warunków dla pluralizmu politycznego, przede<text:s/>wszystkim zaś fakt, iż nowe siły polityczne, siły opozy<text:span text:style-name="T44">c</text:span>y<text:span text:style-name="T45">j</text:span>ne, znajdą się wewnątrz systemu politycznego i będą na niego miały wpływ w ramach instytucji państwa.</text:p>
      <text:p text:style-name="P46">Integralnym składnikiem tego - tej wizji reform było także przeświadczenie o konieczności realizacji zasady pluralizmu związkowego i powstania<text:s/>„Solidarności”. Uważaliśmy także, że istnieje konieczność<text:s/><text:soft-page-break/>załatwienia pewnej liczby pilnych spraw, zamykających okres stanu<text:s/>wojennego, zamykających okres - jak to ktoś z panów określił<text:s/><text:span text:style-name="T47">-</text:span><text:s/>wojny między Polakami a Polakami.<text:s/><text:span text:style-name="T48">O</text:span>tworzenie nowego rozdziału. Nie byliśmy natomiast przygotowani na to, żeby, w ciągu 7 czy 8 tygodni dokonać gruntownego<text:s/>przeglądu i zasadniczych zmian w niemal wszystkich głównych segmentach życia społecznego i państwowego. To jest z naszego punktu widzenia zadaniem nierealistycznym.</text:p>
      <text:p text:style-name="P49">Co więcej nie byliśmy przygotowania również na to, aby uczynić naszą debatę spisem ogromnej liczby niedoskonałości, z jakich składa się nasze życie. Taki spis jest niezmiernie łatwo skonstruować. W różnych wymiarach naszego życia jest bardzo wiele niedoskonałości czy wręcz rzeczy, które domagają się tego, aby były gwałtownie zmienione.<text:s/><text:span text:style-name="T50">A</text:span>le zdając sobie sprawę z ich istnienia nie znaczy to, że możemy w równie szybkim tempie dokonać racjonalnych kroków naprawy. Co więcej nie możemy, bardzo trudno nam jest także znaleźć się w sytuacji, w której w sposób bardzo taki nieraz stanowczy, nieraz ultymatywny formułowane są żądania natychmi<text:span text:style-name="T51">as</text:span>towych zmian, które dla - być może nawet same w sobie są racjonalne, ale która stanowią element dosyć złożonego mechanizmu i nad którym potrzeba po prostu namysłu.</text:p>
      <text:p text:style-name="P52">Sądzimy ponadto, że nie jest to dobra sytuacja, w której cały ten przebieg negocjacyjny polega na tym, że jedna strona stawia żądania, a druga ma je realizować.<text:s/><text:span text:style-name="T53">W</text:span><text:s/>rzeczy samej uważaliśmy, że trzeba stworzyć taki mechanizm, aby nowe... aby państwo, reprezentanci nowych sił społecznych, nowych ugrupowa<text:span text:style-name="T54">ń</text:span><text:s/>politycznych mogli osobiście lub przez swoich przedstawicieli zaznajamiać się z całą złożonością tego mechanizmu, jakim jest państwo i próbować, zdając sobie sprawę z wewnętrznych elementów tego mechanizmu, oddziaływać na ten mechanizm od środka.</text:p>
      <text:p text:style-name="P55">Otóż sytuacja, w jakiej się znaleźliśmy<text:s/>je<text:span text:style-name="T56">s</text:span>t niestety<text:s/>inna w wielu sprawach<text:span text:style-name="T57">.</text:span><text:s/>I muszę powiedzieć, że pod tym względem różnimy się, różni się ona dość znacznie od wyobrażeń, jakie mieliśmy o tym<text:s/><text:span text:style-name="T58">j</text:span>ak to uczynimy.</text:p>
      <text:p text:style-name="P59">Rozumiem, że państwo reprezentu<text:span text:style-name="T60">jeci</text:span>e aspiracje, żądania, życzenia, postulaty, czy wymagania różnych grup większych lub mniejszych, różnych środowisk w Polsce i że te środowiska, i grupy są niecierpliwe, że domagają się od was natychmiastowych rezultatów pod rozmaitymi względami, ale równocześnie chcemy powiedzieć, że na wiele z tych spraw, które obserwatorowi<text:s/><text:span text:style-name="T61">z</text:span><text:s/>zewnątrz wydają się natychmiastowe do załatwienia, które jak nieraz powiadacie: przecież to wymaga tylko decyzji politycznej, a decyzja polityczna to znaczy, że paru panów siądzie i skreśli jedno słowo, a napisze inne.</text:p>
      <text:p text:style-name="P62">Otóż jasne jest, że nie tak ten mechanizm działa. Chciałbym powiedzieć może tak osobiście, że kiedy słucham postulatów, które państwo wypowiadacie, to nieraz wydaje mi się, że one są racjonalne, że należałoby może zrobić takiego co proponuje<text:span text:style-name="T63">ci</text:span>e. Ale po to, żebym sam mógł za nimi głosować, żebym mógł się za nimi osobiście opowiedzieć, to chciałbym jeszcze mieć czas wysłuchania i nie tylko ja, ale pewnie inni tak samo - innych punktów widzenia, zobaczenia co się stanie, jeżeli pod takimi lub innymi warunkami, jakiego rodzaju możliwe są następstwa proponowanych przez taką lub inną osobę kroków? I że chcę powiedzieć, że tok pracy przy tym stole uniemożliwia taką analizę.</text:p>
      <text:p text:style-name="P64">Tak więc z jednej strony czuję się pod presją czegoś, co wydaje się słusznym żądaniem, a z drugiej pod niemożliwością zrozumienia nawet dalszych i bliższych<text:s/>konsekwenc<text:span text:style-name="T65">ji</text:span><text:s/>ruchu, który ma być dokonany.</text:p>
      <text:p text:style-name="P66">Myślę, że owa niecierpliwość, domaganie się tego, jakby na wszystkich frontach stało się coś, co ma być od razu znaczące, jest tak jak ja to widzę, bardzo trudne do racjonalnego - do znalezienia racjonalnych<text:s/><text:soft-page-break/>rozwiązań.</text:p>
      <text:p text:style-name="P67">Przedstawiam to wszystko, żeby wyraźnie uwypuklić pewną trudność pozycji nego<text:span text:style-name="T68">cj</text:span>ac<text:span text:style-name="T69">yj</text:span>n<text:span text:style-name="T70">ej,</text:span><text:s/>w jakiej znajdują się ludzie po tej stronie stołu, że uważam, że musi dojść do takiego<text:s/><text:span text:style-name="T71">-</text:span><text:s/>do pewnej sprawiedliwośc<text:span text:style-name="T72">i</text:span><text:s/>w tym układzie<text:span text:style-name="T73">,</text:span><text:s/>która polegać będzie na tym, że panowie zasiądzie w środku tego, że będziecie przyjmować te żądania jako współuczestnicy procesu władzy, chociażby w tej postaci, że będziecie jako prze<text:span text:style-name="T74">ds</text:span>tawiciele, jako senatorzy lub posłowie mieli przed sobą wszystkie materiały, wszystkie dane i zastanawiali się, jakie to konsekwencje będzie miało takie lub inne postanowienie, taki lub inny ruch i ile czasu trzeba na to, żeby go naprawdę zrealizować, biorąc pod uwagę wszystko to co przed nami stoi.</text:p>
      <text:p text:style-name="P75">Przedstawi<text:span text:style-name="T76">aj</text:span>ąc w ten sposób sytuację chciałbym po prostu powiedzieć, że w wielu sprawach, które są tu artykułowane i pewnie jeszcze dzisiaj padną, odczuwam trudne zajęcie<text:s/><text:span text:style-name="T77">je</text:span>dnozna<text:span text:style-name="T78">cz</text:span>nego stanowiska z powodów,<text:s/><text:span text:style-name="T79">k</text:span>tóre wyłuszczyłem, a za n<text:span text:style-name="T80">aj</text:span>ważni<text:span text:style-name="T81">ej</text:span>sze uważam konieczność ustalenia tej minimalnej liczby kroków, które muszą być dokonane natychmiast, które są niezbędne do tego, żeby proces reform miał charakter nieodwracalny.</text:p>
      <text:p text:style-name="P82">I chciałbym apelować do państwa o to, żebyśmy w naszych kolejnych dyskusjach starali si<text:span text:style-name="T83">ę</text:span><text:s/>pogodzić co do tego, co jest ową dzisiaj minimalną liczbą kroków, realisty<text:span text:style-name="T84">cz</text:span>nych kroków, niezbędnych do tego, aby proces reform stał si<text:span text:style-name="T85">ę</text:span><text:s/>w Polsce nieodwracalny, ale żebyśmy w toku pospiesznego reformowania nie doprowadzili do konsekwencji, których wszyscy razem chcielibyśmy uniknąć<text:span text:style-name="T86">.</text:span></text:p>
      <text:p text:style-name="P87">Proponujemy wspólnie i rozumiem, że to uzgodniliśmy z prof. Geremkiem, abyśmy dzisiaj na posiedzeniu przedpołudniowym podali... poin<text:span text:style-name="T88">fo</text:span>rmowali państwa po pierwsze o pracach zespołu, który pracował nad umową polityczną<text:span text:style-name="T89"><text:s/></text:span>i ewentualnie wymienili zdanie na ten temat.</text:p>
      <text:p text:style-name="P90">Po drugie na tymże przedpołudniowym posiedzeniu, abyśmy zastanowili się wspólnie nad profilem komisji porozumiewawcz<text:span text:style-name="T91">ej,</text:span><text:s/>która miała by<text:span text:style-name="T92">ć</text:span><text:s/>powołana przez Okrągły Stół, właściwie nie tyle nawet nad profilem co nad sposobem jej działania, nad sposobem jej ukonstytuowania.<text:s/><text:span text:style-name="T93">W</text:span><text:s/>t<text:span text:style-name="T94">ej</text:span><text:s/>sprawie jak się okazuje, w umysłach obu stron nie ma jeszcze wyraźnych planów i koncepcji. I rozumiem, że zadaniem naszego zespołu byłaby eksploracja tego tematu, a może nawet nieco głębsza eksploracja tego tematu.</text:p>
      <text:p text:style-name="P95">Mamy czas do dwunastej, jak rozumiem. Planujemy spotkać się ponownie na dwie godziny od 15 do 17-tej dla omówienia kwes<text:span text:style-name="T96">t</text:span>ii, które zostały przekazane nam nasz stolik przez zespół zajmujący się oświatą i tak rozumiałem nasze zadania w dniu dzisiejszym.</text:p>
      <text:p text:style-name="P97">Dziękuję.</text:p>
      <text:p text:style-name="P98">Czy prof. Geremek chciałby zabrać głos?</text:p>
      <text:p text:style-name="P99"><text:span text:style-name="T100">O</text:span><text:span text:style-name="T101">b. Bronisław Geremek</text:span>:</text:p>
      <text:p text:style-name="P102">Otóż Panie Przewodniczący! Pora rzeczywiście taka przechodzenia do finalnego etapu naszych prac. I w takiej sytuacji rzeczywiście warto<text:s/>spojrzeć na to, z czym zaczynaliśmy i czego dokonaliśmy.</text:p>
      <text:p text:style-name="P103">Zaczynaliśmy<text:s/><text:span text:style-name="T104">w</text:span><text:s/>przekonaniu, że Polsce potrzebna jest zmiana głęboka, istotna, której częściami składowymi byłoby przywrócenie<text:s/>„Solidarności”<text:s/>do legalnego życia, układ wyborczy zapewniający proces demokratyzacyjny na drodze ewolucji<text:s/>i legalizacja działali opozycyjnych<text:span text:style-name="T105">.</text:span></text:p>
      <text:p text:style-name="P106">Gdy po tych dwóch miesiącach niespełna prac spoglądamy na to, czego dokonaliśmy w przeglądzie spraw, wiele jest osiągnięć, wiele jest rozszerzeń i równie wiele jest zasadniczych słabości, tego co dokonaliśmy. W toku pracy zreszt<text:span text:style-name="T107">ą</text:span><text:s/>okazywało się także, że jakby swoistej inercje drugiej strony, te inercje<text:s/><text:soft-page-break/>psychologiczne i polityczne, z których my sprawę sobie zdajemy i zdawaliśmy, ale które uważaliśmy, że zostaną teraz właśnie przełamane - sprawiały, że tak proste słowa języka polskiego jak bezzwłocznie, zmieniały swój sens, że przyrzeczenia zmian konstytucyjnych, które miały doprowadzić do zmiany w systemie sprawowania sądów, odkładane były na terminy późniejsze i tu możemy z satysfakcją stwierdzić, że wspólnie doszliśmy do przekonania, że trzeba zrobić tak właśnie jak uważaliśmy pierwotnie, to znaczy podjąć decyzje bezzwłocznie.</text:p>
      <text:p text:style-name="P108">Uważaliśmy także, że dla sprawy istnienia opozycji jest rzeczą istotną, czy człowiek za odmienny pogląd, za noszenie gazetki wydrukowanej poza zasięgiem cenzury, w każdej chwili może być przedmiotem represji. Uważaliśmy, że legalne działanie opozycji musi wytworzyć taką sytuację, w której nie będą karane ani intencje, ani odmienność myślenia, słowem, że z prawa usunięte zostaną te przepisy, które uważamy nie tylko za niezgodne z mię<text:span text:style-name="T109">dz</text:span>ynarodowymi konwencjami, ale także za uniemożli<text:span text:style-name="T110">wiaj</text:span>ące, a zawsze utrudniające działania opozycyjne.</text:p>
      <text:p text:style-name="P111">Nie uzyskaliśmy tego i bilans w tej chwili po wczorajszym także spotkaniu współprzewodniczących zespołów i generała Kiszczaka i przewodniczącego Lecha Wałęsy bilans tego także<text:s/><text:span text:style-name="T112">j</text:span>est negatywny.</text:p>
      <text:p text:style-name="P113"><text:span text:style-name="T114">W</text:span><text:s/>sprawach dotyczących funk<text:span text:style-name="T115">cjo</text:span>nowania samorządu terytorialnego, z których z początku wydawało się nam, że uzyskujemy nie tylko pewien wspólny sposób myślenia, ale także, że zbliżamy się do wspólnych decyzji okazało się<text:s/><text:span text:style-name="T116">gdy</text:span><text:s/>przychodziła pora na debatę decyzyjną, że między założeniami ogólnymi, a możliwością podjęcia decyzji jest przepaść.</text:p>
      <text:p text:style-name="P117"><text:span text:style-name="T118">W</text:span><text:s/>sprawach, które dotyczyły centralnych organów państwa i które uwagę naszą zaprzątały ostatnio, nastąpiło zablokowanie i chciałbym tylko przyłączyć się do tych słów pana przewodniczącego, że na jedną propozycję kompromisową padła druga propozycja kompromisowa i że żadna ze stron w chwili obecnej nie widzi możliwości akceptacji. Jest to poważna sytuacji i jest to sytuacja, która wytwarza niemożliwość osiągnięcia tego co jest zasadą działania Okrągłego Stołu, mianowicie osiągnięcia<text:s/><text:span text:style-name="T119">co</text:span>nsensusu.</text:p>
      <text:p text:style-name="P120">I trzeba zastanawiać się nad tym, jak osiągnąć tutaj ugodę, jeżeli bowiem do niej nie dojdziemy, wówczas ten rezultat pracy naszych ostatnich tygodni staje pod znakiem zapytania, trzeba wówczas rozważyć zastanowić się nad tym, w jakim miejscu jesteśmy. Jest to utrudnienie bardzo istotne teraz gdy mamy podjąć dyskusję nad naszym dokumentem końcowym. Podejmujemy bowiem dyskusję nad dokumentem końcowym w sytuacji kiedy rozwiązania są nadal alternatywne, hipotetyczne i w których nie jest tak, ż<text:span text:style-name="T121">e</text:span><text:span text:style-name="T122"><text:s/></text:span>można jeden element uznać za element będ<text:span text:style-name="T123">ą</text:span>cy przedmiotem<text:s/><text:span text:style-name="T124">s</text:span>poru, wszystkie pozostałe traktując za już ustalone.</text:p>
      <text:p text:style-name="P125">Przedmiotem sporu jest bowiem układ, którego elementami składowymi jest urząd<text:s/>Prezydenta i izba wyższa parlamentu, uprawnienia wzajemne jednego i drugiego organu są nadal przedmiotem sporu istotnego, i z tego sporu w tej chwili wyjść nie zdołaliśmy.</text:p>
      <text:p text:style-name="P126">Chciałbym powiedzieć, że w przekonaniu naszym od samego startu debaty nad politycznymi reformami nie było dążenia do zmian, które wytwarzałyby niebezpieczeństwo dla równowagi politycznej i społecznej kraju. Przeciwnie wyrażaliśmy przekonanie, że tutaj jest i wspólnota polskiego interesu narodowego i poczucie odpowiedzialności, i że ono nakazuje nam mądre, rozumne ograniczanie się, ale że jednocześnie chodzi nam o uruchomienie procesów, które miałyby charakter dostatecznie jasny, wyraźny, żeby były to mechanizmy samonapędz<text:span text:style-name="T127">aj</text:span>ące się, mechanizmy<text:s/><text:span text:style-name="T128">d</text:span>e<text:span text:style-name="T129">m</text:span>okratyzacji.</text:p>
      <text:soft-page-break/>
      <text:p text:style-name="P130">I można zastanawiać się, czy to osiągnęliśmy, w chwili obecnej. Jest to pytanie, na które nasz dokument zapewne przynieść p<text:span text:style-name="T131">o</text:span>winien elementy odpowiedzi.</text:p>
      <text:p text:style-name="P132">Chciałbym wreszcie powiedzieć, że jednym z kluczowych problemów, który pozostaje otwarty i wobec którego ani dyskusje nasze, ani decyzje nasze nie wytworzyły niezbędnego consensusu - je<text:span text:style-name="T133">s</text:span>t problem sposobu rządzenia państwem, sposobu rządzenia krajem, jest to problem, który określamy skrótowo, a niekiedy irytująco dla drugiej strony problemem nomenklatury.</text:p>
      <text:p text:style-name="P134">Uważamy że ten właśnie problem<text:s/><text:span text:style-name="T135">d</text:span>oboru kadr, zasady awansowania kadr jest związany z dotychczas praktykowaną zasadą rządzenia krajem<text:span text:style-name="T136">.</text:span><text:s/><text:span text:style-name="T137">I</text:span><text:s/>uważamy, że jest to problem kluczowy nie przez spór między partią rządzącą i stronnic<text:span text:style-name="T138">tw</text:span>ami z nią związanymi, a środowiskami opozyc<text:span text:style-name="T139">yj</text:span>nymi, tylko to jest problem zmiany stosunku Polaków do państwa polskiego.</text:p>
      <text:p text:style-name="P140">Jeżeli można tutaj doszukiwać się jakichś procesów, które by wytworzyły zasadniczą zmianę układu, to myśleć trzeba w kategoriach poczucia własności. Polacy nie mają poczucia własności swojego państwa. Wytworzenie tego poczucia własności wymaga zmiany sposobu rządzenia, tego sposobu rządzenia, który określamy mianem nomenkl<text:span text:style-name="T141">at</text:span>ury.</text:p>
      <text:p text:style-name="P142">W tej sprawie mieliśmy wiele dyskusji we wszystkich zespołach, kwestia dotyczy bowiem generalnie sposobu rządzenia państwem i sądzę, że cokolwiek byśmy po jednej i po drugiej stronie powiedzieli, to pozostaje problem otwarty i to jest, i będzie problem przyszłych rozwiązań politycznych, bo to jest kwestia, od której zależy sposób istnienia Polskiej Zjednoczonej Partii Robotniczej w życiu politycznym zre<text:span text:style-name="T143">fo</text:span>rmowanym i od tego także zależy stosunek obywatela do państwa, od tego wreszcie zależy także miejsce opozycji w życiu politycznym.</text:p>
      <text:p text:style-name="P144">Zatem po tych kilku tygodniach debat trzeba powiedzieć, że pozostają węzłowe kwestie sytuacji politycznej nierozstrzygnięte i takimi pewnie musiały, i muszą pozostać, że to są kwestie, które przyszłość kraju zwolna będzie rozwiązywać, przyszłe układy polityczne w kraju zwolna będą rozwiązywać.</text:p>
      <text:p text:style-name="P145">Ale że także w tym bardzo pragmatycznym programie<text:s/>decyzji pierwszych i wstępnych, tych które mają określać sposób funkc<text:span text:style-name="T146">jo</text:span>nowania<text:s/><text:span text:style-name="T147">de</text:span>mokratyzującego się państwa, nie osiągnęliśmy tego co można nazwa<text:span text:style-name="T148">ć</text:span><text:s/>niezbędnym minimum i tego co można nazwać zespołem decyzji w granicach decyzji możliwych.</text:p>
      <text:p text:style-name="P149">Mówię to bez jakiegoś poczucia wspólnej porażki naszej w tym zakresie, ale sądzę, że jesteśmy zobowiązani do tego, żeby myśleć realistycznie po to, ażeby przyszłe układy były układami realistycznymi, że niedobrze by było gdybyśmy wytwarzali złudzenia osiągnięte, stopnia osiągniętej ugody i gdybyśmy wytwarzali złudzenia także co do uruchomionych przez te nasze debaty mechanizmó<text:span text:style-name="T150">w</text:span>.</text:p>
      <text:p text:style-name="P151">Kwestią kluczową wreszcie jest zespół spraw nierozstrzygniętych, a które dotyczą jak wspominałem centralnych organów państwa. Ze strony naszego zespołu wymaga to pewnej decyzji albo decyzji przekazania pełnomocnictw wybranemu zespołowi, albo też decyzji przedłużenia prac zespołu i zwołania następnego zebrania zespołu reform politycznych, który wówczas będzie jedynie władny do podjęcia decyzji, czy wspólny dokument jest możliwy do uchwalenia, czy też wspólny dokument nie będzie możliwy do uchwalenia.</text:p>
      <text:p text:style-name="P152">Proponuję, ażeby to drugie rozwiązanie, to znaczy jednak powtórne zebranie zespołu reform politycznych zostało rozważone. Program dyskusji, program obrad dzisiejszych przyjmujemy i gotowi jesteśmy do podjęcia debaty.</text:p>
      <text:soft-page-break/>
      <text:p text:style-name="P153"><text:span text:style-name="T154">Przewodnicząc</text:span><text:span text:style-name="T155">y</text:span>:</text:p>
      <text:p text:style-name="P156">Sądzę, że konwencja wymiany oświadczeń nie daje już podstaw do kontynuowania tej<text:s/>polemiki, wi<text:span text:style-name="T157">ę</text:span>c nie będę reagował na to co usłyszałem.</text:p>
      <text:p text:style-name="P158">Natomiast<text:s/><text:span text:style-name="T159">j</text:span>est kwestia organizacyjna, szczegółowa, która została podjęta przez pana współprzewodniczącego mianowicie taka, czy ostateczne ustalenia odnośnie uzgodnienia losów naszej ugody politycznej miałyby być dokonane na naszym spotkaniu plenarnym, czy też jakiś zespół byłby do tego upoważniony.</text:p>
      <text:p text:style-name="P160">Nasz rozkład pracy jako wczoraj uzgodniony w Magdalence jest taki. N<text:span text:style-name="T161">a</text:span><text:s/>jutro zaplanowane zostało spotkanie przewodni<text:span text:style-name="T162">cz</text:span>ących zespołów obu stron dla rozpatrzenia dokumentów, które miały być przyjmowane na finalnym posiedzeniu.<text:s/><text:span text:style-name="T163">M</text:span>ożna powiedzieć nie tyle nawet dla rozpatrzenia - dla przygotowania dokumentu, który miałby być przyjmowany na finalnym posiedzeniu.</text:p>
      <text:p text:style-name="P164">Prawdopodobnie w ciąg jutrz<text:span text:style-name="T165">ej</text:span>szego dnia nie uda nam się ich do nich dojść, zakończyć tego zebrania, tym bardziej, że w ważnych sprawach nie mamy jeszcze zgody. Tak że jutro odbywa się plenum Komitetu Centralnego, które przynajmniej w części będziemy musieli<text:s/><text:span text:style-name="T166">-</text:span><text:s/>nasza strona, czy kilku z nas wziąć w tym udział.</text:p>
      <text:p text:style-name="P167">Być może o ile wiem w sobotę nasi koledzy z strony opozycyjnej są zajęci, tak że nie wiem czy będziemy mogli obradować w sobotę, w poniedziałek planowane jest kolejne spotkanie zespołu Kiszczak-Wałęsa.</text:p>
      <text:p text:style-name="P168">Jeżeli zatem miałoby być spotkanie plenarne, to miałoby być<text:s/><text:span text:style-name="T169">-</text:span><text:s/>musiałoby się ono odbyć we wtorek. Zważywszy na to, że w środę odbywa się posiedzenie<text:s/>- planowane<text:s/>jest posiedzenie finałowe, my<text:span text:style-name="T170">ś</text:span>lę,<text:s/><text:span text:style-name="T171">ż</text:span>e czyni to ten program niesłychanie napiętym i pełnym ryzyka.<text:s/>Dlatego chciałbym poddać pod rozwagę państwa możliwości upełnomocnienia przedstawicieli obu stron biorących udział w spotkaniu poniedziałkowym Kiszczak -<text:s/><text:span text:style-name="T172">W</text:span>ałęsa dla uzgodnienia tej sprawy na tamtym właśnie nie później niż w poniedziałek.</text:p>
      <text:p text:style-name="P173">No i są jakby dwie możliwości, dwa warianty, które przyn<text:span text:style-name="T174">aj</text:span>mni<text:span text:style-name="T175">ej</text:span><text:s/>mnie przychodzą do głowy. Opowiadam się za tym drugim jako ze względu na presję czasu, w której wszyscy jesteśmy.</text:p>
      <text:p text:style-name="P176"><text:span text:style-name="T177">O</text:span><text:span text:style-name="T178">b. Bronisław Geremek</text:span>:</text:p>
      <text:p text:style-name="P179">Jeśli można to proponuję zatem, żeby sprawę tego procesu decyzyjnego naszego zespołu uzależnić od określenia przez zesp<text:span text:style-name="T180">o</text:span>ły robocze - nasze powołane - stopnia uzgodnień, stopnia rozbieżności, czyli że można to na przedpołudniowym lub na popołudniowym posiedzeniu ustalić, określić i wówczas po<text:span text:style-name="T181">dj</text:span>ąć decyzję<text:span text:style-name="T182">.</text:span></text:p>
      <text:p text:style-name="P183"><text:span text:style-name="T184">Przewodniczą</text:span><text:span text:style-name="T185">cy</text:span>:</text:p>
      <text:p text:style-name="P186">P<text:span text:style-name="T187">rz</text:span>yjmuję.</text:p>
      <text:p text:style-name="P188">Przejdźmy zatem do punktu po<text:span text:style-name="T189">rz</text:span>ądku dziennego, który planowaliśmy na dzisi<text:span text:style-name="T190">aj</text:span>, do sprawy umowy politycznej<text:span text:style-name="T191">.</text:span><text:s/>Może m<text:span text:style-name="T192">ó</text:span>głbym poprosić pana redaktora Króla żeby ją przedstawił.</text:p>
      <text:p text:style-name="P193"><text:span text:style-name="T194">Ob</text:span><text:span text:style-name="T195">.</text:span><text:span text:style-name="T196"><text:s/>Marcin Król</text:span>:</text:p>
      <text:p text:style-name="P197">Proszę bar<text:span text:style-name="T198">dz</text:span>o, to jest tekst, który uzgodniliśmy, jest dość długi, więc nie sądzę, żeby było sens czytać go w całości. Wszyscy chyba mają, nie wiem czy wszyscy już dostali, czy nie. Jest odbijany za sekundę będzie rozdany wszystkim.</text:p>
      <text:p text:style-name="P199"><text:span text:style-name="T200">Przewodniczący</text:span>:</text:p>
      <text:soft-page-break/>
      <text:p text:style-name="P201">Jeżeli tak to może przyjąć inną konwencję, mianowicie zacząć od drugiego punktu poczekać, aż będziemy mieli tekst, w przerwie tekst przeczytać, a potem odbyć dyskusję od 11 do 1<text:span text:style-name="T202">2</text:span>-t<text:span text:style-name="T203">ej</text:span>. Czyli teraz mamy godzinę 10-tą, od 10 do 11-tej zająć się<text:s/>drugim punktem, czyli sprawą komisji porozumiewawcz<text:span text:style-name="T204">ej</text:span>,<text:span text:style-name="T205"><text:s/></text:span>a od 11 do 12-<text:span text:style-name="T206">te</text:span>j sprawą umowy.</text:p>
      <text:p text:style-name="P207"><text:span text:style-name="T208">Ob. Marcin Kró</text:span>l:</text:p>
      <text:p text:style-name="P209">Ja tylko chc<text:span text:style-name="T210">i</text:span>ałem dodać jedno słowo, a mianowicie, jak rozumiem powstało pewne nieporozumienie na temat sprawy merytoryczn<text:span text:style-name="T211">ej,</text:span><text:s/>istotnej, którą my tu wyjaśniamy i prosiłbym o zwrócenie uwagi na temat kontrasygnat i prerogatyw konstytucyjnych prezydenta. Ta sprawa akurat przez nas została doś<text:span text:style-name="T212">ć</text:span><text:s/>jasno postawiona i myślę, że uprości, a zdaje się, że pojawił się punkt sporny, być może to uprości.</text:p>
      <text:p text:style-name="P213">Ale oczywiście to jest najlepszy tryb postępowania, bo trudno 8 stron czytać.</text:p>
      <text:p text:style-name="P214"><text:span text:style-name="T215">Przewodnicząc</text:span><text:span text:style-name="T216">y</text:span>:</text:p>
      <text:p text:style-name="P217">Jeśli tak, jeśli jest zgoda na to, żebyśmy przesunęli kolejność, to wobec tego chciałbym przejść do tego punktu, który jest kreślony jako tryb i sposób funk<text:span text:style-name="T218">cjo</text:span>nowania komis<text:span text:style-name="T219">ji</text:span><text:s/>porozumiewawczej.</text:p>
      <text:p text:style-name="P220">Przypominam, jest to co powiedziałem poprzednio i co zdaje si<text:span text:style-name="T221">ę</text:span><text:s/>nie zakwestionował prof. Geremek, że w chwili obecnej nie ma stanowisk wypracowanych nawet przez poszczególne strony dotyczące tego ciała i że konwencja naszego spotkania, to jest konwencja dosyć luźnej jeszcze dyskus<text:span text:style-name="T222">j</text:span>i przygotowującej grunt dla wypracowania tych stanowisk.</text:p>
      <text:p text:style-name="P223">Rozumiem wobec tego, że wypowiad<text:span text:style-name="T224">aj</text:span>ący się na ten temat nie wypowiadają się w imieniu swoich zespołów tylko przedstawi<text:span text:style-name="T225">aj</text:span>ą swoje punkty widzenia na sprawę, a ten przegląd punktów widzenia da nam materiał jakby do tego, co do sposobu konstruowania tego ciała.</text:p>
      <text:p text:style-name="P226"><text:span text:style-name="T227">C</text:span>hciałbym zapytać czy jest ktoś<text:s/><text:span text:style-name="T228">w</text:span><text:s/>naszym gronie kto byłby gotów do rozpoczęcia tej dyskusji? Może też w trybie in<text:span text:style-name="T229">fo</text:span>rmacyjnym jeszcze przedstawię taką rzecz, że strony generała Kiszczaka została przedłożona propozycja składu, propozycja ta zakładała, że będzie to około 30 osób, że ze strony koalicyjno-rządowej w tym gronie będą przedstawiciele wszystkich ugrupowań należących do koalicji, będą przedstawiciele rządu, będzie przedstawiciel PRON, będą także osoby proponowane bezpartyjne i n<text:span text:style-name="T230">i</text:span>ezależne.</text:p>
      <text:p text:style-name="P231">Przedmiotem dyskusji był szczebel reprezenta<text:span text:style-name="T232">cj</text:span>i. Rozważano dwa szczeble, dwa rozwiązania. Jeden taki, że jest to komisja, w której uczestniczą najwyższe osobistości państwa w opozycji, drugi że jest to układ bardziej roboczy, w którym jest reprezentowane, są osoby ze szczebla kierowniczego, ale nie włącza to osobistości najwyższych. Była także propozycja jeszcze inna, żeby od czasu do czasu posiedzenia tego zespołu odbywały się jakby na szczeblu najwyższym, a komisja w normalnym trybie pracowałaby w trybie roboczym, czyli moglibyśmy mieć jakby dwa warianty jej ustrukturyzowania, wariant codzienny i wariant odświętn<text:span text:style-name="T233">y</text:span><text:s/><text:span text:style-name="T234">l</text:span>ub jakby to tam określić.</text:p>
      <text:p text:style-name="P235">Co się tyczy jej zadań to wymieniano następujące. Są kwestie, które stanęły na porządku dziennym obrad Okrągłego Stołu i które zostały zaledwie muśnięte w tych obradach, które wymagają dalszych debat i analiz wspólnych. Do takich na przykład należy sprawa reformy samorządu terytorialnego, do takich należy reforma sądownictwa, są sprawy, które jak to określano wymagają jakby kontroli nad realizacją porozumień, taki postulat formułowały zespoły stolika ekonomicznego.</text:p>
      <text:p text:style-name="P236">Tak więc obok debat nad przyszłymi rozwiązaniami jest jakby, użyję brzydkiego słowa<text:s/><text:span text:style-name="T237">-</text:span>monitorowanie<text:s/><text:soft-page-break/>procesu ustalonego, monitorowanie uzgodnień i sprawdzanie co się z nimi dzieje, rozwiązywanie problemów, jakie się z tym<text:s/><text:span text:style-name="T238">wi</text:span>ążą.</text:p>
      <text:p text:style-name="P239">Po trzecie jesteśmy wszyscy świadomi tego, że proces porozumiewania się tak trudny na tym szczeblu, na którym się tutaj dokonuje w tym gmachu może okazać się jeszcze bardziej trudny, jeszcze trudniejszy kiedy będzie realizowany w różnych miejscach naszego kraju, na różnych szczeblach struktur państwa i przez różne zespoły. Spodziewamy się, że nie obejdzie się bez konfliktów może nawet i poważnych. Dlatego powinniśmy mieć instytucje, która by mogła działać mediacyjnie w tych konfliktach rozwiązywać je, stanowić pewną także instancję odwoławczą.</text:p>
      <text:p text:style-name="P240">Więc i takie zadanie staje przed komisją porozumiewawczą. Powstaje pytanie, czy to są wszystkie zadania - czy jest jesz<text:span text:style-name="T241">c</text:span>ze jakieś inne oprócz tych trzech wymienionych powinny być jej przypisane? Jeśli ma ona spełniać takie właśnie zadania, powiedzmy te trzy, to jak powinna być ustrukturyzowana? Z jakich się składać działów jakby? Jaki powin<text:span text:style-name="T242">i</text:span>en być jej tryb pracy?</text:p>
      <text:p text:style-name="P243">To są kwestie, które stoją przed nami w toku tej debaty i otwieram dyskusję nad tymi kwestiami. Kto chciałby zabrać głos?</text:p>
      <text:p text:style-name="P244">C<text:span text:style-name="T245">z</text:span>yżby nikt<text:s/><text:span text:style-name="T246">n</text:span>ie ch<text:span text:style-name="T247">ci</text:span>ał<text:s/><text:span text:style-name="T248">zab</text:span>r<text:span text:style-name="T249">ać</text:span><text:s/>głosu?</text:p>
      <text:p text:style-name="P250"><text:span text:style-name="T251">O</text:span><text:span text:style-name="T252">b. Bronisław Geremek</text:span>:</text:p>
      <text:p text:style-name="P253"><text:span text:style-name="T254">P</text:span>ropozyc<text:span text:style-name="T255">j</text:span>a komisji porozumiewawczej jest rezultatem pewnego już utarcia się poglądów. Mianowicie w debatach dotyczących - wstępnych debatach, dotyczących Okrągłego Stołu padała idea rady porozumienia narodowego. Same słowa są niekiedy obarczone pewnymi doświadczeniami historycznymi i treściami politycznymi<text:span text:style-name="T256">.</text:span><text:s/>Uważaliśmy, że trzeba bardzo jasno dostrzegać niebezpieczeństwo kontynuowania rozwiązań pozornych, takich, które sytuują się w tradycji frontów narodu, frontów Jedności Narodu, instytucji jedności moralno<text:span text:style-name="T257">-</text:span>polityczne<text:span text:style-name="T258">j</text:span><text:s/>i że jasno trzeba powiedzieć, że nie w tym kierunku idą prace<text:s/><text:span text:style-name="T259">O</text:span>krągłego Stołu, i<text:s/><text:span text:style-name="T260">ż</text:span>e zatem instytucja jakakolwiek miałaby ona być powołana przez Okrągły Stół, wychodzi ze wstępnego założenia, że polskie społeczeń<text:span text:style-name="T261">s</text:span>two jest społeczeństwem konfliktowym, zróżnicowanym i że takim pozostanie, i że problemem jest zatem przede wszystk<text:span text:style-name="T262">i</text:span>m wytwarzanie mechanizmów rozwiązywania konfliktów i mechanizmów łagodzenia ich przebiegu.</text:p>
      <text:p text:style-name="P263">I taki właśnie charakter może mieć ciało wytworzone przez Okrągły Stół. Komisja<text:s/>po<text:span text:style-name="T264">r</text:span>ozumie<text:span text:style-name="T265">w</text:span>a<text:span text:style-name="T266">w</text:span>cza oznaczałaby zatem, nie instytucję narodowego porozumienia, które już stało się faktem i jest procesem zakończonym, ale byłoby miejscem porozumiewania się podmiotów, sił politycznych, zróżnicowanych i mających poczucie pewnej wspólnej więzi i wspólnej przestrzeni działania.<text:s/><text:span text:style-name="T267">A</text:span><text:s/>zatem także pewnego pola wspólnoty interesów. Tak zakładając rozumiemy, że jest to ciało, które jest usytuowane niekonstytucyjnie, jest poza przewidzianymi przez<text:s/>Konstytucję strukturami, a jednocześnie realizuje założenia podstawowe tego, co w jednej z dyskusji naszych nazwano, n<text:span text:style-name="T268">aj</text:span>ważniejszą umową społeczną, w życiu obywatelskim<text:span text:style-name="T269">.</text:span></text:p>
      <text:p text:style-name="P270">O<text:span text:style-name="T271">tó</text:span>ż taka instytucja, która by miała być gwarantem form<text:s/>konsensualnych<text:s/>w życiu publicznym, która usiłowałyby je rozszerzać i usiłowałaby je realizować, musi mieć pewien zakres kompetencji i praw, które by były określone.<text:s/><text:span text:style-name="T272">Do</text:span><text:s/>tej pory we wszystkich rozmowach naszych, tak mówimy jakby ludzie którzy mieli... mają wejść w skład tej instytucji dysponują prawami ciał, ruchów organizacji, które tam je<text:s/>„mandatują”. I to jest rozwiązanie niewątpliwie najprostsze, n<text:span text:style-name="T273">ajs</text:span>ensownie<text:span text:style-name="T274">js</text:span>ze<text:span text:style-name="T275">.<text:s/></text:span>Założenie mandatu, który uzyskuje każdy z uczestników tego ciała, od siły tam delegującej<text:span text:style-name="T276">.</text:span></text:p>
      <text:soft-page-break/>
      <text:p text:style-name="P277">Tylko, że trzeba mieć także świadomość tego, że obecność takich ciał jak<text:s/><text:span text:style-name="T278">„</text:span>Solidarność”<text:s/>i jak środowiska opozycyjne wytwarza zmianę sytuacji, mianowicie uczestniczyć mają przedstawiciele grup i środowisk, które nadal jeszcze są - mają słaby dostęp do państwa, do jego instytuc<text:span text:style-name="T279">ji</text:span><text:s/>i zmian, jakie nastąpią w systemie parlamentarnym tego szybko nie wytworzą. Co więcej, gdyby przyjąć, że zmiany w systemie parlamentarnym są wystarczające, to wówczas być może tego typu instytucja byłaby zbędna. Natomiast można założyć nikt nas w tej chwili nie planuje czasu istnienia tej instytucji, o tym niechaj zdecyduje rzeczywistość i jej potrzeby - jeżeli wystarcza, ażeby ona przez kilka miesięcy funk<text:span text:style-name="T280">cjo</text:span>nowała, wówczas sama będzie władna określić swojego istnienia koniec.<text:s/><text:span text:style-name="T281">B</text:span>yć może jednak, że w tym formułującym się systemie demokratycznym, czy bardziej demokratycznym, czy też<text:s/><text:span text:style-name="T282">de</text:span>mokratycznym<text:span text:style-name="T283">,</text:span><text:s/>czy<text:s/><text:span text:style-name="T284">de</text:span>mokratyzującym się, że w tym systemie instytucja ta może mediować - łagodzić konflikty, sprzyja<text:span text:style-name="T285">ć</text:span><text:s/>rozwiązywaniu ich<text:span text:style-name="T286">.</text:span></text:p>
      <text:p text:style-name="P287">Powinna jednak mieć zatem określone zadania, cele i kompetencje. Jeśli chodzi o zadania, rozumiem, podobnie jak prof. Reykowski, że byłyby to trzy zadania, że komisja porozumiewawcza zapewniać miałaby nadzór nad realizacją uzgodnień Okrągłego Stołu. Że po drugie miałaby zapewnić, kontynuację prac rozpoczętych przez prace Okrągłego Stołu, debaty Okrągłego Stołu i po trzecie miałaby pełnić funkcje mediacyjne w życiu publicznym.</text:p>
      <text:p text:style-name="P288">Każda z tych trzech funkcji wymaga określenia upra<text:span text:style-name="T289">w</text:span>n<text:span text:style-name="T290">i</text:span>eń i form działania. Nadzór nad realizacją uzgodnień<text:s/><text:span text:style-name="T291">O</text:span>krągłego Stołu ciało to sprawować może w sposób generalny, właśnie tak nadzorując proces demokratyzacji systemu politycznego, gospodarczego i społecznego. Natomiast uznając, że głównym problemem życia narodowego Polski, w chwili dzisiejszej, jest problem gospodarki, sytuacji gospodarczej - należałoby zapewnić tej komisji porozumiewawczej możność praktycznego nadzorowania ustaleń dotyczących polityki gospodarczej i społecznej. To by oznaczało, że komisja porozumiewawcza mogłaby powołać<text:s/>- byłaby władna do powołania zespołu podkomisji, tutaj brak słów, komitetu, który zająłby się sprawami gospodarki i polityki społecznej.</text:p>
      <text:p text:style-name="P292">I sądzimy wówczas, że ta pewna sfera wrażliwości rządu na wszelkie ciała kontrolujące i nadzorujące nie zostanie wystawiona na próbę. Dlatego, że ten zespół, ten komitet powołany przez komisję porozumiewawczą miałby prawa tylko przedstawienia swoich wniosków, swoich ocen komisji porozumiewawczej, w której są reprezentowane partie polityczne - koalicja rządząca i wielkie siły społeczne narodu. A zatem, że właśnie to ciało byłoby władne wszystkimi innymi kanałami konstytucyjnie określonymi, którymi dysponuje uzyskania decyzji potrzebnych.</text:p>
      <text:p text:style-name="P293">Ale, że zatem to sprzężenie między konstatacją a decyzją, między diagnozą i postulatem decyzji, a decyzją byłoby dalej przez wszystkie kanały instytuc<text:span text:style-name="T294">yj</text:span>nie przewidziane, instytu<text:span text:style-name="T295">cj</text:span>onalnie określone, konstytucyjnie określone i zatem mam nadzieję, że w tę sferę wrażliwości nie wkraczamy.</text:p>
      <text:p text:style-name="P296">Sądzę, że tutaj także można usytuować zespół, który podjąłby sprawę samorządu terytorialnego. Jeżeli rzeczywiście tak jest, że obie strony mają świadomość wagi reformy w tym kierunku idącej i że to, że nie podjęliśmy decyzji, które by uruchomiły ewolucję w kierunku przez nas przewidzianym, tę główną oporą, główną przeszkodą jest problem czasu i potrzeby prac, które tego typu reforma wymaga<text:span text:style-name="T297">.</text:span><text:s/>Tu wówczas powołanie zespołu na zasadzie analogicznej<text:s/><text:span text:style-name="T298">j</text:span>ak formowana jest komisja porozumiewawcza, na zasadzie analogicznej jak reformowany był Okrągły Stół, która zajęłaby się p<text:span text:style-name="T299">l</text:span>anowaniem i realizacją reformy<text:s/><text:soft-page-break/>samorządu terytorialnego, wówczas także w ramach nadzoru nad realizacją uzgodnień Okrągłego Stołu byłoby to do pomyślenia.</text:p>
      <text:p text:style-name="P300"><text:span text:style-name="T301">W</text:span><text:s/>celach drugich - kontynuacji prac rozpoczętych przez d<text:span text:style-name="T302">e</text:span>batę Okrągłego Stołu myślę, że niezależnie od tego co się dokonywać będzie w systemie państwowym i w wielkich instytucjach państwa, że dobrze by było ocalić coś z tego ducha Okrągłego Stołu, który się błąka po Pałacu Namiestnikowskim i w którym coś jest wartego ocalenia, mianowicie podejmowanie wielkich problemów, w publicznej debacie i przy zasadzie wielostronności partnerów.<text:s/>I ta formuła, taka właśnie konsensualna jaką tutaj przyjęliś<text:span text:style-name="T303">m</text:span>y jest formułą szczęśliwie pośrednią, to znaczy wytwarzającą pewne pole pośredniego działania, pewną pośrednią sferę działania publicznego między parlamentem a grupami ludzkimi i że może właśnie te sformułowane przez nas zespoły i podzespoły mogłyby być uruchamiana przez komisje porozumiewawczą wtedy, kiedy byłby problem warty przedyskutowania, podjęcia i dotarcia z nim do opin<text:span text:style-name="T304">i</text:span>i publicznej.</text:p>
      <text:p text:style-name="P305">Wreszcie funkcja trzecia, funkcja<text:s/>mediacyjna -<text:s/>ta zależy od tego co się, jak się będzie rozwijało życie publiczne. Jak ułożą się r<text:span text:style-name="T306">e</text:span>lacje między związkami zawodowymi, jak układać się będą relacje między st<text:span text:style-name="T307">ow</text:span>arzyszeniami, grupami politycznymi, nikt z nas w tej chwili nie jest<text:s/><text:span text:style-name="T308">w</text:span><text:s/>stanie przewidzieć jakiego typu konflikty będą wyrastały<text:span text:style-name="T309">.</text:span></text:p>
      <text:p text:style-name="P310">Chcę powiedzieć rea<text:span text:style-name="T311">li</text:span>stycznie, że nie sądzę, a<text:span text:style-name="T312">ż</text:span>eby na wielkie konflikty, które Polsce grożą ta komisja porozumiewawcza była narzędziem skutecznym. Sądzę natomiast, że komisja porozumiewawcza może być narzędziem skutecznym na konflikty średniego wymiaru, to znaczy wtedy, kiedy wybucha konflikt, manifestacja uliczna, strajk i w którym ostra reakcja jednej strony lub ostre działania drugiej strony mogą wytworzyć z konfliktu lokalnego lub regionalnego wielką sytuację zapalną. Tu komisja porozumiewawcza jest, może być skuteczną formą działania.</text:p>
      <text:p text:style-name="P313">To stwierdzając, chcę powiedzieć, że strona nasza przyjmuje propozycję utworzenia komisji porozumiewawcz<text:span text:style-name="T314">ej</text:span>.<text:span text:style-name="T315"><text:s/></text:span>Zostawia jako otwartą, stwierdzając swój brak kompetencji, jaką formułę prawną należy nadać komisji porozumiewawczej, czy powinna ona mieć pewien status prawny określony. Wyznam, że jako historyk boję się określenia statusu prawnego zawsze mi się wydaje, że gdy jest sytuacja nie dookre<text:span text:style-name="T316">ś</text:span>lona, byle żeby ona nie była przeciw prawu, a żeby była tolerowana przez prawo, że może lepiej to odpowiada potrzebom życia społecznego.</text:p>
      <text:p text:style-name="P317">Natomiast trzeba by przyjąć, że wysoka ranga tej komisji i wysoka ranga ludzi, którzy reprezentują, bo jest to komisja złożona nie z jednostek, ale z ludzi obdarzonych mandatem i delegowanych przez organizacje, że wysoka ranga tej komisji zapewni jej dostęp pełen do źródeł informacji i dostęp do wielkich kanałów prz<text:span text:style-name="T318">e</text:span>kazu, do opinii publicznej, że w tych dwóch dziedzinach<text:s/>dostępu do informacji i dostępu do opinii publicznej, że będzie ta komisja porozumiewawcza dysponowała pełnymi uprawnieniam<text:span text:style-name="T319">i.</text:span></text:p>
      <text:p text:style-name="P320">Muszę dodać trzecie, po trzecie<text:s/><text:span text:style-name="T321">-</text:span><text:s/>podszeptywano mi, ale to wyłącznie bardzo tacy sceptycy i pesymiści podszeptywali. Mówili, że przynajmniej jeszcze immunitet na 48 godzin dodać tej komisji, ale może to już sceptycyzm nadmierny, ja bym zatrzymał się zatem przy tych dwóch pierwszych, to znaczy dostępu do informac<text:span text:style-name="T322">ji</text:span><text:s/>i dostępu do opinii publicznej.</text:p>
      <text:p text:style-name="P323">Dziękuję bardzo.</text:p>
      <text:p text:style-name="P324"><text:span text:style-name="T325">Przewodniczący</text:span>:</text:p>
      <text:p text:style-name="P326">Dziękuję bardzo.</text:p>
      <text:soft-page-break/>
      <text:p text:style-name="P327">Mam jedno pytanie w stosunku do projektu, mianowicie była mowa o dostępności informacji i uprawnieniach. Czy można prosić o pewne rozwinięcie kategorii uprawnienia, co by należało w tym zmieścić?</text:p>
      <text:p text:style-name="P328"><text:span text:style-name="T329">Ob. Bronisław Geremek</text:span>:</text:p>
      <text:p text:style-name="P330">Więc tu szczerze mówiłem<text:s/><text:span text:style-name="T331">-</text:span><text:s/>że myśmy się nie zastanawiali nad sprawą komisji porozumiewawczej. Oczekiwaliśmy pewnych sformułowań i uznawaliśmy - proszę to nie traktować jako przytyk, tylko konstatacja, że strona proponująca powie nam właśnie jak to usytuować. N<text:span text:style-name="T332">i</text:span>e mamy w tej chwili propozycji, ale uznajmy, że jeże<text:span text:style-name="T333">l</text:span>i nie ma z drugiej strony propozycji, że to nie jest tak ważna w tej chwili k<text:span text:style-name="T334">w</text:span>estia, gdyby była możliwość powiedzmy formułowania dzisiaj, to byłoby bardzo dobrze, ale nawet jeśli tego nie dokonamy, no to jakoś znajdziemy formułę i zgodzimy się<text:s/><text:span text:style-name="T335">w</text:span><text:s/>każdym razie na nią. Tutaj nie sądzę, ażeby były zasadnicze, mogłyby być zasadnicze różnice zdań.</text:p>
      <text:p text:style-name="P336"><text:span text:style-name="T337">Prof</text:span><text:span text:style-name="T338">.</text:span><text:span text:style-name="T339"><text:s/>Jerzy Bafia</text:span><text:span text:style-name="T340">:</text:span></text:p>
      <text:p text:style-name="P341">Ponieważ panowie przewodniczący otwarli właściwie różne wątki tego tematu,<text:s/><text:span text:style-name="T342">t</text:span>o chciałbym parę słów dorzucić do tej dyskusji. Mnie się wydaje, że jednym z najbardziej podstawowych elementów, który tutaj musi być wzięty pod uwagę w kategoriach takiego realizmu<text:span text:style-name="T343">,</text:span><text:s/>to jest zjawisko, które prawdopodobnie będzie bardzo ważyło na przyszłości mianowicie - ambicje parlamentu przyszłego do podejmowania otwartych problemów i roz<text:span text:style-name="T344">wi</text:span>ązywania otwartych problemów.</text:p>
      <text:p text:style-name="P345">Z tego punktu widzenia jeśli si<text:span text:style-name="T346">ę</text:span><text:s/>jeszcze uwzględni, że te ambicje poselskie będą się realizowały w kategoriach problemowych komis<text:span text:style-name="T347">ji</text:span><text:s/>sejmowych, bo Sejm jest dzielony i m<text:span text:style-name="T348">y</text:span>ślę, że dalej ten system będzie kontynuowany - to wydaje się, że cały ten wątek powiedziałbym taki bardzo roboczy, wykorzystania dorobku<text:s/>„okrągłego stołu”<text:s/>powiedzmy nasuwających się bieżących problemów społecznych, gospodarczych, prawnych, że on jednak - tak mnie się wydaje - nie zostawi wiele miejsca na to, żeby ktoś poza Sejmem mógł te sprawy rozstrzygać.</text:p>
      <text:p text:style-name="P349">Poza tym ta refleksja taka wyobrażeniowa na temat ambicji przyszłego Sejmu i Senatu, rzecz jasna m<text:span text:style-name="T350">ó</text:span>wię tu w kontek<text:span text:style-name="T351">ś</text:span>cie całościowym organów przedstawicielskich, musi jeszcze chyba jednak brać pod uwagę, że przy zmianach struktury organ<text:span text:style-name="T352">ów</text:span><text:s/>państwa, które jednak nieco przekształc<text:span text:style-name="T353">aj</text:span>ą relacje i w kategoriach ludowładztwa przedstawi<text:span text:style-name="T354">ci</text:span>elstwa - zmieniają pewne elementy tego układu, choć nie podważają ich, co do zasady<text:s/>to byłoby też chyba dobrze, żeby jednak to życie codzienne by<text:span text:style-name="T355">ł</text:span>o rozstrzygane jak najbardziej, jak najpełniej w kategoriach Sejmu.</text:p>
      <text:p text:style-name="P356">Dlatego jeśli tak na to patrzeć to mnie się osobiście zdaje, że warto rozważać w tej dyskusji, w tej perspektywie właściwie chyba tylko Radę Porozumienia Narodowego o jakiejś bardzo szczególnej randze<text:span text:style-name="T357">,</text:span><text:s/>takiej, która za punkt wyjścia można powiedzieć bierze problemy mediacyjne, ale problemy mediacyjne w sytuacji kiedy jest niebezpieczeństwo jakichś naruszeń strategii, która została rozpoczęta. Strategii procesu demokratyzacji niebezpieczeństw zahamowania tego procesu, jakichś powiedzmy wypaczeń w jednym lub w drugim kierunku, które by podważały pewien układ podstawowego podziału władzy, podstawowego podziału funk<text:span text:style-name="T358">cj</text:span>onowania organów, a także powiedzmy podstawowe układy, które się wyłaniają między organami wykonawczymi i przedstawicielskimi, a w szczególności także tym nowym elementem, który tutaj wiele razy podkreślałem, mianowicie zjawiskiem opozycji parlamentarnej.</text:p>
      <text:p text:style-name="P359">I w takim sensie mnie się zdaje, że oczywiście taka rada porozumienia powinna być radą porozumienia,<text:s/><text:soft-page-break/>może nazwaną jakoś bardzo godnie, radą porozumienia narodowego, powinna być instytucją n<text:span text:style-name="T360">a</text:span><text:s/><text:span text:style-name="T361">p</text:span>ewno pozaprawną, inst<text:span text:style-name="T362">yt</text:span>ucją w kategoriach politycznych widzianą i instytucją, która by właśnie podejmowała z jednej strony elementy mediacyjne, rozstrzygane na zasadzie wzajemnej perswazji<text:span text:style-name="T363">,</text:span><text:s/>konsensusu, a z drugiej strony możliwe, że mogłaby mieć<text:s/>rolę inspiracji jeśli chodzi o, jak tu się mówi, pogłębienia często pogłębienia procesów demokratyza<text:span text:style-name="T364">cji</text:span>.</text:p>
      <text:p text:style-name="P365">Więc powinien być to organ bardzo w<text:span text:style-name="T366">ys</text:span>oko usytuowany i wydaje mi się, że powinien być to organ który powinien funkcjonować pod przewodnictwem<text:s/>prezydenta -<text:s/>dlatego, że on będzie miał też rolę takiego strażnika pewności konstytucyjnej w nowy układzie, strażnika tego co nazywa się so<text:span text:style-name="T367">cjal</text:span>istyczną demokracją parlamentarną w tych rozwiązaniach, jakie się z tego wyłaniają, w tym całokszta<text:span text:style-name="T368">ł</text:span>cie, no i to oczywiście to też by potwierdzało jeszcze, że charakter funkcji powinien być taki.</text:p>
      <text:p text:style-name="P369">Oczywiście, że robocza strona często odgrywa pewną rolę, ale wydaje mi się, że będzie bardzo wielką rolą - będzie bardzo i<text:span text:style-name="T370">s</text:span>totne nowe zjawisko rozszerzenia się jeszcze bardziej pełnego na gruncie pluralizmu, ambicji klubów poselskich, komisji sejmowych, jak najpełniejszego aktywizowania się w podejmowaniu, realizowaniu bieżących prob<text:span text:style-name="T371">l</text:span>emów<text:span text:style-name="T372">.</text:span></text:p>
      <text:p text:style-name="P373"><text:span text:style-name="T374">W</text:span><text:s/>tym kontekście wydaje mi się, ta rada byłaby chyba jednak niepotrzebnie przeciążana tymi zagadnieniami.</text:p>
      <text:p text:style-name="P375">To tyle, dziękuję.</text:p>
      <text:p text:style-name="P376"><text:span text:style-name="T377">O</text:span><text:span text:style-name="T378">b. Ryszard Reiff</text:span>:</text:p>
      <text:p text:style-name="P379">Korzystam z tej klauzuli wypowiedzi bardzo indywidualnych, nie w imieniu zespołu. Rzeczywiście tak jak powiedział nasz przewodniczący, jest ta sprawa jeszcze nie dyskutowana u nas, tak że jest w fazie, że tak powiem pewnej burzy m<text:span text:style-name="T380">ó</text:span>zg<text:span text:style-name="T381">ó</text:span>w i każdy bardzo indywidualne poglądy zgłasza tutaj.</text:p>
      <text:p text:style-name="P382">Wydaje mi się, że trzeba byłoby zacząć rozważania od usytuowania tego<text:s/><text:span text:style-name="T383">j</text:span>uż w istniejącej, że tak powiem strukturze<text:span text:style-name="T384">.</text:span></text:p>
      <text:p text:style-name="P385">Otóż ja wyobrażam sobie, że to powinno być połączenie dwóch reprezenta<text:span text:style-name="T386">cji</text:span>, polegających na tym, że jedna jest już stworzona, to jest ta komisja porozumiewawcza partii i stronnictw politycznyc<text:span text:style-name="T387">h</text:span>, która dla jakichś spraw ogólnych od czasu do czasu się zbiera,<text:s/>po naszej stronie nie ma tak wyraźnego ciała, jakąś rolę tego typu spełnia Komitet Obywatelski, natomiast istota strukturalna komisji porozumiewawczej powinna wynikać z faktu delegowania przez te dwa ciała reprezentacji najbardziej miarodajnej dla spraw, o których chcę w tej chwili mówić<text:span text:style-name="T388">.</text:span></text:p>
      <text:p text:style-name="P389">Tak że byłaby to, w pewnym sensie, zatem komisja porozumiewawcza ściśle odpowiadająca temu określeniu, ale mająca sw<text:span text:style-name="T390">ó</text:span>j wynik personalny z delegowania tych dwóch dotychczas. Natomiast jaki jest merytoryczny zakres? I tu bardzo bym, że tak powiem szedł daleko, jeśli chodzi o podniesienie merytorycznego zakresu odpowiedzialności tego ciała. Według mnie skrótowo można powiedzieć, że komisja porozumiewawcza precyz<text:span text:style-name="T391">uj</text:span>e zasady polskiej racji stanu. Określa interes narodowy.<text:s/><text:span text:style-name="T392">W</text:span><text:s/>naszych tych dokumentach, które redagujemy od czasu do czasu pojawia się tego rodzaju<text:span text:style-name="T393"><text:s/></text:span>określenie<text:s/><text:span text:style-name="T394">i</text:span><text:s/>ono właściwie budzi pewne wątpliwości, ponieważ może być wielokrotnie w różny sposób precyzowane.</text:p>
      <text:p text:style-name="P395">Na polską rację stanu aktualną sk<text:span text:style-name="T396">ł</text:span>adają się trzy kompleksy zagadnień. I one powinny bezpośrednio podlegać w zakresie tych kompetencji, o których mówił prof. Geremek, że trzeba tę komisję porozumiewawczą w te kompetencje wyposażyć, otóż pierwszy zakres to byłoby uspołecznienie polityki<text:s/><text:soft-page-break/>informacyjn<text:span text:style-name="T397">ej,</text:span><text:s/>uspołecznienie polityki kadrowej i odpowiedzialność za praworządność<text:span text:style-name="T398">.</text:span><text:s/>Nomenklatura, cenzura i zagadnienia p<text:span text:style-name="T399">o</text:span>rządku prawnego - i to jest pierwszy kompleks.</text:p>
      <text:p text:style-name="P400">Jest t<text:span text:style-name="T401">o</text:span><text:s/>w pewnym sensie przeniesienie na grunt państwowo-społeczny tego co dotychczas było bardzo ściśle<text:s/>zarezerwowane dla kiero<text:span text:style-name="T402">w</text:span>niczej roli partii i tam wykonywane całkowicie samoistnie<text:span text:style-name="T403">.</text:span><text:s/>Jest to zatem pewien, nawiązuję do tego co miałem oka<text:span text:style-name="T404">z</text:span>ję mówić przy innej okazji, w czasie tych dyskusji, że to jest istota monopolu władzy to znaczy cenzura i nomenklatura. Te dwie rzeczy trzeba uspołeczni<text:span text:style-name="T405">ć</text:span><text:s/>jeśli wychodzi się z tego monopolu włazy i traktuje się całość tego procesu demokrat<text:span text:style-name="T406">yz</text:span>acyjnego nie tylko jako, po prostu, że trzeba ustąpić, żeby nie było kłopotów spo<text:span text:style-name="T407">ł</text:span>ecznych, w momencie, w którym one się kończą, właściwie<text:s/>bezprzedmiotowe<text:s/>jest dalsze ustąpienie.</text:p>
      <text:p text:style-name="P408">Drugi kompleks zagadnień to jest to co my nazywamy budową państwa ogólnonarodowego<text:span text:style-name="T409">.</text:span><text:s/>Na to się składają podstawowe dwa elementy: suwerenność zewnętrzna, czyli ile niepodległości w warunkach sojuszu, suwerenność wewnętrzna, ile demokrac<text:span text:style-name="T410">ji</text:span><text:s/>w warunkach ustroju, który jest dopiero na drodze do demokracji parlamentarnej - i to trzeba na bieżąco precyzować, ponieważ to jest proces ciągły<text:span text:style-name="T411">.</text:span></text:p>
      <text:p text:style-name="P412">I wreszcie trzeci wielki kompleks zagadnień, to jest reforma i wszystkie związane z tym zagadnienia rozwiązywania kryzysu bieżącego w różnych etapach, to przed czym wszyscy stoimy, zagadnienia właśnie<text:s/>indeks<text:span text:style-name="T413">ac</text:span>ja, właśnie te wszystkie rzeczy, które po prostu stano<text:span text:style-name="T414">wi</text:span>ą istotę sprawy<text:span text:style-name="T415">.</text:span></text:p>
      <text:p text:style-name="P416">Wydaje mi się, że to jest b<text:span text:style-name="T417">ar</text:span>dzo dużo, ale równocześnie to stwarza rzeczywistą potrzebę powołania tego rodzaju ciała<text:span text:style-name="T418">.</text:span><text:s/>Każde inne i tu się realizuje, i zasada kontynuacji, i zasada kontroli, i zasada mediacji, ale ona musi mieć odniesienia do określonych zagadnień<text:span text:style-name="T419">.</text:span><text:s/>Inaczej po prostu byłaby prostym powtarzaniem tego o czym, żeśmy<text:s/>tu wielokrotnie m<text:span text:style-name="T420">ó</text:span>wili<text:span text:style-name="T421">.</text:span></text:p>
      <text:p text:style-name="P422">Dziękuję<text:span text:style-name="T423">.</text:span></text:p>
      <text:p text:style-name="P424"><text:span text:style-name="T425">Przewod</text:span><text:span text:style-name="T426">n</text:span><text:span text:style-name="T427">iczący</text:span><text:span text:style-name="T428">:</text:span></text:p>
      <text:p text:style-name="P429">Dziękuję<text:span text:style-name="T430">.</text:span><text:s/>Gło<text:span text:style-name="T431">s</text:span><text:s/>zabierze pan Gulczyński.</text:p>
      <text:p text:style-name="P432"><text:span text:style-name="T433">Ob. Mariusz Gulczyński</text:span>:</text:p>
      <text:p text:style-name="P434">Ja sądzę, że charakter komisji porozumiewawcz<text:span text:style-name="T435">ej<text:s/></text:span>i zakres jej<text:s/><text:span text:style-name="T436">u</text:span>prawnień będzie zależał od tego, jaki będzie charakter porozumienia. Ja sądzę, że można porozumienie widzieć<text:s/><text:span text:style-name="T437">i</text:span><text:s/>trzeba widzieć w dwóch wymiarach. Pier<text:span text:style-name="T438">ws</text:span>zym wymiarze ucy<text:span text:style-name="T439">wi</text:span>lizowania konfliktu<text:span text:style-name="T440">,</text:span><text:s/>który jest i będzie trwał nadal. I drugim wymiarze, ucy<text:span text:style-name="T441">wi</text:span>lizowania Polski. W przypadku ucywilizowania konfliktu gdyby do tego zadania można powiedzieć ograniczało się, to wówczas zadaniem komisji będzie na dobrą sprawę moderowanie zacietrzewienia, które może wynikać także i w ciałach parlamentarnych i pozaparlamentarnych i sytuac<text:span text:style-name="T442">ji</text:span><text:s/>patowych, bo mogą się zdarzać tego rodzaju w procesie ustawodawczym i w procesie demokratycznym sytuacje patowe. I do tego w zasadzie gdyby ten wymiar, który ja nazywam kto - kogo, niejako gdyby nadal trwał i dominował, to tego rodzaju zadanie miałaby ta komisja i ona w zasadzie wtedy powinna mieć charakter czegoś w rodzaju<text:s/>„Magdalenki”, że w takiej oto sytuacji są upełnomocnieni przedstawiciele na wysokim szczeblu obydwu stron, którzy się spotykają i przezwy<text:span text:style-name="T443">ci</text:span>ęż<text:span text:style-name="T444">aj</text:span>ą stale zacietrzewienia i patową sytuac<text:span text:style-name="T445">j</text:span>ę<text:span text:style-name="T446">,</text:span><text:s/>która uniemożliwia funk<text:span text:style-name="T447">cj</text:span>onowanie normalne organizmu państwowego. Czyli sprzyja cywilizowaniu konfliktu i to będzie na pewno potrzebne.</text:p>
      <text:p text:style-name="P448">Natomiast drugi wymiar, który<text:s/>według mnie, dopiero wtedy Okrągły Stół zaspokoi oczekiwania społeczne, bo takie one są bezspornie, zaspokoi oczekiwania społeczne nie tylko w sensie sił aktywnych<text:s/><text:soft-page-break/>politycznie, ale ogółu społeczeństwa, kiedy będzie sprz<text:span text:style-name="T449">y</text:span>jał temu co można powiedzieć ucywilizowaniu Polski, czyli oprócz tej nieuchronnej sytuac<text:span text:style-name="T450">ji</text:span><text:s/>kto - kogo, będziemy mieli także coraz więcej sytuacji kto - z kim będzie współdziałał w tym dziele ucy<text:span text:style-name="T451">wi</text:span>lizowania Polski i do tego po prostu trzeba będzie nie tylko wąskiej w wymiarze<text:s/>„Magdalenki”, w wymiarze samej czołówki spotykanie się reprezentantó<text:span text:style-name="T452">w</text:span><text:s/>obydwu stron, ale także spotykanie się szerszych reprezenta<text:span text:style-name="T453">cji</text:span>,<text:span text:style-name="T454"><text:s/></text:span>jak gdyby ja bym powiedział nawet w jakiejś<text:s/><text:span text:style-name="T455">m</text:span>ierze Okrągłego Stołu z prawem do rozszerzenia, ja bym nawet widział tym stanie przymierzanym - z tego co słyszałem liczby 30 osób, które powinny stanowić jądro, ale powinni oni mieć prawo rozszerzania i wciągania szerszych reprezentacji do tego, żeby wynikające z potrzeby właśnie dogadywania się do wspólnego działania na rzecz ucywilizowania Polski siły można było uzgadniać i przyciągać.</text:p>
      <text:p text:style-name="P456">I tu w tym miejscu te dwa w<text:span text:style-name="T457">y</text:span>m<text:span text:style-name="T458">i</text:span>ary ja sądzę n<text:span text:style-name="T459">al</text:span>eżałoby od razu w punkcie wyjścia widzieć, zdając sobie sprawę z nieuchronności cywilizowania konfliktu, a więc tego pierwszego wymiaru, nie zamykać drogi do możliwości tworzenia formy dla współdziałania na rzecz cywilizowania Polski.</text:p>
      <text:p text:style-name="P460">D<text:span text:style-name="T461">zi</text:span>ękuję.</text:p>
      <text:p text:style-name="P462"><text:span text:style-name="T463">O</text:span><text:span text:style-name="T464">b. Zbigniew Czajkowski</text:span>:</text:p>
      <text:p text:style-name="P465">Do wypowiedzi skłoniła mnie, zainspirowała wypowiedź pana pro<text:span text:style-name="T466">f.</text:span><text:s/>Geremka, sz<text:span text:style-name="T467">cz</text:span>ególnie dotycząca jego interpretac<text:span text:style-name="T468">ji</text:span><text:s/>tych trzech zadań, które zostały przedstawione przed komisją porozumiewawczą. Otóż wydaje mi się, że padło tam bardzo ważne s<text:span text:style-name="T469">fo</text:span>rmułowanie, które szalenie mnie tutaj się... jakoś podbudowało w sensie jego ujęcia, ale i rozwinięcia, mianowicie o tym, że w wyniku tych długotrwałych kilkutygodniowych debat nie tylko tego naszego podzespołu, ale w ogóle<text:s/>„okrągłego stołu”<text:s/>zapanowała pewna forma ducha<text:s/>„okrągłego stołu”. Ta pewna koncepcja, pewna idea zbliżyła strony, ludzi środowiska które jest często bardzo zwaśnione, do wymiany zda<text:span text:style-name="T470">ń</text:span>, do wymiany stanowisk na zasadzie cywilizowan<text:span text:style-name="T471">ej,</text:span><text:s/>na zasadzie właśnie jakiegoś przekonywania swoimi argumentami.</text:p>
      <text:p text:style-name="P472">Ale równocześnie ten duch<text:s/>„okrągłego stołu”<text:s/>nie powinien by<text:span text:style-name="T473">ć</text:span><text:s/>tylko i wyłącznie zamknięty i w kręgu tego zespołu, tym bardziej utrwalony jeszcze w komisji porozumiewawczej, to znaczy w tym kręgu, który będzie tworzyła komisja porozumiewawcza. Bo wiemy o tym, że przecież tutaj nie my wszyscy reprezentu<text:span text:style-name="T474">je</text:span>my wszystkie elity społeczne i polityczne. Są przecież ze strony opozycji jeszcze wiele środowisk, których tutaj nie ma. Jest jeszcze wiele środo<text:span text:style-name="T475">wi</text:span>sk społecznych, które też tut<text:span text:style-name="T476">aj</text:span><text:s/>nie uczestniczą, które tylko się przypatrują, wsłuchują, które podają pewnej weryfikacji społecznej przebieg obrad i co z tego wyniknie, wyciągną dopiero wnioski.</text:p>
      <text:p text:style-name="P477">Otóż wydaje mi się, że ten zespół komisji porozumiewawcz<text:span text:style-name="T478">ej,</text:span><text:s/>kt<text:span text:style-name="T479">ó</text:span>ry ma być powołany, powinien sobie<text:s/>postawić jakieś zad<text:span text:style-name="T480">a</text:span>nie pokon<text:span text:style-name="T481">a</text:span>nia też pewnego niedostatku tego społecznego, poszerzania ducha właśnie<text:s/>„okrągłego stołu”<text:span text:style-name="T482">.</text:span></text:p>
      <text:p text:style-name="P483"><text:span text:style-name="T484">I</text:span><text:s/>dlatego też jednym z zadań komisji powinno być zadanie przejścia od spotkania i wymiany poglądów tego wypracowania pewnego porozumienia, kompromisu i porozumiewania się elit politycznych, do oddziaływania społecznego - do pozyskiwania coraz bardziej, szczególnie tych ośrodków realizacji społeczno-politycznych, które tutaj nie uczestniczą, ale nie tylko.</text:p>
      <text:p text:style-name="P485">Otóż mnie się wydaje, proszę państwa, że myśmy tu powinni te idee rozszerzyć, mianowicie powinniśmy pozyskiwać siły społeczne nie tylko opozycyjne,<text:s/><text:span text:style-name="T486">c</text:span>zy też nieuczestniczące tutaj, ale nie zapominajmy o tym, że przypatruje się całe społeczeństwo, które w zasadzie, gdybyśmy nadali pewną mu<text:s/><text:soft-page-break/>rangę, to społeczeństwo do tej pory jest społecznie zobojętniałe, to społeczeństwo jest w pewnym sensie nieporuszone, czy stanowi pewną masę, którą trzeba ożywić, trzeba natchnąć pewną nową ideą, pewną myślą - właśnie elementami tego ducha<text:s/>„okrągłego stołu”.</text:p>
      <text:p text:style-name="P487">I teraz powstaje pytanie jak pozyskać ludzi zobojętniałych? To jest wielkie zadanie, mnie się wydaje, i zadanie, którym powinniśmy obciążyć też i tę komisję porozumiewawczą jako czwartym zadaniem, bardzo istotnym, które dotyczy może problemów niewymiernych, może nie tak porównywalnych, ale w sferze oddziaływania pewnej psychologii społecznej, kultury politycznej, ale równocześnie do tego chciałbym jeszcze dodać niejako jeden niezbędny warunek, który w naszych debatach trochę nam umykał do tej pory z oczu i z pola naszego widzenia, naszej obser<text:span text:style-name="T488">w</text:span>acji<text:span text:style-name="T489">.</text:span></text:p>
      <text:p text:style-name="P490">Jak powinniśmy, oddziałując na to społeczeństwo zobojętniałe, przezwycięż<text:span text:style-name="T491">ać</text:span><text:s/>w tym społeczeństwie, w całym społeczeństwie, kręgu ludzi, których chcemy pozyskiwać, mianowicie kryzys wartości społeczno-moralnych, który na<text:span text:style-name="T492">m</text:span><text:s/>towarzysz<text:span text:style-name="T493">y</text:span><text:s/>codziennie, który osłabia nasze mo<text:span text:style-name="T494">ż</text:span>liwości w sensie egzekutywy gospodarcz<text:span text:style-name="T495">ej,</text:span><text:s/>politycznej, społeczn<text:span text:style-name="T496">ej,</text:span><text:s/>porozumiewania się wzajemnego, a więc musimy przezwyciężyć to co do tej pory jest zachwiane, brak szacunku dla wyższych wartości nadrzędnych, dla wyższych wartości społecznych i moralnych<text:span text:style-name="T497">.</text:span><text:s/>I dlatego też mnie się wydaje, że ta ranga komisji porozumiewawcz<text:span text:style-name="T498">ej</text:span><text:s/>powinna być wzbogacona o czwarte zadanie, o charakterze tego rodzaju, ażeby rozszerzać idee i ducha<text:s/>„okrągłego stołu”, na kręgi ludzi do tej pory nieprzekonanych i w jakimś sensie niewłączonych w samą tę ideę i koncepcję realizowaną przez ideał<text:s/>„okrągłego stołu”<text:span text:style-name="T499">.</text:span></text:p>
      <text:p text:style-name="P500">Dziękuję bardzo<text:span text:style-name="T501">.</text:span></text:p>
      <text:p text:style-name="P502"><text:span text:style-name="T503">Przewodnicząc</text:span><text:span text:style-name="T504">y</text:span>:</text:p>
      <text:p text:style-name="P505">D<text:span text:style-name="T506">ziękuję.</text:span></text:p>
      <text:p text:style-name="P507">Głos ma pan Bodnar.</text:p>
      <text:p text:style-name="P508"><text:span text:style-name="T509">Ob. Artur Bodnar</text:span>:</text:p>
      <text:p text:style-name="P510">Wydaje mi się, że dyskusja na temat koncepcji, kształtu komisji porozumiewawcz<text:span text:style-name="T511">ej</text:span>, w tych ostatnich dniach obrad naszych jest bardzo potrzebna i rozumiem, że dokument<text:s/>„okrągłego stołu będzie precyzował w sposób ogólny, ale jednocześnie jasny zadania w tej komisji<text:span text:style-name="T512">.</text:span></text:p>
      <text:p text:style-name="P513">Komisja porozumiewawcza, podobnie jak<text:s/>„okrągły stół”<text:s/>ma być ciałem politycznym.<text:s/><text:span text:style-name="T514">R</text:span>ysują się tutaj co n<text:span text:style-name="T515">aj</text:span>mniej<text:span text:style-name="T516"><text:s/></text:span>dwie koncepcje, sformułowany już przed chwilą przez panów dyskutantów, bo z jednej strony jest propozycja, aby była to reprezenta<text:span text:style-name="T517">cj</text:span>a wszystkich sił politycznych w naszym kraju, znaczących, a z drugiej strony jest propozycja, aby było to ciało, które by, ja bym powiedział, formułowało pewne - rysowało projekty decyzyjne, aby było owym przedsionkiem procedur władczych i wpływało skutecznie na procesy władcze w państwie.</text:p>
      <text:p text:style-name="P518">Są to oczywiście dwie różne koncepcje. Moim zdaniem gdyby realnie mnie ktoś zapytał po co jest potrzebna komisja porozumiewawcza, to ja bym na to jemu odpowiedział,<text:s/><text:span text:style-name="T519">ż</text:span>e przede wszystkim potrzebna jest na dziś z punktu widzenia horyzontu czasu n<text:span text:style-name="T520">aj</text:span>bliższego, komisja porozumiewawcza jest potrzebna po to, aby ta głęboka zmiana społeczna, jaka w Polsce się dokonuje, była zmianą ewolucyjną, ale konsekwentną i pierwszym takim krokiem czasu najbliższego jest to, aby wybory do Sejmu, do Senatu, uruchomienie tych ciał, które żeśmy tu zaprojek<text:span text:style-name="T521">to</text:span>wali, procedur, przetargu społecznego i politycznego było możliwie bezkon<text:span text:style-name="T522">fl</text:span>iktowe, możliwe bez zgrzytów.</text:p>
      <text:soft-page-break/>
      <text:p text:style-name="P523">Natomiast jaki powinna przybierać kształt komisja porozumiewawcza po wyborach do Sejmu i Senatu to z punktu widzenia - myśląc o tym w kategoriach nienormatywnych, a realnych, trudno jest dzisiaj na to odpowiedzie<text:span text:style-name="T524">ć</text:span>, bo niejasne jest na ile siły polityczne<text:s/>zasiadające przy<text:s/>„o<text:span text:style-name="T525">k</text:span>rągłym s<text:span text:style-name="T526">t</text:span>ole”, a także gromadzące się wokół<text:s/>„okrągłego stołu”<text:s/>będą reprezentowane w przyszłych organach przedstawicielskich z racji demokratycznego charakteru wyborów do tych ciał.</text:p>
      <text:p text:style-name="P527">Ktoś może powiedzieć: no dobrze, koa<text:span text:style-name="T528">licja</text:span><text:s/>już sobie zapewniła przynajmniej do Sejmu pakiet miejsc mandatowych, ale na to koalicja powie: no dobrze, ale my nie wiemy - po pierwsze - czy wszyscy nasi przejdą tak jak byśmy chcieli, może od dołu będą zgłoszeni, a po<text:s/>drugie -<text:s/>nie wiemy jak ukształtuje się reprezenta<text:span text:style-name="T529">cj</text:span>a społeczeństw obywatelskich, owych sił społecznych, dzisiaj jeszcze do końca politycznie nieuformowanych, a przecież jest to sprawa niesłychanie ważna.</text:p>
      <text:p text:style-name="P530">Z tego punktu widzenia nam trudno dzisiaj powiedzieć, jaki się ukształtuje realny układ rzeczy między komisją porozumiewawczą a ciałami Sejmu i Senatu. Z tego też punktu widzenia bałbym się precyzować dzisiaj szczegółowo zadania komisji porozumiewawczej dla okresu powyborczego. To jest po pierwsze.</text:p>
      <text:p text:style-name="P531">Po drugie<text:s/><text:span text:style-name="T532">-</text:span><text:s/>nie wiem, czy nie byłoby przedwcześnie dzisiaj powiedzieć sobie, że komisja porozumiewawcza powinna głęboko interweniować w problemy polityki gospodarczej i polityki społecznej, bowiem jest to jedna z centralnych prerogatyw Sejmu. Po drugie rząd chce być rządem i powiada: jak określicie kierunek działań to zostawcie nam wolne ręce w działaniu, my za to ponosimy odpowiedzialność, stąd też chcąc mieć uporządkowany stosunek władzy wedle i respektować zasadę trójpodziału władzy, respektować zasadę autonomii ciał zwłaszcza<text:s/>wybranych w sposób<text:s/><text:span text:style-name="T533">de</text:span>mokr<text:span text:style-name="T534">at</text:span>yczn<text:span text:style-name="T535">y</text:span>, ja bym powiedział dzisiaj - w sposób jedynie bardzo ogólny zakr<text:span text:style-name="T536">e</text:span>ślić kompetencje komisji porozumiewawczej po Sejmie.</text:p>
      <text:p text:style-name="P537">Dla przykładu przecież jest dla PZPR sprawą zasadniczą, jak ułożyć w przyszłości stosunki między Komitetem Centralnym partii a klubem poselskim PZPR?<text:s/><text:span text:style-name="T538">W</text:span><text:s/>tej formule komisji porozumiewawcz<text:span text:style-name="T539">ej</text:span>, o jakiej tu dzisiaj dyskutujem<text:span text:style-name="T540">y</text:span>,<text:span text:style-name="T541"><text:s/></text:span>z góry można powiedzieć, że próbę autonomiza<text:span text:style-name="T542">cj</text:span>i klubu poselskiego PZPR<text:s/><text:span text:style-name="T543">m</text:span>uszą być od razu przekreślone, bowiem przedstawi<text:span text:style-name="T544">ci</text:span>ele instancji takiej jak Komitet Centralny będą mieli głos decydujący w sprawach, ja bym powiedział, nie tylko kierunkowych, ale i szczegółowych, bo życie komisji porozumiewawcz<text:span text:style-name="T545">ej</text:span><text:s/>narzuci to.<text:s/><text:span text:style-name="T546">W</text:span>ięc daję taki przykład, który dotyczy również tych innych sił politycznych i społecznych.</text:p>
      <text:p text:style-name="P547">Stąd też pan przewodniczący pozwoli, Reykowski i prof<text:span text:style-name="T548">.</text:span><text:s/>Geremek opowiadałbym się za dość lakonicznym sformułowaniem - stwierdzeniem, że komisja porozumiewawcza jest ciałem koniecznym. Po wyborze Sejmu i Senatu, natomiast komisja ta swoje zadanie i kompetencje wówczas sprecyzuje i uściśli bardziej szczegółowo.</text:p>
      <text:p text:style-name="P549">Dziękuję bardzo.</text:p>
      <text:p text:style-name="P550"><text:span text:style-name="T551">P</text:span><text:span text:style-name="T552">r</text:span><text:span text:style-name="T553">ze</text:span><text:span text:style-name="T554">wo</text:span><text:span text:style-name="T555">d</text:span><text:span text:style-name="T556">nic</text:span><text:span text:style-name="T557">z</text:span><text:span text:style-name="T558">ą</text:span><text:span text:style-name="T559">c</text:span><text:span text:style-name="T560">y</text:span>:</text:p>
      <text:p text:style-name="P561">Ponieważ już nie widzę więcej głosów<text:s/><text:span text:style-name="T562">-</text:span><text:s/>jeszcze prof. Kubiak, proszę bardzo.</text:p>
      <text:p text:style-name="P563"><text:span text:style-name="T564">O</text:span><text:span text:style-name="T565">b</text:span><text:span text:style-name="T566">.</text:span><text:span text:style-name="T567"><text:s/>Hieronim Kubiak</text:span>:</text:p>
      <text:p text:style-name="P568">Mam wyraźnego pecha do zabierania głosu. Otóż jeżeli przez chwilę tylko założyć, że nie chodzi o tworzenie instytucji, która powstaje siłą inercji, to znaczy skoro już istniał przez 2 miesiące<text:s/>„okrągły stół”, to<text:s/>trudno, żeby się zakończył bez instytuc<text:span text:style-name="T569">ji</text:span>, która będzie go kontynuowała. To znane w życiu społecznym prawo bardzo wielu podobnych sytuacji<text:span text:style-name="T570">.</text:span></text:p>
      <text:soft-page-break/>
      <text:p text:style-name="P571">Jeśli już założyć, że nie o to chodzi, a zakładam, że nie o to chodzi, to wydaje mi się, że instytucja, o której mówimy jest po prostu, posługując się językiem kodeksu drogowego, instytucją wyrastającą z ograniczonego zaufania. To znaczy jest to instytucja minimaliza<text:span text:style-name="T572">cj</text:span>i ryzyka politycznego dla wszystkich sił, które decydują się na to aby współuczestniczyć w określonej bardzo ewolucji polskiego systemu politycznego. Jeżeli tak, to jest to instytucja o charakterze rady porozumiewawcz<text:span text:style-name="T573">ej</text:span><text:s/>różnych sił politycz<text:span text:style-name="T574">n</text:span>ych, które są tutaj obecne, czy też które mogą znaleźć się w wyniku ewolucji polskiej sytua<text:span text:style-name="T575">cji</text:span>,<text:s/><text:span text:style-name="T576">j</text:span>ako siły reprezentujące określone części składowe polskiego społeczeństw<text:span text:style-name="T577">a.</text:span></text:p>
      <text:p text:style-name="P578">Ale to wcale nie znaczy, że taka instytucja powinna rozwijać się na kształt nowego BBWR czy czegokolwiek innego, ponieważ nie sądzę, aby dla takiej instytucji istniało jakiekol<text:span text:style-name="T579">wi</text:span>ek zapotrzebowanie. Ona ma być jeśli dobrze rozumiem tę intencję możliwością pojawienia się w sytuacji pewnych awarii politycznych, kiedy poza układem normalnego państwowego władztwa, dochodzi do poszukiwania tej racji jednoczącej czy racji krytycznej nie do końca akceptowanej przez wszystkich, ale ciągle jeszcze do przyjęcia przez wszystkich.</text:p>
      <text:p text:style-name="P580">Czyli do wytworzenia tej sytuacji kłótliwej - zgody. Jeżeli tak, to sądzę, że trzeba byłoby być bardzo ostrożnym, tak jak to już zostało tutaj powiedzian<text:span text:style-name="T581">e</text:span><text:span text:style-name="T582"><text:s/></text:span>i z obu stron stołu w jednoznacznym określeniu, czym komisja porozumiewawcza się ma zajmować.</text:p>
      <text:p text:style-name="P583">To jest kwestia, która musi być przy tak ogólnej intencji rozstrzygnięta, czy rozstrzygana przez tę komisję w zależności od warunków, dla których ona zdecyduje się działać. Jeżeli byśmy nawet postąpili inaczej to przecież ta komisja i tak jest samo-sprawczym podmiotem, które zdecyduje tak jak zdecyduje w zależności od tego co zdecydować będzie musiała.</text:p>
      <text:p text:style-name="P584">Muszę przyznać, że dla mnie, jako obywatela,<text:span text:style-name="T585"><text:s/></text:span>tu jest pewna szorstkość pomiędzy tym ładem konstytucyjnym i ładem instytucji konstytucyjnych, które tworzymy,<text:s/><text:span text:style-name="T586">a</text:span><text:s/>jednocześnie pewnym politycznym dodatkowym zabezpieczeniem tego ładu, bo tu jest taka relacja, ale jeżeli rzeczywistość jest taka jaka jest, to trzeba się na nią zgodzić ponieważ najtrudniej jest się nie godzić na rzeczywistość.</text:p>
      <text:p text:style-name="P587"><text:span text:style-name="T588">Dz</text:span>ię<text:span text:style-name="T589">kuję.</text:span></text:p>
      <text:p text:style-name="P590"><text:span text:style-name="T591">Przewod</text:span><text:span text:style-name="T592">ni</text:span><text:span text:style-name="T593">czący</text:span>:</text:p>
      <text:p text:style-name="P594"><text:span text:style-name="T595">O</text:span>statnim mówcą w mojej świadomości jest pan Zaciura.</text:p>
      <text:p text:style-name="P596"><text:span text:style-name="T597">Ob. Jan<text:s/></text:span><text:span text:style-name="T598">Z</text:span><text:span text:style-name="T599">a</text:span><text:span text:style-name="T600">ci</text:span><text:span text:style-name="T601">ura</text:span>:</text:p>
      <text:p text:style-name="P602">Panie Przewodniczący! Ja faktycznie chciałem tylko złożyć wniosek formalny, bo jeżeli wszystkie strony dzisiaj tu wypowiad<text:span text:style-name="T603">aj</text:span>ące się, wszyscy dyskutanci nie mają wątpliwości co do tych węzłowych spraw, to znaczy po pierwsze, że powinna komisja porozumiewawcza funkcjonować po zakończeniu obrad<text:s/>„okrągłego stołu”<text:s/>i że co najmniej te trzy grupy zadań powinna realizować oczywiście dyskusyjna może być sprawa hierarchii tychże zadań tutaj sformułowanych, co pierwsze, co drugie, co trzecie i wreszcie po trzecie jeżeli wszyscy s<text:span text:style-name="T604">ą</text:span><text:s/>dyskutanci zgodni co do tego, że szczególna rola tejże komisji przypada do tego czasu zanim się nie ukształtują instytucje polityczne w wyniku tychże decyzji, które zapadną przy<text:s/>„okrągłym stole”<text:s/>- to może po prostu należałoby, żeby przyspieszyć proces pracy, powołać kilkuosobowy zespół mieszan<text:span text:style-name="T605">y</text:span>,<text:s/><text:span text:style-name="T606">k</text:span>tóry by spróbował te sprawy, o których dyskutowaliśmy dzisiaj, rzucić na jakiś papier i można byłoby dyskutować tylko nad kilkoma sprawami, które w moim przekonaniu są dyskusyjne.</text:p>
      <text:p text:style-name="P607">Na przykład problem składu tejże komisji porozumiewawczej, czy ona ma b<text:span text:style-name="T608">y</text:span>ć reprezentatywna w tym<text:s/><text:soft-page-break/>sensie, że osoby, biorące udział w tejże komisji nie powiedzą, że muszą się znów naradzać, bo nie mają kompetencji czy też komisja porozumiewawcza się zbiera z osobami pierwszymi, które reprezentują z udziałem tychże osób, które reprezentują tutaj wszystkie siły i niejako sama może podejmować pewne kierunkowe decyzje. Tak samo jak dyskusyjna jest sprawa, ale mniej dyskusyjna to jest funk<text:span text:style-name="T609">cjo</text:span>nowa<text:span text:style-name="T610">ni</text:span>e zespołu w obrębie tejże komisji, czy zespołów t<text:span text:style-name="T611">a</text:span>kich, które ukształtowały się w wyniku obrad<text:s/>„okrągłego stołu”, czy też może zespołów ukształtowanych trochę inaczej, bo w wyniku obrad<text:s/>„okrągłego stołu”<text:s/>okazało się,<text:s/><text:span text:style-name="T612">ż</text:span>e ten podział dotychcz<text:span text:style-name="T613">as</text:span>owy w niektórych punktach nie był jasny i w związku z tym niektóre sprawy z jednego zespołu przechodziły na zespół polityczny lub na zespół gospodarczy, zresztą praktyka tego dowodzi i to w sumie przeszkadza w podejmowaniu określonych kierunkowych decyz<text:span text:style-name="T614">ji</text:span>. Więc może by można było rozważyć, żeby w obrębie tej komisji funk<text:span text:style-name="T615">cj</text:span>onowały trzy zespoły tak jak ukształtował się<text:s/>„stół”<text:s/>generalnie, to znaczy zespół reform politycznych, zespół reform gospodarczych i może reform społecznych, bo rozumiem, że pluralizm będzie przecie<text:span text:style-name="T616">ż</text:span><text:s/>jednym z bardzo istotnych elementów całego tu życia społeczno-politycznego, natomiast faktycznie w przyszłości mógłby się posiłkować zespołami czy grupami ekspertów, które się ukształtowały przy różnego rodzaju grupach, zespołach,<text:s/>„podstolikach”<text:s/>obradujących w tym okresie.</text:p>
      <text:p text:style-name="P617">Dziękuję serdecznie.</text:p>
      <text:p text:style-name="P618"><text:span text:style-name="T619">Przewodniczący</text:span>:</text:p>
      <text:p text:style-name="P620">Rozumiem, że będziemy kończyć już ten punkt.</text:p>
      <text:p text:style-name="P621"><text:span text:style-name="T622">O</text:span><text:span text:style-name="T623">b. Bronisław Geremek</text:span>:</text:p>
      <text:p text:style-name="P624">Ja chciałem tyko przyłączyć się do wniosku pana Zaciury i tyle, że skonkretyzować go w ten sposób, żeby powołany przez nas zespół redakcyjny zechciał opracować s<text:span text:style-name="T625">fo</text:span>rmułowanie dotyczące komisji porozumiewawczej.</text:p>
      <text:p text:style-name="P626"><text:span text:style-name="T627">Przewodniczący</text:span>:</text:p>
      <text:p text:style-name="P628">Chciałbym przypomnieć, że kiedy kończyliśmy nasze wczorajsze posiedzenie już dość późno w nocy, pan Lech<text:s/><text:span text:style-name="T629">W</text:span>ałęsa zwrócił się rozumiem do prof. Geremka przede wszystkim, ale jakoś to... do nas, o to abyśmy rozpoznali<text:s/>po co to…<text:s/>ta komisja ma być i o co ma w niej naprawdę chodzić, jak ją robić w ogóle.</text:p>
      <text:p text:style-name="P630">I ta dyskusja, którą żeśmy przeprowadzili jak sądzę dokonała takie<text:span text:style-name="T631">j</text:span><text:s/>wstępnej eksplorac<text:span text:style-name="T632">ji</text:span><text:s/>tego tematu. Toteż na podstawie tej dyskusji chyba rzeczywiście moglibyśmy taką komis<text:span text:style-name="T633">j</text:span>ę powołać, wziąć protokół z tego i powołać komisję. Może rzeczywiście kogoś byśmy wyznaczyli po dwie osoby, nie więcej prawda, które by przygotowały taki projekt, gdzieś do poniedziałku.</text:p>
      <text:p text:style-name="P634">Dobrze? To byśmy może na tym zakończyli ten punk<text:span text:style-name="T635">t.</text:span></text:p>
      <text:p text:style-name="P636">Chciałem zapytać, czy przed przejściem do drugiego<text:span text:style-name="T637"><text:s/></text:span>punktu życzą państwo sobie przerwę?</text:p>
      <text:p text:style-name="P638">Mamy jeszcze godzinę czasu do obradowania. Ponieważ i tak trzeba przeczytać tekst to ogłaszam 10 minutową przerwę na przeczytanie tekstu i odpoczywanie.</text:p>
      <text:p text:style-name="P639"/>
      <text:p text:style-name="P640">/Przerwa/.</text:p>
      <text:p text:style-name="P641"/>
      <text:p text:style-name="P642">/Po prze<text:span text:style-name="T643">rwi</text:span>e/.</text:p>
      <text:p text:style-name="P644"/>
      <text:soft-page-break/>
      <text:p text:style-name="P645"><text:span text:style-name="T646">Przewodniczący</text:span><text:span text:style-name="T647">:</text:span></text:p>
      <text:p text:style-name="P648">Ponieważ ma<text:span text:style-name="T649">m</text:span>y bardzo niedużo czasu proponuję taką konwencję tej dyskusji<text:span text:style-name="T650">.</text:span><text:s/>Nie jest możliwe, aby nie wiem ilu nas jest 30 osób, czy 40 wykonało, mogło zespołowo redagować tekst, proponowałbym przyjęcie takiej formuły, że tekst będzie zredagowany ostatecznie przez małą grupę, powiedzmy przez zespół, który powołaliśmy, ewentualnie przy udziale przewodniczących, natomiast teraz proponowałbym, abyśmy wypowiedzieli si<text:span text:style-name="T651">ę</text:span><text:s/>w zwięzły sposób, poglądy zarówno na temat struktury tej umowy i jej ogólnej zwartości, jak też na temat poszczególnych zdań lub sformułowań, które budzą nasze zastrzeżenia lub też uważalib<text:span text:style-name="T652">yś</text:span>my, że powinny by<text:span text:style-name="T653">ć</text:span><text:s/>wyrażone inaczej. Ten cały materiał byłby zebrany i proponowałbym, żeby stanowił podstawę ostatecznej pracy grupy redagującej.</text:p>
      <text:p text:style-name="P654"><text:span text:style-name="T655">Ob. Marcin Król</text:span>:</text:p>
      <text:p text:style-name="P656">Ja chciałbym nie w formie komentarza tylko m<text:span text:style-name="T657">y</text:span>ślę, że w dwóch zdaniach - w imieniu obu stron. Po pierwsze chciałbym powiedzieć, że w bardzo szybkiej i doskonałej współpracy ten tekst nam się pisało, bez żadnych zastrzeżeń wzajemnych, że prosimy nie zwracać uwagi na stylistyczne niedociągnięcia, które oczywiście są i będą poprawione, i że jedyne poważne zagadnienie strukturalne, na które myśmy nie umieli odpowiedzieć, to znaczy nasza strona ma pewien pogląd i właściwie pogląd ten byłby wspólny w trakcie prac komisji redakcyjnej, ale oczywiście my nie podejmujemy decyzji politycznych, tylko wykonawcze, a<text:s/><text:span text:style-name="T658">wi</text:span>ęc to dotyczy problemu opisania prac podzespołów.<text:s/></text:p>
      <text:p text:style-name="P659">Tu stanęliśmy na stanowisku, które podzielają, bo konsul<text:span text:style-name="T660">to</text:span>wa<text:span text:style-name="T661">li</text:span>śmy to u wszystkich prawie przewodniczących podzespołów z naszej strony, mianowicie, że jakiekolwiek formy streszczeń są nieos<text:span text:style-name="T662">i</text:span>ągalne po prostu, bo będą tak liczne zastrzeżenia, żeby jednak po prostu napisać ten tekst zasadniczy, a wszystkie streszczenia podać jako załączniki,<text:s/>protokoły<text:s/>podzespołów podać jako załączniki<text:span text:style-name="T663">.</text:span></text:p>
      <text:p text:style-name="P664">Wiemy, że to od strony stylistyczno-konstrukc<text:span text:style-name="T665">yj</text:span>nej nie będzie nadzwycz<text:span text:style-name="T666">aj</text:span>nie, bo te protokoły są bardzo rożne, ale po prostu nie bardzo jest inne wyjście. W dodatku niektórych przewodniczących jak prof<text:span text:style-name="T667">.</text:span><text:s/>Rygielskiego nie ma w kraju, <text:s/>na przykład i ja nie brałbym na swoje sumienie stres<text:span text:style-name="T668">z</text:span>czenia jego<text:s/>protokołu, bo po prostu brak mi odwagi w tej mierze.</text:p>
      <text:p text:style-name="P669">Wreszcie ostatnia rzecz, to już w trybie autopoprawki chcielibyśmy, żeby ostatni rozdział zaczynający się na 6 stronie: Sejm, Senat,<text:s/>Prezydent rozszerzyć jego tytuł i nazwać, ponieważ są to podstawowe instytucje państwa, Sejm, Senat,<text:s/>Prezydent, sądy i dodać tutaj krótki bardzo tekst ustaleń wzajemnych co do niezawisłości sądów, liczący 1 akapit, który mogę odczytać, a można go potem dołączyć, po prostu.</text:p>
      <text:p text:style-name="P670">Zauważając, że sądy wykraczają poza sprawy takie jak stowarzyszenia, massmedia, jako instytucja po prostu są czym innym jak elementem trójpodziału władzy po prostu<text:span text:style-name="T671">,<text:s/></text:span>który tutaj wprowadzamy.</text:p>
      <text:p text:style-name="P672">I tak są błędy drobne, które poprawimy oczywiście, natomiast sprawą zasadniczą dla komisji redakcyjnej, w każdym razie, jest decyzja na temat tego czy rzeczywiście<text:s/>tak uznamy, że ustalenia podzespołów znajdą się w załącznikach, za czym<text:s/>byśmy zdecydowanie optowali, ponieważ każda inna wersja, no ja uczestniczyłem w prac<text:span text:style-name="T673">a</text:span>ch podzespołu do spraw środków masowego przekazu, to było<text:s/><text:span text:style-name="T674">5</text:span><text:s/>dni ciężkiej harówki, ustalenie tego tekstu, który jest dobrym<text:s/><text:span text:style-name="T675">te</text:span>kstem i jakakolwiek forma jego streszczenia pominie detale, o które boje uzgodnione w końcu prowadzono całymi dniami<text:span text:style-name="T676">.<text:s/></text:span>I myślę, że byłoby to niewskazane po prostu. I tyle właściwie, dziękuję.</text:p>
      <text:p text:style-name="P677">Wchodziłoby to pod koniec tego tekstu, po prostu<text:span text:style-name="T678">.</text:span><text:s/>Na sam koniec tej strony, na str. 7 być może to trzeba<text:s/><text:soft-page-break/>odrobinę przed, bo tam są takie dwa kończące akapity, ale to już byśmy, w którymś punkcie to zrobili. To jest drobiazgiem.</text:p>
      <text:p text:style-name="P679">Sądy, niezależność sądownictwa strzec będzie krajowa rada sądownictwa składająca się w większości z sędziów delegowanych przez zgromadzenia ogólne Sądu Najwyższego, Naczelnego Sądu Administracyjnego i sądów powszechnych, która będzie przedstawiała prezydentowi do powołania na sędziego lub awansowania do wyższego sądu jednego z dwóch kandydatów zgłoszonych przez zgromadzenie ogólne sądów, w których okręgu zwolniono, z<text:span text:style-name="T680">aw</text:span>akowała stanowisko sędziowskie.</text:p>
      <text:p text:style-name="P681">Niezawisłość sędziowska opierać się będzie na zasadzie nieusuwalności i nieprzenoszenia sędziów, poza wypadkami ściśle określonymi w<text:s/>Konstytucji. I tyle po prostu.</text:p>
      <text:p text:style-name="P682"><text:span text:style-name="T683">Przewodnicząc</text:span><text:span text:style-name="T684">y</text:span><text:span text:style-name="T685">:</text:span></text:p>
      <text:p text:style-name="P686">Głos ma pan H<text:span text:style-name="T687">al</text:span>l.</text:p>
      <text:p text:style-name="P688"><text:span text:style-name="T689">Ob. Aleksander Hall</text:span>:</text:p>
      <text:p text:style-name="P690"><text:span text:style-name="T691">N</text:span>ie mam z<text:span text:style-name="T692">as</text:span>t<text:span text:style-name="T693">rz</text:span>eżeń co do struktury tekstu, natomiast mam pewne zastrzeżenia co do sposobu wypowiadania tych treści. Tutaj bardzo często w odniesieniu do planu przyszłości, często dosyć odległej przyszłości, używa się trybu ozn<text:span text:style-name="T694">aj</text:span>mującego. Będzie porządek demokratyczny, będzie tak czy owak. Oczywiście ja rozumiem, intencje, że chcielibyśmy, żeby tak było i taka jest intencja stron, ale w dokumencie, który jest wpisany w dosyć trudnej jednak sytuacji, w której zwłaszcza zmiany mogą być przez społeczeństwo od razu niezauważalne i nie odczuwane, bo przecież trzeba pamiętać o pewnej różn<text:span text:style-name="T695">i</text:span>cy klimatu i stanu świadomości panującej przy<text:s/>„okrągłym stole”, a tym co jest dosyć powszechną świadomością szerszych kręgów społecznych, borykających się z trudnościami<text:span text:style-name="T696"><text:s/></text:span>dnia codziennego, ten tryb, w którym sugeruje się jednak taką świetlaną przyszłość jutro i pojutrze - może razić. Może być odczytany jako deklaracja bez pokrycia.</text:p>
      <text:p text:style-name="P697">I ja bym proponował, w związku z tym pewne zniuansowanie tego, poprzez wprowadzenie takich formuł - że strony, wyrażają nadzieję, albo deklarują, uważają, w każdym razie, żeby przykład strona 2 od góry: w działaniach tych wczorajsi wrogowie przekształcać się będą w uczestników demokratyczn<text:span text:style-name="T698">ej</text:span><text:s/>rywalizacji i współdziałani<text:span text:style-name="T699">a<text:s/></text:span>w ramach nowych reguł życia publicznego.</text:p>
      <text:p text:style-name="P700">Otóż w moim przekonaniu zrezygnowałbym z mocnego słowa wrogowie, użyłbym słowa przeciwnicy, ale w działaniach tych wczorajsi, mamy nadzieję, czy wyrażamy nadzieję, że w działaniach tych wczorajsi przeciwnicy przekształcą się, zaczną... w uczestników demokratycznej rywalizacji i współdziałania w ramach nowych reguł życia publicznego i takich fragmentów jest bardzo dużo w tym tekście.</text:p>
      <text:p text:style-name="P701"><text:span text:style-name="T702">M</text:span>am nadzieję, że kreśli się pewien optymistyczny scenariusz Polski demokratyczn<text:span text:style-name="T703">ej</text:span>, mam nadzieję, że do niej b<text:span text:style-name="T704">ę</text:span>dziemy szli, ale zachowajmy tę pewną rezerwę, mówmy o swoich intencjach, nadziejach, oczekiwaniach, a nie o faktach, które jeszcze nimi się nie stały.</text:p>
      <text:p text:style-name="P705">I dwie sprawy merytoryczne, ale w moim przekonaniu<text:span text:style-name="T706"><text:s/></text:span>istotne. Otóż jest taki fragmen<text:span text:style-name="T707">t</text:span>:<text:s/><text:span text:style-name="T708">p</text:span>olityczny kompromis tych sił, które kierują się ideałami<text:s/><text:span text:style-name="T709">de</text:span>mokratycznymi /to jest strona 1 drugi akapit/, polityczny kompromis tych sił, które kierują się ideałami demokratycznie pojmowanego socjalizmu i tych, które czerpią inspiracje z innych źródeł ideowych pozwoli urzeczy<text:span text:style-name="T710">wi</text:span>stnić wspólny cel - niepodległą, suwerenną, bezpieczną, z równoprawnymi sojuszami, demokratyczną i silną gospodarczo Polskę.</text:p>
      <text:p text:style-name="P711">Otóż ja<text:s/>proponuję<text:s/>wzięcie, jeszcze rozważenie pierwszej części tego zdania, w którym znajduje się<text:s/><text:soft-page-break/>pewna deklaracja ideologiczna. Ja oczywiście nie kwestionuję przywiązania do i<text:span text:style-name="T712">d</text:span>eałów demokratycznych - demokratycznie pojmowanego socjalizmu, jakie mogą występować u części uczestników<text:s/>„okrągłego stołu”, z tym, że wydaje mi się, że po pierwsze ta opcja za ideałami demokratycznie pojmowanego socjalizmu jest sformułowaniem, jest pewną rzeczywistością, która pojawiła się stosunkowo niedawno, przed tym używano określenia realny socjalizm, który na ogół kojarzył się niedobrze, tak sądzę, w zdecydowanej większości społeczeństwa. I ja bym proponował jeśli to możliwe, żeby tutaj nie wprowadzać tych formuł i<text:span text:style-name="T713">de</text:span>ologicznych, bo jeśli mają one oddawać strukturę ideową społeczeństwa polskiego czy nawet tych sił, które są przy<text:s/>„okrągłym stole”<text:s/>nie wie<text:span text:style-name="T714">m</text:span><text:s/>czy akurat na pierwszym miejscu znalazłyby się<text:span text:style-name="T715"><text:s/></text:span>idee demokratycznie pojmowanego socjalizmu i bliżej niesprecyzowane inspiracje z innych źródeł ideowych, jak gdyby trochę na doczepkę, trochę w drugim szeregu i w sposób taki zupełnie niesprecyzowan<text:span text:style-name="T716">y.</text:span></text:p>
      <text:p text:style-name="P717"><text:span text:style-name="T718">W</text:span>ięc gdyby było to możliwe zrezygnowanie z tej<text:span text:style-name="T719"><text:s/></text:span>właśnie takiej formuły, która niewiele wnosi w treści, a może być uznana za rodzaj takiej pustej ideologicznej deklaracji.</text:p>
      <text:p text:style-name="P720">Poza tym proponowałbym, także rozważenie rezygnacji z ostatn<text:span text:style-name="T721">i</text:span>ego zdania na stronie 7: uzgodnione przy<text:s/>„okrągłym stole”<text:s/>- to znaczy przerwanie go w pewnym momencie uzgodnione przy<text:s/>„okrągłym stole”<text:s/>prowizorium konstytuc<text:span text:style-name="T722">yj</text:span>ne stwarza warunki dla dalszych zmian, które mogą być dziełem wszystkich uczestników życia publicznego. To jest niewątpliwie prawda, w tym momencie należy postawić chyba<text:span text:style-name="T723"><text:s/></text:span>kropkę. Można mie<text:span text:style-name="T724">ć</text:span><text:s/>nadzieję, że dalej ta droga zostanie, do demokracji zostanie otwarta dla wszystkich, którzy zechcą z niej skorzystać, ale to już wydaje mi się, że to jest jakieś oczekiwanie<text:span text:style-name="T725">,</text:span><text:s/>nadzieja, czy ona zostanie zrealizowana, czy nie, to już jest kwestia powiedziałbym otwarta. Dlatego, proponowałbym po prze<text:span text:style-name="T726">ci</text:span>nku postawić kropkę i na tym niewątpliwie prawdziwym zdaniu zakończyć.</text:p>
      <text:p text:style-name="P727">I jeszcze raz przypominam, że pod właśnie tym kątem zmian trybu oznajmującego w odniesieniu do kwes<text:span text:style-name="T728">ti</text:span>i przyszłości, czysto przyszłości dalszej na formuły bardziej zniuansowane i wyrażające intencje stron a<text:s/>w<text:s/>odniesieniu do przyszłości, proponowałbym ten tekst właśnie przejrzeć.</text:p>
      <text:p text:style-name="P729">Dziękuję.</text:p>
      <text:p text:style-name="P730"><text:span text:style-name="T731">O</text:span><text:span text:style-name="T732">b. Jan<text:s/></text:span><text:span text:style-name="T733">B</text:span><text:span text:style-name="T734">aszkiewicz</text:span>:</text:p>
      <text:p text:style-name="P735"><text:span text:style-name="T736">W</text:span><text:s/>sprawie poruszonej przez pana H<text:span text:style-name="T737">al</text:span>la, ja jednak obstawałbym przy tym, aby utrzymać te sformułowania dotyczące ideałów demokratycznego socjalizmu, ale oczywiście nic nie stoi na przeszkodzie temu, aby druga strona mogła doprecyzować tę formułę o inspiracje z innych źródeł ideowych. Uważam nawet, że byłoby to wielce pożądane.</text:p>
      <text:p text:style-name="P738">Kilka drobnych uwag redakcyjnych, ale może<text:s/>niepozbawionych<text:s/>znaczenia<text:span text:style-name="T739">.</text:span><text:s/>Na stronie 1 niezawisłość sądów i ich nadrzędność w stosunku do inn<text:span text:style-name="T740">yc</text:span>h organów. Jest to sformułowanie nieścisłe. Nie chodzi przecież ściśle rzecz biorąc o nadrzędność, ale raczej o kontrolę legalności innych organów, takich na przykład jak milicja.</text:p>
      <text:p text:style-name="P741">Przestrzeń życia publicznego - to jest ostatni akapit strony 1 - podobała mi się formuła pana przewodniczącego Geremka, przypomin<text:span text:style-name="T742">aj</text:span>ąca, że ta przestrzeń polityczna jest zawsze konfliktowa, zawsze tak było, tak jest, tak będzie, aż do odwołania i dobrze byłoby o tym wspomnieć<text:span text:style-name="T743">.</text:span><text:s/>Ale, żeby może nie straszyć ludzi takim sformułowaniem o konfliktowej przestrzeni, można by to sformułować oględniej, stwierdzeniem takim na przykład, że w społeczeństwie zawsze występuje równowaga różnych<text:span text:style-name="T744"><text:s/></text:span>sił, rzeczywista,<text:s/><text:span text:style-name="T745">a</text:span>le jedna<text:span text:style-name="T746">k</text:span><text:s/><text:soft-page-break/>zawsze nietrwała i wymagająca koordynacji interesów oraz mechanizm<text:span text:style-name="T747">ó</text:span>w łagodzenia i rozwiązywania konfliktów. To wydaje mi się pożądane.</text:p>
      <text:p text:style-name="P748"><text:span text:style-name="T749">N</text:span>a stronie 2 wydaje mi się, że bardzo zawęża myśl skądinąd ważną to stwierdzenie, iż od dołu powinny wyrastać, rodzić się, rozwijać reguły życia publicznego. No to jest twierdzenie prawdziwe, ale powtarzam zbyt wąskie wołałbym, abyśmy wyraźnie powiedzieli, że do podstawowych zasad demokratycznych należy stale rozszerzająca się partycypacja obywateli, uczestnictwo obywateli w życiu publicznym. To jest oczywiście więcej niż samo tworzenie reguł.</text:p>
      <text:p text:style-name="P750">W drugim akapicie jest mowa o anachronicznych s<text:span text:style-name="T751">tr</text:span>uk<text:span text:style-name="T752">t</text:span>urach państwowych. Chciałbym nawiązać do wypowiedzi, które tu niejednokrotnie padały, iż wszyscy jesteśmy z<text:span text:style-name="T753">ai</text:span>nteresowani wzmocnieniem struktur państwowych, przy czym to wzmocnienie polegać by miało zarówno na szerokim poparciu społecznym dla państwa polskiego, jak i na jego sprawności działania, jego efektywności działania.</text:p>
      <text:p text:style-name="P754">Sądzę, że byłoby bardzo pożądane w którymś miejscu tego wst<text:span text:style-name="T755">ę</text:span>pu politycznego na stronie 2 albo trzeciej znaleźć miejsca dla sformułowania o potrzebie poszerzania bazy społecznej porozumienia narodowego. Myślę, że taka poprawka nie wymaga uzasadnień.</text:p>
      <text:p text:style-name="P756">Na stronie 3-ciej,<text:s/><text:span text:style-name="T757">w</text:span><text:s/>akapicie<text:s/><text:span text:style-name="T758">4-t</text:span>ym, gdzie jest mowa o zasadach polityki kadrowej, no,<text:s/><text:span text:style-name="T759">wydaj</text:span>e mi się, że jest tutaj pewna nieścisłość, bo sfery życia politycznego, kulturalnego i gospodarczego, nie są to jeszcze wszystkie dziedziny życia<text:span text:style-name="T760">.</text:span><text:s/>Trzeba by się na coś zdecydować<text:span text:style-name="T761">.</text:span><text:s/>Może to słowo wszystkie jest tutaj zbędne i jest tutaj na wyrost<text:span text:style-name="T762">.</text:span></text:p>
      <text:p text:style-name="P763">Na stronie 5<text:span text:style-name="T764">-tej,</text:span><text:s/>jest chyba błąd, nie<text:span text:style-name="T765">st</text:span>yli<text:span text:style-name="T766">st</text:span>yczny, ale merytoryczny<text:span text:style-name="T767">.</text:span><text:s/><text:span text:style-name="T768">W</text:span><text:s/>akapicie 4-tym jest mowa o drugiej turze głosowania<text:span text:style-name="T769">.</text:span><text:s/>Otóż chodzi tutaj, o każdy nie obsadzony mandat poselski i senatorski, jak dobrze rozumiem, skoro myśmy, to jest chyba niestylistyczny, ale merytoryczny błąd<text:span text:style-name="T770">.</text:span></text:p>
      <text:p text:style-name="P771">Na stronie 6-<text:span text:style-name="T772">t</text:span>ej ja<text:s/><text:span text:style-name="T773">b</text:span>ym jednak już nie lokował dwóch grzyb<text:span text:style-name="T774">ó</text:span>w do tego barszczu<text:span text:style-name="T775">.</text:span><text:s/>P<text:span text:style-name="T776">a</text:span><text:span text:style-name="T777">ń</text:span>stwo mówicie, że zgromadzenie narodowe dokona jednorazowo wyboru prezyde<text:span text:style-name="T778">nt</text:span>a pierwszej kadencji<text:span text:style-name="T779">.</text:span><text:s/>Usunąłby<text:span text:style-name="T780">m</text:span><text:s/>słowo:<text:s/>„<text:span text:style-name="T781">j</text:span>ednorazowo wyboru prezydenta pierwszej kadencji”, zwłaszcza, że można się liczyć na przykład z taką sytuacją, iż ów prezydent z jakichś powodów losowych nie dokończy pierwszej kadencji no i wówczas co? Jednorazowo jest tutaj już na pe<text:span text:style-name="T782">wno</text:span><text:s/>określeniem zbę<text:span text:style-name="T783">d</text:span>nym, wystarczy wspomnieć o wyborze prezydenta pierwszej kadencji<text:span text:style-name="T784">.</text:span></text:p>
      <text:p text:style-name="P785">Proszę państwa, wreszcie chciałem powiedzieć, że ostatnie dwa zdania dotyczące jakiejś sprawy związanej z naszą dotychczasową dzisiejszą dyskusją, spraw komisji porozumie<text:span text:style-name="T786">w</text:span>aw<text:span text:style-name="T787">c</text:span>ze<text:span text:style-name="T788">j</text:span><text:s/>są zupełnym bełkotem<text:span text:style-name="T789">.</text:span><text:s/>Bardzo przepraszam, ja tego nie rozumiem i nie sądzę, żeby ktokolwiek mógł zrozumieć te ostatnie dwa zdania. To wszystko trzeba n<text:span text:style-name="T790">a</text:span>tychmiast zmienić i zastąpić czymś co by było jasne.</text:p>
      <text:p text:style-name="P791">I jeszcze ostatnia uwaga<text:span text:style-name="T792">.</text:span><text:s/>Chciałbym powiedzieć<text:s/><text:span text:style-name="T793">,</text:span><text:s/><text:span text:style-name="T794">że p</text:span>ewien bard<text:span text:style-name="T795">zo</text:span><text:s/><text:span text:style-name="T796">d</text:span>o<text:span text:style-name="T797">b</text:span>ry polityk, który się na<text:span text:style-name="T798">z</text:span>ywa<text:span text:style-name="T799">ł</text:span><text:s/>hrabia De Mirabeau, powiadał, że<text:s/><text:span text:style-name="T800">z</text:span>na tylko jedną dziedz<text:span text:style-name="T801">i</text:span>nę, w której opowiada się za władzą despotyczną<text:span text:style-name="T802">.</text:span><text:s/>Tą dziedziną jest redagowanie tekstów.<text:s/><text:span text:style-name="T803">D</text:span>latego ja byłbym za tym, aby ostateczne zredagowanie tego tekstu powierzyć nie jakiemuś zespołowi, ale dwóm przewodniczącym naszego stołu<text:span text:style-name="T804">.</text:span></text:p>
      <text:p text:style-name="P805">Dziękuję bardzo<text:span text:style-name="T806">.</text:span></text:p>
      <text:p text:style-name="P807"><text:span text:style-name="T808">Janusz Reykowski</text:span>:</text:p>
      <text:p text:style-name="P809">Pan Król przedwcześnie się cieszy<text:span text:style-name="T810">.</text:span></text:p>
      <text:p text:style-name="P811"><text:span text:style-name="T812">P</text:span><text:span text:style-name="T813">a</text:span>n<text:span text:style-name="T814">i</text:span><text:s/>profesor Zakrzewska<text:span text:style-name="T815">.</text:span></text:p>
      <text:soft-page-break/>
      <text:p text:style-name="P816"><text:span text:style-name="T817">Janina Zakrzewska:</text:span></text:p>
      <text:p text:style-name="P818">Ja zgodzę się z tym,<text:s/><text:span text:style-name="T819">ż</text:span>e te zespołowe redagowania są d<text:span text:style-name="T820">oś</text:span>ć trudne<text:span text:style-name="T821">.</text:span><text:s/>Mia<text:span text:style-name="T822">ł</text:span>abym z rzeczy generalnych takie przykłady<text:span text:style-name="T823">.</text:span><text:s/>Popieram w pełni to, co mówił pan<text:s/><text:span text:style-name="T824">H</text:span>all, ponieważ to są<text:s/><text:span text:style-name="T825">st</text:span>wierdzenia, które<text:s/><text:span text:style-name="T826">m</text:span>ogą wprowadzać w błąd czytelników<text:span text:style-name="T827">.</text:span><text:s/>To<text:s/><text:span text:style-name="T828">jest</text:span><text:s/><text:span text:style-name="T829">j</text:span>edna sprawa<text:span text:style-name="T830">.</text:span></text:p>
      <text:p text:style-name="P831">Druga, że uważam, ż<text:span text:style-name="T832">e</text:span><text:s/>tekst czym jest krótszy tym jest bard<text:span text:style-name="T833">zie</text:span>j czytelny i proponowałabym też, dam przykłady, zrezygnować z pew<text:span text:style-name="T834">ne</text:span>j nieuchronnej w zbiorowym redagowaniu waty. Jeżeli się tą watę wyrzuci wtedy będzie krótszy i jaśniejszy oraz pewne już konkretne uwagi do tego tekstu<text:span text:style-name="T835">.</text:span></text:p>
      <text:p text:style-name="P836">J<text:span text:style-name="T837">e</text:span>dna sprawa, też<text:s/><text:span text:style-name="T838">r</text:span>edakcyjna, ale może na to trzeba zwrócić uwagę<text:span text:style-name="T839">.</text:span><text:s/>Używa się imiennie sformułowań - umow<text:span text:style-name="T840">a</text:span><text:s/>społeczna, umowa polityczna<text:span text:style-name="T841">.</text:span><text:s/>N<text:span text:style-name="T842">a</text:span>leżałoby się na coś zdecydować.</text:p>
      <text:p text:style-name="P843">Jeszcze j<text:span text:style-name="T844">e</text:span>den przykład tego, o czy<text:span text:style-name="T845">m</text:span><text:s/>mówił pan Hall, a wobec tego uwagi potem naniesione bym dała - gdyby to przeszło, propozycja pana profesora Baszkiewicza, gdyby przeszła - przew<text:span text:style-name="T846">od</text:span>n<text:span text:style-name="T847">ic</text:span>zącym, żeby tutaj nie zajmować c<text:span text:style-name="T848">z</text:span>asu. Ale na przykład na pierwszej stronie, ostatni<text:s/>akapit brzmi:<text:s/>„Dojście do takiego<text:s/><text:span text:style-name="T849">st</text:span>anu rzeczy będzie wymagało stanowczych działań, z których jedne są ju<text:span text:style-name="T850">ż</text:span><text:s/>podejmowane<text:span text:style-name="T851">.</text:span><text:s/>Pierwsza<text:span text:style-name="T852">.</text:span><text:s/><text:span text:style-name="T853">I</text:span>nne będą podjęte w najbliższych miesiącach, inne w ciągu najbliższych dwóch-trzech lat itd.”. To jest bardzo trudne takie zobowiązanie i to dla czytelnika wynikałoby, że taki kalendarz został bardzo ściśle opracowany i uzgodniony.<text:s/><text:span text:style-name="T854">I</text:span><text:s/>myślę, że byłoby lepi<text:span text:style-name="T855">ej,</text:span><text:s/>gdyby tego rodzaju zdania, one się powtarzają w tek<text:span text:style-name="T856">ś</text:span>cie, częściowo pan Hall dawał przykłady, a to jest<text:s/><text:span text:style-name="T857">je</text:span>den z prz<text:span text:style-name="T858">y</text:span>kładów nie podanych<text:span text:style-name="T859">,</text:span><text:s/>ale takich jest jeszcze więcej. Gdyby, na przykład, takie s<text:span text:style-name="T860">fo</text:span>rmułowanie brzmiało:<text:s/><text:span text:style-name="T861">„</text:span>dojście do takiego stanu rzeczy będzie wymagało stanowczych działań, z których jedne są już pod<text:span text:style-name="T862">ej</text:span>mowane, inne<text:s/>powinny być podjęte w najbliższych miesiącach”.<text:s/><text:span text:style-name="T863">I</text:span><text:s/>to jest coś takiego, pod czym każdy może się podpisać.</text:p>
      <text:p text:style-name="P864">Na stronie 2-giej, akapit pierwszy, godz<text:span text:style-name="T865">ę</text:span><text:s/>się z panem Hallem jeżeli chodzi o tych wczorajszych wrogów, bo to jest też dosyć tak ozdobne. Natomiast co do drugi<text:span text:style-name="T866">e</text:span>go akapitu, tu rozumiem intencje pana profesora Baszk<text:span text:style-name="T867">ie</text:span>wicza, ale nie jestem pewna, czy w tego typu t<text:span text:style-name="T868">ekś</text:span>ci<text:span text:style-name="T869">e</text:span><text:s/>w ogóle taki<text:span text:style-name="T870">e</text:span><text:s/>zdania, na przykład, trzeba bę<text:span text:style-name="T871">d</text:span>zie<text:s/><text:span text:style-name="T872">c</text:span>zasu, aby gruntownie przebudować istni<text:span text:style-name="T873">e</text:span>jące obecni<text:span text:style-name="T874">e</text:span>, często anachroniczne struktury państwowe, są konieczne. B<text:span text:style-name="T875">o</text:span><text:s/>to nie jest żadną umową, żadnym porozumieniom stron, to jest taki ogólny pogląd.<text:s/><text:span text:style-name="T876">l</text:span><text:s/>takich sformułowań jest wię<text:span text:style-name="T877">c</text:span>ej<text:span text:style-name="T878">.</text:span><text:s/>Na tej samej stronie, akapit, raz, dwa, który zaczyna się od<text:s/>„ewolucyjnemu sposobowi realizowania zmian zagrozić mogłyby działania zbyt radykalne<text:span text:style-name="T879">”</text:span>.<text:s/><text:span text:style-name="T880">W</text:span><text:s/>poprzednim akapicie jest zdanie bardzo trafne. Obie strony są głęboko przekonane, że niezbędne re<text:span text:style-name="T881">fo</text:span>rmy pań<text:span text:style-name="T882">st</text:span>wa powinny dokonać się zgodnie z narodową racją stanu na drodze ewolucyjnej.<text:s/>I cały następny akapit bym wyrzuciła, bo jest tylko powtórzeniem i tego nie rozwija<text:span text:style-name="T883">.</text:span><text:s/>Natomiast ostatni akapit, na stronie 2-giej budzi już moje wątpliwości merytoryczne, bo mowa jest o ważnym stadium ewolucji politycznej.<text:s/><text:span text:style-name="T884">Z</text:span><text:s/>czym się zgadzam, pluralizm związkowy, prawo opozycji do legalnego działania, zwiększenie zakresu swobody słowa. Po tym<text:span text:style-name="T885"><text:s/></text:span>jest nagle zdanie:<text:s/><text:span text:style-name="T886">“</text:span>Jest to początek drogi do demokracji parlamentarnej”. Tak, gdyby było nawet do demokracji to ja jeszcze myślę, że można by z tego zdania zrezygnować. Mówmy o tym, co jest na dzisiaj. Czy uznanie<text:s/><text:span text:style-name="T887">N</text:span>S<text:span text:style-name="T888">Z</text:span>Z<text:s/>„Solidarność”<text:s/>jest początkiem demokracji parlamentarn<text:span text:style-name="T889">ej,</text:span><text:s/>mam poważne wątpliwości. Dlatego jest to zdarzenie pr<text:span text:style-name="T890">zy</text:span>sz<text:span text:style-name="T891">ł</text:span>e i niepewne. Ta demokracja, należy do tego dążyć, ale to stanowczo, j<text:span text:style-name="T892">e</text:span>śli chodzi o demokrację parlame<text:span text:style-name="T893">nt</text:span>arną, każdy ma swego konika, ja parlament, profesor B<text:span text:style-name="T894">a</text:span>szkiewicz rewolucję francuską, to jednak jest pewna przesada.</text:p>
      <text:p text:style-name="P895">Na stronie 3-ciej miałabym wątpliwoś<text:span text:style-name="T896">c</text:span>i do ostatniego zdania pierwszego akapitu, tego, który zaczyna<text:s/><text:soft-page-break/>się:<text:s/>„Polska jest wspólnym domem wszystkich obywateli”<text:span text:style-name="T897">.</text:span><text:s/>Zgadzam się absolutnie z tym s<text:span text:style-name="T898">fo</text:span>rmułowaniem o mniejszościach narodowych i odpowiedzialności,<text:s/><text:span text:style-name="T899">k</text:span>onieczności utrzymywania więzi z rodakami na obczyźnie, na Wschodzie i na Zachodzie.<text:s/><text:span text:style-name="T900">I</text:span><text:s/>na tym bym skończyła, ponieważ my nie piszemy w żadnym innym momencie co powinno się znaleźć w przyszłej konstytucji, więc myślę, ż<text:span text:style-name="T901">e</text:span><text:s/>to zdanie:<text:s/>„kwestie te winny znaleźć właściwe ujęcie w nowej konstytucji<text:span text:style-name="T902">”</text:span><text:s/>jest przedwczesne, bo w innych wypadkach tym się n<text:span text:style-name="T903">i</text:span>e za<text:span text:style-name="T904">j</text:span>mujemy.</text:p>
      <text:p text:style-name="P905">Tutaj jeszcze, myślę, na stronie<text:s/><text:span text:style-name="T906">4</text:span>-tej, pan profesor Baszkiewicz mówił już przy wyborach do S<text:span text:style-name="T907">e</text:span>jmu, ja myślę, ż<text:span text:style-name="T908">e</text:span><text:span text:style-name="T909"><text:s/></text:span>akapit, który zaczyna się<text:s/>„wyborach do S<text:span text:style-name="T910">e</text:span>jmu, wszyscy kandydaci”<text:s/>jest pomyłką<text:span text:style-name="T911">.</text:span><text:s/>Tu chodzi o wybory do Senatu.</text:p>
      <text:p text:style-name="P912"><text:span text:style-name="T913">Głos z sali</text:span>:</text:p>
      <text:p text:style-name="P914">Tak, to jest pomyłka oczywista<text:span text:style-name="T915">.</text:span></text:p>
      <text:p text:style-name="P916"><text:span text:style-name="T917">Janina Zakrzewska</text:span>:</text:p>
      <text:p text:style-name="P918">Poza tym p<text:span text:style-name="T919">ro</text:span>pon<text:span text:style-name="T920">ow</text:span>ałabym ostatni akapit, również na stronie<text:s/><text:span text:style-name="T921">4</text:span>-te<text:span text:style-name="T922">j</text:span>, podziału mandatów między poszczególne okręgi, a także partie,<text:s/><text:span text:style-name="T923">st</text:span>ronn<text:span text:style-name="T924">ict</text:span>wa polityczne i bezpartyjnych, dokona Rada Państwa, proponowałabym podział mandatów pomiędzy poszczególne okręgi wyborcze, a w ich ramach na mandaty dla stronnictw politycznych, partii, bezpartyjnych, dokona Rada Państwa. Bo tu są dwie różne rzeczy. Podział na okręgi i w ramach tych okręgów podział<text:span text:style-name="T925">.</text:span></text:p>
      <text:p text:style-name="P926">Potem na stronie<text:s/><text:span text:style-name="T927">5-</text:span>tej ostatni akapit, liczba<text:s/><text:span text:style-name="T928">m</text:span>ie<text:span text:style-name="T929">j</text:span>s<text:span text:style-name="T930">c<text:s/></text:span>w Senacie, jakie uzyskają poszczególne ugrupowania, zależeć będzie wyłącznie od decyzji wyborców w okręgach wyborczych.<text:s/>No, na temat strony 6-s<text:span text:style-name="T931">t</text:span>ej była już mow<text:span text:style-name="T932">a</text:span>, popieram to, żeby drugi punkt był zatytułowany Sejm, Senat,<text:s/>Prezyde<text:span text:style-name="T933">nt.</text:span></text:p>
      <text:p text:style-name="P934"><text:span text:style-name="T935">Janusz Reykowski</text:span>:</text:p>
      <text:p text:style-name="P936">Przepraszam, nie<text:s/>zrozumiałem<text:s/>poprzedniej uwagi?</text:p>
      <text:p text:style-name="P937"><text:span text:style-name="T938">Janina Zakrzewska</text:span>:</text:p>
      <text:p text:style-name="P939">To może przedstawię, na stronie 5-<text:span text:style-name="T940">t</text:span>ej mówiłam o okręgach wyborczych, o decyzjach wyborców w okręgach wyborców w pierwszym akapicie<text:span text:style-name="T941">.</text:span><text:s/>To jest drobna sprawa<text:span text:style-name="T942">.</text:span></text:p>
      <text:p text:style-name="P943">Potem na stronie 6-tej, mam wątpliwości co do sformułowań akapitu, ustępu 1 i 2-go. Pierwsze zd<text:span text:style-name="T944">a</text:span>nie brzmi:<text:s/>„reforma instytucji państwowych obejmuje Sejm, Senat, urząd<text:s/>Prezydenta, oczywiście, dodałabym i sądy. I też wyrzuciłabym zdanie:<text:s/>„stanowi ona krok w kierunku systemu demokratycznego”<text:span text:style-name="T945">,</text:span><text:s/>J<text:span text:style-name="T946">a</text:span><text:s/>myśl<text:span text:style-name="T947">ę</text:span>, że to co będzie podane do<text:s/><text:span text:style-name="T948">w</text:span>iadomości jest dostatecznie<text:s/>wiele<text:span text:style-name="T949"><text:s/></text:span>mówią<text:span text:style-name="T950">ce</text:span><text:s/>i te zakończenia, to<text:s/><text:span text:style-name="T951">j</text:span>est w zakończeniu pewne podsumowanie i pewne rzeczy s<text:span text:style-name="T952">ą<text:s/></text:span>ju<text:span text:style-name="T953">ż</text:span><text:s/>we wstępie. I w tekście unikałabym takich sformułowań<text:span text:style-name="T954">.</text:span></text:p>
      <text:p text:style-name="P955">Poza tym drugi akapit. I<text:span text:style-name="T956">s</text:span><text:span text:style-name="T957">tot</text:span>nym ogran<text:span text:style-name="T958">ic</text:span>zen<text:span text:style-name="T959">ie</text:span>m władzy Sejmu, ale zarazem całości władzy ustawodawcze<text:span text:style-name="T960">j</text:span><text:s/>umocnieniem będzie instytucja Senatu<text:span text:style-name="T961">.</text:span><text:s/><text:span text:style-name="T962">P</text:span>roponowałabym wyrzucić s<text:span text:style-name="T963">fo</text:span>rmułowanie<text:s/><text:span text:style-name="T964">„</text:span>istotnym<text:s/><text:span text:style-name="T965">og</text:span>ran<text:span text:style-name="T966">ic</text:span>zen<text:span text:style-name="T967">io</text:span>m władzy Sejmu, ale zarazem”<text:s/>i dodać:<text:s/>„umocnienie całoś<text:span text:style-name="T968">c</text:span>i władzy u<text:span text:style-name="T969">st</text:span>awodawcz<text:span text:style-name="T970">ej<text:s/></text:span>będzie nowa instytucja Senatu”.</text:p>
      <text:p text:style-name="P971">Potom trzeci akapit łączy się z tym, o czym mówił pan Hall, tylko nie dawał tego przykładu.<text:s/>„Senat wybrany suwerenną wolą narodu bę<text:span text:style-name="T972">d</text:span>zie ciałem, które”, ja bym dodała<text:s/>„będzie mógł pełnić”.<text:s/><text:span text:style-name="T973">I</text:span><text:s/>tutaj wyrzuciłabym zdanie:<text:s/>„jak izby tego rodzaju w innych krajach”<text:span text:style-name="T974">.</text:span><text:s/><text:span text:style-name="T975">N</text:span>i<text:span text:style-name="T976">e</text:span><text:s/>dajemy nigdzie elementów po<text:span text:style-name="T977">ró</text:span>wnawczych, można dyskutować, czy w innych krajach mają ograniczoną władzę u<text:span text:style-name="T978">st</text:span>aw<text:span text:style-name="T979">od</text:span>awczą, czy<text:s/><text:soft-page-break/>nie.<text:s/><text:span text:style-name="T980">W</text:span><text:s/>j<text:span text:style-name="T981">e</text:span>dnych mają, w innych nie mają<text:span text:style-name="T982">.</text:span><text:s/><text:span text:style-name="T983">W</text:span><text:s/>jednych mają dokładnie taką samą władzę, jak Sejm<text:span text:style-name="T984">.</text:span><text:s/>Więc ja bym napisała o S<text:span text:style-name="T985">e</text:span>nacie w ten sposób, wyrzucają<text:span text:style-name="T986">c</text:span>:<text:s/>„jak izby tego rodzaju w<text:s/><text:span text:style-name="T987">i</text:span>nnych krajach”, bo<text:s/><text:span text:style-name="T988">t</text:span>o m<text:span text:style-name="T989">a</text:span><text:s/><text:span text:style-name="T990">o</text:span>gr<text:span text:style-name="T991">a</text:span>n<text:span text:style-name="T992">i</text:span>czon<text:span text:style-name="T993">ą</text:span><text:s/>władzę ustawodawczą. Jednak pełni.<text:s/><text:span text:style-name="T994">N</text:span>apisałam:<text:s/>„Senat wybrany bę<text:span text:style-name="T995">d</text:span>zie ciałem, który będzie pełnił poważne funkcje kontrolne, czy po prostu funkcje kontrolne”, bo to poważne, to jest ta wada. Będzie pełnił funkcje kontrolne, w szczególności w zakresie praw człowieka, praworządności oraz życia społecznego.</text:p>
      <text:p text:style-name="P996">Jeżeli chodzi o akapit przed<text:span text:style-name="T997">ost</text:span>atni, dotyczy on urzędu<text:s/>Prezydenta, pro<text:span text:style-name="T998">p</text:span>onowałaby<text:span text:style-name="T999">m</text:span>, żeby zdanie ostatnie brzmiało:<text:s/>„ze względu<text:s/><text:span text:style-name="T1000">na</text:span><text:s/>aktualne miejsce państwa polskiego<text:s/><text:span text:style-name="T1001">w</text:span><text:s/>Europie, prezydent b<text:span text:style-name="T1002">ędzi</text:span>e mia<text:span text:style-name="T1003">ł</text:span><text:s/>decydujące uprawnienia<text:s/><text:span text:style-name="T1004">w</text:span><text:s/>zakr<text:span text:style-name="T1005">e</text:span>sie polityki<text:s/><text:span text:style-name="T1006">z</text:span>ag<text:span text:style-name="T1007">r</text:span>an<text:span text:style-name="T1008">i</text:span>c<text:span text:style-name="T1009">z</text:span>ne<text:span text:style-name="T1010">j</text:span><text:s/>i obronności, któr<text:span text:style-name="T1011">e</text:span><text:s/>są uznane za jego konstytucyjne prerogatywy. Inne akty<text:s/>Prezydenta będą wymagały ko<text:span text:style-name="T1012">nt</text:span>rasygnaty prezesa<text:s/><text:span text:style-name="T1013">R</text:span>ady Ministrów.<text:span text:style-name="T1014"><text:s/></text:span>To są takie stylistyczne kore<text:span text:style-name="T1015">kt</text:span>ury, ale wydaje mi się,<text:s/><text:span text:style-name="T1016">że<text:s/></text:span>one coś znaczą<text:span text:style-name="T1017">.</text:span><text:s/>Prezydent ma uprawnienia, a władze, to nie bardzo wiadomo, w tym kontekście<text:span text:style-name="T1018">.</text:span></text:p>
      <text:p text:style-name="P1019">Oczywiście zgodziłabym się z już zgłoszony wnioskiem na stronie 7-mej, żeby skończyć ostatnie zdanie na którym, na słowach:<text:s/>„które mogą być dziełem wszystkich uczestników życia publicznego”.<text:span text:style-name="T1020"><text:s/></text:span>I dać tutaj kropkę. I po, jeśli o akapit drugi, po rozwiązaniu parlam<text:span text:style-name="T1021">e</text:span>ntu, prezydent ogłasza nowe wybory i dać nowy akapit, poświęcony sądom, bo pot<text:span text:style-name="T1022">e</text:span>m następuje tu podsumowanie<text:span text:style-name="T1023">.</text:span></text:p>
      <text:p text:style-name="P1024">Jeżeli chodzi o sprawy szczegółowe,<text:s/><text:span text:style-name="T1025">kt</text:span>óre myślę, że zgłoszę konkretnie redaktorom, to tylko chciałam dać taki przykład, na pierwszej stronie, pierwszo zdanie, jeżeli państwo spojrzą i ja bym odczytała to zdani<text:span text:style-name="T1026">e</text:span><text:s/>w ten sposób:<text:s/>„po latach kryzysu gospodarczego i kon<text:span text:style-name="T1027">fliktó</text:span>w politycznych, P<text:span text:style-name="T1028">o</text:span>lska stoi przed wielkim zagro<text:span text:style-name="T1029">ż</text:span>en<text:span text:style-name="T1030">ie</text:span>m, ale i wielką szansą, to myślę, że to jest zupełnie to samo, jak wiele lat kryzysu, nadal wielkie zagrożenie itd. I tutaj myślę, ż<text:span text:style-name="T1031">e</text:span><text:s/>tego typu korekty redakcyjne można przeprowadzić i to po prostu skróci tekst, a bę<text:span text:style-name="T1032">d</text:span>zie on bardziej czytelny.</text:p>
      <text:p text:style-name="P1033">Więc to wydaje mi się bardzo istotne i pozw<text:span text:style-name="T1034">o</text:span>l<text:span text:style-name="T1035">ę</text:span><text:s/>sobie wobec tego już te szczegółowe uwagi zgłosić na tekście. Ale byłabym stanowczo za tym, aby to co ma być dopiero realizowane, ustawiali jako to co ma być realizowane,<text:s/><text:span text:style-name="T1036">a</text:span><text:s/>nie na to, co już zostało całkowicie dzisiaj uzgodnione<text:span text:style-name="T1037">.</text:span></text:p>
      <text:p text:style-name="P1038">Dziękuję bardzo.</text:p>
      <text:p text:style-name="P1039"><text:span text:style-name="T1040">Janusza Reykowski</text:span>:</text:p>
      <text:p text:style-name="P1041">Proszę państwa, wyg<text:span text:style-name="T1042">l</text:span>ąda na to,<text:s/><text:span text:style-name="T1043">ż</text:span>e nie zdążymy przed, o której musimy zakończyć posi<text:span text:style-name="T1044">e</text:span>dzenie?</text:p>
      <text:p text:style-name="P1045"><text:span text:style-name="T1046">G</text:span><text:span text:style-name="T1047">ł</text:span><text:span text:style-name="T1048">os z sali</text:span>:</text:p>
      <text:p text:style-name="P1049">O<text:s/><text:span text:style-name="T1050">12</text:span>-tej .</text:p>
      <text:p text:style-name="P1051"><text:span text:style-name="T1052">Janusz Reykowski</text:span>:</text:p>
      <text:p text:style-name="P1053">Równo o<text:s/><text:span text:style-name="T1054">12</text:span>-<text:span text:style-name="T1055">t</text:span>ej<text:span text:style-name="T1056">.</text:span><text:s/>Apeluję do kolejnych mówców, których<text:s/><text:span text:style-name="T1057">m</text:span>a<text:span text:style-name="T1058">m</text:span><text:s/>sporo, o szybkie wypowiadanie się<text:span text:style-name="T1059">.</text:span><text:s/><text:span text:style-name="T1060">I</text:span><text:s/>udzielam głosu panu Winczorkow<text:span text:style-name="T1061">i.</text:span></text:p>
      <text:p text:style-name="P1062"><text:span text:style-name="T1063">Piotr Winczorek</text:span>:</text:p>
      <text:p text:style-name="P1064">Prosimy bardzo o uwagi na piśmie, do profesora Bodnara, albo do...</text:p>
      <text:p text:style-name="P1065"><text:span text:style-name="T1066">Janusz Reykowski</text:span>:</text:p>
      <text:p text:style-name="P1067">Ja myślałem o tym, że będziemy, że powst<text:span text:style-name="T1068">a</text:span>nie równolegle protokół<text:span text:style-name="T1069">.</text:span><text:s/>Sądzę, że powinien już by<text:span text:style-name="T1070">ć</text:span><text:s/>wiecz<text:span text:style-name="T1071">o</text:span>rem i w związku z tym będzie już automatycznie<text:span text:style-name="T1072">.</text:span></text:p>
      <text:p text:style-name="P1073">Pan Winczorek.</text:p>
      <text:soft-page-break/>
      <text:p text:style-name="P1074"><text:span text:style-name="T1075">Piotr Winczorek</text:span>:</text:p>
      <text:p text:style-name="P1076">Ja musz<text:span text:style-name="T1077">ę</text:span><text:s/>powiedzie<text:span text:style-name="T1078">ć</text:span>, że wielkie uznanie mam dla osób, które<text:s/>redagowały ten tekst. Brałem udział w redagowaniu różnych tekstów zbiorowo, nawet w gronie osób, które miały jednakowe poglądy i to było rzeczywiście trudne. Dlatego uważamy że ten tekst nie powinien by<text:span text:style-name="T1079">ć</text:span><text:s/>w ogóle zmieniany. Uważam, że żadne poprawki nie powinny być tutaj wnoszone, godzę się na wszystko,<text:s/><text:span text:style-name="T1080">c</text:span>o tutaj jest powiedziane, z wyjątkiem jednego słowa, ale jeżeli to słowo zostanie utrzymane, to pr<text:span text:style-name="T1081">ot</text:span>estować nie będę, ponieważ nie uważam nikogo za swoj<text:span text:style-name="T1082">e</text:span>go wroga, mam nadzieję, że nie mam wrogów także. Wobec tego to, co j<text:span text:style-name="T1083">e</text:span>st na drugiej stronie, u samej góry, radziłbym zmienić.</text:p>
      <text:p text:style-name="P1084">To wszystko<text:span text:style-name="T1085">.</text:span></text:p>
      <text:p text:style-name="P1086"><text:span text:style-name="T1087">Janusz Reykowski</text:span>:</text:p>
      <text:p text:style-name="P1088">Dziękuję bardzo<text:span text:style-name="T1089">.</text:span><text:s/>Pan Szyndzielorz<text:span text:style-name="T1090">.</text:span></text:p>
      <text:p text:style-name="P1091"><text:span text:style-name="T1092">Karol Szyndzielorz</text:span>:</text:p>
      <text:p text:style-name="P1093">Ja pomny tego,<text:s/><text:span text:style-name="T1094">ż</text:span>e wielbłąd to jest<text:s/><text:span text:style-name="T1095">k</text:span>o<text:span text:style-name="T1096">ń</text:span><text:s/>zapr<text:span text:style-name="T1097">oje</text:span>ktowany przez kolegium, chciałem powiedzieć, że to nie jest wielbłąd, ale może dromader<text:span text:style-name="T1098">.</text:span><text:s/><text:span text:style-name="T1099">I</text:span><text:s/>w<text:s/><text:span text:style-name="T1100">zw</text:span>i<text:span text:style-name="T1101">ą</text:span>zku z tym ja mam pewne uwagi dotyczące treści zawartych w tym projekcie umowy politycznej. Pewne uwag<text:span text:style-name="T1102">i</text:span>, które sobie zanotowałem zostały wyczerpane już tutaj uwagami poprzednich mówców, właśnie na kwestiach wrogow<text:span text:style-name="T1103">ie,</text:span><text:s/>przec<text:span text:style-name="T1104">i</text:span>wnicy, to jest jednak istotna różnica.</text:p>
      <text:p text:style-name="P1105">Druga sprawa, na tej samej stronie drugiej,<text:s/>„powinny się rodzić od dołu”. To nie jest zbyt szczęśliwe s<text:span text:style-name="T1106">fo</text:span>rmułowanie. To znaczy ja rozumiem o co chodzi, ale pamiętam zwroty, ż<text:span text:style-name="T1107">e</text:span><text:s/>ktoś się oczyszczał od dołu itd., więc to nie jest takie najlepsze.</text:p>
      <text:p text:style-name="P1108">Teraz, ja uważam, że trzeci i czwarty akap<text:span text:style-name="T1109">it</text:span><text:s/>na stronie drugi<text:span text:style-name="T1110">ej,</text:span><text:s/>jest jednak mętniack<text:span text:style-name="T1111">i.</text:span><text:span text:style-name="T1112"><text:s/></text:span><text:span text:style-name="T1113">I</text:span><text:s/>że tu są pewno powtórzenia<text:span text:style-name="T1114">.</text:span><text:s/>To znaczy ten dokument mógłby istnieć bez tych dwóch akapitów. Dlatego, że po prostu pewne rekomenda<text:span text:style-name="T1115">cj</text:span>e, które tu się zawarły są potem powtarzane w dalszym ciągu.</text:p>
      <text:p text:style-name="P1116">Natomiast mam tutaj dwie uwagi na stronie trzeci<text:span text:style-name="T1117">ej</text:span>. Zgadzam się z propozycją poprawki, pod koniec akapitu pierwszego, że kwestie te winny znaleźć właściwe ujęcie w nowej konstytucji, rzeczywiście my tutaj sobie nie będziemy uzurpowali prawa do dyktowania zmian w<text:s/>Konstytucji.</text:p>
      <text:p text:style-name="P1118">Natomiast ja uważa<text:span text:style-name="T1119">m</text:span>, że to s<text:span text:style-name="T1120">fo</text:span>rmułowanie przypisane stronie koal<text:span text:style-name="T1121">ic</text:span>y<text:span text:style-name="T1122">jn</text:span>o-<text:span text:style-name="T1123">r</text:span>ządowej dotyczące tzw. nomenkl<text:span text:style-name="T1124">at</text:span>ury jest niezbyt fortunne.<text:s/><text:span text:style-name="T1125">I</text:span><text:s/>mam propozycję innego zredagowania, które być może jest jakby jaśniejsze<text:span text:style-name="T1126">.</text:span><text:s/>Zachowując strona koali<text:span text:style-name="T1127">c</text:span>yjno-rządowa stwierdziła, że w chwili obecnej dokonuje się głęboka zmiana polityki kadrowej, dodałby<text:span text:style-name="T1128">m</text:span>:<text:s/>„<text:span text:style-name="T1129">d</text:span>okonywana po to, aby nie było konfliktów pomiędzy kryteriami politycznymi i kompetencji zawodowych”.</text:p>
      <text:p text:style-name="P1130">Dlatego, że tutaj to podporządkowanie kryterium itd<text:span text:style-name="T1131">.</text:span>, to moim zdaniem nie jest zbyt szczęśliwe<text:span text:style-name="T1132">.</text:span></text:p>
      <text:p text:style-name="P1133">Dal<text:span text:style-name="T1134">ej,</text:span><text:s/>na stronie piątej, uważam, że w trzecim akapicie dotyczącym porozumienia i kampanii wyborczej jest za dużo mgły.<text:s/><text:span text:style-name="T1135">I</text:span><text:s/>być może pewna jasność, która mogła się przydać w czasie realizacji tej kampanii wyborczej powstałaby gdybyśmy powtórzyli to co znalazło się w tekście projektu ordynacji wyborczej, że wybory odbywają się na podstawie K<text:span text:style-name="T1136">o</text:span>nstytucji PRL. Kropka. P<text:span text:style-name="T1137">o</text:span><text:s/>czym porozumienia<text:s/>„okrągłego stołu”<text:s/>mogą być. Wtedy nie byłoby niejasności interpretacyjnych o czym my właści<text:span text:style-name="T1138">w</text:span>i<text:span text:style-name="T1139">e</text:span><text:s/>mówimy. My<text:span text:style-name="T1140">ś</text:span>my w ordynacj<text:span text:style-name="T1141">i</text:span>, to był aprobowany prz<text:span text:style-name="T1142">e</text:span>z profesora Geremka projekt<text:s/>„galicyjski”, strony zobowiązują się utrzymać swoje programy<text:s/><text:span text:style-name="T1143">it</text:span>d.<text:span text:style-name="T1144">,</text:span><text:s/>w granicach komprom<text:span text:style-name="T1145">is</text:span>u politycznego uzgodnionego przy<text:s/>„okrągłym stole”<text:s/><text:soft-page-break/>i tutaj dodać:<text:s/>„wybory odbywają się na podstawie”, powtórzyć sformułowanie z paragrafu pierwszego, czy art. 1 ordynacji wyborczej<text:span text:style-name="T1146">.</text:span></text:p>
      <text:p text:style-name="P1147">Co mam tutaj na myśli? Że różne<text:s/>poza konstytucyjne<text:s/>formy ży<text:span text:style-name="T1148">c</text:span>ia politycznego w P<text:span text:style-name="T1149">o</text:span>lsce występują i mogą zagrozić przebiegowi kampanii wyborczej, tak jak ja to rozumiem. To znaczy, to jest moja propozycja, która zgłaszam.</text:p>
      <text:p text:style-name="P1150"><text:span text:style-name="T1151">Jacek Kuroń</text:span>:</text:p>
      <text:p text:style-name="P1152">Co ma pan przez to na myśli?</text:p>
      <text:p text:style-name="P1153"><text:span text:style-name="T1154">Karol Szyndzielorz</text:span>:</text:p>
      <text:p text:style-name="P1155">To znaczy to nie jest OPO, ale to różne grupy One Sprin<text:span text:style-name="T1156">ters</text:span><text:s/>Group, różnego rodz<text:span text:style-name="T1157">aj</text:span>u grupy, k<text:span text:style-name="T1158">t</text:span>ór<text:span text:style-name="T1159">e</text:span><text:s/>nie reprezentują ani strona rządowej, ani strony opozycyjno-solidarnoś<text:span text:style-name="T1160">c</text:span>iow<text:span text:style-name="T1161">ej</text:span>, ani k<text:span text:style-name="T1162">oa</text:span>l<text:span text:style-name="T1163">i</text:span>cy<text:span text:style-name="T1164">jno</text:span>-rz<text:span text:style-name="T1165">ądowej.</text:span><text:s/>Bo na przykład KPN, czy różnie ludzie tego rodzaju, którzy nie aprobują.</text:p>
      <text:p text:style-name="P1166"><text:span text:style-name="T1167">Ja</text:span><text:span text:style-name="T1168">c</text:span><text:span text:style-name="T1169">ek Kuroń</text:span>:</text:p>
      <text:p text:style-name="P1170"><text:span text:style-name="T1171">W</text:span><text:s/>jakim miejscu?</text:p>
      <text:p text:style-name="P1172"><text:span text:style-name="T1173">Karol Szyndzielorz:</text:span></text:p>
      <text:p text:style-name="P1174">To znaczy o konkretnym mie<text:span text:style-name="T1175">js</text:span>cu - <text:s text:c="2"/>moglibyśmy podyskutować<text:span text:style-name="T1176">..</text:span>.</text:p>
      <text:p text:style-name="P1177"><text:span text:style-name="T1178">Bronisław Gerem</text:span><text:span text:style-name="T1179">e</text:span><text:span text:style-name="T1180">k:</text:span></text:p>
      <text:p text:style-name="P1181">Ja bym proponował, żeby pan Szyndzielorz skończył, a potem przejdziemy do uwag klaryfikując<text:span text:style-name="T1182">y</text:span>ch.</text:p>
      <text:p text:style-name="P1183"><text:span text:style-name="T1184">Kar</text:span><text:span text:style-name="T1185">o</text:span><text:span text:style-name="T1186">l Szyndzielorz</text:span>:</text:p>
      <text:p text:style-name="P1187">Chodzi mi po prostu o to, aby Konstytucja PRL znalazła się w kontekś<text:span text:style-name="T1188">c</text:span>ie kampanii wyborcze<text:span text:style-name="T1189">j</text:span>,<text:s/><text:span text:style-name="T1190">o<text:s/></text:span>której się tutaj wypowiadamy. A szczegóły to już jest kwestia przeredag<text:span text:style-name="T1191">ow</text:span>ania.</text:p>
      <text:p text:style-name="P1192">Wreszcie, je<text:span text:style-name="T1193">ż</text:span>eli<text:s/><text:span text:style-name="T1194">ch</text:span>o<text:span text:style-name="T1195">dz</text:span>i o stronę szóstą<text:span text:style-name="T1196">,</text:span><text:s/><text:span text:style-name="T1197">aka</text:span>pi<text:span text:style-name="T1198">t</text:span><text:s/>pierwszy, proponowałbym dla więk<text:span text:style-name="T1199">s</text:span>z<text:span text:style-name="T1200">e</text:span>j jasności skrócić ostatnie zdanie te<text:span text:style-name="T1201">g</text:span>o pierwszego akapitu<text:span text:style-name="T1202">.</text:span><text:s/>M<text:span text:style-name="T1203">ia</text:span>n<text:span text:style-name="T1204">ow</text:span>icie, ta<text:span text:style-name="T1205">m</text:span><text:s/>jest:<text:s/>„obecność posłów opozycyjnych zmieni sposób jego działania”<text:span text:style-name="T1206">.</text:span><text:s/>Pot<text:span text:style-name="T1207">o</text:span>m jest dodane:<text:s/>„chociaż nie w takich rozmiarach, które zagrażałyby rządzącej koalicji”. To od<text:s/>„chociaż”, do<text:s/>„koalicji”<text:s/>proponowałbym wyeliminowa<text:span text:style-name="T1208">ć</text:span>.</text:p>
      <text:p text:style-name="P1209">Nie, ale zaraz. Wypowiadamy się trzy albo czterokrotnie o stabilności państwa, stabilności instytucji, konieczności doskonalenia, konieczności zmian. To wobec tego po co tutaj to za<text:span text:style-name="T1210">st</text:span>rzeżenie, że zagrażałoby przewadze rządzącej koalicji, skoro wcześniej mów<text:span text:style-name="T1211">i</text:span>my o podziale mandatów?</text:p>
      <text:p text:style-name="P1212">Dalej, ja uważam, że tutaj niefortunne jest słowo, zresztą było cytowane przez poprzedników bez zastrzeżeń w dyskusji, w przedo<text:span text:style-name="T1213">stat</text:span>nim akapicie:<text:s/>„ze względu na aktualne miejsce państwa polskiego w Europie”. Wyrzuciłbym słow<text:span text:style-name="T1214">o:<text:s/></text:span>„aktualne”<text:span text:style-name="T1215">.</text:span></text:p>
      <text:p text:style-name="P1216"><text:span text:style-name="T1217">Głos z sali</text:span>:</text:p>
      <text:p text:style-name="P1218">Czy ono będzie zawsze takie?</text:p>
      <text:p text:style-name="P1219"><text:span text:style-name="T1220">Karol Szyndzielorz</text:span>:</text:p>
      <text:p text:style-name="P1221">O tym my tutaj nie zdecydujemy. A poza tym ja uważam, że jest to po prostu dość niezręczne i też bym się zgodził z uwagą, żeby na stronie siódmej wyeliminować drugi człon zdania,<text:s/>„bowiem droga do demokracji zo<text:span text:style-name="T1222">s</text:span>ta<text:span text:style-name="T1223">j</text:span>e<text:s/><text:span text:style-name="T1224">otw</text:span>ar<text:span text:style-name="T1225">t</text:span>a, którzy”<text:s/>itd., bo to już jest kazn<text:span text:style-name="T1226">od</text:span>zi<text:span text:style-name="T1227">ejst</text:span>wo.</text:p>
      <text:p text:style-name="P1228">Dziękuję.</text:p>
      <text:p text:style-name="P1229"><text:span text:style-name="T1230">Bronisław Geremek</text:span>:</text:p>
      <text:p text:style-name="P1231">Ostatni mówca, nie wiem czy pan Michnik chciał zabrać głos? Nie<text:span text:style-name="T1232">.</text:span><text:s/>Pan Grzybowski<text:span text:style-name="T1233">.</text:span></text:p>
      <text:soft-page-break/>
      <text:p text:style-name="P1234"><text:span text:style-name="T1235">Lesz</text:span><text:span text:style-name="T1236">e</text:span><text:span text:style-name="T1237">k Grzybowski</text:span>:</text:p>
      <text:p text:style-name="P1238">Pan Marcin Król przed<text:span text:style-name="T1239">s</text:span>tawi<text:span text:style-name="T1240">ł</text:span><text:s/>pe<text:span text:style-name="T1241">w</text:span>ną koncepcję struktury dokumentu końcowego stołu politycznego, ale myślę, że na ty<text:span text:style-name="T1242">m</text:span><text:s/>etapie dyskusji nie należałoby odrzucać także i innej koncepcji, która się pojawiała w g<text:span text:style-name="T1243">r</text:span>upie roboczej, w której pracujemy razem.<text:s/><text:span text:style-name="T1244">A</text:span><text:s/>mianowicie, koncepcji, która zakłada sy<text:span text:style-name="T1245">nt</text:span>etyczne<text:s/><text:span text:style-name="T1246">uj</text:span>ęcie wszystkich kwestii dyskutowanych także przy mniejszych stołach, czy mniejszych podzesp<text:span text:style-name="T1247">oł</text:span>ac<text:span text:style-name="T1248">h.</text:span></text:p>
      <text:p text:style-name="P1249">Otóż można powiedzieć tak.<text:s/><text:span text:style-name="T1250">U</text:span>da<text:span text:style-name="T1251">ł</text:span>o się skrócić, udało się zrobić syntez<text:span text:style-name="T1252">ę</text:span><text:s/>w st<text:span text:style-name="T1253">o</text:span>sunku do kwestii tak znaczących i ważnych, jak te, które dotyczą<text:s/>Senatu,<text:s/>Prezydenta,<text:s/>Sejmu. Nie widziałbym zatem tak wielkich zagrożeń przed<text:s/>zrobieniem<text:s/>czegoś podobn<text:span text:style-name="T1254">e</text:span>go w odniesieniu właśnie do środków masowego przekazu, sądów i całej grupy problemów, których jest bodajże siedem, czy osiem<text:span text:style-name="T1255">.</text:span><text:s/>Myślę, ż<text:span text:style-name="T1256">e</text:span><text:s/>można by to zrobić, można by przynajmniej podjąć taką próbę, a to<text:s/><text:span text:style-name="T1257">d</text:span>la<text:span text:style-name="T1258">te</text:span>go<text:span text:style-name="T1259">,</text:span><text:s/>ż<text:span text:style-name="T1260">e</text:span><text:s/>ten dokument byłby pe<text:span text:style-name="T1261">w</text:span>nie<text:span text:style-name="T1262">js</text:span>zy. Pan Król wspomniał, że ten dokument w<text:s/><text:span text:style-name="T1263">t</text:span>e<text:span text:style-name="T1264">j</text:span><text:s/>postac<text:span text:style-name="T1265">i</text:span><text:s/><text:span text:style-name="T1266">w</text:span><text:s/>której sam proponował byłby nieco ułomny, je<text:span text:style-name="T1267">g</text:span>o struktura byłaby zachwiana także i nośność publiczna byłaby mniejsza<text:span text:style-name="T1268">.</text:span><text:s/>Przy czym jest tutaj bardzo konkretna propozycja, którą warto rozważyć. A mianowicie, ż<text:span text:style-name="T1269">e</text:span>by te syntezy cząstkowe były opracowane właśni<text:span text:style-name="T1270">e</text:span>, nie przez zespół redakcyjny, ale w porozumieniu między dwoma przewodniczącymi, konkretnych zespołów roboczych. Czyli wracamy w tym co ja mówię do pewnej myśli, która się pojawiła już i wcześniej. Proszę wziąć pod uwa<text:span text:style-name="T1271">gę</text:span><text:s/>tę koncepcję jako alt<text:span text:style-name="T1272">e</text:span>rnatywę w stosunku do tego, co mówi<text:span text:style-name="T1273">ł</text:span><text:s/>pan Król, po to, żeby nie zamy<text:span text:style-name="T1274">k</text:span>a<text:span text:style-name="T1275">ć</text:span><text:s/>sobie podczas te<text:span text:style-name="T1276">g</text:span>o posiedzenia drogi poszukiwań do możliwie optymalnego rozwiązania struktury dokumentów.</text:p>
      <text:p text:style-name="P1277">Dziękuję bardzo.</text:p>
      <text:p text:style-name="P1278"><text:span text:style-name="T1279">Janusz Reykowski</text:span>:</text:p>
      <text:p text:style-name="P1280">P<text:span text:style-name="T1281">r</text:span>oszę państwa. Myśmy w cią<text:span text:style-name="T1282">g</text:span>u tych<text:s/><text:span text:style-name="T1283">4</text:span>0 minut dyskusji wysłuchali 6 mówców. Ja mam na<text:s/>liście zapisanych jeszcze 4<text:span text:style-name="T1284">.</text:span><text:s/>Czy s<text:span text:style-name="T1285">ą</text:span><text:s/>jeszcze inne osoby, które planowały zabrać głos? Przepraszam bardzo, pięciu<text:span text:style-name="T1286">.</text:span><text:s/>Tak, jeszcze dalej<text:span text:style-name="T1287">.</text:span><text:s/><text:span text:style-name="T1288">I</text:span><text:s/>czy jeszcze są osoby? Jest duża przewaga strony koal<text:span text:style-name="T1289">i</text:span>cyjno-rządowej w zabieraniu głosów w tym temacie, ale zobaczymy<text:span text:style-name="T1290">.</text:span><text:s/><text:span text:style-name="T1291">W</text:span><text:s/>związku z tym proponuję aby<text:span text:style-name="T1292">ś</text:span>my około... w jeszcze naszej dru<text:span text:style-name="T1293">g</text:span>iej części posiedzenia poświęcili czas na przegląd uwag i postarali się możliwie w zwięzły sposób ująć drugą kwestię, to znaczy sprawę oświaty<text:span text:style-name="T1294">.</text:span><text:s/>Czy zgoda?</text:p>
      <text:p text:style-name="P1295">Z<text:span text:style-name="T1296">b</text:span>ieramy się wszyscy o godzinie 15-tej<text:span text:style-name="T1297">.</text:span><text:s/>Dziękuję bardzo.</text:p>
      <text:p text:style-name="P1298"/>
      <text:p text:style-name="P1299">/Przerwa/.</text:p>
      <text:p text:style-name="P1300"/>
      <text:p text:style-name="P1301">/Po przer<text:span text:style-name="T1302">w</text:span>ie/.</text:p>
      <text:p text:style-name="P1303"/>
      <text:p text:style-name="P1304"><text:span text:style-name="T1305">/</text:span><text:span text:style-name="T1306">Przewodnictwo</text:span><text:s/>obrad obejmuje<text:s/><text:span text:style-name="T1307">ob. Bronisław Geremek</text:span>/.</text:p>
      <text:p text:style-name="P1308"><text:span text:style-name="T1309">Przewodniczący</text:span>:</text:p>
      <text:p text:style-name="P1310">Proszę o zajmowanie miejsc<text:span text:style-name="T1311">.<text:s/></text:span>Zgodnie z umową pierwsze 40 minut naszego posiedzenia przeznaczamy na kontynuację dyskusji, następnie zaś przejdziemy do spraw oświaty, nauki i postępu techniczneg<text:span text:style-name="T1312">o</text:span>.</text:p>
      <text:p text:style-name="P1313">Głos ma pan Stanisław Gebethner.</text:p>
      <text:p text:style-name="P1314"><text:span text:style-name="T1315">Ob. Stanisław Gebethner</text:span>:</text:p>
      <text:p text:style-name="P1316">Ja jednak nie zgadzam się z kolegą Winczorkiem, że to<text:s/><text:span text:style-name="T1317">t</text:span>rzeba przyjąć be<text:span text:style-name="T1318">z</text:span><text:s/>poprawek, zgadzam się, że<text:s/><text:soft-page-break/>dokument jest skonstruowany prawidłowo, ale jednak pewne detale wymagają zmiany<text:span text:style-name="T1319">.</text:span><text:s/>Przede wszystkim powinien być uzgodniony tekst czy terminologia z tym cośmy tak długo się dobijali w negocjacjach przy s<text:span text:style-name="T1320">fo</text:span>rmułowaniach ordyna<text:span text:style-name="T1321">cj</text:span>i wyborczej, nie powinno być o wysuwaniu tylko o zgłaszaniu kandydatów, ale ważniejsze no jak wywalczyliśmy, że nie będzie list wyborczych, tylko zar<text:span text:style-name="T1322">ej</text:span>estrowani kandydaci i to, i tu też to powinno być uwzględnione.<text:s/><text:span text:style-name="T1323">A</text:span>le to jest sprawa drobniejsza<text:span text:style-name="T1324">.</text:span></text:p>
      <text:p text:style-name="P1325">Natomiast dwie kwestie mnie tutaj niepokoją. Przede wszystkim ten dokument jest za bardzo na<text:span text:style-name="T1326">p</text:span>isany językiem akademicko-prawniczym, a będzie czytany jednak przez szerokie kręgi społeczeństwa. I dlatego uważam, że nie wystarczy napisać o na stronie 3<text:s/><text:span text:style-name="T1327">o</text:span><text:s/>podziale władzy na ustawodawczą,<text:s/><text:span text:style-name="T1328">w</text:span>ykona<text:span text:style-name="T1329">w</text:span>czą i sądowniczą, tylko sugerowałbym redaktorom tego tekstu, aby rozwinęli istotę tej zasady,<text:s/><text:span text:style-name="T1330">ż</text:span>e polega ona na wzajemnym hamowaniu i równowadze różnych sił i różnych organów. I to potrzebne jest w moim przekonaniu tutaj<text:s/><text:span text:style-name="T1331">k</text:span>oniecznie.</text:p>
      <text:p text:style-name="P1332">Następna sprawa to jest owej nieszczęsnej kontrasygnaty, ja się zgadzam co do jej potrzeby, tylko znowu jest niewielki krąg ludzi, który będzie rozumiał co<text:s/><text:span text:style-name="T1333">t</text:span>o znaczy kontrasygnatę i jaki jest sens tego. Dlatego proponu<text:span text:style-name="T1334">j</text:span>ę<text:span text:style-name="T1335"><text:s/></text:span>to rozszyfrować, że chodzi tutaj o współ- czy odpowiedzialność rządu za a<text:span text:style-name="T1336">k</text:span>ty<text:s/>Prezydenta, odpo<text:span text:style-name="T1337">wi</text:span>edzialność polityczną.</text:p>
      <text:p text:style-name="P1338">Powtarzam to nie jest pisane tylko do prawników znawców tej dziedziny.</text:p>
      <text:p text:style-name="P1339"><text:span text:style-name="T1340">I</text:span><text:s/>ostatnia kwestia, owe sformułowanie - prowizorium konstytucyjne. To myśmy tak roboczo to nazywali, zresztą mając na myśli, że byłaby to odrębna ustawa konstytucyjna - prowizorium konstytucyjne może być w odbiorze społecznym odczytane opatrznie i nie jestem też przekonany co do treści, słuszności tego sformułowania, że uzgodnione przy<text:s/>„okrągłym stole”<text:s/>prowizorium konstytuc<text:span text:style-name="T1341">yj</text:span>ne stwarza warunki dla dalszych zmian. Ja bym po prostu tutaj napisał, że te uzgodnione zmiany konstytucyjne są częściowe i że wymagana jest kompleksowa zmiana<text:s/><text:span text:style-name="T1342">ws</text:span>zechstronna, czy całkowi ta zmiana<text:s/>Konstytucji, bo ja nie wiem dlaczego te zmiany miałyby stwarzać warunki dla dalszych zmian. One wynikają ch<text:span text:style-name="T1343">yb</text:span>a nawet z u<text:span text:style-name="T1344">k</text:span>ładu społecznego, nie z tego cośmy tutaj ustalili, a w każdym razie sugeruje nie używać w tym dokumencie słowa prowizorium konstytucyjne.</text:p>
      <text:p text:style-name="P1345">Dziękuję.</text:p>
      <text:p text:style-name="P1346"><text:span text:style-name="T1347">Przewodniczący</text:span>:</text:p>
      <text:p text:style-name="P1348">Głos ma pan pr<text:span text:style-name="T1349">of</text:span>. Rychlewski.</text:p>
      <text:p text:style-name="P1350"><text:span text:style-name="T1351">Ob</text:span><text:span text:style-name="T1352">.</text:span><text:span text:style-name="T1353"><text:s/>Jan Rychlewsk</text:span><text:span text:style-name="T1354">i</text:span><text:span text:style-name="T1355">:</text:span></text:p>
      <text:p text:style-name="P1356">Chciałbym nie wykorzystywać tego nadmiernego cza<text:span text:style-name="T1357">s</text:span>u 40 minut dla wszystkich 40 minut dla wszystkich oczywiście i krótko zgłosić swoje uwagi.</text:p>
      <text:p text:style-name="P1358">Pierwsza uwaga ma taki generalny charakter, że gdyby ten dokument miał być jedynym dokumentem<text:s/>„okrąg<text:span text:style-name="T1359">ł</text:span>ego stołu”, bądź choćby spinającym całość naszych wysiłków dokumentem, to byłby dokumentem fatalnym, z dwóch powodów. Po pierwsze dlatego, że on jest dokumentem dla fachowców,<text:s/><text:span text:style-name="T1360">d</text:span>okumentem, który może zapłodnić wyobraźnię kilku tysięcy ludzi w Polsce, jak sądzę. A po drugie dlatego, że w dokumencie tym nie brzmi szereg haseł, które są właśnie hasłami dla społeczeństwa ważnymi. To znaczy on jakby rozmija się z szeregiem problemów, które przecież były dyskutowane na<text:s/>„okrągłym stole”, a nie są nawet trącone w tym dokumencie, że wielkie narodowe polskie problemy, społeczne, gospodarcze, konieczność przebudowy potencjału gospodarczego Polski, konieczność radykalnej zmiany wydajności<text:s/><text:soft-page-break/>pracy, konieczność postępu naukowo-technicznego, rozwiązanie spraw ochrony środowiska, rozwiązanie spraw mieszkaniowych, itd. Ten dokument idzie całkowicie obok tych wszystkich spraw i powiadam, gdyby miał być jedynym bądź głównym dokumentem tego<text:s/>„stołu”, to byłby fatalnym dokumentem.</text:p>
      <text:p text:style-name="P1361">Ale rozumiem, że nie jest głównym dokumentem, że jest dokumentem dotyczącym fragmentu naszych rozmów i dlatego sądzę, że może pozostać dokumentem suchym w swojej formie i przeznaczonym głównie dla tych,<text:s/><text:span text:style-name="T1362">k</text:span>tórzy są bezpośrednio w te reformy polityczne zaangażowani.</text:p>
      <text:p text:style-name="P1363">To była uwaga natury ogóln<text:span text:style-name="T1364">e</text:span>j i teraz uwagi natury szczegółow<text:span text:style-name="T1365">ej.</text:span><text:s/>Uważam, że szczególnie istotne są dwa pierwsze akapity, czy może trzy pierwsze akapity, tego dokumentu i dlatego do nich przede wszystkim uwagi.</text:p>
      <text:p text:style-name="P1366">Drugie zdanie tego dokumentu brzmi tak: realna jest groźba pogłębiania się kryzysu, jednakże istnieje szansa usunięcia tej gro<text:span text:style-name="T1367">ź</text:span>by przez radykalną reformę pa<text:span text:style-name="T1368">ń</text:span>stwa i równocześnie przebudowę systemu gospodarczego. Otóż mam dwa zastrzeżenia do tego zdania. Po pierwsze, mówi się tutaj o groźbie pogłębiania kryzysu i możliwości usunięcia groźby pogłębiania się kryzysu. Ja myślę, że nam wszystkim zależy nie na usunięciu groźby pogłębiania się kryzysu, a na wyjściu z kryzysu, samego.</text:p>
      <text:p text:style-name="P1369">To jest po pierwsze<text:s/><text:span text:style-name="T1370">-</text:span><text:s/>po drugie jakby powstaje wrażenie, że jedynym wyjściem z tego kryzysu jest radykalna reforma państwa i przebudowa systemu gospodarczego. Oczywiście nie da się zaprzeczyć, że to być może główne dźwignie wychodzenia z kryzysu, natomiast to, że w tym dokumencie nie jest powiedziane jakie są - jakby tu powiedzieć<text:s/>- obowiązki<text:s/>samego społeczeństwa, w tym zakresie. Nie odbiera się tego dobrze.</text:p>
      <text:p text:style-name="P1371"><text:span text:style-name="T1372">I</text:span>naczej mówiąc to co tutaj jest napisane jest jakby ponad przeciętnym człowiekiem i może być odbierane tak, że w istocie wyjście z kryzysu jest poza nim, jest kwestią dogadania się jakichś tam struktur, czy elit, które dogadają się zrobią te przemiany i wszystko będzie dobrze.</text:p>
      <text:p text:style-name="P1373">Podczas gdy wszyscy wiemy, że naprawdę całe społeczeństwo wszyscy muszą się wziąć do roboty na wszystkich<text:s/>polach by<text:s/><text:span text:style-name="T1374">z</text:span><text:s/>kryzysu wychodzić<text:span text:style-name="T1375">.</text:span></text:p>
      <text:p text:style-name="P1376">Drugi akapit: drugi akapit jest być może nie pre<text:span text:style-name="T1377">c</text:span>y<text:span text:style-name="T1378">z</text:span>yjny<text:span text:style-name="T1379">.</text:span><text:s/>Dlatego podzielam tych, którzy krytykowali go z tego punktu widzenia, natomiast sądzę, że jest on potrzebny, nie zgodziłbym się tu panem Hallem, który chciałby go w ogóle usunąć. Wraz z usunięciem tego akapitu zostałoby usunięta podstawowa polityczna kwalifikacja tego procesu, w którym uczestniczyliśmy, jako procesu poszukiwania kompromisu, między tymi właśnie siłami, o których tu było powiedziane, tymi wielkimi siłami.</text:p>
      <text:p text:style-name="P1380">I bez tego akapitu ten dokument nie byłby dokumentem<text:span text:style-name="T1381"><text:s/></text:span>pełnym. Ja rozumiem, że powinien on być znacznie doprecyzo<text:span text:style-name="T1382">w</text:span>any. Teraz jeśli chodzi o trzeci dokument, to w ostatnim zdaniu tego dokumentu mówi się o silnym, z pełnią praw i swobodnie wybieranym samorządzie teryto<text:span text:style-name="T1383">rial</text:span>nym. Jak pamiętam myśmy cały czas mówili nie tylko o tych składnikach siły samorządu terytorialnego, ale także mówiliśmy także o sprawach majątkowych, o sprawach uprawnień gospodarczych, których tu nie ma, a mogłyby być wtrącone.</text:p>
      <text:p text:style-name="P1384">Na stronie 2 w ostatni akapicie trzecie od końca zdanie jest nieszczęśliwe, napisane jest:<text:s/>„jest to początek drogi do demokratyzac<text:span text:style-name="T1385">ji</text:span><text:s/>parlamentarn<text:span text:style-name="T1386">ej</text:span>”<text:span text:style-name="T1387">,</text:span><text:s/>to jest zarówno z punktu widzenia - ale nie tylko to jest nieszczęśliwe<text:span text:style-name="T1388">,</text:span><text:s/>nawet jeśli to zmienić na słowo: demokracji, ponieważ trudno byłoby uznać dzieje parlamentaryzmu powojennego za nieistniejące i ogłaszać teraz początek drogi do parlamentaryzmu w<text:s/><text:soft-page-break/>Polsce. Ale zresztą zdanie to nie wiąże się<text:s/><text:span text:style-name="T1389">i</text:span><text:s/>nie jest w kontekście z poprzednim zdaniem, jest<text:s/><text:span text:style-name="T1390">w</text:span><text:s/>ogóle niedobre.</text:p>
      <text:p text:style-name="P1391">N<text:span text:style-name="T1392">a</text:span><text:s/>stronie 3 jest takie zdanie: Świadomi jesteśmy odpowiedzialności za utrzymywanie i rozwijanie więzi ze wszystkimi rodakami na obczyźnie i to jest dobre zdanie, ale do niego jest dodany ozdobnik zarówno na Wschodzie jak i na Zachodzie. Ja rozumiem myśl, która przyświeca tym, którzy ten ozdobnik dodali, ale Wschód i Zachód nie są jedynymi kategoriami ani politycznymi, ani geogr<text:span text:style-name="T1393">afi</text:span>czn<text:span text:style-name="T1394">ymi<text:s/></text:span>i w ogóle lepiej będzie ten ozdobnik stąd usunąć.</text:p>
      <text:p text:style-name="P1395">Trzeci akapit na stronie 3 mówi o systemie nomenklatury. Ja chciałbym powiedzieć tylko tyle w tej sprawie, która jest tak bulwersująca i w<text:span text:style-name="T1396">yw</text:span>oł<text:span text:style-name="T1397">uj</text:span>e tyle dyskusji, byłoby niezmiernie pożyteczne, nie mówię tego bynajmniej ironicznie, gdyby ktoś z państwa podjął się obowiązku społecznego i spisał w kilku stronach co naprawdę jest rozumiane w tej zbitce pojęciowej. Co naprawdę jest rozumiane,<text:span text:style-name="T1398"><text:s/></text:span>czy co naprawdę wy rozumiecie, kiedy używacie słowo nomenklatura? Ja naprawdę nie mówię tego złośliwie i gdyby ktoś taki esej napisał<text:s/><text:span text:style-name="T1399">i</text:span><text:s/>byłoby znacznie łatwiej dyskutować ponieważ z całą pewnością rozumiemy pod tym słowem co innego, a szereg rzeczy, które wy pewnie rozumiecie mówiąc o nomenklaturze u nas funkcjonuje pod innymi nazwami.</text:p>
      <text:p text:style-name="P1400">Ale chodzi przecie<text:span text:style-name="T1401">ż</text:span><text:s/>nie o nazewnictwo. Rzecz jest w tym, że gdyby tego rodzaju rozwinięcie stanowiska, jak mówię w ramach uczynku społecznego, ktoś przedstawił byłoby nam łatwiej dyskutować rzeczowo i byłoby nam łatwiej powiedzieć w czym jesteśmy zgodni, a w czym się nie zgodzimy. Gdyby to było rozwinięte na paru<text:s/><text:span text:style-name="T1402">s</text:span>tron<text:span text:style-name="T1403">ac</text:span>h, stanowisko nad którym by się dało zastanowić. Proszę b<text:span text:style-name="T1404">a</text:span>rdzo.<text:s/></text:p>
      <text:p text:style-name="P1405"><text:span text:style-name="T1406">Ob. Krzysztof Kozłowski</text:span>:</text:p>
      <text:p text:style-name="P1407">Na 2 100 tysięcy członków partii w PRL 900 tysięcy piastuje kierownicze stanowiska. Jest na kierowniczych stanowi<text:span text:style-name="T1408">s</text:span>kach. To są dane premiera Rakowskiego.</text:p>
      <text:p text:style-name="P1409"><text:span text:style-name="T1410">Ob. Jan Rychlewski</text:span>:</text:p>
      <text:p text:style-name="P1411">Czyli to jest inne zrozumienie.</text:p>
      <text:p text:style-name="P1412"><text:span text:style-name="T1413">Ob. Krzysztof Kozłowski</text:span>:</text:p>
      <text:p text:style-name="P1414">Nie jedyne, ale najkrótsze.</text:p>
      <text:p text:style-name="P1415"><text:span text:style-name="T1416">O</text:span><text:span text:style-name="T1417">b. Jan Rychlewsk</text:span>i:</text:p>
      <text:p text:style-name="P1418"><text:span text:style-name="T1419">D</text:span>la mnie to nie wystarcza... /brak włączenia mikrofonu/.... czy też uzyskać spektakularne efekty, to tak to na pewno jest to bardzo chwytliwe to co pan mówi, jeśli natomiast chcielibyśmy porozmawiać co<text:s/><text:span text:style-name="T1420">d</text:span>o tego co naprawdę zmienić, to nie, z mojego punktu widzenia to nie jest podstawa do takiej dyskusji.</text:p>
      <text:p text:style-name="P1421">Ale powiadam, że byłoby lepiej gdyby takie rozwini<text:span text:style-name="T1422">ę</text:span>te stanowisko było przedstawione.</text:p>
      <text:p text:style-name="P1423">I wreszcie ostatnia moja uwaga - dotyczy sformułowania, które już było tutaj krytykowane bodajże przez red. Szyndzielorza, na stronie 6 w końcu tej strony, gdzie jest napisane:<text:s/>„ze względu na aktualne mie<text:span text:style-name="T1424">js</text:span>ce państwa polskiego w Europie”. Albo to trzeba naprawdę precyzyjnie powiedzieć: ze względu na co, albo zrezygnować z tego, niejasnego sformułowania. Być może należałoby jaśniej i szczerzej powiedzie<text:span text:style-name="T1425">ć</text:span><text:s/>o co chodzi tym, którzy te ćwierć zdania napisali.</text:p>
      <text:p text:style-name="P1426"><text:span text:style-name="T1427">Przewodniczący</text:span>:</text:p>
      <text:p text:style-name="P1428"><text:span text:style-name="T1429">G</text:span>łos ma pan Andrzej Gdula.</text:p>
      <text:p text:style-name="P1430"><text:span text:style-name="T1431">Ob. Andrzej Gdula</text:span>:</text:p>
      <text:soft-page-break/>
      <text:p text:style-name="P1432">Chciałem zgłosić dwie uwagi, a mianowicie jest zapisane w projekcie, iż uchwalenie konstytucji następuje poprzez zgromadzenie narodowe. Myśmy tego problemu nie uzgadniali tak<text:s/><text:span text:style-name="T1433">w</text:span>cześniej, on<text:s/><text:span text:style-name="T1434">s</text:span>ię prze<text:span text:style-name="T1435">b</text:span>ijał owszem w dyskusji, natomiast tak jak pamiętam konstytucję uchwala Sejm, normaln<text:span text:style-name="T1436">i</text:span>e wpływa ona jako projekt do Senatu, więc trzeba byłoby albo jeszcze dogadać się w tej sprawie ewentua<text:span text:style-name="T1437">l</text:span>nie, po prostu przyjąć zapis tak jak przyjmowanie normalnej ustawy i spawa druga, to kwestia ujęcia prerogatyw prezydenta podobnych jak tam określamy posługując się kontrasygnat<text:span text:style-name="T1438">ą.</text:span><text:s/><text:span text:style-name="T1439">W</text:span><text:s/>kuluarach już dyskutowaliśmy na ten temat z niektórymi osobami z naszego grona, tutaj problem kontrasygnaty był stawiany wtedy, kiedy prezydent miał prawo uchwalania dekretu z mocą ustawy, natomiast przy tych innych uprawn<text:span text:style-name="T1440">i</text:span>eniach prezydenta, które są wymienione w art<text:span text:style-name="T1441">.</text:span><text:s/>28 f - tak rozciągać tę konieczność kontrasygnaty na każdy z tych przykładów wydaje się, że jest to rzecz jeszcze wymagająca po prostu uzgodnienia między nami, czy to tak będziemy rozumieli.</text:p>
      <text:p text:style-name="P1442">W związku z tym mam tylko taką prośbę, by wszystkie rozwiązania, które jeszcze nie są do końca zapięte, a dotyczą naczelnych organów władzy państwowej by jeszc<text:span text:style-name="T1443">z</text:span>e raz po prostu do tego móc potem wróci<text:span text:style-name="T1444">ć.</text:span></text:p>
      <text:p text:style-name="P1445">Dziękuję uprzejmie.</text:p>
      <text:p text:style-name="P1446"><text:span text:style-name="T1447">Przewodniczący</text:span>:</text:p>
      <text:p text:style-name="P1448">Głos ma pan prof. Ja<text:span text:style-name="T1449">r</text:span>osz</text:p>
      <text:p text:style-name="P1450"><text:span text:style-name="T1451">Ob. Zdzisław Jarosz</text:span>:</text:p>
      <text:p text:style-name="P1452">Nie chciałem mówić o sprawach ogólnych, ale ponieważ kilku moich przedmówców też do tego nawiązało powiem i tu swoje zdanie. Mianowicie jeśli ten dokument ma spełniać rolę generalnej umowy politycznej, no to z jednej strony, w pewnych kwestiach istotnie jest on bardzo szczegółowy to znaczy w tych nad którymi my jako zespół bezpośrednio pracowaliśmy, mam na myśli zwłaszcza sprawy wyborcze i konstytucyjne, a z drugiej strony brakuje tutaj tych elementów, które też ten stolik, ten zespół przynajmniej interesowały, a które były przedmiotem obrad przy związanych z nim stolikach, przy czym tak jest,<text:s/><text:span text:style-name="T1453">ż</text:span>e część tych spraw znalazła się i tak na przykład kwestie dotyczące sądownictwa, a część w ogóle o nich głucho, m<text:span text:style-name="T1454">y</text:span>ś<text:span text:style-name="T1455">lę</text:span><text:s/>na przykład o środkach masowego przekazu.</text:p>
      <text:p text:style-name="P1456">Rozumiem że tam będzie osobny dokument na pewno, bardzo szczegółowy, ale wydaje mi się, że<text:s/><text:span text:style-name="T1457">j</text:span>akieś odniesienie w ogólnej umow<text:span text:style-name="T1458">i</text:span>e politycznej powinno by do tego się znaleźć, do tych szczegółowych dokumentów, bo inaczej rzeczy<text:span text:style-name="T1459">w</text:span>iście dość trudno się tłumaczy tak dużą szczeg<text:span text:style-name="T1460">ó</text:span>łowość spraw, które dotyczą wyborów i<text:s/>Konstytucji.</text:p>
      <text:p text:style-name="P1461">Gdy idzie o sprawy merytoryczne, nie będę mówił o drobnych kwestiach redakcyjnych, bo one<text:s/><text:span text:style-name="T1462">s</text:span>ą jakoś może nawet niekiedy lepiej wystylizowane w konkretnych dokumentach, w projekcie ordynacji wyborczej do Sejmu czy Senatu, chciałem powiedzieć o trzech natomiast kwestiach, które już nie<text:s/><text:span text:style-name="T1463">są</text:span><text:span text:style-name="T1464">,</text:span><text:s/><text:span text:style-name="T1465">a</text:span>ż tak bardzo szczeg<text:span text:style-name="T1466">ó</text:span>łowe choć konkretne.</text:p>
      <text:p text:style-name="P1467">Po pierwsze chciałbym się przyłączyć do tych propozycji pani prof. Zakrzewski<text:span text:style-name="T1468">ej,</text:span><text:s/>na stronie 6 tego dokumentu, g<text:span text:style-name="T1469">dz</text:span>ie chodziło o skreślenie pewn<text:span text:style-name="T1470">yc</text:span>h zw<text:span text:style-name="T1471">rotó</text:span>w, jak stanowi to krok w kierunku systemu<text:s/><text:span text:style-name="T1472">de</text:span>mokratycznego, jak istotne ograniczenie władzy Sejmu itd<text:span text:style-name="T1473">.</text:span><text:s/>łącznie z tym co dotyczy porównań uprawnień Sen<text:span text:style-name="T1474">a</text:span>tu z innymi organami podobnymi w innych krajach.<text:s/><text:span text:style-name="T1475">W</text:span><text:s/>tej ostatniej kwestii jednak chciałbym uzupełnić to propozycją taką, aby wystylizować to może niedokładnie mówi<text:span text:style-name="T1476">ę</text:span>, ale w tym duchu, iż Senat wybrany<text:s/><text:soft-page-break/>suwerenną wolą narodu będzie pełnił istotną rolę w zakresie zapewnienia realizacji praw człowieka i praworządności oraz w zakresie - w dziedzinie życia społeczno- gospodarczego. Żeby tu już nie formułować nie przestawiać t<text:span text:style-name="T1477">ej</text:span><text:s/>władzy ustawodawcz<text:span text:style-name="T1478">ej</text:span><text:s/>i funkcji kontrolnych, bo przecież te funkcje kontrolne Senatu będą odnosiły się głównie właśnie do wewnątrz władzy ustawodawczej, do ustaw uchwalanych przez Sejm, żeby już jednym słowem nie wchodzić w to, ja bym, jeśli by się państwo zgodzili, proponował, żeby po prostu podkreślić rolę Senatu w tych kwestiach merytorycznie ważnych, jak prawa obywatelskie i życie społeczno- gospodarcze, ale nie specyfikować już bardziej jego kompetencji<text:s/><text:span text:style-name="T1479">w</text:span><text:s/>tym zakresie, bo to będzie tu trudne, w każdym razie nie w takim ujęciu jak to jest obecnie.</text:p>
      <text:p text:style-name="P1480">Druga kwestia bodaj ważniejsza dla mnie w każdym razie, dotyczy owej formuły na str<text:span text:style-name="T1481">.</text:span><text:s/>3 w my<text:span text:style-name="T1482">ś</text:span>l, której podstawą demokratyzowania struktur na wsz<text:span text:style-name="T1483">y</text:span>stkich szczebl<text:span text:style-name="T1484">a</text:span>ch - podkreślam na wszystkich szczeblach państwa będzie podział władzy na ustawodawczą, wykonawczą i sądowniczą.</text:p>
      <text:p text:style-name="P1485">Tak się składa, że myśmy tego zagadnienia, generalnie, koncepcji zasady podziału władz nie dyskutowali bliżej w tym gronie. Wiem, że jestem tutaj<text:span text:style-name="T1486">,</text:span><text:s/>że wyrażając swój sceptycyzm do tej zasady na naszym gruncie ustro<text:span text:style-name="T1487">j</text:span>owym, jestem dysydentem także w stosunku do mojej strony stołu, ale czynię to z ca<text:span text:style-name="T1488">ł</text:span>ą świadomością, po prostu wyrażam swoje<text:span text:style-name="T1489"><text:s/></text:span>zdanie, mianowicie sądzę, że w naszych warunkach społeczno- gospodarczych i politycznych nie ma niezbędnych przesłanek dla pełnej realizacji zasady podziału władz, względnie też, że nie jest jej bezwzględna realizacja celowa, zresztą w dokumentach na przykład Stronnictwa Demokratycznego, gdzie mówi się między innymi o tej zasadzie, jednym tchem się dod<text:span text:style-name="T1490">aj</text:span>e: ale przy zapewnieniu nadrzędnej pozycji Sejmu. No to albo -albo, albo mamy mieć przyjemność, albo zachować cnotę.</text:p>
      <text:p text:style-name="P1491">Jeśli podział władz, to równorzędność wszystkich władz i ich wzajemne hamowanie się, a jeśli nadrzędność Sejmu to nie podział władzy. Jednym słowem ta sprawa wymagałaby dyskusji, ale ponieważ jak rozumiem istnieje spore, choć na razie nie rozwinięte w sensie uzasadnienia, przywiązanie do tej zasady po obu stronach stołu, to ja w związku z tym nie mogę tak jak koń generalnie oponować przeciwko samej zasadzie, ale popatrzcie państwo w takim razie na szczegóły tego zapisu. Otóż ma to być - ma ona się realizować na wszystkich szczeblach państwa. No to znaczy, że także na szczeblu terenowym, na przykład w samorządzie terytorialnym, mamy mieć władzę ustawodawczą, wykonawczą i sądowa. Czy tak to należy rozumieć?<text:s/><text:span text:style-name="T1492">Boję</text:span><text:s/>s<text:span text:style-name="T1493">i</text:span>ę<text:span text:style-name="T1494">,</text:span><text:s/><text:span text:style-name="T1495">że</text:span><text:s/>trudno mechanicznie odnieść t<text:span text:style-name="T1496">ę</text:span><text:s/>zasadę w każdym razie do szczebla terenowego, tak jak ona się odnosi w niektórych pańs<text:span text:style-name="T1497">t</text:span>wach, a gdzie jest stosowana do szczebla centralnego władz państwowych.</text:p>
      <text:p text:style-name="P1498"><text:span text:style-name="T1499">I</text:span><text:s/>dalej będzie, że tą podstawą demokra<text:span text:style-name="T1500">tyz</text:span>owania struktur będzie podział władzy. Kiedy on będzie? Czy już teraz w tej<text:s/>Konstytuc<text:span text:style-name="T1501">ji</text:span>, czy też w przyszłej konstytucji? Może napiszmy - jeżeli już to ma zostać, że będzie w przyszłości albo wprost będzie w przyszłej konstytucji, bo w tej<text:s/>Konstytucji tej zasady nie ma i gdybyśmy ją uznali za obowiązującą, to musielibyśmy od dziś uznać czy od jutra, że rząd posiada, no dość daleko idącą choć tylko względną, autonomię w stosunku do Sejmu i Senatu, tym bardziej do<text:s/>Prezydenta, że<text:s/>Prezydenta<text:s/>usytuujemy<text:s/>w strukturze władz wykonawczych, że cały szereg elementów musiałby się jeszcze w tej<text:s/>Konstytucji zmienić, żeby tę<text:s/><text:span text:style-name="T1502">zas</text:span>ad<text:span text:style-name="T1503">ę</text:span><text:s/>uznać za już obowiązującą.</text:p>
      <text:p text:style-name="P1504">Stąd moja sugestia, żeby jeśli to już ma pozostać to wskażmy na perspektywę realizacji tej zasady w przyszłości, ale nie w takim ujęciu, w którym nie wiadomo czy to nie będzie miało być realizowane już<text:s/><text:soft-page-break/>zaraz, bo jak powiadam w ramach tej<text:s/>Konstytucji, przy tych tylko zmianach, które się proponuje nie jest to jeszcze możliwe.</text:p>
      <text:p text:style-name="P1505">I wreszcie ostatnia kwestia, o której już częściowo mówił p<text:span text:style-name="T1506">a</text:span>n Gdula, mianowicie kwestia sformułowań na stronie 6 i 7 dotyczących, no, właśnie czego? Przyszłej konstytucji.</text:p>
      <text:p text:style-name="P1507">Otóż na stronie 6 jest to w takim kontekście:<text:s/>„Senat będzie także równoprawnie z Sejmem uczestniczył w uchwaleniu nowej konstytucji”<text:span text:style-name="T1508">.</text:span><text:s/>To wśród innych kompe<text:span text:style-name="T1509">te</text:span>ncji Senatu, a przecież tu jawnie chodzi o to i o tym mówiliśmy, że będzie on uczestniczył na tych zasadach, w dokonywaniu zmian<text:s/>Konstytucji, obecnej<text:s/>Konstytucji, gdy będzie to potrzebne.</text:p>
      <text:p text:style-name="P1510">Rzecz jasna, gdy dokonuje się w jakiejś formie zmian konstytucyjnych, to jeśli nie ma innej formy dla przyszłej konstytucji, obowiązuje ta, która odnosi się do zmiany obowiązując<text:span text:style-name="T1511">ej</text:span><text:s/>Konstytucji. Inaczej mówiąc to pośrednio by się odnosiło i do przyszłej konstytu<text:span text:style-name="T1512">cji</text:span>, ale mówmy o obecnej<text:s/>Konstytucji, bo o to tu chodzi.</text:p>
      <text:p text:style-name="P1513">Tymczasem tu mowa tylko o uchwaleniu przyszłej, nowej konstytucji i jeszcze dwukrotnie powtarza się to na stronie 7, a więc z dużym naciskiem, a z pominięciem trybu zmiany obecnej<text:s/>Konstytuc<text:span text:style-name="T1514">ji</text:span>.</text:p>
      <text:p text:style-name="P1515"><text:span text:style-name="T1516">W</text:span><text:s/>imieniu konstytu<text:span text:style-name="T1517">cj</text:span>on<text:span text:style-name="T1518">alistó</text:span>w gdzie w tym środowisku w większości wypadków, w każdym razie postuluje się, aby przyszłą konstytucję uchwalić w drodze referendum, miałbym prośbę do państwa, żeby państwo się zgodzili, iż by odnieść te s<text:span text:style-name="T1519">fo</text:span>rmułowania, które są tutaj zwł<text:span text:style-name="T1520">as</text:span>zcza na stronie 6 do trybu zmiany obecnej<text:s/>Konstytucji, co jeszcze raz podkreślam - gdy się nie zmieni, będzie odnosiła się i do uchwalenia przyszłej konstytucji, ale nie zamykajmy możliwości uchwalenia jej w innej formie, bo jeśli pod<text:span text:style-name="T1521">ej</text:span>miemy taką umowę polityczną,<text:s/><text:span text:style-name="T1522">ż</text:span>e tylko Sejm i Senat, no to wtedy będzie to wiążące, zamkniemy możliwość uchwalenia nowej konstytucji w drodze referendum, a to ze<text:s/>wszech miar<text:s/>byłoby jednak pożądane, między innymi choćby dlatego, żeby nawet z pewnym opóźnieniem jednak ratyfikować decyzje o reaktywowaniu Senatu,<text:s/><text:span text:style-name="T1523">k</text:span>tóry kiedy<text:span text:style-name="T1524">ś<text:s/></text:span>został zniesiony w drodze wyników głosowania, byłoby dobrze ratyfikować jego reaktywowanie też w tej formie, ale nie o to chodzi. Chodzi o ca<text:span text:style-name="T1525">ł</text:span>ą przyszłą konstytucję, która powinna być chyba akceptowana przez ogół społeczeństwa.</text:p>
      <text:p text:style-name="P1526">Dziękuję bardzo.</text:p>
      <text:p text:style-name="P1527"><text:span text:style-name="T1528">Przewodnicząc</text:span><text:span text:style-name="T1529">y</text:span>:</text:p>
      <text:p text:style-name="P1530">Głos ma pan Jacek Kuroń<text:span text:style-name="T1531">.</text:span></text:p>
      <text:p text:style-name="P1532"><text:span text:style-name="T1533">Ob. Jacek Kuroń</text:span>:</text:p>
      <text:p text:style-name="P1534">Ja wprawdzie jestem członkiem komisji redakcyjnej, ale wypowiadam się na prawach uczestnika dyskusji.</text:p>
      <text:p text:style-name="P1535">Chciałbym po pierwsze bronić s<text:span text:style-name="T1536">fo</text:span>rmułowania wrogowie, ponieważ parę osób z obu stron zgłaszało do tego sformułowania zastrzeżenia, a uważam, że ono powinno pozosta<text:span text:style-name="T1537">ć</text:span>, więc wydaje mi się, że ten głos mój jest potrzebny. Można powiedzieć, że mówię trochę zamiast Jerzego<text:s/><text:span text:style-name="T1538">W</text:span>iatra, bo to jest jego s<text:span text:style-name="T1539">fo</text:span>rmułowanie i on parokrotnie właśnie tego, że wrogowie bronił.</text:p>
      <text:p text:style-name="P1540">Otóż chodzi o to, że przepraszam, że przesunąłem autorstwo, przepraszam cię Mariuszu, w każdym razie chodzi o to, że zastą<text:span text:style-name="T1541">pi</text:span>enie słowa wrogowie - przeciwnikami odbiera sens temu zapisowi, jak gdyby wydaje mi się, że przeciwnikami w różnych kon<text:span text:style-name="T1542">fi</text:span>gur<text:span text:style-name="T1543">acja</text:span>ch będziemy i to nie szkodzi. To dobrze, natomi<text:span text:style-name="T1544">as</text:span>t właśnie [nieczytelne] jest to, jeśli bylibyśmy wrogami, a trzeba powiedzieć, że wrogość po obu stronach, niekoniecznie tego stołu, możemy się umówić,<text:s/>że obecnych to nie dotyczy - jest bardzo silna i w związku<text:s/><text:span text:style-name="T1545">z</text:span><text:s/><text:soft-page-break/>tym nie rozumiem dlaczego mamy udawać, że jej nie ma<text:span text:style-name="T1546">.<text:s/></text:span>Jakie to polityczne racje by za tym przemawiały, żeby że tak powiem<text:s/><text:span text:style-name="T1547">e</text:span>ufemizmy wprowadzać<text:span text:style-name="T1548">.</text:span><text:s/>Tyle w tej sprawie<text:span text:style-name="T1549">.</text:span></text:p>
      <text:p text:style-name="P1550"><text:span text:style-name="T1551">W</text:span><text:s/>drugiej spraw<text:span text:style-name="T1552">i</text:span>e, to na marginesie uwagi pani Janki Zakrzewskiej, bardzo słusznej w sprawie tych wszystkich... i pana Halla, w sprawie tego zdystansowania się, jakby niuansowania tego określenia, będzie się - tu wielokrotnie, to już ró<text:span text:style-name="T1553">ż</text:span>ne osoby zwracały uwagę - źle wychodzić, trzeba mówić: mamy nadzieję, chcemy, powinno być itd.</text:p>
      <text:p text:style-name="P1554">Ale odniosła się pani Zakrzewska bezpośrednio do takiego zdania tutaj, które mówi:<text:s/>„jest to początek drogi do demokracji parlamentarn<text:span text:style-name="T1555">ej</text:span>”<text:span text:style-name="T1556">.</text:span><text:s/>Ja bym ch<text:span text:style-name="T1557">ci</text:span>ał powiedzieć, że pierwotny tekst brzmiał tak:<text:s/>„jest to jednak okres prz<text:span text:style-name="T1558">ej</text:span>ściowy, początek drogi do demokracji parlamentarn<text:span text:style-name="T1559">ej</text:span>”<text:span text:style-name="T1560">.<text:s/></text:span>Chodziło o to, że wszystkie te zmiany, które się tu dokonują, są okresem przejściowym, a tym co jest w naszych intencjach celem, jest demokracja parlamentarna.</text:p>
      <text:p text:style-name="P1561"><text:span text:style-name="T1562">P</text:span>otem na skutek zastrzeżeń zgłoszonych przez stronę koalicyjną do s<text:span text:style-name="T1563">fo</text:span>rmułowania okres przejściowy, że to wprowadza tymczasowość, że w związku z tym<text:s/><text:span text:style-name="T1564">-</text:span><text:s/>zgodziliśmy się na taką zmianę i teraz po przeczytaniu tego przez panią Zakrzewską zobaczyłem, że to rzeczywiście, źle brzmi, bo to wygląda tak, jakby to co się tam przedtem jest wymienione,<text:s/><text:span text:style-name="T1565">„</text:span>Solidarnoś<text:span text:style-name="T1566">ć</text:span>”<text:s/>i inne<text:s/><text:span text:style-name="T1567">-</text:span><text:s/>było początkiem drogi do demokracji parlamentarn<text:span text:style-name="T1568">ej,</text:span><text:s/>co oczywiście takie nie jest.</text:p>
      <text:p text:style-name="P1569">Ale mówię o tym, co jest drobną sprawą, mówię o tym dlatego, że wydaje mi się, że takie zasygnalizow<text:span text:style-name="T1570">a</text:span>n<text:span text:style-name="T1571">i</text:span>e tego, że jakby celem, który tutaj nam przyświeca jest demokracja parlamentarna i te wysiłki do tego zmierzaj<text:span text:style-name="T1572">ą</text:span>, że to ma być etap i proces, to ja uważam, że tu powinno być i że to nie wykracza przeciw intencji tego s<text:span text:style-name="T1573">fo</text:span>rmułowani<text:span text:style-name="T1574">a.</text:span></text:p>
      <text:p text:style-name="P1575">To wszystko.</text:p>
      <text:p text:style-name="P1576"><text:span text:style-name="T1577">Przewodniczący</text:span>:</text:p>
      <text:p text:style-name="P1578">Głos ma pan prof. Hieronim Kubiak.</text:p>
      <text:p text:style-name="P1579"><text:span text:style-name="T1580">O</text:span><text:span text:style-name="T1581">b</text:span><text:span text:style-name="T1582">.</text:span><text:span text:style-name="T1583"><text:s/>Hieronim Kubiak</text:span>:</text:p>
      <text:p text:style-name="P1584">Niestety aż cztery uwagi. Jedna do całości.</text:p>
      <text:p text:style-name="P1585">Otóż chciałbym tej całości bronić, a to dlatego, że ta całość jednak jak się ją przegląda, ma w sobie pewien ładunek emocjonalny, nie tylko polityczny i in<text:span text:style-name="T1586">te</text:span>lektualny. I teraz znajdujemy się tutaj w pewnej asymetrii tego co mówimy i tego co chcemy zrobić. Bo z jednej strony mówimy, że ten dokument powinien trafić do wielu, a z drugiej strony<text:span text:style-name="T1587"><text:s/></text:span>pozbawiamy go nośników emo<text:span text:style-name="T1588">cjo</text:span>n<text:span text:style-name="T1589">al</text:span>nych, pewnej spójności także emocjonalne<text:span text:style-name="T1590">j.</text:span><text:s/>Ta kategoria wrogowie ma tutaj absolutnie sens psychologiczno-społeczno-polityczny i ona absolutnie oddaj<text:span text:style-name="T1591">ę</text:span><text:s/>sens ewolucji politycznej, jaka miała miejsce, ona mnie absolutnie nie razi.</text:p>
      <text:p text:style-name="P1592">Wprost przeciwnie. Mówimy o tym, żeby ten język był zrozumiały, a jednocześnie proponujemy cały szereg sformułowań ściśle zawodowych. Mówimy, żeby tekst był krótszy, a jednocześnie proponujemy jego rozszerzenie. Otóż jeżeli w ten sposób będziemy postępować, to nic z tego nie będzie. Ponadto jeśli czyta się ten tekst jest to oczywiste, że to jest umowa polityczna, a nie umowa, która podlega notariatowi i zostanie zare<text:span text:style-name="T1593">je</text:span>strowana w notariacie w sensie niezwykłej precyzji sformułowań<text:s/>prawnych. Jeśli u<text:span text:style-name="T1594">m</text:span>owa polityczna, to ten element nadziei jest tutaj także niezwykle ważny. Przynajmniej podpisujący tę umowę muszą taką nadzieję posiadać. Jeśli wierzą w to co zrobili, co proponują.</text:p>
      <text:p text:style-name="P1595">Jeżeli mówimy, że ta pewna suma przedsięwzięć może coś stworzyć, to znaczy, że może i nie, jeżeli<text:s/><text:soft-page-break/>podpisujemy umowę to z nadzieją, że stworzy, że będzie. Jeśli tworzymy instytucje odpowiedniej komisji porozumienia, to po to, aby dodatkowo to wzmocnić itd. Broniłbym tego sensu w dokumencie, który w tej chwili jest i proszę zwrócić uwagę jeszcze na jedno, że jak czyta się te sformułowania, to bez mała za każdym z nich wi<text:span text:style-name="T1596">dać</text:span><text:s/>i wcześniejsze dyskusje, i pewne kompromisy zawierane w zespole redakcyjnym.</text:p>
      <text:p text:style-name="P1597">Ale przecież kompromis należy do natury umowy politycznej i znowu z tego nie można zrobić odnowa otwarcia dyskusji o wszystkim, ponieważ to nas nie doprowadzi do niczego. To powiedziawszy dołączam się do tych,<text:s/><text:span text:style-name="T1598">k</text:span>tórzy sądzą, że ten dokument jest dobrą podstawą do sformułowań końcowych.</text:p>
      <text:p text:style-name="P1599">Uwagi bardzo konkretne teraz trzy. Pierwsza z nich dotyczy stronicy 1 i akapicie 2, w którym<text:s/><text:span text:style-name="T1600">/</text:span>wiersz 1 i 2/ widnieje s<text:span text:style-name="T1601">fo</text:span>rmułowanie o siłach społecznych, które kierują się ró<text:span text:style-name="T1602">ż</text:span>nymi racjami, różnymi ideałami. Ponieważ nie należę do tych, którzy przy każdej sposobności posługują się terminem socjalizm, a zwłaszcza wtedy,<text:s/><text:span text:style-name="T1603">j</text:span>eśli czują się nieswojo w argumentacji i tą nieswojość chcą znieś<text:span text:style-name="T1604">ć</text:span><text:s/>przez użycie ostrych naładowanych terminów, ale nie należę do tych, którzy dostają alergii na dźwięk tego słowa, chciałbym bardzo bronić obecności tego sformułowania w tym dokumencie, natomiast rozumiem także, iż warto byłoby rozważyć, ja bym przyjął to z dużą wewnętrzną satysfakcją osobistą, jeżeli po przecinku, od słowa:<text:s/>„które<text:s/><text:span text:style-name="T1605">gd</text:span>y<text:s/><text:span text:style-name="T1606">w</text:span>ymówi się o inspiracjach z innych źródeł ideowych”, przed<text:s/>„innych”<text:s/>znalazłoby się na przykład sformułowanie: z katolickiej nauki społecznej i innych inspiracji.</text:p>
      <text:p text:style-name="P1607">Sądzę, że wtedy doskonale porozumielibyśmy się nie tylko z samymi sobą, ale także bardzo wieloma ludźmi, dla których takie s<text:span text:style-name="T1608">fo</text:span>rmułowania mają swój sens oczywisty. Dlatego też bronią tego s<text:span text:style-name="T1609">fo</text:span>rmułowania.</text:p>
      <text:p text:style-name="P1610">Do stronicy 3 akapit 1, wiersz 4 gdzie mowa o rodakach na obczyźnie, pomijam kontrowersje wokół na Wschodzie i na Zachodzie, ponieważ rozumiem, że to są terminy polityczne tutaj, symbolizujące tylko pewną sytuację, ale one mają pewien sens merytoryczny także, ponieważ w przypadku Wschodu w odróżnieniu od Zachodu mamy do czynienia nie tylko z rodakami emigrantami, ale mamy do czynienia także z ludnością<text:s/>polską autochtoniczną, która<text:s/><text:span text:style-name="T1611">ma</text:span><text:s/>bardzo specyficzne własne problemy i nie można si<text:span text:style-name="T1612">ę</text:span><text:s/>do nich nie odnieść<text:span text:style-name="T1613">.</text:span><text:s/>Natomiast termin rodacy, który jest tutaj użyty w języku kolokwialnym polskim ma zbyt szerokie pole semantyczne i nie powinien być tylko tak użyty<text:span text:style-name="T1614">.</text:span></text:p>
      <text:p text:style-name="P1615">Zilustruję to na przykładzie. Jeśli on by się odnosił na przykład do sytuacji w Stanach Zjednoczonych, to on odnosi się tylko do pierwszej generacji, czyli do tych, którzy urodzili się Polakami i pozostali Polakami. Takich w całych Stanach<text:s/><text:span text:style-name="T1616">Zj</text:span>ednoczonych jest 1/4<text:s/><text:span text:style-name="T1617">i</text:span><text:s/>mówię to na odpowiedzialność fachowca akurat w tej dziedzinie, w stosunku do całości, ponieważ przez 100 lat procesu masowej emigracji z Polski do Stanów<text:s/><text:span text:style-name="T1618">Zje</text:span>dnoczonych nie wyemigrowało więcej mówię netto już po odliczeniu reemigracji niż 2,5 miliona w stosunku do 8<text:span text:style-name="T1619">-</text:span>9 milionów Polonii amerykański<text:span text:style-name="T1620">ej.</text:span></text:p>
      <text:p text:style-name="P1621">To jest zresztą nie tylko problem w odniesieni do<text:s/><text:span text:style-name="T1622">p</text:span>olonii amerykański<text:span text:style-name="T1623">ej</text:span>, ponieważ uznaję potrzebę tego typu wyciągniętej ręki, można byłoby tutaj dodać, rodacy i z rodakami, i osobami polskiego pochodzenia. T<text:span text:style-name="T1624">o</text:span><text:s/><text:span text:style-name="T1625">j</text:span>est wtedy sens właściwy, odd<text:span text:style-name="T1626">aj</text:span>ący całą złożoność tego z<text:span text:style-name="T1627">j</text:span>awiska.</text:p>
      <text:p text:style-name="P1628">Uwaga kolejna i już ostatnia: stronica 6 wiersz 7 od dołu, dotyczący właśnie tego sformułowania -<text:s/>„aktualnego miejsca państwa polskiego w Europie”. Próbowałem to zrozumieć. Otóż sądzę, że są tutaj dwa sensy możliwe do wyinterpretowania, oba merytorycznie wątpliwe. Sens pierwszy terytorialny, tak to może być, wbrew woli formułujących, odczytane. Jeśli sens terytorialny to albo on zawiera w sobie obawę strat terytorialnych, albo nadzieje marszu na<text:s/><text:span text:style-name="T1629">L</text:span>w<text:span text:style-name="T1630">ó</text:span>w<text:span text:style-name="T1631"><text:s/></text:span>czy w jakimkolwiek innym kierunku. Oba te typy nadziei<text:s/><text:span text:style-name="T1632">c</text:span>zy<text:s/><text:soft-page-break/>lęku są bezsensu i je<text:span text:style-name="T1633">ś</text:span>li tak, nie wolno stwa<text:span text:style-name="T1634">r</text:span>za<text:span text:style-name="T1635">ć</text:span><text:s/>takiej nadziei interpretacyjn<text:span text:style-name="T1636">ej.</text:span><text:s/>Załóżmy, że chodzi o inny sens, to jest ta druga możliwość, sens geopolityczny, a więc, że<text:s/>Prezydent jest wyposażony w pewne uprawnienia, jeśli idzie o politykę zagraniczną i obronność ze względu na sojusze międzynarodowe<text:span text:style-name="T1637">.</text:span></text:p>
      <text:p text:style-name="P1638"><text:span text:style-name="T1639">A</text:span><text:s/>w jakich sojuszach międzynarodowych tam gdzie istnieje instytucja<text:s/>Prezydenta, tego typu wyposażonego tak pojętego, tak koncypowanego jak ten prezydent nie ma on podobnych prerogatyw. Wobec tego jaki jest sens wprowadzenia tego typu aktualiza<text:span text:style-name="T1640">cji</text:span>? Jakie prawdopodobne zmiany w jednym czy drugim rozumieniu są tutaj oczekiwane?</text:p>
      <text:p text:style-name="P1641">Wydaje mi się, że nie warto otwierać tej puszki i nie warto tutaj szukać czegoś, czego w tym s<text:span text:style-name="T1642">fo</text:span>rmułowaniu być nie powinno, czyli sugeruję skreślenie słowa aktualne.</text:p>
      <text:p text:style-name="P1643">Dziękuję.</text:p>
      <text:p text:style-name="P1644"><text:span text:style-name="T1645">Przewodniczący</text:span>:</text:p>
      <text:p text:style-name="P1646">Głos ma pan red. Osmańczyk.</text:p>
      <text:p text:style-name="P1647"><text:span text:style-name="T1648">Ob. Edmund Osmańczyk</text:span>:</text:p>
      <text:p text:style-name="P1649">Pan prof. Rychlewski wypowiedział się za usun<text:span text:style-name="T1650">ię</text:span>ciem zdania o wspólnocie polskiej, w rozproszeniu słów:<text:s/>„na Wschodzie i na Zachodzie”. Jako - cytuję: niepotrzebny ozdobnik. Otóż jako publicysta z racji swego życiorysu całe życie piszę o<text:s/><text:span text:style-name="T1651">s</text:span>prawach Polaków w kraju i w świecie, pragnę stwierdzić, że przez 40 lat skreślano mi pierwszy człon ozdobnika<text:s/>„na Wschodzie”<text:s/>z mojej publicystyki. Dopiero od roku mam prawo drukowania<text:s/>„na Wschodzie”<text:s/>i<text:s/>„na Zachodzie”. Bardzo proszę o pozostawienie tej młodej roślinki przy życiu. Ocalmy ją od wiosennych sianokosów.</text:p>
      <text:p text:style-name="P1652">Dziękuję.</text:p>
      <text:p text:style-name="P1653"><text:span text:style-name="T1654">Ob. Aleksander Hall</text:span>:</text:p>
      <text:p text:style-name="P1655"><text:span text:style-name="T1656">P</text:span>onieważ trzech mówców, trzech d<text:span text:style-name="T1657">ys</text:span>kutantów występujących po stronie koalicji rządzącej występowało z uzasadnieniem utrzyman<text:span text:style-name="T1658">i</text:span>a formuły w akapicie 2 na pierwszej stronie, a więc wskazania źródeł inspiracji z propozycją, że można rozbudować oczywiście również inspiracje, którymi kieruje się strona solidarnoś<text:span text:style-name="T1659">c</text:span>iowo-opozycyjna, ja chciałbym jednak jeszcze bronić uzasadnienia, dlaczego według mnie szczęśliwym pomysłem byłoby zrezygnowanie z tego.</text:p>
      <text:p text:style-name="P1660">Otóż wydaje mi się, że to jest umowa polityczna. Jej zaletą jest konkretność. Jeśli coś jest w niej niewłaściwego, to nadmiar deklaratywności, nadmiar słów, mówienie o intencjach - przemawiać powinny nie intencje, a konkrety. I słowa, wielkie słowa były często nadużywane. Ja nie sądzę, że temu tekstowi by pomogło, gdybyśmy tutaj wstawili chrześcijańską wizję człowieka, tradycje polską i europejską, liberalną i konserwatywną, to wszystko co stanowi przecież intelektualne ideowe zaplecze wielu bardz<text:span text:style-name="T1661">o<text:s/></text:span>z nas, uzyskalibyśmy właśnie tekst, który operuje pewnymi w moim przekonaniu jednak pojęciami, które momentami przy takim stopniu ogólności zatrącają o frazes, a ludzie frazesów mają w moim przekonaniu już dosyć.</text:p>
      <text:p text:style-name="P1662">Oczywiście wiadomo jaka jest tożsamość obu stron i ta tożsamość przecież jest wielokrotnie podkreślana w wielu publicznych wypowiedziach na łamach prasy, radia, telewizji, na łamach prasy oficjalnej i nieo<text:span text:style-name="T1663">ficj</text:span>alnej, tak że tutaj nie zachodzi jakieś nieporozumienie, że groźba, że zostaniemy, nasza tożsamość zostanie zamazana.</text:p>
      <text:p text:style-name="P1664">Mówmy językiem politycznym i według mnie właściwszy byłby zapis gdybyśmy tutaj powiedzieli<text:s/><text:soft-page-break/>polityczny kompromis sił, które zasiadły przy<text:s/>„okrągłym stole”<text:span text:style-name="T1665">,</text:span><text:s/>pozwoli mamy nadzieję, pozwoli urzeczywistnić wspólny cel - niepodległą, suwerenną, bezpieczną, z równoprawnymi sojusz<text:span text:style-name="T1666">a</text:span>m<text:span text:style-name="T1667">i</text:span>, demokratyczną i silną gospodarczo Polskę<text:span text:style-name="T1668">.</text:span></text:p>
      <text:p text:style-name="P1669">Wydaje mi się, że to jest formuła szczęśliwsz<text:span text:style-name="T1670">a</text:span>.</text:p>
      <text:p text:style-name="P1671">D<text:span text:style-name="T1672">zi</text:span>ękuję.</text:p>
      <text:p text:style-name="P1673"><text:span text:style-name="T1674">Przewodnicząc</text:span><text:span text:style-name="T1675">y</text:span><text:span text:style-name="T1676">:</text:span></text:p>
      <text:p text:style-name="P1677">D<text:span text:style-name="T1678">ziękuję</text:span>.</text:p>
      <text:p text:style-name="P1679">Proszę państwa wyczerpaliśmy<text:s/><text:span text:style-name="T1680">-</text:span><text:s/>pan profesor Bafia prosi o głos.</text:p>
      <text:p text:style-name="P1681"><text:span text:style-name="T1682">Ob. Jerzy Bafia</text:span>:</text:p>
      <text:p text:style-name="P1683">Ja tylko dwie króciutkie uwagi. Pierwsza chciałem podkreślić trafność dodania do tytułu sądów i w związku z tym jedną uwagę.<text:s/><text:span text:style-name="T1684">Wyd</text:span>aje mi się, że sprawa trójpodziału władz jest tutaj niedoceniona. Jest to wartoś<text:span text:style-name="T1685">ć</text:span>, która w tej chwili, a zresztą i kiedyś na skutek tego, że była zapominana, była chyba źródłem wielu naszych kłopotów.</text:p>
      <text:p text:style-name="P1686">Dodanie pewnych myśli o sądach, podkreślenie trójpodziału, wydaje mi się, zasługiwa<text:span text:style-name="T1687">ł</text:span>oby nawet na rozwinięcie.</text:p>
      <text:p text:style-name="P1688"><text:span text:style-name="T1689">U</text:span>waga druga jest taka, że na stronie 7 znalazły się jednak w akapicie tym: prezydent może<text:s/><text:span text:style-name="T1690">-</text:span><text:s/>jednak jeszcze pewne uwagi, pewne zdania, pewne słowa, które chyba w<text:span text:style-name="T1691">yk</text:span>raczają poza nasze dyskusje. To znaczy dopisanie w nawiasie, że godzenie w prerogatywy prezydenta dotyczy tylko polityki zagranicznej i obronności. Ta sprawa w takim ujęciu jest nadmiernie zawężona. Może by to najwyżej powiedzieć na przykład albo w szczególności czy coś takiego.<text:s/>Tak nie było tej sprawy, ta sprawa nie była w taki sposób uzgodnion<text:span text:style-name="T1692">a</text:span>.</text:p>
      <text:p text:style-name="P1693">Tak samo jak dodanie tutaj sprawy rozwiązywania Sejmu z powodu nie uchwalania konstytucji, zresztą przeciwstawnie to występuje, ale to jest może mniej istotne<text:span text:style-name="T1694">.<text:s/></text:span>Powstaje w związku z tym kwestia, czy tu nie mogą być ewentualnie pewne zapisy typu jakichś takich jeszcze spraw do rozważenia, a nie do końcowego postano<text:span text:style-name="T1695">wi</text:span>enia.</text:p>
      <text:p text:style-name="P1696"><text:span text:style-name="T1697">I</text:span><text:s/>jedno zdanie końcowe<text:s/><text:span text:style-name="T1698">-</text:span><text:s/>mianowicie myśmy tutaj formułowali parę razy sympatyczną myśl, że w ogóle reforma ustroju wyrasta z polskiej gleby i tu słuszna była uwaga pani prof. Zakrzewski<text:span text:style-name="T1699">ej,</text:span><text:s/>że te porównawcze różne rzeczy, może lepiej skreślić, ale warto by może jakoś lekko zaznaczyć, że nawiązujemy do pewnych początków konstytucyjnych. Ja w każdym razie jestem tego gorącym zwolennikiem. Jeszcze - nie przekonuję tutaj redaktorów, to jest inna sprawa, zgłaszamy uwagi, nie zgłaszamy przecież żądań.</text:p>
      <text:p text:style-name="P1700">Dziękuję bardzo.</text:p>
      <text:p text:style-name="P1701"><text:span text:style-name="T1702">P</text:span><text:span text:style-name="T1703">rz</text:span><text:span text:style-name="T1704">ewodniczący:</text:span></text:p>
      <text:p text:style-name="P1705"><text:span text:style-name="T1706">J</text:span>a chciałbym wyjaśnić w sprawie konstytucji - uchwalenia<text:s/>Konstytucji, jest to błąd - dlatego, że istotnie sprawa ta nie została objęta naszymi decyzjami jeśli chodzi o rozwiązanie parlamentu przez prezydenta. Natomiast w sprawie prerogaty<text:span text:style-name="T1707">w</text:span><text:s/>odpowiada to naszym ustaleniom, mianowicie ustaliliśmy, że do prerogatyw prezydenta, czyli do tych dziedzin, które nie wymagają potwierdzenia przez rząd kontrasygnaty premiera lub ministra, należą dwie dziedziny, mianowicie dziedzina polityki obronnej i polityki zagranicznej. I że zatem takie s<text:span text:style-name="T1708">fo</text:span>rmułowanie odnosi się w<text:span text:style-name="T1709">ó</text:span>wczas do tych dwóch prerogatyw prezydenta.</text:p>
      <text:p text:style-name="P1710">Głos ma pan prof. Reykowski.</text:p>
      <text:soft-page-break/>
      <text:p text:style-name="P1711"><text:span text:style-name="T1712">Ob</text:span><text:span text:style-name="T1713">,</text:span><text:span text:style-name="T1714"><text:s/>Janusz Reykowski</text:span>:</text:p>
      <text:p text:style-name="P1715">Skoro już zbliżamy się do końca dyskusji na ten tem<text:span text:style-name="T1716">a</text:span>t, chcia<text:span text:style-name="T1717">ł</text:span>bym o takich rzeczach wspomnieć, o takich ogólniejszych, czy właściwie organizacyjnych. Jedna i ogólniejsza druga organizacyjna.</text:p>
      <text:p text:style-name="P1718">Co do formuły tego dokumentu. Chciałbym się przychylić do tych propozycji, tych uwag, które kwestionowały taki<text:s/>deskryptywny<text:s/>oznajmujący sposób zredagowania niektórych stwierdzeń odnoszących się do przyszłości<text:span text:style-name="T1719">.</text:span><text:s/>Wydaje mi się, że charakter tego dokumentu czyli jego tytuł,<text:s/><text:span text:style-name="T1720">k</text:span>tóry powiada to jest umowa, skłania do tego, aby starać się szukać formuły, która powiada do czego się umawiamy, o co zamierzamy się starać, do czego zamierzamy dążyć jako pewna całość i sądziłbym, że dobrze by było te formuły, gdzie mówimy jak będzie zastępować tym co, do czego podejmujemy się razem zmierzać.</text:p>
      <text:p text:style-name="P1721">Druga kwestia dotycząca sposobu postępowania z tym dokumentem. Uwagi te, które usłyszeliśmy tu miały dwojakiego rodzaju charakter. Część z nich były to udoskonalenia redakcyjne. Sądzę, że zespół redakcyjny powinien sobie dość łatwo z nimi poradzić i w drodze consensusu wybrać najlepsze.</text:p>
      <text:p text:style-name="P1722">Sądzę, że mogą pozostać jeszcze oprócz takich pewnych, takie które mają charakter polityczny. Sądziłbym, że przynajmniej przymierzyć się do tych poprawek powinniśmy spróbować jutro, kiedy w tym zespole powołanym wczoraj<text:s/>będziemy pracowali nad dokumentami końcowymi.</text:p>
      <text:p text:style-name="P1723">I to byłaby propozycja sposobu procedowani<text:span text:style-name="T1724">a</text:span>, a więc jeszcze gdyby się dało zespół redakcyjny w oparciu o protokół - spróbował to zredagować, tak żebyśmy jutro zobaczyli, co nam zostaje jako kwestie wymagające jednak porozumienia w nas<text:span text:style-name="T1725">ze</text:span>j dyskusji.</text:p>
      <text:p text:style-name="P1726">I jeszcze uwaga, która nie dotyczy wprost dokumentu, jest uwagą marginesową, ale ponieważ dotyczy sprawy, która często była tu w dyskusji podnoszona, więc proszę mi wybaczyć, mimo że marginesowa, to zostanie przeze mnie wspomniana.</text:p>
      <text:p text:style-name="P1727">Otóż chciałbym namawiać pana redaktora Kozłowskiego, żeby nie użył tego argumentu albo żeby poprawił argument prze<text:span text:style-name="T1728">ci</text:span>w nomenklaturze, który tutaj wypowiedział, bo w tej postaci, w jakiej on to powiedział, jest to<text:s/><text:span text:style-name="T1729">a</text:span>rgument demagogiczny, a to z następujących powo<text:span text:style-name="T1730">dó</text:span>w. Po pierwsze ten 900 tysięcy ma inne znaczenie wtedy, gdy liczba stanowisk kierowniczych w Polsce wynosi na przykład milion i wtedy gdy ma 4 milion<text:span text:style-name="T1731">y</text:span><text:s/>niż wtedy gdy jak mówię niektórzy zgodzą się z tym, że co trzeci Polak jest kierownikiem - co ocz<text:span text:style-name="T1732">y</text:span>wiście jest żartem.</text:p>
      <text:p text:style-name="P1733">Po drugie - odczytanie tej liczby inny ma sens kiedy się pamięta, że 2 milionowej partii<text:s/>–<text:s/>2 100 tysięcy członk<text:span text:style-name="T1734">ó</text:span>w partii - 5<text:span text:style-name="T1735">5</text:span>% to są ludzie z wyższym wykształceniem, a w Polsce w ogóle ludzi z wyższym wykształceniem jest około 2 milion<text:span text:style-name="T1736">ó</text:span>w, nieco więcej. Czyli mamy tu znaczną nadreprezenta<text:span text:style-name="T1737">cj</text:span>ę tej grupy, która z natury rzeczy pełni funkcje kierownicze.</text:p>
      <text:p text:style-name="P1738"><text:span text:style-name="T1739">Po</text:span><text:s/>trzecie mowa jest tu o funkcjach kierowniczych dosyć szerokiej skali<text:span text:style-name="T1740">.</text:span><text:s/>Po czwarte - powiem coś co może być troszkę potraktowane jako żart, ale powiedzieć to chcę aby pokazać, jaki sens chcę tu wyrazić - mianowicie po to żeby tak powiedzieć<text:span text:style-name="T1741">,</text:span><text:s/>trzeba się zastanowić nad tym, jakie są reguły rekrutacyjne do<text:span text:style-name="T1742">.</text:span><text:s/>Gdyby tak się na przykład szczęśliwie złożyło, że partia składa się z najlepszych ludzi jakich ma to społecze<text:span text:style-name="T1743">ń</text:span>s<text:span text:style-name="T1744">t</text:span>wo, to wtedy ta liczba nikogo nie powinna dziwić. Ona zaczyna dziwić dopiero wtedy jeśli przyjąć, że takich reguł rekrutac<text:span text:style-name="T1745">yj</text:span>nych nie stosuje się - albo co więcej stosuje się odwrotne.</text:p>
      <text:p text:style-name="P1746">Otóż sądzę, że po prostu użycie tej liczby tak nago o niczym nie mówi, służy tylko do takiego właśnie rzucenia w powietrze pewnego faktu, natomi<text:span text:style-name="T1747">a</text:span>st ukrywa ono pewien trudny problem, który sprawia, który<text:s/><text:soft-page-break/>jest rzeczywisty i którego tu nikt z nas nie neguje, że przez wiele lat w Polsce polityka personalna obciążona była regułą, jak to pisał kiedyś chyba premier Rakowski - dobry fachowiec, ale bezpartyjny, a wobec tego nie ma dla niego miejsca na stanowisku kierowniczym i ta postawa, i te reguły rekrutacyjne są czymś - co staramy się zwalczać, a ta sama liczba tylko w bardzo odległy sposób o tym może mówić.</text:p>
      <text:p text:style-name="P1748"><text:span text:style-name="T1749">Przewodniczący</text:span>:</text:p>
      <text:p text:style-name="P1750">Dziękuję bardzo.</text:p>
      <text:p text:style-name="P1751">Mam nadzieję, że pan red. Krzysztof Kozłowski już się nie będzie powoływał na koła rządowe, natomiast chciałbym w sprawie umowy, pewną uwagę jeszcze jedną zgłosić mianowicie jeżeli istotnie umawi<text:span text:style-name="T1752">a</text:span>my się co do pewnego kształtu politycznej rzeczywistości, którą będziemy formować, to dokument ten jasno mówi, że umawiamy si<text:span text:style-name="T1753">ę</text:span>, iż kontrakt zostaje zawarty w sprawie tych wyborów, a znaczniej miej jasno mówi, że obie strony - jak rozumiem umawiają się, że uczynią wszystko co trzeba, ażeby następne wybory były wyborami<text:s/><text:span text:style-name="T1754">de</text:span>mokr<text:span text:style-name="T1755">atyc</text:span>zny<text:span text:style-name="T1756">mi</text:span><text:s/>i myś<text:span text:style-name="T1757">l</text:span>ę, że ponieważ jest to, nosi to charakter umowy, że takie stwierdzenie tu znaleźć się powinno.</text:p>
      <text:p text:style-name="P1758"><text:span text:style-name="T1759">W</text:span><text:s/>sprawach organiz<text:span text:style-name="T1760">acyj</text:span>nych - przychylałbym się do propozycji pana współprzewodniczącego, mianowicie proponowałbym, ażeby grupa redakcyjna zechciała zebrać plon tej dyskusji i przygotowała redakcję tego dokumentu, jak też redakcję zapisu dotyczącego propozycji komis<text:span text:style-name="T1761">ji</text:span><text:s/>porozumiewawczej i żeby te dwa dokumenty zostały przekazane redaktorom wyznaczonym przez kierownictwo obrad<text:s/>„okrągłego stołu”<text:s/>i które jutro zespół ten, żeby mógł dyskutować - dysponować oboma dokumentami.</text:p>
      <text:p text:style-name="P1762"><text:span text:style-name="T1763">I</text:span><text:s/>jeżeli ze strony zespołu redakcyjnego nie ma niejasności dodatkowych, co do których mielibyśmy się wypowiedzieć to chciałbym żebyśmy przeszli do następnego punktu porządku dziennego, czy państwo życzą sobie przerwę?</text:p>
      <text:p text:style-name="P1764">Jeżeli nie ma próśb o przerwę to przechodzimy zatem do spraw przedstawionych zespołowi naszemu przez zespół oświaty, nauki i postępu technicznego.</text:p>
      <text:p text:style-name="P1765">Zwracam się do pana prof. Fisiaka - kto będzie referentem?</text:p>
      <text:p text:style-name="P1766"><text:span text:style-name="T1767">Ob.</text:span><text:span text:style-name="T1768"><text:s/>Jacek Fisiak</text:span>:</text:p>
      <text:p text:style-name="P1769">Ja będę referentem, jeśli pan przewodniczący pozwoli.</text:p>
      <text:p text:style-name="P1770">Chciałbym bardzo krótko zreferować, proszę państwa, bowiem jak rozumiem dokument został pa<text:span text:style-name="T1771">ń</text:span>stwu przedstawiony i nie byłoby sensu ponownie odczytywać tych zapisów, co do których zgodziliśmy się zarówno jeśli<text:s/>chodzi o rozbieżności i zbieżności.</text:p>
      <text:p text:style-name="P1772">Chciałem natomiast kilka słów wstępu, jeśli pan przewodniczący pozwoli.</text:p>
      <text:p text:style-name="P1773">Szanowni Państwo!<text:s/><text:span text:style-name="T1774">W</text:span><text:s/>imieniu trzech współprzewodniczących chciałem zaprezentować bardzo, jak powiedziałem tu krótko, wyniki obrad podzespołu do spraw o<text:span text:style-name="T1775">ś</text:span>wiaty, szkolnictwa wyższego, nauki i postępu technicznego.</text:p>
      <text:p text:style-name="P1776">Pracowaliśmy przez 4 dni, 4 spotkania, oprócz tego wiele czasu poświęciliśmy na wypracowanie uzgodnień,<text:span text:style-name="T1777"><text:s/></text:span>członkowie zespołów redakcyjnych, pracujący w 4 grupach, odnoszących się do tych 4 koszyków problemowych. To znaczy to spraw oświaty, szkolnictwa wyższego, nauki i postępu<text:s/><text:span text:style-name="T1778">te</text:span>chnicznego.</text:p>
      <text:p text:style-name="P1779">N<text:span text:style-name="T1780">aj</text:span>waż<text:span text:style-name="T1781">niej</text:span>szą rzecz moim zdaniem która wynika z tej naszej pracy to nie tylko to, że zgodziliśmy się, czy zbliżyliśmy nasze stanowiska w wielu problemach, to nie tylko to, że po raz pierwszy w sposób<text:s/><text:soft-page-break/>swobodny bardzo różnie poglądy starły się, a raczej starały się spotkać, to nie tylko to, że doszło do kompromisów uzgodnień, jak również<text:s/><text:span text:style-name="T1782">i</text:span><text:s/>co do tego co Anglicy sobie bardzo cenią, a mianowicie zgodziliśmy się nie zgodzić co do pewnych problemów i pewnych rozwiązań. Ale n<text:span text:style-name="T1783">aj</text:span>ważniejsze to chyba to, że poprzez funk<text:span text:style-name="T1784">cjo</text:span>nowanie zespołu przy pomocy środków masowego przekazu<text:span text:style-name="T1785"><text:s/></text:span>zaznaczyliśmy naszą obecność, obecność edukacji, obecność nauki w całej złożoności problemów polityczno-społecznych naszego kraju. I to nie tylko niedostatki,<text:s/><text:span text:style-name="T1786">k</text:span>tóre prezentowaliśmy i co do których bylibyśmy w 98<text:span text:style-name="T1787">%</text:span><text:s/>zgodni, ale również i propozycja poprawy, propozycja rozwiązań, dalszych dróg rozwoju nauki, oświaty, to wszystko wydaje mi si<text:span text:style-name="T1788">ę</text:span><text:s/>ud<text:span text:style-name="T1789">a</text:span>ło<text:s/><text:span text:style-name="T1790">n</text:span>a<text:span text:style-name="T1791">m</text:span><text:s/>się przekazać i przerzucić niejako do świadomości społecznej. Dotarły być może po raz pierwszy w takim kontekście sprawy istotne dla edukacji narodowej, dla kształtowania człowieka i obywatela Polaka, być może po raz pierwszy dotarły również sprawy wielkiej wagi, o których zbyt często nie mówiło się w tak szerokim gronie, w jakim można było właśnie na kanwie pracy<text:s/>„okrągłego stołu”, a właściwie tego po<text:span text:style-name="T1792">dzes</text:span>połu edukacyjnego.</text:p>
      <text:p text:style-name="P1793">Mieliśmy odzew naszej działalności poprzez listy, dyskusje, w różnych kręgach społecznych i myślę, że to jest jedno z największych osiągnięć tego przedsięwz<text:span text:style-name="T1794">i</text:span>ęcia. Zgodnie wyraziliśmy przekonanie o fundament<text:span text:style-name="T1795">al</text:span>nym znaczeniu problemów edukacji narodowej, nauki, postępu technicznego dla rozwoju społeczno-gospodarczego i kulturalnego kraju. Zbliżone mieliśmy opinie w sprawie diagnozy aktualnego stanu. Omówiliśmy bardzo wiele konkretnych problemów, im dłużej trwały nasze obrady, tym więcej było spraw, w których dochodziliśmy do całkowitego porozumienia.</text:p>
      <text:p text:style-name="P1796">Nie jestem w stanie i nie chc<text:span text:style-name="T1797">i</text:span>ałbym ze względu na to, że państwo macie katalog tych rozbieżności wszystkich czy zbieżności - przedstawić. Ale chciałbym zwrócić uwagę na to, że po pierwsze w zakresie oświaty uzgodniliśmy 26 spraw o różnej wadze i znaczeniu dotyczących profilu wychowawczego szkoły, jej uspołecznienia, zarządzania oświatą, spraw finansowych i materialnych. W większości rozwiązanie tych problemów jest w gestii mojego urzędu. Chciałem natomiast powiedzieć, że w sprawach materialnych i finansowych nasze ustalenia pokazują, tylko intencje stron biorących udział w<text:s/><text:span text:style-name="T1798">o</text:span>bradach<text:span text:style-name="T1799">.</text:span><text:s/>Zdajemy sobie bo<text:span text:style-name="T1800">wi</text:span>em<text:s/>sprawę, ż<text:span text:style-name="T1801">e</text:span><text:s/>nie<text:s/><text:span text:style-name="T1802">m</text:span>y i chyba też żaden<text:s/><text:span text:style-name="T1803">z</text:span><text:s/>zespołów<text:s/>„okr<text:span text:style-name="T1804">ą</text:span>głego stołu”<text:s/>nie może zagwarantować by 7% dochodu narodowego do podziału przeznaczyć na rozwój oświaty tak jak byśmy tego wszyscy chcieli.</text:p>
      <text:p text:style-name="P1805">Są to kompetencje Sejmu. Ta moja uwaga dotyczy również spraw ekonomicznych, dotyczących szkolnictwa wyższego nauki i postępu technicznego.</text:p>
      <text:p text:style-name="P1806"><text:span text:style-name="T1807">Po</text:span><text:s/>drugie wśród problemów dotyczących szkolnictwa wyższego uzgodniliśmy 3<text:span text:style-name="T1808">2</text:span><text:s/>konkretne sprawy, dotyczące materialnych warunków funk<text:span text:style-name="T1809">cjo</text:span>nowa<text:span text:style-name="T1810">ni</text:span>a szkół wyższych, sytuacji materialnej pracowników szkolnictwa wyższego, rozwoju kadry naukowo-dydaktyczn<text:span text:style-name="T1811">ej,</text:span><text:s/>spraw studenckich, ustawy o szkolnictwie wyższym.</text:p>
      <text:p text:style-name="P1812">Po trzecie ustaliliśmy całkowitą zbieżność poglą<text:span text:style-name="T1813">dó</text:span>w wobec 16 problemów związanych z dalszym rozwojem nauki w naszym kraju i 21 spraw dotyczących postępu technicznego, a zwłaszcza uwarunkowań systemowych, struktury organizac<text:span text:style-name="T1814">ji<text:s/></text:span>badań, źródeł i form<text:s/><text:span text:style-name="T1815">fi</text:span>nansowania. Omawialiśmy także sprawy osób, w stosunku do których w latach osiemdziesiątych zastosowano różnego rodzaju sankcje karne, dyscyplinarne. Prze<text:span text:style-name="T1816">ds</text:span>ta<text:span text:style-name="T1817">wi</text:span>ciele strony rządowo-koalicyjnej wyr<text:span text:style-name="T1818">az</text:span>il<text:span text:style-name="T1819">i</text:span><text:s/>w tej sprawie deklarację dobrej woli. Wszystkie sprawy, które są na przykład w naszych kompeten<text:span text:style-name="T1820">cj</text:span>ach będą przeze mnie życzliwie rozpatrzone, będę wnosił, a nawet chciałem poinformowa<text:span text:style-name="T1821">ć</text:span><text:s/>- już wniosłem o rewizję nadzwyczajną<text:s/><text:soft-page-break/>orzeczeń komisji dyscyplinarnych w przypadku nauczycieli.</text:p>
      <text:p text:style-name="P1822">Wszystkie nasze działania powinny być jednak, naszym zdaniem, zgodne z obo<text:span text:style-name="T1823">wi</text:span>ązu<text:span text:style-name="T1824">ją</text:span>cymi aktami prawnymi. Oczywiści<text:span text:style-name="T1825">e</text:span><text:s/>są sprawy, w których nie zdołaliśmy doprowadzić<text:s/>do zgodnego stanowiska<text:span text:style-name="T1826">.</text:span><text:s/>Nie<text:s/><text:span text:style-name="T1827">ma</text:span><text:s/>ic<text:span text:style-name="T1828">h</text:span><text:s/><text:span text:style-name="T1829">m</text:span>oi<text:span text:style-name="T1830">m</text:span><text:s/>zdaniem zbyt dużo i niekoniecznie dotyczą spraw najważniejszych. Żeby nie wchodzić w szczegóły, tak jak powiedziałem chciałem tylko podsumować to w sposób następujący.<text:s/>W jednej sferze właściwie rozbieżności w ogóle nie było jeśli chodzi o postęp techniczny. Chodziło o dwa drobne sformułowania, gdzie jeden wyraz różnił i możemy zupełnie zostawić to na boku jako sprawę marginalną.</text:p>
      <text:p text:style-name="P1831">Jeśli chodzi natomi<text:span text:style-name="T1832">as</text:span>t o trzy pozostałe zestawy problemów, to mamy głównie do czynienia z problemami tyczącymi się trzech ustaw, które mają powstać. Nowa ustawa o edukacji narodowej, to są te cztery niezgodności w z<text:span text:style-name="T1833">a</text:span>kresie oświaty, nowa ustawa o szkolnictwie wyższym, to jest 8 problemów dotyczących szkolnictwa wyższego i to jest kilka problemów w zakresie nauki, które dotyczą nowo<text:s/>powst<text:span text:style-name="T1834">aj</text:span>ącej ustawy o Akademii Nauk.</text:p>
      <text:p text:style-name="P1835"><text:span text:style-name="T1836">W</text:span>iele z tych rozbieżności ma charakter postulatywny. I dlatego są to sprawy szczegółowe, które oczywiście są istotne dla życia uczelni, dla życia szkoły, dla funkcjonowania oświaty, spraw drobnych też nie należy lekceważyć, niemniej grupują się one pod pewnymi jasno zarysowanymi rozdziałami, które st<text:span text:style-name="T1837">aj</text:span>ą w tej chwili wyraźnie już na porządku dziennym naszej dalszej pracy.</text:p>
      <text:p text:style-name="P1838"><text:span text:style-name="T1839">Pra</text:span>cują komisje do spraw nowej ustawy o szkolnictwie wyższym, pracują zespoły przygo<text:span text:style-name="T1840">to</text:span>wu<text:span text:style-name="T1841">ją</text:span>ce ustawę o Akademii Nauk, przyjęliśmy konkretne plany działania co do powołania zespoł<text:span text:style-name="T1842">ó</text:span>w i rozpoczęcia prac nad ustawą o<text:s/><text:span text:style-name="T1843">oświac</text:span>ie.</text:p>
      <text:p text:style-name="P1844">Szanowni Państwo!<text:s/><text:span text:style-name="T1845">J</text:span><text:span text:style-name="T1846">ak</text:span><text:s/>powiedzi<text:span text:style-name="T1847">a</text:span>łem nie chcę wchodzi<text:span text:style-name="T1848">ć</text:span><text:s/>w poszczególne problemy i tak też uzgodniliśmy, że przedstawi<text:span text:style-name="T1849">aj</text:span>ąc m<text:span text:style-name="T1850">at</text:span>eria<text:span text:style-name="T1851">ł</text:span>y do dyspozycji państwa, chcielibyśmy jedynie podkreślić raz jeszcze że we wszystkich sprawach, które były poruszane zajmowaliśmy stanowisko jasne i wyraźne, dużo było zrozumienia, każda ze stron oczywiście reprezentuje swoje stanowisko i w pewnych sytuacjach do tego stanowiska nie odstępuje.</text:p>
      <text:p text:style-name="P1852">Jednakowoż fakt, że czas zbliżał nas bardziej, może być tym elementem optymistycznym, który wskazuje na to, że w<text:s/><text:span text:style-name="T1853">n</text:span>iedalekiej przyszłości i w tych rozbieżnościach,<text:s/><text:span text:style-name="T1854">k</text:span>tóre istnieją znajdziemy jakiś modus viven<text:span text:style-name="T1855">di</text:span>, żeby sprawy rozwiązać ku zadowoleniu całej spo<text:span text:style-name="T1856">ł</text:span>ecznoś<text:span text:style-name="T1857">ci</text:span><text:s/>edukacyjno-naukow<text:span text:style-name="T1858">ej</text:span>,<text:span text:style-name="T1859"><text:s/></text:span>jeśli mogę tak powiedzieć, naszego kraju. We wszystkich czterech obszarach działania podzespołu wystąpił podnoszony przez stronę solidarnościowo-opozycyjną problem udziału organów partii politycznych,<text:s/><text:span text:style-name="T1860">w</text:span><text:s/>zarządzaniu placówkami oświatowymi i naukowymi, w pod<text:span text:style-name="T1861">ej</text:span>mowaniu decyzji kadrowych. Zdaniem stron koalicyjno-rządow<text:span text:style-name="T1862">ej</text:span><text:s/>i<text:s/><text:span text:style-name="T1863">O</text:span>PZZ wszelkie omawiane decyzje powinny być podejmowane przez organy określone ustawowo.<text:s/><text:span text:style-name="T1864">Z</text:span>asady te nie mogą naruszać opinii organiza<text:span text:style-name="T1865">cj</text:span>i<text:span text:style-name="T1866"><text:s/></text:span>politycznych i społecznych, nie można jednak pozbawić tych organizacji praw przedstawiania swoich opinii oraz pozbawić kierowników placówek zasięgania opinii gdziekolwiek oni sobie tego życzą.</text:p>
      <text:p text:style-name="P1867">Niezależnie od przedstawionego wyżej sposobu rozwiązywania problemu pracowników w stosunku do których stosowano w latach 1980-tych różnego rodzaju sankcje, również przedyskutowaliśmy na wniosek strony solidarn<text:span text:style-name="T1868">oś</text:span>c<text:span text:style-name="T1869">i</text:span>owo-opozycyjn<text:span text:style-name="T1870">ej</text:span>. problem stworzenia odpowiedniej komisji po dyskusji odstąpili<text:span text:style-name="T1871">ś</text:span>my od tego, ponieważ tego rodzaju komisja nie byłaby zgodna ani z praktyką ustawodawczą, ani z sytuacją prawną, która w Polsce panuje.</text:p>
      <text:soft-page-break/>
      <text:p text:style-name="P1872"><text:span text:style-name="T1873">W</text:span><text:s/>sumie zadeklarowały wszystkie strony dobrą wolę w kierunku dalszego roz<text:span text:style-name="T1874">wi</text:span>ązywania problemów. Wszystkie trzy strony stwierdziły, że<text:s/>„okrągły stół”<text:s/>nie kończy procesu porozumienia narodowego, że pozostanie otwarty zaró<text:span text:style-name="T1875">w</text:span>no urząd, jak i ci, którzy będ<text:span text:style-name="T1876">ą</text:span><text:s/>chcieli z urzęd<text:span text:style-name="T1877">e</text:span>m współpracować z własnej inicjatywy, przekazywać pewne rozwiązania, które mogą by<text:span text:style-name="T1878">ć</text:span><text:s/>potem przyjęte, czy to przez władzę ustawodawczą, czy też przez w<text:span text:style-name="T1879">ł</text:span>a<text:span text:style-name="T1880">d</text:span>zę wykonawczą, czy też przez władze na niższych szczeblach<text:span text:style-name="T1881">.</text:span><text:span text:style-name="T1882"><text:s/></text:span>Celem naszym, naszej działalności było dobro oświaty, nau<text:span text:style-name="T1883">k</text:span>i, dobro<text:s/><text:span text:style-name="T1884">e</text:span>dukacji narodowej<text:s/><text:span text:style-name="T1885">w</text:span><text:s/>całym<text:span text:style-name="T1886"><text:s/></text:span>swoim kompleksie. Było dobro nauki i cała nasza dyskusja głównie była przepojona tym, ażeby szanując prawo jednostki do swobodnego<text:s/><text:span text:style-name="T1887">fu</text:span>nk<text:span text:style-name="T1888">cj</text:span>onowania zapewn<text:span text:style-name="T1889">i</text:span>ć również i odpowiednie formy organizac<text:span text:style-name="T1890">yj</text:span>ne i odpowiednie usytuowanie oświaty, nauki w<text:s/><text:span text:style-name="T1891">stos</text:span>un<text:span text:style-name="T1892">k</text:span>u do społeczeństwa i do państwa<text:span text:style-name="T1893">.</text:span></text:p>
      <text:p text:style-name="P1894">Dziękuję bardzo.</text:p>
      <text:p text:style-name="P1895"><text:span text:style-name="T1896">Bron</text:span><text:span text:style-name="T1897">isł</text:span><text:span text:style-name="T1898">aw Geremek</text:span>:</text:p>
      <text:p text:style-name="P1899">Dziękuję panu ministrowi. Zanim przejdziemy do dyskusji chciałbym powiedzieć, że prz<text:span text:style-name="T1900">e</text:span>de wszystkim wypada wyrazić nam uznanie dla zespołu, w p<text:span text:style-name="T1901">e</text:span>wnych kłopotach także zespół stawia cał<text:span text:style-name="T1902">ość</text:span><text:s/>„okrągłego stołu”, jako że zespół wyprodukował najobfitszy, n<text:span text:style-name="T1903">aj</text:span>obszerni<text:span text:style-name="T1904">ej</text:span>szy dokument, który liczy blisko 60 stron<text:span text:style-name="T1905">.</text:span><text:s/>Do te<text:span text:style-name="T1906">j</text:span><text:s/>pory zdaj<text:span text:style-name="T1907">e<text:s/></text:span>się jest to rekord w produkcji dokumentów, w objętości. Ale nie tylko<text:span text:style-name="T1908">.</text:span><text:s/>Sądzimy także, że przez zawartość analizy i także prze<text:span text:style-name="T1909">z</text:span><text:s/>decyzje, które towarzyszyły - zespół podjął, także pewne ważne problemy<text:span text:style-name="T1910">.</text:span><text:s/>Wśród nich chciałbym zwrócić uwagę na to, że kwestia represji, zwolnień z pracy, jaki<text:span text:style-name="T1911">e<text:s/></text:span>po 13 grudnia 81 roku miały miejsce w różnych dzi<text:span text:style-name="T1912">e</text:span>dzinach, trapi<text:s/>„okrągły stół”<text:s/>w całości i wszystkie dziedziny. I<text:span text:style-name="T1913"><text:s/></text:span>zanim zapadły decyzje, a zapadły już one dotyczące pewnych prawnych regulacji, Minister Edukacji Narodowej podjął d<text:span text:style-name="T1914">e</text:span>cyzję o po<text:span text:style-name="T1915">dję</text:span>ciu, o rewizjach nadzwyczajnych, o założeniu rewizji nadzwyczajnych i myślę, że jest to fakt bardzo pozytywny, bo rzędu takich, które<text:s/>formują pewien klimat<text:span text:style-name="T1916">.</text:span><text:s/>I<text:span text:style-name="T1917"><text:s/></text:span>to ważny<text:span text:style-name="T1918">.</text:span></text:p>
      <text:p text:style-name="P1919">Chciałbym otworzyć dyskusję nad referatom ministra Fisiaka, jak te<text:span text:style-name="T1920">ż</text:span><text:s/>nad przed<text:span text:style-name="T1921">st</text:span>awionymi dokumentami<text:span text:style-name="T1922">.</text:span></text:p>
      <text:p text:style-name="P1923">Profesor Samsonowicz ma głos.</text:p>
      <text:p text:style-name="P1924"><text:span text:style-name="T1925">He</text:span><text:span text:style-name="T1926">nryk Samsonowicz</text:span>:</text:p>
      <text:p text:style-name="P1927">Dziękuj<text:span text:style-name="T1928">ę</text:span><text:s/>bardzo. Chciałbym przedstawić parę spraw, które wydaje mi się, ż<text:span text:style-name="T1929">e</text:span><text:s/><text:span text:style-name="T1930">wi</text:span>nn<text:span text:style-name="T1931">y</text:span><text:s/>być przedyskutowane teraz zanim ten pakiet 60 stronicowy zostanie podpisany, jako załącznik do prac stołu po<text:span text:style-name="T1932">l</text:span>itycznego<text:span text:style-name="T1933">.</text:span></text:p>
      <text:p text:style-name="P1934">Sprawa pierwsza, która zresztą została tutaj przez pana ministra częściowo podjęta. Otóż wiele spraw, wiel<text:span text:style-name="T1935">e</text:span><text:s/>czasu poświęciliśmy dyskusji nad obecnie<text:s/><text:span text:style-name="T1936">fu</text:span>nk<text:span text:style-name="T1937">cj</text:span>on<text:span text:style-name="T1938">uj</text:span>ącym prawodawstwem. Nie ulega żadnej wątpli<text:span text:style-name="T1939">w</text:span>oś<text:span text:style-name="T1940">c</text:span><text:span text:style-name="T1941">i</text:span><text:s/>i tu zgodzimy się wszystkie strony, kondycja przede wszystkim materialna, ale także organ<text:span text:style-name="T1942">i</text:span>zac<text:span text:style-name="T1943">yj</text:span>na i kondycja pra<text:span text:style-name="T1944">w</text:span>n<text:span text:style-name="T1945">a</text:span>, oświaty w P<text:span text:style-name="T1946">o</text:span>lsce, o<text:span text:style-name="T1947">ś</text:span>wi<text:span text:style-name="T1948">a</text:span>ty<text:span text:style-name="T1949">,</text:span><text:s/>poczynając od prz<text:span text:style-name="T1950">e</text:span>dszkoli, a kończąc na szk<text:span text:style-name="T1951">o</text:span>łach wyższych, jest kondycją złą<text:span text:style-name="T1952">.</text:span><text:s/><text:span text:style-name="T1953">I</text:span><text:s/>nie możliwe jest poprawienie tego stanu rzeczy bez odpowiedni<text:span text:style-name="T1954">ej</text:span><text:s/>nowelizacji prawnej. Co do tego też żeśmy się zgadzali. Rzecz w tym<text:s/><text:span text:style-name="T1955">-</text:span><text:s/>że my, to znaczy mówię tutaj o stronie<text:s/><text:span text:style-name="T1956">„</text:span>solidarnościowo-opozycy<text:span text:style-name="T1957">j</text:span>nej”<text:s/>uważamy wręcz, korzystam tutaj z prawa jasnego wypowiadania poglądów, że obecnie obowiązujące prawo jest prawem złym<text:span text:style-name="T1958">.</text:span><text:s/><text:span text:style-name="T1959">I</text:span><text:s/>że wymaga ono innego poprawienia, innej zmiany tak, ażeby mogły szkoły wszystkich szczebli działać l<text:span text:style-name="T1960">e</text:span>piej. To jest pewna uwaga generalna.<text:s/><text:span text:style-name="T1961">I</text:span><text:s/>my rozumiejąc, że minister, wysoki państwowy urzędnik, nie może działać w chwili obecnej wbrew pra<text:span text:style-name="T1962">w</text:span>u, stoimy na stanowisku, że to prawo trzeba zmienić.<text:s/><text:span text:style-name="T1963">I</text:span><text:s/>że jest to bardzo pilny postulat, który warunkuje<text:s/><text:soft-page-break/>poprawę eduk<text:span text:style-name="T1964">a</text:span>c<text:span text:style-name="T1965">j</text:span>i narodowej.</text:p>
      <text:p text:style-name="P1966">Przykład tut<text:span text:style-name="T1967">aj,</text:span><text:s/>który wzbudził kto wie, czy ni<text:span text:style-name="T1968">e<text:s/></text:span>n<text:span text:style-name="T1969">a</text:span>jwięcej kontrow<text:span text:style-name="T1970">e</text:span>r<text:span text:style-name="T1971">sj</text:span>i<text:span text:style-name="T1972">.</text:span><text:s/>Mianowicie obie, wszystkie trzy strony, wszystkie strony zgodziły się z ty<text:span text:style-name="T1973">m</text:span>, ż<text:span text:style-name="T1974">e</text:span><text:s/>niezbędna jest nowa usta<text:span text:style-name="T1975">w</text:span>a o szkołach wyższych. Ale ta nowa ustawa nie może być, jak tutaj było to mówione podczas dyskusji, usta<text:span text:style-name="T1976">w</text:span>ą jednej nocy, nie może być przygotowana w ciągu zbyt krótkiego czasu, ponieważ efekty<text:s/><text:span text:style-name="T1977">te</text:span>go będą równie niedobre, jak były efekty rozmaitych zmian czynionych pochopnie pod wpływem takich, czy innych okoliczności, mię<text:span text:style-name="T1978">d</text:span>zy innymi koniunkturalnych, pol<text:span text:style-name="T1979">it</text:span>ycznych, bieżących. Musi być przygotowana dokładnie.</text:p>
      <text:p text:style-name="P1980">A tymczasem sytuacja w szkolnictwie wyższym j<text:span text:style-name="T1981">e</text:span>st tego rodzaju, że wymaga decyzji już teraz, zaraz. A jeśli nie w tym tygodniu, czy nie w tym miesiącu, czy w ciągu n<text:span text:style-name="T1982">aj</text:span>bliższych dni, to przynajmniej tak, ażeby przyszły rok akademicki, czy częś<text:span text:style-name="T1983">ć</text:span><text:s/>przynajmniej tego roku akademickiego odbywała się już w atmosferze większego spokoju, większej rozwagi i korz<text:span text:style-name="T1984">yst</text:span>nie<text:span text:style-name="T1985">j</text:span>szych warunków do pracy<text:span text:style-name="T1986">.</text:span></text:p>
      <text:p text:style-name="P1987">Dam tutaj parę przykładów bardzo konkretnych. Mianowicie, wszystkie strony zgodziły się, ż<text:span text:style-name="T1988">e</text:span><text:s/>uczeni winni mieć prawo do stabilizacji adiunktów poprzez procedury kwalifikacyjne, które muszą być modyfikowane w zależności od potrzeb poszczególnych szkół wyższych, od ich charakteru, od ich typu. Rzecz w tym, że adiunkci, ilość adiunktów w Polsce to jest dwadzieścia kilka tysięcy osób. Ilość adiunktów zagrożonych zwolnieniom w związku z działalnością obecnej ustawy wynosi około jedenaście tysięcy. Nie jest to jeszcze wizja w stanie wojny, ale jest to odpowiednio duży potencjał ludzki, szczególnie w szkolnictwie wyższym, aby móc wpłyną<text:span text:style-name="T1989">ć</text:span><text:s/>na pewien stan nerwowości, niepokoju i przede wszystkim tam,<text:s/><text:span text:style-name="T1990">g</text:span>dzie jest to bardzo wyraźnie określone przez system pracy tych adiunktów, grożące istnieniu, wręcz istnieniu niektórych szkół wy<text:span text:style-name="T1991">żs</text:span>zych<text:span text:style-name="T1992">.</text:span></text:p>
      <text:p text:style-name="P1993">Stąd toż rozbieżność między nami i rozbieżność, która wydaje się dosyć istotna dotyczy nie tego, czy nadać uczelniom takie prawo, ale czy przekazać to prawo już teraz, zaraz, w takim stopniu, ażeby można było do czasu nowej ustawy zapewnić względny spokój i możliwości spokojnego działania poszczególnych uczelni.</text:p>
      <text:p text:style-name="P1994">Proszę Państwa! Wydaje się, że dotychczasowe, wszystkie powojenne ustawy o szkołach wyższych grzeszyły jednym g<text:span text:style-name="T1995">r</text:span>zeche<text:span text:style-name="T1996">m</text:span><text:s/>podstawowym<text:span text:style-name="T1997">.</text:span><text:s/><text:span text:style-name="T1998">A</text:span><text:s/>mianowicie wszystkie one nie zdawały sobie jak gdyby sprawy z tego, że istnieje duża bardzo różnorodnoś<text:span text:style-name="T1999">ć</text:span><text:s/>tak w typie uczelni, jak i w warunkach wykonywania poszczególnych dyscyplin naukowych i potrzebach naukowych<text:span text:style-name="T2000">.</text:span><text:s/>Czymś innym j<text:span text:style-name="T2001">e</text:span>st kadra i do innych zadali<text:s/><text:span text:style-name="T2002">po</text:span>wo<text:span text:style-name="T2003">ł</text:span>a<text:span text:style-name="T2004">n</text:span>a w akademiach medycznych, czymś innym j<text:span text:style-name="T2005">e</text:span>st kadra naucz<text:span text:style-name="T2006">aj</text:span>ąca w akademiach wychowania<text:s/><text:span text:style-name="T2007">fi</text:span>zyczneg<text:span text:style-name="T2008">o</text:span>, czy na uniwersytetach, gdzie z kolei znowu różnorodnoś<text:span text:style-name="T2009">ć</text:span><text:s/>wydziałów, różnorodność kierunków powoduje różne bardzo potrzeby. To, co jest słuszne, czy co wydaje się słuszne dla uniwersytetów może być katastrofalne dla politechnik, może być bardzo niestosowne dla akademii medycznych.</text:p>
      <text:p text:style-name="P2010"><text:span text:style-name="T2011">Z</text:span><text:s/>tym wiąże się kilka innych spraw. T<text:span text:style-name="T2012">a</text:span>kich, jak przywrócenie uprawnień doktorom habil<text:span text:style-name="T2013">it</text:span>owanym, jak sprawa jątrząca bardzo studenckie środowisko, a mianowicie, tak z<text:span text:style-name="T2014">w</text:span>ane studenckie praktyki robotnicze. Pon<text:span text:style-name="T2015">i</text:span>e<text:span text:style-name="T2016">w</text:span>a<text:span text:style-name="T2017">ż<text:s/></text:span>zajmowaliśmy się również postęp<text:span text:style-name="T2018">e</text:span>m technicznym wi<text:span text:style-name="T2019">ę</text:span>c chciałbym tutaj powiedzieć, że to co dotychczas było robione w P<text:span text:style-name="T2020">o</text:span>lsce z praktykami studenckimi, robotniczymi,<text:s/>jest to an<text:span text:style-name="T2021">ty</text:span>-<text:span text:style-name="T2022">p</text:span>ropaga<text:span text:style-name="T2023">nd</text:span>a p<text:span text:style-name="T2024">ra</text:span>cy w ogóle,<text:s/><text:span text:style-name="T2025">a</text:span><text:s/>działalności wdrażającej studentów do<text:s/><text:span text:style-name="T2026">j</text:span>aki<text:span text:style-name="T2027">ej</text:span>k<text:span text:style-name="T2028">o</text:span>lwiek pracy,<text:s/><text:span text:style-name="T2029">w</text:span><text:s/>szczególności<text:span text:style-name="T2030">. S</text:span>tąd niezależnie od istniejącej ustawy staliśmy i stoimy na stanowisku, że to zniesienie byłoby niezbędne.</text:p>
      <text:p text:style-name="P2031">Z ty<text:span text:style-name="T2032">m</text:span><text:s/>wiąże się kilka innych spraw związanych już teraz z p<text:span text:style-name="T2033">e</text:span>wną nowelizacją. A mianowicie przecież<text:s/><text:soft-page-break/>uczelnie wyższe to jest środowisk<text:span text:style-name="T2034">o</text:span>, to<text:s/><text:span text:style-name="T2035">j</text:span>e<text:span text:style-name="T2036">st</text:span><text:s/>wspóln<text:span text:style-name="T2037">ota</text:span>, która obejmuje przede wszystkim korporac<text:span text:style-name="T2038">j</text:span>ę profesorską. I to sobie ze specyfiki ty<text:span text:style-name="T2039">c</text:span>h zakładów pracy trzeba sobie zdawać sprawę<text:span text:style-name="T2040">.</text:span><text:s/>Na p<text:span text:style-name="T2041">e</text:span>wno<text:span text:style-name="T2042">.</text:span><text:s/>To jest wspólnota, która obejmuje pracowników młodszych, uczących się, zdobywających stanowiska samodzielnych pracowników naukowych. Ale prz<text:span text:style-name="T2043">e</text:span>de wszys<text:span text:style-name="T2044">t</text:span>kim jest wielotysięczna, wiel<text:span text:style-name="T2045">ot</text:span>ysięczna rzesza studentów. Stoimy tutaj na stanowisku następ<text:span text:style-name="T2046">uj</text:span>ącym. Nie do pomyślenia jest jakakolwiek działalność w<text:span text:style-name="T2047">yc</text:span>h<text:span text:style-name="T2048">ow</text:span>awcza, autentyczna działalność wychowawcza środowiska studenckiego bez dania tym młodym ludziom, którzy posiad<text:span text:style-name="T2049">aj</text:span>ą już jednak świadectwo dojrzałości i są na ogół pełnoletni, mają prawo do sejmu głosowania, teraz będą m<text:span text:style-name="T2050">i</text:span>eli do Senatu również, muszą mieć prawo też do zabierania głosu, do uczenia się nawet na własnych błędach, w zarządzaniu szkołą w której pracują, w której zdobywają kwalifikac<text:span text:style-name="T2051">j</text:span>e. Oczywiście nie może tu być mowy o pa<text:span text:style-name="T2052">jdokra</text:span>cji<text:span text:style-name="T2053">.</text:span><text:s/>O wydaje się, ż<text:span text:style-name="T2054">e<text:s/></text:span>przywrócenie samorządowi<text:s/><text:span text:style-name="T2055">st</text:span>udenckiemu uprawnień do współdecydowania wraz z władzami uczelni o zakresie po<text:span text:style-name="T2056">m</text:span>ocy mat<text:span text:style-name="T2057">e</text:span>rialnej, decydowaniu o rozdzia<text:span text:style-name="T2058">l</text:span>e środków przeznaczonych do, na cele studenckie, jest niezbędna. Nie mówiąc o ty<text:span text:style-name="T2059">m</text:span>, że wydaje się również niezbędną rzeczą, ażeby samorząd studencki miał już teraz możliwość uzyskania, wyrażenia swojej op<text:span text:style-name="T2060">i</text:span>nii w sprawie wyborów do władz ucz<text:span text:style-name="T2061">e</text:span>lni, w tym<text:s/>szczególnie tych urzędników akademic<text:span text:style-name="T2062">ki</text:span>c<text:span text:style-name="T2063">h</text:span>, które wią<text:span text:style-name="T2064">ż</text:span>ą się ze sprawami studenckimi<text:span text:style-name="T2065">.</text:span><text:s/><text:span text:style-name="T2066">A</text:span><text:s/>więc dziekanat,<text:s/><text:span text:style-name="T2067">czy</text:span><text:s/>pro<text:span text:style-name="T2068">t</text:span>ektorat do spraw studenckich.</text:p>
      <text:p text:style-name="P2069">Z tym wiąże się jeszcze jedna sprawa<text:span text:style-name="T2070">.</text:span><text:s/>Sprawa bardzo istotna, która zgodnie z prawem nie może być załatwiona, natomiast uznaliśmy za niezbędne wysunięcie tej sprawy i w chwili obecnej znajduje się ona w protokole rozbieżności, a mianowicie ideą pewnej samorządno<text:span text:style-name="T2071">ś</text:span>ci<text:span text:style-name="T2072"><text:s/></text:span>uczelni jest idea do podejmowania uchwał organów kolegialnych jako najbardziej kompe<text:span text:style-name="T2073">t</text:span>e<text:span text:style-name="T2074">nt</text:span>nych, a może nawet niekiedy jedynie kompe<text:span text:style-name="T2075">tent</text:span>nych, w sprawach dotyczących poszczególnych dziedzin nauki i życia uczelni.<text:s/><text:span text:style-name="T2076">N</text:span><text:span text:style-name="T2077">a</text:span>szy<text:span text:style-name="T2078">m</text:span><text:s/>zdaniem uprawnienie ministra do uchylania lub zawieszania tych uchwał organów kolegialnych, z wyjątkiem, oczywiście, uchwał niezgodnych z obowiązującym porządkiem prawnym,<text:span text:style-name="T2079"><text:s/></text:span>z obowiązującymi przepisami, te zniesienie wydaje się kon<text:span text:style-name="T2080">ie</text:span>czne<text:span text:style-name="T2081">.</text:span></text:p>
      <text:p text:style-name="P2082"><text:span text:style-name="T2083">M</text:span>owa tutaj był<text:span text:style-name="T2084">a</text:span><text:s/>o problemie, mówię skrótem, proszę mi wybaczy<text:span text:style-name="T2085">ć</text:span><text:s/>po dzisiejszym dniu, aż wstydzę się mówić o tym w ten właśnie sposób, ale dla pewnego skrócenia mojego wywodu chcę wspomnieć tutaj jeszcze o nomenklaturze tak zwanej. Otóż ingerencja czynników politycznych, stosowanie kryteriów politycznych w zarządzaniu szkołą, w polityce kadrowej, w decy<text:span text:style-name="T2086">zjac</text:span>h personalnych, w tym także przy nadawaniu stopni i tytu<text:span text:style-name="T2087">ł</text:span>ów naukowych, wydaje się tutaj absolutnie nie do przyjęcia. To jest dziedzina w której nauka, jeśli nie potrafi wytworzyć właściwych sobie form samoregulac<text:span text:style-name="T2088">j</text:span>i, w których nie potrafi wytworzyć właś<text:span text:style-name="T2089">c</text:span>iwych form organizacji, nie ma możliwości rozwoju. I tutaj wpływ decydujący, bo tak to było do t<text:span text:style-name="T2090">ej</text:span><text:s/>pory, czynników pol<text:span text:style-name="T2091">it</text:span>ycznych, czynników, które nie biorą pod uwa<text:span text:style-name="T2092">g</text:span>ę kryteriów merytorycznych, jest wręcz szkodliwy<text:span text:style-name="T2093">.</text:span></text:p>
      <text:p text:style-name="P2094">To s<text:span text:style-name="T2095">ą</text:span><text:s/>problemy, które dotyczą pakietu spraw związanych ze szkołami wyższymi. Chciałbym tu zwrócić uwagę na to, że najw<text:span text:style-name="T2096">a</text:span>żni<text:span text:style-name="T2097">ejs</text:span>zym polem na<text:span text:style-name="T2098">s</text:span>zej pracy, tak w każdym razie, żeśmy to wspólnie traktowali, była oświata szeroko rozumiana<text:span text:style-name="T2099">.</text:span><text:s/>A więc szkolnictwo podstawowe i szkolnic<text:span text:style-name="T2100">t</text:span>wo średnie<text:span text:style-name="T2101">.</text:span><text:s/>Miło mi stwierdzić,<text:s/><text:span text:style-name="T2102">ż</text:span>e w tym zakresie osiągnęliśmy chyba najwięcej zgodności i wyniki s<text:span text:style-name="T2103">ą</text:span><text:s/>chyba optymistyczne. I tutaj, ale trzeba powiedzieć, że istnieje kilka spraw, które, a mogę to powiedzieć w oparciu o liczne interwencje napływające z terenu, kilka spraw, które budzą sprzeciw i które powodują pojawienie się nowych pozycji w<text:s/><text:soft-page-break/>protokole<text:s/>rozbieżności.</text:p>
      <text:p text:style-name="P2104">Sprawa pozycji dyrektorów. Dyrektor, który jest powołany w ramach konkursu i z udziałem rady pedagogiczn<text:span text:style-name="T2105">ej,</text:span><text:s/>czy ma być dyrektorem dożywo<text:span text:style-name="T2106">t</text:span>nim? A ściślej mówiąc, czy szkoła społeczna ta, o jaką walczymy, o jaką wszystkie strony walczą może sobie pozwolić na luksus nie wpływania na odwoływanie tych dyrektorów, których postawa, których działalność budzi wątpliwości. Sądzimy, że rzecz ta powinna na pewno znaleźć się w nowej ustawie o eduka<text:span text:style-name="T2107">cji</text:span><text:s/>narodowej. Natomiast byliśmy zdania, że już teraz rada pedagogiczna, czynniki społeczne takie, jak komitety rodzicielskie, po<text:span text:style-name="T2108">w</text:span>inny móc wypowiadać się w tym względzie i powodować podjęcie jakiejś procedury zmierzającej do odwoływania<text:span text:style-name="T2109">.</text:span></text:p>
      <text:p text:style-name="P2110">Dużo tutaj jest pewnych, przy sprawach szkolnictwa pewnych niepokojów, które proszę mi pozwolić na osobiste wyznanie, które ja rozumiem, ale które opierają się chyba na pewnych mitycznych chyba opiniach. Wiele niepokoju budzi postul<text:span text:style-name="T2111">at</text:span><text:s/>strony solidarnościowo-opozycyjnej zgłaszany<text:s/>przez działaczy oświaty niezależnej o powoływanie prywatnych szkół podstawowych. Oczywiście, istnieje tutaj problem szkół elitarnych. Pytanie nota b<text:span text:style-name="T2112">e</text:span>ne, czy w nauce, w kulturze, w oświacie, liczą się elity, czy liczą się przeciętne poziomy? Ale chodzi też tu o co innego. Jestem gotów wymienić kilkanaście przykładów szkół wiejskich, które nie mogą być ze względu na liczbę uczniów utrzymywane i prowadzone przez państwo, a które w skali szkół trzyklasowych, czteroklasowych mogłyby być organizowane przez spółdzielcze, czy prywatne inicjatywy po to, żeby utworzone zostały klasy mało liczne. Dla sprawy szkolnictwa wiejskiego kto wie, czy nie jest to ważniejsze i lepsze rozwiązanie niż to, co w tej chwili mamy w przypadku szkół zbiorczych.</text:p>
      <text:p text:style-name="P2113">Ja nie chciałbym tutaj przeciągać swojego wystąpienia, ponieważ zgadzam się z tym, o czym mówił pan minister Fisiak, a mianowicie, że to o czym żeśmy mówili to bę<text:span text:style-name="T2114">d</text:span>zie początek dopiero działań, kt<text:span text:style-name="T2115">ó</text:span>re powinny przynieść uzdrowienie sytuacji w oświacie. Sytuacji w oświacie, w której najlepszym, pro<text:span text:style-name="T2116">s</text:span>zę mi wybaczyć, że zakończę może zbyt żartobliwie, najlepszym przykładem jest n<text:span text:style-name="T2117">i</text:span>e anegdota, a fak<text:span text:style-name="T2118">t</text:span>, wydarzenie<text:span text:style-name="T2119">,</text:span><text:s/>które spotkało tutaj naszego wspólnego kolegę historyka, mogę wymienić nazwisko, Emanuela Roztworowskiego, który po odkupieniu resztówki majątku, posiad<text:span text:style-name="T2120">a</text:span>nego niegdyś przez jego ojca, spotkał się z mieszkańcami wsi, którzy do niego mówili, panie hrabio, jakże się cieszymy, że pan już wrócił. Na co on odpowiedział, teraz<text:s/><text:span text:style-name="T2121">ju</text:span>ż<text:s/>nie ma takiego tytułu, nie mówcie do mnie panie hrabio.<text:s/><text:span text:style-name="T2122">A</text:span><text:s/>jak mamy mówić? Możecie mówić panie profesorze. To już wolimy mówić panie magistrze. Chodzi o to, żeby unikać takiego stanu rzeczy, że nauczyciel, który kiedyś w P<text:span text:style-name="T2123">o</text:span>lsce miał pozycję bardzo wysoką, w tej chwili jest na samym dnie hierarchii prestiżu społecznego.</text:p>
      <text:p text:style-name="P2124">Dziękuję bardzo.</text:p>
      <text:p text:style-name="P2125"><text:span text:style-name="T2126">Bron</text:span><text:span text:style-name="T2127">i</text:span><text:span text:style-name="T2128">sław Geremek</text:span>:</text:p>
      <text:p text:style-name="P2129">Dziękuję bardzo panu rektorowi. Chciałbym teraz, jeśli można, ogłosić przerwę na minut 15, czy 10 może. Po której powrócilibyśm<text:span text:style-name="T2130">y</text:span><text:s/>do debaty rozpoczętej. Bardzo proszę o zgłaszanie się do głosu. Ogłaszam przerwę 10 minutową.</text:p>
      <text:p text:style-name="P2131"/>
      <text:p text:style-name="P2132">/Przerw<text:span text:style-name="T2133">a</text:span>/.</text:p>
      <text:p text:style-name="P2134"/>
      <text:p text:style-name="P2135">/Po przerwie/.</text:p>
      <text:p text:style-name="P2136"/>
      <text:soft-page-break/>
      <text:p text:style-name="P2137"><text:span text:style-name="T2138">Bronisław Geremek</text:span>:</text:p>
      <text:p text:style-name="P2139">Proszę o zajęcie miejsc. Głos ma pan. doktor Zaciura. Stosujemy naszą zasadę stołową, że przerzucamy naszą piłeczkę stołową z jednej strony na drugą.</text:p>
      <text:p text:style-name="P2140"><text:span text:style-name="T2141">Jan Zaciura</text:span>:</text:p>
      <text:p text:style-name="P2142">Panie Przewodnicząc<text:span text:style-name="T2143">y</text:span>! Szanowni Państwo! Ja chciałbym się przyłączyć do tych wszystkich opinii i ocen, które usłyszeliśmy z ust panów profesorów, profesora Fisiaka i profesora Samsonowicza odnośnie naszej pracy i naszych wyników. Chciałem podziękować za wstępną wpr<text:span text:style-name="T2144">aw</text:span>dzie, ale bardzo wysoką ocenę naszej pracy i jednocześnie chciałam może trochę może wię<text:span text:style-name="T2145">c</text:span>ej powiedzieć na tematy oświatowe, albowiem w tych wystąpieniach<text:s/><text:span text:style-name="T2146">wydaj</text:span>e mi się były dominu<text:span text:style-name="T2147">j</text:span>ące problemy nauki i szkolnictwa wyższego. Natomiast faktycznie gdybyśmy zmierzyli czas tych naszych obrad<text:span text:style-name="T2148">,</text:span><text:s/>to co najmniej jedna druga czasu była poświęcona na problemy, które nurtuję<text:s/>polską<text:s/>oświatę.</text:p>
      <text:p text:style-name="P2149">Chciałem stwierdzić, że byliśmy przez cały czas świadomi, że istnieją po pierwsze, bardzo ważkie argumenty aby doskonalić przepisy prawa. Przy czym to doskonalenie przepisów praw<text:span text:style-name="T2150">a</text:span><text:s/>rozp<text:span text:style-name="T2151">atr</text:span>yw<text:span text:style-name="T2152">al</text:span>i<text:span text:style-name="T2153">ś</text:span>my w kategoriach czasowych<text:span text:style-name="T2154">.</text:span><text:s/>Mianowicie n<text:span text:style-name="T2155">at</text:span>ychmiastowe działania resortu zmierzające do doskonalenia przepisów prawa<text:span text:style-name="T2156">.</text:span><text:s/>I doskonalenia przepisów prawa o randze podstawowej.</text:p>
      <text:p text:style-name="P2157">Do problemów ustawowych, które tutaj były wymienione chciałbym dołożyć jeszcze jeden temat, który jest w naszym dokumencie, a który się odnosi do konieczności nowelizacji ustawy o radach narodowych i samo<text:span text:style-name="T2158">r</text:span>ząd<text:span text:style-name="T2159">zi</text:span>e terytori<text:span text:style-name="T2160">al</text:span>nym<text:span text:style-name="T2161">.</text:span><text:s/>Wiem, że jest to oddzielny problem, wielokrotnie już rozpatrywany z innych punktów widzenia, ale bez innego sp<text:span text:style-name="T2162">a</text:span>rzenia na ten akt prawny nie ma możliwości zahamowania bardzo negatywnych procesów, które decydują w sumie o jakości szkoły, a jakości pracy pedagogicznej nauczycieli. Mianowicie, odnosi się to do systemu kierowania i zarządzania oświatą w ogóle, a na szczeblu podstawowym w szczególności.</text:p>
      <text:p text:style-name="P2163">W naszym dokumencie zostały zawarte też postulaty, które odnoszą się do przeglądu całego prawa szkolnego, które powinno być doskonalone w intencji, po pierwsze, lepszej pracy szkoły, a nade wszystko lepszej pracy i lepszego usytuowania zawodu nauczycielskiego. Solidaryzuję się tutaj z tym określeniem pana profesora Samsonowicza, który zwrócił uwagę na stan kadry pedagogicznej, na zawód nauczycielski, na jego<text:s/><text:span text:style-name="T2164">p</text:span>ozycję materialną i na jego prestiż społeczny. Faktycznie można zaryzykować twierdzenie, że żadne reformy edukacyjne nie powiodą się, jeżeli nie usytuujemy odpowiednio nauczycieli, nie będziemy mieli dużo i dobrych nauczycieli i jeżeli środowisko nauczycielskie nie zaakceptuje tychże reform. W przeszłości nieudane reformy bardzo często się rozbijały właśnie na tym<text:span text:style-name="T2165">,</text:span><text:s/>że środowisko tych reform nie pojmowało, nie akceptowało, ustawiało się negatywnie.<text:s/><text:span text:style-name="T2166">W<text:s/></text:span>związku z tym przy reformowaniu systemu edukacyjnego należałoby nade wszystko zadbać o stan nauczycielski.</text:p>
      <text:p text:style-name="P2167">Oczywiście stan nauczycielski w dokumentach jest. To jest problem nie tylko usytuowania tego zawodu, ale i problem rozwiązania wielu problemów ekonomicznych w środowisku, to jest problem zabezpieczenia mieszkań, to jest problem właściwej opieki medycznej nad szkołami, nad młodzieżą i nad n<text:span text:style-name="T2168">auc</text:span>z<text:span text:style-name="T2169">y</text:span>ci<text:span text:style-name="T2170">e</text:span><text:span text:style-name="T2171">l</text:span><text:span text:style-name="T2172">am</text:span><text:span text:style-name="T2173">i .</text:span><text:s/><text:span text:style-name="T2174">To</text:span><text:s/>jes<text:span text:style-name="T2175">t<text:s/></text:span>problem kształcenia, dokształcania i doskonalenia nauczycieli, który też się znalazł tutaj w dwóch takich aspektach, bo i przy szkolnictwie wyższym i w dokumencie oświatowym wyraziliśmy troskę o to, żeby inaczej spojrzeć na te problemy.</text:p>
      <text:p text:style-name="P2176">Gdybym chciał zwrócić uwagę na niektóre problemy zawarte w naszych dokumentach, myślę, że<text:s/><text:soft-page-break/>najciekawsze, czy na<text:span text:style-name="T2177">ji</text:span>stotniejsze są dwa. To jest problem profilu wychowawczego szkoły, to jest problem uspołecznienia szkoły. Przy czym może dominująco tutaj wypadła sama konwencja uspołecznienia szkoły jako instytucji, natomiast może za słabo została zaakcento<text:span text:style-name="T2178">w</text:span>ana problematyka uspołecznienia całego systemu edukacy<text:span text:style-name="T2179">jn</text:span>ego<text:span text:style-name="T2180">.</text:span><text:s/>Oczywiście przy rozpatrywaniu poszczególnych segmentów to nie jest specjalnie mocno podkreślone, ale taka intencja nasza był<text:span text:style-name="T2181">a.</text:span></text:p>
      <text:p text:style-name="P2182">Chciałbym jeszcze zwrócić uwagę na dwa takie elementy. Po pierwsze<text:span text:style-name="T2183">,</text:span><text:s/>jesteśmy chyba jedynym też<text:span text:style-name="T2184">,</text:span><text:s/>jednym z niewielu zespołów, który swoje wyniki pracy prezentował na zespole do spraw reform gospodarczych i społecznych oraz prezentuje w dniu dzisiejszym na zespole reform politycznych. Myślę, że z jednej strony jest to dowód rangi systemu edukacyjnego. Z drugiej strony jest to też oczywisty fakt, że problemów systemów edukacji narodowej nie można rozpatrywać tylko w kategoriach ekonomicznych. St<text:span text:style-name="T2185">ą</text:span>d też w czasie dyskusji na tym zespole faktycznie podjęto dyskusję nad problemami ekonomicznymi, natomiast nie odnoszono się do tych problemów, które dzisiaj tutaj przedstawiamy.</text:p>
      <text:p text:style-name="P2186">Chcielibyśmy prosić kierownictwo zespołu reform politycznych, aby nasz dokument, który faktycznie jest dużym dokumentem, mógł stanowić załącznik do dokumentu wypracowany<text:span text:style-name="T2187">ch</text:span><text:s/>na tym zespole, bo chyba że ani czas, ani nasze pióra, nie pozwoliłoby na to, ab<text:span text:style-name="T2188">yś</text:span>my mogli tak bogaty dokument<text:s/><text:span text:style-name="T2189">s</text:span>treś<text:span text:style-name="T2190">c</text:span>ić w k<text:span text:style-name="T2191">i</text:span>lku dosłownie zdaniach. Zawiera<text:span text:style-name="T2192">j</text:span>ą te dokumenty przez nas opracowane przecież nie wielką ilość rozbieżności. Jest to<text:s/><text:span text:style-name="T2193">s</text:span>ądzę, że naturalne w sytuacji, kiedy spotykamy się w takim gremium po raz pierwszy, żebyśmy w ogóle uzyskali porozumienie we wszystkich podst<text:span text:style-name="T2194">a</text:span>wowych kwestiach.</text:p>
      <text:p text:style-name="P2195">I na zakończenie jeszcze jedna uwaga, może nie proceduralna, ale z tego tytułu, że obradowaliśmy w określonym składzie znamienna<text:span text:style-name="T2196">.</text:span><text:s/>Chciałbym powiedzieć, że w toku obrad naszego zespołu pojawiały się sytuacje, że strona<text:s/>„solid<text:span text:style-name="T2197">ar</text:span>nościowo-opozycy<text:span text:style-name="T2198">jn</text:span>a”<text:s/>i związkowa redagowała wspólne stanowisko w określonych kwes<text:span text:style-name="T2199">t</text:span>iach<text:span text:style-name="T2200">.</text:span><text:s/>Później dochodz<text:span text:style-name="T2201">il</text:span>iśmy do consensusu, że tak<text:span text:style-name="T2202"><text:s/></text:span>powiem<text:span text:style-name="T2203">,</text:span><text:s/>powszechnego, nawet jedna z takich kwestii znajduje się w materiałach zawartych w części zawartych dotyczących szkolnictwa wyższego, że próbowaliśmy wspólne stanowisko, że s<text:span text:style-name="T2204">fo</text:span>rmułowaliśmy wspólne stanowisko<text:span text:style-name="T2205">.</text:span><text:s/>To znaczy strona solida<text:span text:style-name="T2206">r</text:span>nościowo-opozycyjna i związkowa sformułowała swój postulat odnośnie kierunku zmian w ustawie o szkolnictwie wyższym. Strona rządowo-koalicy<text:span text:style-name="T2207">jn</text:span>a w tej sprawie miała trochę odmienne zdanie. Myślę, że jest to przykład, że te podziały nie przebiegają, że tak powiem w sposób automatyczn<text:span text:style-name="T2208">y</text:span>, w zależności od tego, kto po której stronie stołu siedzi. A istotne tutaj są argumenty lub punkty widzenia wynikające po prostu z rozeznania atmosfery panującej w naszym środowisku.</text:p>
      <text:p text:style-name="P2209">I właśnie może na samo zakończenie chciałem powiedzieć kilka słów o atmosferze<text:span text:style-name="T2210">.</text:span><text:span text:style-name="T2211"><text:s/></text:span>Obradowaliśmy wyjątkowo w s<text:span text:style-name="T2212">k</text:span>omp<text:span text:style-name="T2213">li</text:span>kowanej atmosferze społeczno-zawodow<text:span text:style-name="T2214">ej,</text:span><text:s/>w szczególności ta atmosfera była pełna niepokoju, jeśli chodzi o środowisko nauczycieli, ale pracowników oświaty, ale myślę, że i pracowników nauki, bo nasze obrady zbiegały się czasowo z wielką operacją, którą przeprowa<text:span text:style-name="T2215">dz</text:span>ano, która dotyczyła wprowadzenia w życie ustawy o kształtowaniu płac w sferze budżetowej i niewiara, niepokoje, czy też nie najlepsze wdrażanie tejże ustawy w życie, powodowała różnego rodzaju akty nawet akty protestu, kontestacji i świadomość, że obradujemy w takich okolicznościach niewątpliwie nam towarzyszyła i nie ukrywam, że być może wpłynęła pozytywnie na przyspieszenie toku prac.</text:p>
      <text:p text:style-name="P2216">Chciałbym panom współprzewodniczącym tutaj n<text:span text:style-name="T2217">a</text:span><text:s/>tym gremium serdecznie podziękować za współpracę i stwierdzić, że faktycznie niewielkie rozbieżności nie powinny nam zasłaniać faktu, że przez<text:s/><text:soft-page-break/>cały czas obrad panowała atmosfera po pierwsze zrozumienia ciężkiej sytuacji w edukacji i w nauce, i że ta świadomość tej atmosfery pomagała nam po prostu znaleźć wspólne zdanie w wielu kwes<text:span text:style-name="T2218">ti</text:span>ach, które początkowo wydawały się, że będą trudne do przezwyciężenia.</text:p>
      <text:p text:style-name="P2219">Dziękuję serdecznie.</text:p>
      <text:p text:style-name="P2220"><text:span text:style-name="T2221">Doc. Janusz Grzelak</text:span>:</text:p>
      <text:p text:style-name="P2222">Moja wypowiedź będzie utrzymana w tonacji nieco chłodniejszej niż poprzednia. Wynika to z faktu takiego, że obok zgodnoś<text:span text:style-name="T2223">c</text:span>i bardzo wielu zgodności, które były eksponowane w wypowiedzi pana ministra przede wszystkim i pana dr Zaciury, nie ma co ukrywać, że istnieją bardzo istotne rozbieżności pomiędzy stronami w kilku przyn<text:span text:style-name="T2224">aj</text:span>mniej zasadniczych sprawach<text:span text:style-name="T2225">.</text:span><text:s/>Co wi<text:span text:style-name="T2226">ę</text:span>cej tak też się złożyło, że rozbieżności te dotyczą przede wszystkim zapisów dotyczących szkolnictwa wyższego<text:span text:style-name="T2227">.</text:span><text:s/>Tam spośród 26 w sumie rozbieżności zawartych w całym dokumencie, aż 19 dotyczy szkolnictwa wyższego<text:span text:style-name="T2228">.</text:span><text:s/>I wobec tego też na tej części przede wszystkim się skupię, poprzedzając pewne propozycje dwiema uwagami.</text:p>
      <text:p text:style-name="P2229">Po pierwsze po uzgodnieniu przez obydwie strony, że nastąpić ma szybko i nowelizacja obecnych ustaw, dotyczących szkolnictwa wyższego i pracy nad nową ustawą o szkolnictwie wyższym i towarzyszącym ustawom, po tym uzgodnieniu kwestią zasadniczą staje się to co powinno się znaleźć w nowych ustawach, a co powinno znaleźć się w nowelizacji czy rozwiązywać problemy, które są ważne dla środowiska akademickiego, myślę o całości środowiska akademickiego i studentach i pracownikach już teraz.</text:p>
      <text:p text:style-name="P2230">Zgadzamy się tutaj z opinią ministerstwa, że jedyną przeszkodą w rozszerzaniu nadmiernym nowelizacji jest to, żeby nie stwarzać sytuacji, w której w bardzo krótkim okresie trzeba by wdrażać dwukrotnie różne przepisy praw<text:span text:style-name="T2231">a.</text:span></text:p>
      <text:p text:style-name="P2232">Tym bardziej wobec tego w naszych propozycjach skupić się chcemy przede wszystkim na rzeczach n<text:span text:style-name="T2233">aj</text:span>ważniejszych, czyli dokonując pewnego samoograniczenia i najważniejsze z punktu widzenia środowiska i poza tym takie, które tych komplikacji związanych z wdrażaniem by nie powodowały, czy powodowały w minimalnym stopniu.</text:p>
      <text:p text:style-name="P2234">Otóż przyjęliśmy na pocz<text:span text:style-name="T2235">ą</text:span>tku i przyjmujemy nadal że nasz<text:span text:style-name="T2236">ą</text:span><text:s/>wspólną troską j<text:span text:style-name="T2237">e</text:span>st trosk<text:span text:style-name="T2238">a</text:span><text:s/><text:span text:style-name="T2239">o</text:span><text:s/>rozwiązanie właśnie bieżących bolączek, bieżących problemów środowiska akademickiego i że także naszą troską jest to, żeby zdobyć społeczną wiarygodność inicjatyw podejmowanych przy<text:s/>„okrągłym stole”<text:span text:style-name="T2240">.</text:span></text:p>
      <text:p text:style-name="P2241">Otóż w moim przekonaniu dokument przynajmniej w tej części, której dotyczy on szkolnictwa wyższego nie w pełni jest pod tym względem zadowal<text:span text:style-name="T2242">aj</text:span>ący.</text:p>
      <text:p text:style-name="P2243">Jeżeli spojrzymy na stronę na stronę 21-22 mamy tam pełną zgodność dotyczącą tego, jakie zmiany powinny zaistnieć w szkolnictwie wyższym w ciągu najbliższego okresu czasu i tutaj perspektywa jest zupełnie między... w granicach 2 lat.</text:p>
      <text:p text:style-name="P2244">Strona dalej jest zaledwie<text:s/>pół-stronnicowy<text:s/>zapis bardzo wątły zapis nowelizacji tych zmian, które mogą być wprowadzone od zaraz. Po tej pół stronniczce zaczynają się wyliczenia obejmujące w sumie 10 rozbieżności istotnych i po tym jeszcze następnych 9 rozbieżności<text:span text:style-name="T2245"><text:s/></text:span>dotyczących tego co mogłoby być wprowadzone teraz, a należy przesunąć na kiedyś.</text:p>
      <text:p text:style-name="P2246">Wiadomo, że mimo chęci, zresztą chęci dokumentowania decyzjami już podjętymi przez ministerstwo w ciągu ostatnich miesięcy,<text:s/>Ministerstwo<text:s/>Edukacji<text:s/>Narodowej nie może w tej chwili daleko już wyjść<text:s/><text:soft-page-break/>naprzeciw oczekiwaniom środowiska aka<text:span text:style-name="T2247">de</text:span>mickiego.</text:p>
      <text:p text:style-name="P2248">Nie może, ponieważ ograniczony jest dotychczasowymi ustawami. I w tym przypadku wobec tego kwestia nowelizacji staje się kwestią szybkiej nowelizacji tych ustaw, staje się kwestią n<text:span text:style-name="T2249">aj</text:span>ważniejszą i kwestią niesymboliczną,<text:s/>ponieważ w moim przekonaniu probierzem naszej działalności dla ludzi będzie dokładnie to, co uda nam się wprowadzić w stosunkowo najkrótszym czasie, najszybciej, co ułatwi życie i pracę na uczelniach w ciągu najbliższego okresu. To co jest odsuwane na plan dalszy, może budzić nadzieję, natomiast nie jest do końca uwiarygodnieniem naszych inicjatyw.</text:p>
      <text:p text:style-name="P2250"><text:span text:style-name="T2251">W</text:span><text:s/>związku z tym chciałbym nawiązać do apelu pana<text:s/><text:span text:style-name="T2252">pr</text:span>o<text:span text:style-name="T2253">f.</text:span><text:s/>Samsono<text:span text:style-name="T2254">wi</text:span>cza, a mianowicie, żeby dziś jeszcze spróbować rozważyć kilka problemów, n<text:span text:style-name="T2255">aj</text:span>ważnie<text:span text:style-name="T2256">js</text:span>zych problemów i zastanowić się nad tym, czy nie można by przesunąć części rzeczy, które zaplanowane były i to znajduje się w tej chwili w rozbieżnościach w istocie w ustawie przyszłej o szkolnictwie wyższym, w ustawach towarzyszących, przesunąć do nowelizacji, czyli do natychmiastowych, bezzwłocznych zmian w prawie.</text:p>
      <text:p text:style-name="P2257">Proponowałbym, żeby rozważyć na przykład następujące trzy problemy<text:span text:style-name="T2258">.</text:span><text:s/>Po pierwsze problem adiunktów, obydwie strony zgadzają się, że jest to problem trudny, problem wymagający rozwiązania, nawet więcej, jest zgoda co do tego, że problem ten powinien być rozwiązany w pewien określony sposób, a mianowicie przez odesłanie decyzji szkołom, chodzi przede wszystkim oczywiście nie o uniwersytety, ale o szkoły tech<text:span text:style-name="T2259">n</text:span>iczne i metodyczne jako o tym mówił prof. Samsonowicz.</text:p>
      <text:p text:style-name="P2260">Otóż powstaje pytanie, czy wychodząc naprzeciw najlepszym, bo tu chodzi tylko o stabiliza<text:span text:style-name="T2261">cj</text:span>ę najlepszych adiunktów, a nie wszystkich automatycznie, czy tego problemu nie można by rozwiązać już teraz, czyli zamiast<text:s/>odraczać i zgadzając się, że odraczamy to za rok czy za półtora roku, wprowadzić to w obecnej nowelizacji, w ten sposób zatrzymać odpływ kadr z politechnik, a taki odpływ już jest obserwowany, o<text:span text:style-name="T2262">d</text:span>pływ młodych zdolnych ludzi, którzy nie widząc perspektyw na zrobienie pracy habilitac<text:span text:style-name="T2263">yj</text:span>n<text:span text:style-name="T2264">ej</text:span><text:s/>obecnie, a mając dorobek naukowy całkiem pokaźny nieraz, już zaczynają szukać innej pracy i znajdują ją czasem, będzie rozwiązany ten problem demobilizacji<text:s/><text:span text:style-name="T2265">-</text:span><text:s/>demotywując<text:span text:style-name="T2266">ej</text:span><text:s/>roli, jaką odgrywa wizja roku 1991, w którym to adiunkci w my<text:span text:style-name="T2267">śl</text:span><text:s/>dotychczasow<text:span text:style-name="T2268">ej</text:span><text:s/>ustawy mają odej<text:span text:style-name="T2269">ś</text:span>ć ze szkół wyższych, jeżeli nie otrzymają habilitacji.</text:p>
      <text:p text:style-name="P2270">Problem drugi<text:s/><text:span text:style-name="T2271">-</text:span><text:s/>który dotyczy już bezpośrednio i powinien<text:span text:style-name="T2272"><text:s/></text:span>dotyczyć nowelizacji, to jest problem zrezygnowania z prawa ministerstwa do<text:s/>wetowania, do sprzeciwu wobec kandydatów na rektorów przy wyborach rektorów - wyborach, które przypomnę odbędą się w szkołach wyższych w<text:span text:style-name="T2273">i</text:span>osną przyszłego roku.</text:p>
      <text:p text:style-name="P2274">I związany z tym problemem uzgadniania kandydatów na rektorów do spraw studenckich ze studentami. Otóż czy<text:s/>Minister<text:s/>Edukacji<text:s/>Narodowej nie mógłby podjąć ryzyka, że w tych najbliższych wyborach środowisko akademickie wybierze takich ludzi, których nie tylko środowisko będzie darzyło największym zaufaniem, ale których także minister będzie mógł obdarzyć zaufaniem.</text:p>
      <text:p text:style-name="P2275">I wreszcie trzeci problem, który chciałbym poddać pod rozwagę, to jest problem zniesienia ingerencji czynnik<text:span text:style-name="T2276">ó</text:span>w politycznych, niestosowanie kryteriów politycznych przy zatrudnianiu, przy polityce kadrowej szkoły, przy zarządzaniu szkołą.</text:p>
      <text:p text:style-name="P2277">I chodzi mi tutaj przede wszystkim o zapisy ustawowe. Otóż chodzi tu o zmiany w istocie w pięciu nie całych artykułach, ale ustępów w pięciu artykułach, czyli zniesienie, ale ustępów w pięciu artykułach, czyli zniesienie tych ustępów, które powiadają o ingerencji czynników politycznych bądź stwarzają możliwości stosowania kryteriów politycznych przy decyzjach person<text:span text:style-name="T2278">al</text:span>nych, przy zarządzaniu szkołą.</text:p>
      <text:soft-page-break/>
      <text:p text:style-name="P2279">Ja te artykuły m<text:span text:style-name="T2280">o</text:span>gę w każdej chwili odczytać bądź zreferować. Problem oczywiście jest wspólny dla szkolnictwa i dla oświaty, i nie tylko dla oświaty, ale dla innych dziedzin życie społecznego także, ale tutaj w tym momencie mówimy właściwie o skreśleniu z ustawy kilku ustępów czyli właściwie nowelizacji, która nie powoduje żadnych trudności, jeżeli chodzi o wdrażanie, ponieważ trudno mówić o trudno<text:span text:style-name="T2281">ś</text:span>ciach z wdrażaniem czegoś, co właściwie trzeba by zaprzestać wdrażania.</text:p>
      <text:p text:style-name="P2282">Otóż zgłaszam swój gorący apel o to, żeby w tych, a może jeszcze pan prof. Samsonowicz uzna, że w innych sprawach podjąć jeszcze dyskusje z nadzieją, że możemy zapis zgodności rozszerzyć, a zapis niezgodności i rozbieżności zmniejszyć.</text:p>
      <text:p text:style-name="P2283">Dzi<text:span text:style-name="T2284">ęk</text:span>uj<text:span text:style-name="T2285">ę</text:span>.</text:p>
      <text:p text:style-name="P2286"><text:span text:style-name="T2287">P</text:span><text:span text:style-name="T2288">rz</text:span><text:span text:style-name="T2289">ewodniczący</text:span>:</text:p>
      <text:p text:style-name="P2290">D<text:span text:style-name="T2291">zi</text:span>ękuję bardzo.</text:p>
      <text:p text:style-name="P2292">Ja rozumiem, że jest ogólnie w interesie Okrągłego Stołu i w intere<text:span text:style-name="T2293">s</text:span>ie zespołu, który teraz obraduje, ażeby w sprawie tak zasadniczej wagi,<text:s/><text:span text:style-name="T2294">j</text:span>aką jest sprawa edukacji narodowej, było między nami jak najwięcej zbieżności i jak najmniej rozbieżności. I tak rozumiem wypowiedzi tutaj<text:s/>zgłoszone są to pewne zapytania o to - jakie są granice możliwości resortu i jednocześnie jakie są perspektywy czasowe realizacji zgłoszonych postulatów.</text:p>
      <text:p text:style-name="P2295">Głos ma pan minister Fisiak.</text:p>
      <text:p text:style-name="P2296"><text:span text:style-name="T2297">Ob. Jacek Fisiak</text:span>:</text:p>
      <text:p text:style-name="P2298">Ja myślę, że granice zostały zakreślone i ten dokument prezentuje nasze ostateczne stanowisko. Tak że powtórzenie tego, co pan doc. Grzelak mówił, zresztą na posiedzeniu zespołu, może być skwitowane tylko tą samą odpowiedzią. Nasze stanowisko jest takie jakie jest i w tej chwili nie widzimy możliwości ruszenia się z tego miejsca i takie stanowisko przyjęła strona koalicyjno- rzą<text:span text:style-name="T2299">do</text:span>w<text:span text:style-name="T2300">a.</text:span></text:p>
      <text:p text:style-name="P2301">Natomiast druga część odpowiedzi panu prof<text:span text:style-name="T2302">.</text:span><text:s/>Geremkowi. Otóż chcemy jak najszybciej doprowadzić do powstania nowej ustawy i w związku z tym podjęliśmy pewne kroki, mianowicie po rozmowach z przewodniczącym Rady Głównej Szkolnictwa Wyższego i z przewodniczącym komisji legislac<text:span text:style-name="T2303">yjnej</text:span><text:s/>ustalony został krótszy kalendarz i krótszy termin przedstawienia już pierwszej wers<text:span text:style-name="T2304">ji</text:span><text:s/>ustawy. Jest to koniec tego roku.</text:p>
      <text:p text:style-name="P2305">Także przypuszcza się, że w czerwcu przyszłego roku 1990 roku już artykułowana wersja ustawy o szkolnictwie wyższym po dwóch dyskusjach zostaje przedstawiona w takiej wersji, która mogłaby być poddana konsultacjom między resortowym, jak również i dalszy nadany by mógł jej być bieg legislac<text:span text:style-name="T2306">yj</text:span>ny.</text:p>
      <text:p text:style-name="P2307">To jest pierwsza sprawa. Przewidujem<text:span text:style-name="T2308">y</text:span><text:s/>właśnie po zakończeniu Okrągłego Stołu podjęcie dyskusji na posiedzeniu komitetu społeczno-politycznego Rady Ministrów w celu wprowadzenia tych poprawek, o których mówiliśmy to znaczy nowelizacji tej ustawy, która jest w celu rozwiązania pewnych problemów.</text:p>
      <text:p text:style-name="P2309">Natomiast muszę zająć stanowisko ministerialne w sprawie adiunktów. Otóż jesteśmy przeciwn<text:span text:style-name="T2310">i</text:span><text:s/>stabilizacji adiunktów. Dziś przedstawiałem Radzie Państwa stanowisko ministerstwa na ten temat stabiliza<text:span text:style-name="T2311">cj</text:span>i jako takiej nie może być.</text:p>
      <text:p text:style-name="P2312"><text:span text:style-name="T2313">A</text:span><text:s/>teraz przedstawię argumenty, ponieważ dużo demagogii wokół tej całej sprawy się toczy i przytoczę cyfry. Otóż proszę państwa mamy w tej chwili 34<text:span text:style-name="T2314">2</text:span><text:s/>tys. studentów w Polsce.<text:s/><text:span text:style-name="T2315">W</text:span><text:s/>roku 1975 mieliśmy studentów 458 tysięcy, w roku 1970 - 332 tysiące, w roku 1970 było zatrudnionych około połowę mniej<text:s/><text:soft-page-break/>pracowników nauki, kiedy było studentów tyle samo ilu mamy w tej chwili. W tej chwili mamy 58 tys. pracowników, wtedy było lekko ponad 29-31<text:s/><text:span text:style-name="T2316">t</text:span>ys.<text:s/><text:span text:style-name="T2317">W</text:span><text:s/>tym czasie w 1975 r. ilość adiunktów, którzy w stosunku do całości pracowników wynosiła 27%.<text:s/><text:span text:style-name="T2318">W</text:span><text:s/>tej chwili wynosi 40<text:span text:style-name="T2319">%.</text:span><text:s/>Najgorsze uczelnie, które mają największe problemy to politechnika wrocławska - 59%, akademia Górniczo<text:span text:style-name="T2320">-</text:span>Hutnicza - 56<text:span text:style-name="T2321">%</text:span>, Politechnika Poznańska - Szkoła Rolnicza w Poznaniu, Politechnika Łódzka, to są szkoły gdzie przekroczone jest 50% adiunktów w stosunku do innych pracownikó<text:span text:style-name="T2322">w</text:span>,</text:p>
      <text:p text:style-name="P2323">Biorąc pod uwagę teraz zagrożenia adiunktów, otóż zagrożonych adiunktów po przesunięciu,<text:s/><text:span text:style-name="T2324">p</text:span>rz<text:span text:style-name="T2325">ej</text:span>ściu na<text:s/>emerytury<text:s/><text:span text:style-name="T2326">w</text:span><text:s/>1993 roku<text:s/><text:span text:style-name="T2327">-</text:span><text:s/>zaraz powiem go propozycjach ministerstwa, które zgadz<text:span text:style-name="T2328">aj</text:span>ą się w dużej części z tym wypracowanym stanowiskiem - po przesunięciu na stanowisko starszego wykładowcy, pozostanie biorąc pod uwagę tempo w jakim się w tej chwili odbywają habilitacje, a jest to tempo dwa razy większe niż było 2 lata temu i 3 lata temu,<text:s/><text:span text:style-name="T2329">p</text:span>ozostanie zagrożonych 7 tys. osób.</text:p>
      <text:p text:style-name="P2330">Gdyby te 7 tys. osób przesunąć do innej pracy do innych zająć, zwolnić, to pozostanie i tak 29<text:span text:style-name="T2331">%<text:s/></text:span>adiunktów w stosunku do pracowników jacy są.<text:s/><text:span text:style-name="T2332">P</text:span>roblem w tej chwili jest tylko taki, czy my jesteśmy instytucją, która musi zabezpieczyć każdego człowieka i każdemu przez zasiedzenie dać miejsce w uczelni, czy nas interesują, losy ludzi muszą nas interesować, za każdym człowiekiem kryje się<text:s/><text:span text:style-name="T2333">p</text:span>roblem, to prawda, ale nadrzędnym naszym celem jest nauka, a szkoły, które m<text:span text:style-name="T2334">aj</text:span>ą<text:span text:style-name="T2335"><text:s/></text:span>taką liczbę adiunktów przez wiele lat nie zatrudniały stażystów i asystentów, w takich proporcjach w jakich powinny, bo nie było normalnej tej rotacji.</text:p>
      <text:p text:style-name="P2336">I tak szkoły, o których mówiłem zatrudniały od 0,5 do 0,8<text:span text:style-name="T2337">%</text:span><text:s/>stażystów, a normalnie można zapewnić dział<text:span text:style-name="T2338">al</text:span>ność uczelni zatrudniając 5%<text:span text:style-name="T2339">.</text:span><text:s/><text:span text:style-name="T2340">W</text:span><text:s/>tym roku po raz pierwszy przekroczono w tym roku akademickim, przekroczona została liczba 1 000 stażystów zatrudnionych w skali uczelni,<text:s/><text:span text:style-name="T2341">k</text:span>tóre podleg<text:span text:style-name="T2342">aj</text:span>ą Ministrowi Edukacji Narodowej. Żeby tę sytuację w jakiś sposób naprawić, z rezerwy ministra przeznaczyłem<text:s/><text:span text:style-name="T2343">1</text:span>0% budżetu w stosunku do zatrudnionych asystentów<text:s/>dla uczelni od 1 października<text:s/><text:span text:style-name="T2344">w</text:span><text:s/>celu zatrudnienia dodatkowych stażystów, co przez 2 lata da możliwość powstania starszego asystenta, który może prowadzić ćwiczenia, który może prowadzić laboratorium, a to jest jego bezpośrednim zadaniem, a nie zastępowanie profesora, jeśli chodzi o adiunktów.</text:p>
      <text:p text:style-name="P2345">Jest sytuacja w tej chwili taka, jak to bardzo lapidarnie podsumował przewodniczący Rady Głównej Szkolnictwa Wyższego, że adiunkci s<text:span text:style-name="T2346">ą</text:span><text:s/>ostoją<text:s/><text:span text:style-name="T2347">„</text:span>Solidarności”, adiunkci są ostoją partii, adiunkci są ostoją OPZZ - nie są ostoją nauki, a na tym cała rzecz polega i chyba z tej perspektywy trzeba na to patrzeć.<text:s/><text:span text:style-name="T2348">J</text:span>eśli my chcemy naukę ruszyć, to musimy doprowadzić do przewentylowania sytuacji, do zmian. Mamy całą masę ludzi, którzy siedzą 51 lat i czytam w opinii wybitny adiunkt, przez 21 lat nie napisał dwóch artykułów i tak można by na okrągło.</text:p>
      <text:p text:style-name="P2349">Rektorzy uniwersytetów polskich stworzyli konferencje, swoje ciało, które jednomyślnie wypowiedziało si<text:span text:style-name="T2350">ę</text:span><text:s/>za rotacją i nie za stabilizowaniem adiunktów. Ministerstwo proponuje co następuje. Po pierwsze wszystkie osoby, poddać przeglądowi naukowemu bez żadnych dodatk<text:span text:style-name="T2351">ó</text:span>w, bez niczego, tylko i wyłącznie naukowemu przeglądowi tych adiunktów, którzy w tej chwili funkcjonują i są zagrożeni.</text:p>
      <text:p text:style-name="P2352"><text:span text:style-name="T2353">C</text:span>i,<text:s/><text:span text:style-name="T2354">k</text:span>tórzy mają perspektywy dalszej możliwości zrobienia rozpraw, napisania rozpraw niech piszą, ci którzy są wybitnymi dydaktykami należy ich przenieść i to mogą rektorzy bez zgody ministerstwa w tej chwili robić - mają to prawo, przenieść na etaty dydaktyczne. Jeśli istnieje możliwość przeniesienia<text:s/><text:soft-page-break/>adiunktów na etaty inne i wykorzystania ich możliwości nic nie stoi na przeszkodzie, żeby powo<text:span text:style-name="T2355">ł</text:span>ać ich na stanowiska inżynieryjno-techniczne i na stanowiska naukowo-techniczne.</text:p>
      <text:p text:style-name="P2356">Nic nie stoi na przeszkodzie, żeby adiunktów zatrudnić na stanowiskach badawczych poza uczelnią, przy pewnych problemach badawczych. Nic nie stoi na przeszkodzie, ażeby zatrudnić ich w instytucjach, które powstają, w spółkach różnego rodzaju, na etatach, które nie wymagają pracy naukowej, a miejsca<text:s/><text:span text:style-name="T2357">t</text:span>e zwolnić dla młodych ludzi.</text:p>
      <text:p text:style-name="P2358">To jest nieprawda, że jest tylko negatywna selek<text:span text:style-name="T2359">cj</text:span>a. To jest jeszcze jeden z mitów, częściowo w różnych dziedzinach, ale nie wszędzie. Byłem rektorem uniwersytetu i wiem,<text:s/><text:span text:style-name="T2360">ż</text:span>e nie było miejsc tylu, żeby zatrudnić stażystów, a etatów dawałem dużo, każdego roku, ponad 5%<text:span text:style-name="T2361">.</text:span></text:p>
      <text:p text:style-name="P2362">Tak że proszę się tymi mitami nie kierować. To są wycinkowe spojrzenia z punktu widzenia jednej góra dwóch uczelni, względnie z punktu widzenia grupy, w której interesie leży, żeby interpretować zjawiska w sposób jak najbardziej wygodny dla nich</text:p>
      <text:p text:style-name="P2363">Dalej co uczelnia może zrobić? U<text:span text:style-name="T2364">cze</text:span>lni<text:span text:style-name="T2365">a</text:span><text:s/>może, po przeglądzie jeśli okaże się, zwłaszcza uczelnie techniczne, gdzie jest dorobek konstrukc<text:span text:style-name="T2366">yj</text:span>ny, gdzie jest dorobek technologiczny, uczelnia ma prawo przenieść na stanowisko docenta kontraktowego i dać możliwość pozostania na tym kontrakcie, albo zrobienia habilitacji. Nie wszędzie te habilitacje trzeba robić.</text:p>
      <text:p text:style-name="P2367">Dalej istnieje możliwość przeprowadzenia habilitacji kumulatywn<text:span text:style-name="T2368">ej,</text:span><text:s/>na podstawie serii artykułów i to się robi. 90<text:span text:style-name="T2369">%</text:span><text:s/>fizyków w Poznaniu habilituje się i matematyków na podstawie serii artykułów, a nie jednej rozprawy i to przechodzi - i przez Radę Wydziału i przez Centralną Komisję Kwalifikacyjną.</text:p>
      <text:p text:style-name="P2370">Centralna Komisja Kwali<text:span text:style-name="T2371">fi</text:span>kacyjna stworzyła już możliwości tego rodzaju habilitacji, a więc habilitacji w oparciu o dorobek<text:span text:style-name="T2372">.</text:span></text:p>
      <text:p text:style-name="P2373">Sam byłem członkiem CKK przez 9 lat i wiem, że taka habilitacja 6 lat temu przeszła z uniwersytetu wrocławskiego w zakresie filologii klasycznej, literatury rzymskiej, więc już dyscypliny, gdzie żadnych nie powinno być tego rodzaju ułatwień, bo się oczekuje książki od humanistów.</text:p>
      <text:p text:style-name="P2374"><text:span text:style-name="T2375">W</text:span><text:s/>każdym razie te możliwości istnieją, tylko kierownicy naukowi muszą trochę pomyśleć. To nie na państ<text:span text:style-name="T2376">wo<text:s/></text:span>trzeba zrzucać sprawę adiunktów, ale na panów profesorów. Oni są odpowiedzialni w pierwszym rzędzie i ich rektorzy powinni uruchomić do tego, żeby rozwiązali problemy,<text:s/><text:span text:style-name="T2377">k</text:span>tóre sami zaniedbali.</text:p>
      <text:p text:style-name="P2378">Bardzo często jest to wygodnictwo, bo się nie chce rozwiązać stosunku z człowiekiem, którego zna się przez 15 lat, a nie myśli się o tym jak będzie nauka funk<text:span text:style-name="T2379">cj</text:span>onował<text:span text:style-name="T2380">a</text:span>. Mit również o jakiejś luce pokoleniow<text:span text:style-name="T2381">ej</text:span>.<text:span text:style-name="T2382"><text:s/></text:span>Zadałem sobie trud przebadałem i<text:span text:style-name="T2383">l</text:span>ość uzyskanych stopni naukowych habilitacji, doktoratów i profesur. Od 4 lat konsekwentnie rośnie i to bardzo poważnie ilość profesur i docentur. Od 1 stycznia podpisałem 40<text:span text:style-name="T2384">6</text:span><text:s/>nominacji na stanowisko docenta w tym roku.<text:s/><text:span text:style-name="T2385">W</text:span><text:s/>tym roku przypuszczam, że zostanie powołanych na stanowisko docenta co najmniej 800-900 osób w skali Polski. Profesorów 100 zostało powołanych, dzisiaj Rada Państwa nadała ten tytuł następnym 60. To są trzy nominacje.</text:p>
      <text:p text:style-name="P2386">Liczba profesorów w zeszłym roku wzrosła ponad 200. Liczba docentów wzrosła o kilkaset osób i jest bezwzględnie odliczając odejścia, jest stały bezwzg<text:span text:style-name="T2387">l</text:span>ędny wzrost, a to że wiek jest wysoki, to sobie proszę przeczytać dyskusję, bo też sobie zadałem trud z 1961 roku kiedy przechodzili na siłę - usuwano na emeryturę ludzi, którzy mieli 70 lat. Podobna dyskusja toczyła się w 1968 roku i skończyła się marcowymi docentami. My chyba tutaj marcowych adiunktów nie chcemy wytworzyć z innej pozycji i muszę<text:s/><text:soft-page-break/>powiedzieć, że sytuacja ta do znudzenia przypomina tamtą sytuację. Tak też trzeba było to robić, tam też trzeba było habilitacje potem na siłę robić, bo uczelnia musiała mieć habilitowanych docentów.</text:p>
      <text:p text:style-name="P2388">Uważamy, żeby podsumować, nie ma żadnego zagrożenia, rektorzy politechnik twierdzą, że nawet jak od<text:span text:style-name="T2389">ej</text:span>dzie<text:s/><text:span text:style-name="T2390">z</text:span><text:s/>wyjątkiem AGH i politechniki wrocławskiej, twierdzą że nie będzie żadnego problemu z dydaktyką dlatego, że ludzie są niedopasowani, że ludzie często nie prowadzą żadnych zajęć i dlatego wygodnie jest często się stabilizować w pozycji adiunkta w szkole technicznej a robić, traktować to tylko jako spos<text:span text:style-name="T2391">ó</text:span>b nobilitacji, o właśnie to co pan prof<text:span text:style-name="T2392">.</text:span><text:s/>Samsonowicz mówił, że hrabiego może, żeby mieć ten tytuł doktora, a nie profesora, ale żeby móc pracować w innych instytucjach i zarabia<text:span text:style-name="T2393">ć</text:span>, i tu i tam<text:span text:style-name="T2394">.</text:span></text:p>
      <text:p text:style-name="P2395">Ja pomijam sprawę, wiem że wszyscy jesteśmy źle opłacani i źle sytuowani, ale niestety jesteśmy... wszyscy żyjemy w pewnym systemie. Stwierdzam z całą odpowiedzialnością, resort będzie na<text:s/>„nie”. I nie ugnie się przed żadnymi z<text:span text:style-name="T2396">j</text:span>azdami adiunktów, przed żadnymi akcjami tego typu<text:span text:style-name="T2397">.</text:span></text:p>
      <text:p text:style-name="P2398">Liczymy na rozsądek ludzi, którzy kieruj<text:span text:style-name="T2399">ą</text:span><text:s/>nauką. Są sprawy, które trzeba wiedzieć. Nie pozwolimy zwolnić adiunktów, którzy w 1993 roku idą na emeryturę i dokonamy pewnego zapisu, wystąpimy o dokonanie zapisu w ustawie mody<text:span text:style-name="T2400">f</text:span>ikującej czy będziemy sugerować w ustawie nowej, żeby tym ludziom się krzywda nie stała<text:span text:style-name="T2401">.</text:span><text:s/>Natomiast wszyscy ci, którzy nie uzyskają stopnia doktora habilitowanego w taki czy w inny sposób i nie skorzystają z możliwości jakie istnieją, to znaczy,<text:s/><text:span text:style-name="T2402">ż</text:span>e się chyba nie nadają<text:span text:style-name="T2403">.</text:span><text:s/><text:span text:style-name="T2404">W</text:span><text:s/>ko<text:span text:style-name="T2405">ń</text:span>cu weszliśmy, cała tragedia rozwoju polskiego szkolnictwa i jednocześnie ciała tego polega, że zrobiliśmy szkolnictwo masowe, ale nie zrobiliśmy elitarnego do tego systemu kształcenia, to znaczy nieelitarny system nauczycieli<text:span text:style-name="T2406">.</text:span></text:p>
      <text:p text:style-name="P2407"><text:span text:style-name="T2408">I</text:span><text:s/>to się<text:s/><text:span text:style-name="T2409">w</text:span><text:s/>tej chwil<text:span text:style-name="T2410">i</text:span><text:s/>odbija. Były okresy czasu radosnej twórczości 1972-1977; rok, gdzie z ulicy niektórzy profesorowie ściągali ludzi do pracy, bo było za dużo etatów, za mało było absolwentów, którzy by podejmowali pracę<text:span text:style-name="T2411">.</text:span></text:p>
      <text:p text:style-name="P2412">Sytuacja oczywiście niezawiniona przez wielu adiunktów. Ja uważam, że w bardzo małej części może tu tłumaczyć po 20 latach brak aparatury, ubóstwo jakie panuje, no bo chc<text:span text:style-name="T2413">i</text:span>ałem zapytać - dlaczego w Uniwersyte<text:span text:style-name="T2414">ci</text:span>e Poznańskim nie ma zagrożonych adiunktów w tej chwili, też jest brak aparatury? Dlaczego w innych uczelniach tego problem nie ma? Dlaczego Uniwersytet Jagielloński ma 38<text:span text:style-name="T2415">%</text:span><text:s/>adiunktów, dla czego Wielka Szkoła Rolnicza w Warszawie ma poniżej 40<text:span text:style-name="T2416">%<text:s/></text:span>- 3<text:span text:style-name="T2417">6%</text:span><text:s/>adiunktów? Dlaczego Szkoła Główna Planowania i Staty<text:span text:style-name="T2418">s</text:span>tyki ma 37% adiunktów zagrożonych, a dlaczego inne uczelnie nie potrafią sobie z tym poradzić? To są problemy, które muszą być rozwiązywane<text:s/><text:span text:style-name="T2419">w</text:span><text:s/>tej chwili przez szkoły w ramach możliwości, jakie mają. Takie jest stanowisko resortu i nie będziemy proponować nigdy jako resort<text:s/>chociaż -<text:s/>nigdy - n<text:span text:style-name="T2420">i</text:span>e po<text:span text:style-name="T2421">wi</text:span>nno się<text:s/><text:span text:style-name="T2422">u</text:span>żywać<text:span text:style-name="T2423">,</text:span><text:s/><text:span text:style-name="T2424">a</text:span>le nie będ<text:span text:style-name="T2425">zi</text:span>emy póki ja jestem szefem resortu, nie będziemy proponować stabilizacji adiunktów.</text:p>
      <text:p text:style-name="P2426">Żeby stanowisko było jasne powtórzyłem je prasie<text:span text:style-name="T2427">,</text:span><text:s/>powtórzę jeszcze wielokrotnie i to jest konsekwentne nasze stanowisko. Dla dobra nauki, czasem trzeba być okrutny. Nauka to nie miłość. Temu, któremu się powodzi, który znajdzie odpowiedni sposób na dojście do tej prawdy, której szuka, dobrze, kto błądzi i kto przez długi czas nie możne znaleźć, lepiej żeby się zorientował<text:s/><text:span text:style-name="T2428">w</text:span><text:s/>ty<text:span text:style-name="T2429">m</text:span>, żeby mu jego profesor pomógł i skierował go na odpowiednią drogę.</text:p>
      <text:p text:style-name="P2430">Dziękuję bardzo.</text:p>
      <text:p text:style-name="P2431"><text:span text:style-name="T2432">Przewodniczący</text:span>:</text:p>
      <text:soft-page-break/>
      <text:p text:style-name="P2433">Dziękuję bardzo.</text:p>
      <text:p text:style-name="P2434">Głos ma prof. Samsonowicz.</text:p>
      <text:p text:style-name="P2435"><text:span text:style-name="T2436">Ob. Henryk Samsonowicz</text:span>:</text:p>
      <text:p text:style-name="P2437">Ja zabieram głos przekonany też o tym, że mogę przekroczyć swoje kompetencje jako humanista. Mógłbym się ze znaczną częścią wywodów pana ministra zgodzić, jeżeli chodzi o adiunktów, ale chciałbym zwrócić tutaj uwagę, na przynajmniej dwa aspekty tego zagadnienia. O jednym była mowa przy Okrągłym Stole i wydawało si<text:span text:style-name="T2438">ę</text:span><text:s/>nam,<text:s/><text:span text:style-name="T2439">ż</text:span>e to właśnie zdanie, które czy ta opinia, którą wypowiedział specjalista znacznie przewyższający mnie kompeten<text:span text:style-name="T2440">cj</text:span>ami w tym zakresie prof. Władysław<text:s/><text:span text:style-name="T2441">F</text:span>indeisen, posłużyła nam do uzgodnienia, że należy dopuścić możliwość zatrudnienia na czas nieograniczony adiunkta ze stopniem naukowym doktora,<text:span text:style-name="T2442"><text:s/></text:span>po przeprowadzeniu wewnętrznego, merytorycznego postępowania kwalifikacyjnego.</text:p>
      <text:p text:style-name="P2443">Rzecz polega na tym, mianowicie są wyższe szkoły, jeszcze raz powiadam, że tutaj korzystam z informacji, które zresztą są tutaj wszystkim nam znane, są wyższe szkoły, w których kadra adiunktów jest kadrą, która musi wykonywać to samo co w warsztatach rzemieślniczych wykonuje kadra czeladnicza, ona w gruncie rzeczy dająca pewne<text:s/>rudymenty<text:s/>wykształcenia technicznego czy też w przypadku akademii medycznych, trudno to tak nazwać, ale państwo rozumieją o co tutaj chodzi - w stosunku do studentów i<text:s/>do najmłodszych pracowników i żaden warsztat rzemieślniczy, proszę mi wybaczyć tutaj znowu to porównanie, ale ta korporacy<text:span text:style-name="T2444">j</text:span>ność jest tutaj również i w zakresie nauki dosyć widoczna,<text:s/><text:span text:style-name="T2445">b</text:span>ez takiego czeladnika się nie obejdzie. I jeżeli<text:s/><text:span text:style-name="T2446">c</text:span>hodzi o dyscypliny, które ja reprezentuję, które my tutaj, które reprezentuje również pan profesor Fisiak, czy obaj nasi współprzewodniczący, być może także to nie jest niezbędne, czy nawet można tak to powiedzieć, natomiast są kierunki, w których specyfika zawodu jak wiemy tego wymaga.</text:p>
      <text:p text:style-name="P2447">Ale jest i druga sprawa - mianowicie ja tutaj powołam się na zdanie pana przewodniczącego prof. Reykowskiego, a mianowicie kiedy mówił tutaj przy innej okazji o jakości kadry, o której my tutaj dyskutujemy. Otóż nie ulega żadnej wątpliwości, a przynajmniej nie powinno ulegać żadnej wątpliwości, adiunkci wyższych uczelniach i znowu tutaj mówię nie pro domo mea, tylko nie o uniwersytety głównie chodzi, przynajmniej nasz spór nie na tym polega, ale właśnie wyższe szkoły politechniczne czy medyczne, czy niektóre rolnicze, czy nawet ekonomiczne, chodzi tutaj o kadrę bardzo wysokiej jakości. Jest to inwestycja, kt<text:span text:style-name="T2448">ór</text:span>ą państwo, społeczeństwo, nauka polska przeprowadziła ze skutkiem takim jak przeprowadziła, ale na litość boską myśmy tych inwestyc<text:span text:style-name="T2449">ji</text:span><text:s/>nie do końca przemyślanych mieli bardzo, bardzo dużo i przyznaję, że jako przedstawiciel właśnie środowiska naukowego może powinienem przede wszystkim uderzyć się w piersi własne, to jest nieco inne zagadnienie, ale my odpowiadamy za te 11 czy ileś tam<text:s/>tysięcy ludzi, którzy naprawdę reprezentują w naszym niedouczonym, bardzo ubogim intelektualnie i zawodowo społeczeństwie niesłychanie wysoki jak na nasze możliwości poziom wiedzy i pozycji.</text:p>
      <text:p text:style-name="P2450">Stąd wydaje się, że szczególną troską powinno być również zajęcie się nimi, z punktu widzenia jakiegoś moralnego zobowiązania, przy czym zgadzam się tutaj z panem prof. Fisiakiem,<text:s/><text:span text:style-name="T2451">ż</text:span>e winę podstawową ponoszą profesorowie. Ja się z tym zgadzam, ale alternatywą tego projektu wobec tego powinno być wyrzucenie pro<text:span text:style-name="T2452">c</text:span>esorów tych,<text:s/><text:span text:style-name="T2453">k</text:span>tórzy się nie spraw<text:span text:style-name="T2454">dzili</text:span><text:s/>i na ich miejsce zatrudnienie tychże adiunktów, co pra<text:span text:style-name="T2455">w</text:span>da bez habilitacji byłoby to trudne, ale etaty by się znalazły i pieniądze by się znalazły.</text:p>
      <text:soft-page-break/>
      <text:p text:style-name="P2456">Chciałbym tutaj skończyć następującym stwierdzeniem,<text:span text:style-name="T2457"><text:s/></text:span>a mianowicie jeśli profesor, który ma lat 60 wychował następcę, jak wiadomo może odejść, jeśli nie wychował następcy, musi odejść. Takie założenie tłumaczyłoby stan związany z adiunktami, tylko że naprawdę nie należy chyba stwarzać poczucia zagrożenia dla tej kadry w stosunku do której mamy, no, właśnie jako społeczeństwo, jako również państwo, aczkolwiek tu nie przemawiam w tym imieniu pewne zobowiązania generalne.</text:p>
      <text:p text:style-name="P2458"><text:span text:style-name="T2459">Przewodniczący</text:span>:</text:p>
      <text:p text:style-name="P2460">Dzięk<text:span text:style-name="T2461">uj</text:span>ę bardzo.</text:p>
      <text:p text:style-name="P2462">Chciałbym zwrócić u<text:span text:style-name="T2463">w</text:span>agę na jedną sprawę, w której jakb<text:span text:style-name="T2464">yś</text:span>my nabroili w tym<text:s/>Zespole i<text:s/>Ministra<text:s/>Edukacji<text:s/>Narodowej stawiamy w kłopotliwej sytuacji. N<text:span text:style-name="T2465">o</text:span>, bo tak my tutaj dyskutujemy<text:s/>przez wielu dni i tygodni<text:s/><text:span text:style-name="T2466">j</text:span>ak ograniczyć różne prawa prezydenta, no a potem ten prezydent ograniczony przez nas, który prawo veta ma w ogóle ograniczone w różnej materii zobaczy nagle,<text:s/>Minister<text:s/>Edukacji<text:s/>Narodowej prawo veta w stosunku do uchwały ciała z wyboru, czyli Senatu sprawuje sobie absolutnie w sposób nieograniczony i zatem wówczas wystąpi taka różnica sytuac<text:span text:style-name="T2467">ji</text:span><text:s/>usytuowania<text:s/>Prezydenta i<text:s/>Ministra<text:s/>Edukacji<text:s/>Narodowe<text:span text:style-name="T2468">j.</text:span></text:p>
      <text:p text:style-name="P2469">Mo<text:span text:style-name="T2470">ż</text:span>e lepiej to usunąć panie ministrze, póki jeszcze nie ma prezydenta, a gdy już ustalenia są, to takim będzie<text:span text:style-name="T2471">,</text:span><text:s/>może lepiej usunąć to veto ministra do decyzji Senatu dotyczących wyboru rektora?</text:p>
      <text:p text:style-name="P2472"><text:span text:style-name="T2473">Ob. Jacek Fisi</text:span><text:span text:style-name="T2474">a</text:span><text:span text:style-name="T2475">k</text:span>:</text:p>
      <text:p text:style-name="P2476">No rozumiem że tutaj pan przewodniczący do mnie skierował głos, to może lepiej, żeby się czymś wyróżnił minister od prezydenta, dla naszego środowiska będzie to lepiej, będzie miał inne prerogatywy większe, większy autorytet może w naszym środowisku, więc ja bym tutaj nie używał takiego porównania, dlatego że pewne jednak usytuowanie polityki i usytuowanie ministra już kont<text:span text:style-name="T2477">rol</text:span>owanego z góry i z dołu przez Radę Główną i przez inne czynniki jednakowoż zmusza do funk<text:span text:style-name="T2478">cj</text:span>onowania z jednej strony dla dobra nauki i zgodnie z dobrymi obyczajami akademickimi, do których się tak odwołujemy często, a z drugiej strony jednak musi minister uzasadnić w sposób przekonywujący, żeby nie stracił zaufania przynajmniej u tych ludzi, u których ma w uczelniach.</text:p>
      <text:p text:style-name="P2479">Dotąd nie zdarzyło się,<text:s/><text:span text:style-name="T2480">ż</text:span>eby minister w ogóle zakwestionował uchwałę któregoś z organów kolegialnych. Tego nie było.<text:s/>Dot<text:span text:style-name="T2481">ą</text:span>d nie zdarzyło się<text:s/><text:span text:style-name="T2482">w</text:span><text:s/>ogóle, żeby minister<text:s/><text:span text:style-name="T2483">z</text:span><text:span text:style-name="T2484">a</text:span>kw<text:span text:style-name="T2485">es</text:span>ti<text:span text:style-name="T2486">o</text:span>nował uchwałę któregoś z organów kolegialnych.</text:p>
      <text:p text:style-name="P2487">Tego nie było dotychczas i minister obecny też nie planuje i zostawmy to do nowej ustawy, która prawdopodobnie to zlikwiduje jak i całą masę innych rzeczy. Natomiast tego za<text:span text:style-name="T2488">pis</text:span>u, o k<text:span text:style-name="T2489">tó</text:span>rym ostatnio pan przewodniczący mówił, ten zapis był dyskutowany i sens jego by<text:span text:style-name="T2490">ł</text:span><text:s/>wyjaśniany na posiedzeniu zespołu. Minister musi mieć, jednakowoż zdając prawie wszystkie kompetencje w dół, pewien wpływ na kształtowanie polityki i osoba, która ma, zdobywała zaufanie swoje powinna mieć również i zaufanie u ministra, ten stały ciąg.<text:s/><text:span text:style-name="T2491">O</text:span>na reprezentuje w pewnym sensie władze<text:span text:style-name="T2492">,</text:span><text:s/>będąc już wybrane przez Senat. To jest całe nieszcz<text:span text:style-name="T2493">ęś</text:span>cie tych ciał, takich jak nasze, gdzie z wyboru pełni się wobec pewnej ograniczonej grupy w instytucji funkcje niejako dyrektora, to jest powiązanie funkcji dyrektora prze<text:span text:style-name="T2494">ds</text:span>iębiorstwa z innymi funkcjami i jest to tak jak wiemy funkcja rektora zupełnie inna i specyficzna, i odmienna od innych.</text:p>
      <text:p text:style-name="P2495">Natomiast musi to być funkcja, która w sobie mieści zarówno i ten element zaufania tych, którzy... wyborc<text:span text:style-name="T2496">ó</text:span>w, ja również nie tylko wyborców, ale po wybraniu całego środowiska uniwersyteckiego czy ogólnie mówiąc szkoły wyższej, ale i również zaufania władz. Tylko w t<text:span text:style-name="T2497">a</text:span>kim może to funkcjonować , a żeby tak<text:s/><text:soft-page-break/>było, to musi minister mieć jednak pewne instrumenty do tego.</text:p>
      <text:p text:style-name="P2498">I dlatego, tak jak powiedziałem, nie korzystając że jest kwestia tego, że istnieje wiele zapisów, istnieje wiele elementów, które znajdujemy w różnych<text:s/>uregulowaniach prawnych, które nie muszą być stosowane i nie są z z<text:span text:style-name="T2499">as</text:span>ady stosowane, ale przychodzą czasem raz na kilkanaście lat sytuacje, gdzie dla dobra wszystkich trzeba taki element zastosować. To tylko w tym sensie można bronić tego, ale rozumiem pański niepokój.</text:p>
      <text:p text:style-name="P2500"><text:span text:style-name="T2501">Ob. Adam Michnik</text:span>:</text:p>
      <text:p text:style-name="P2502">Ja chyba pierwszy raz w życiu jestem na sali gdzie tylu profesorów jest, jak się rozglądam<text:span text:style-name="T2503">.</text:span><text:s/>Więc ja chciałem się spytać wszystkich panów profesorów, ale oczywiście w szczególności pana ministra - w imię jakich wartości humanistycznych i intelektualnych, naukowych, patriotycznych panowie nie chcecie się zgodzić na wspólne stanowisko, które by się sprowadzało do postulatu usunięcia tego fragmentu ustawy, który brzmi:<text:s/>„że w zarządzaniu szkołą rektor współdziała z uczelnianymi organami partii i stronnictw politycznych”<text:s/>itd<text:span text:style-name="T2504">.</text:span></text:p>
      <text:p text:style-name="P2505">Dlatego, że<text:s/><text:span text:style-name="T2506">m</text:span>nie się wydaje, że to po prostu jest jakiś relikt systemu, od którego chcemy odejść. Pan profesor Rychlewski się pytał dziś jak my rozumiemy nomenklaturę. No, właśnie tak panie profesorze, to że są w ustawie tego typu zapisy, bo zupełnie czym innym jest jeżeli się rektor pyta osób, do których ma zaufanie, a zupełnie czym innym jeżeli jest to zagwarantowane ustawowo i z n<text:span text:style-name="T2507">as</text:span>zego punktu widzenia to jest i szkodliwe, i niemądre, i ośmieszające ustawodawstwo.</text:p>
      <text:p text:style-name="P2508">Dziękuję bardzo.</text:p>
      <text:p text:style-name="P2509"><text:span text:style-name="T2510">Ob. Janusz Reykowski</text:span>:</text:p>
      <text:p text:style-name="P2511">Ja w pierwszej ze spraw, w związku z uwagą czy opinią prof. Geremka<text:span text:style-name="T2512">.</text:span><text:s/>Mam taką uwag<text:span text:style-name="T2513">ę</text:span><text:s/>- pytanie, mianowicie często interesowałem się w trakcie swoich podróży zagran<text:span text:style-name="T2514">i</text:span>cznych sposobem zorganizowania wyższego szkolnictwa w różnych krajach. Ku mojego zdziwieniu przekonałem się, że na przykład w różnych krajach Europy stanowiska kierownictwa na uczelni są bądź mianowane, pochodzą z mianowania, bądź z wyboru akceptowanego przez władze. Tak w Niemczech na przykład, o ile pamiętam w Berlinie Zachodnim, wybiera się, Senator do spraw edukacji ma spośród 2 lub 3 kandydatów wybrać jednego, jeśli dobrze pamiętam.</text:p>
      <text:p text:style-name="P2515"><text:span text:style-name="T2516">W</text:span><text:s/>Stanach<text:s/><text:span text:style-name="T2517">Zj</text:span>ednoczonych w ogóle nikt nie słyszał zdaje mi się na większości uczelni o wyborach władz. Innymi słowy, ku memu pewnego zaskoczeniu, w wielu bardzo krajach, w których są bardzo rozwinięte stosunki demokratyczne, poziom wpływu środowisk naukowych na kształtowanie ich własnych władz jest znacznie mniejszy ni<text:span text:style-name="T2518">ż</text:span><text:s/>to nawet przewiduje obecna ustawa w Polsce.</text:p>
      <text:p text:style-name="P2519">Nie mówię tego po to, żebyśmy przyjęli rozwiązania francuskie albo amerykańskie, ale zastanawiam się co jest złego w pewnej próbie harmonizacji dwóch perspektyw. Perspektywy, którą jest stanowisko środowiska, w postaci wyważonego faktu wyborczego i przedstawiciela państwa, wyrażonego w akceptacji przez ministra.</text:p>
      <text:p text:style-name="P2520">Stanowisk - powiadam praktyka typowa na przykład dla wyższego szkolnictwa niemieckiego. Tak że nie oczywiste, wydało mi się, na tle tego właśnie porównania ta propozycja, żebyśmy w tym przypadku przyjęli<text:s/>takie rozwiązania<text:span text:style-name="T2521">.</text:span><text:s/>Dlatego chciałbym prosić<text:span text:style-name="T2522"><text:s/></text:span>o argumenty ewentualnie na rzecz tej propozyc<text:span text:style-name="T2523">ji.</text:span></text:p>
      <text:p text:style-name="P2524"><text:span text:style-name="T2525">Przewodnicząc</text:span><text:span text:style-name="T2526">y</text:span>:</text:p>
      <text:soft-page-break/>
      <text:p text:style-name="P2527">Jeśli wolno tylko, panie profesorze wprowadzam pewien element odmienności, mianowicie rektor w systemie francuskim jest urzędnikiem systemu edukacji narodowej, podczas kiedy prezydent uniwersytetu lub też dawniej kanclerz uniwersytetu jest postacią z wyboru. Rektor ma władzę nad szkolnictwem średnim, nie ma żadnej nad szkolnictwem wyższym, albo żadnej - przesadzam oczywiście, ale ma bardzo ograniczoną władzę nad szkolnictwem wyższym. Chodzi tutaj o pewną już w imieniu<text:s/>mediewist<text:span text:style-name="T2528">ó</text:span>w<text:s/>zgłoszę, ta uniwersytecka instytucja, ona nie najlepiej się mieści w nowożytnej tradyc<text:span text:style-name="T2529">ji</text:span><text:s/>pańs<text:span text:style-name="T2530">t</text:span>wow<text:span text:style-name="T2531">ej</text:span>, ale co w niej jest wartością. To właśnie, że ona jest autonomiczną wspólnotą i jakby warto kontynuować tę taką anty-modernistyczną, średniowieczną tradycję.</text:p>
      <text:p text:style-name="P2532">Ale przepraszam za tę uwagę.</text:p>
      <text:p text:style-name="P2533">Bardzo proszę kto z państwa prosi o głos?</text:p>
      <text:p text:style-name="P2534"><text:span text:style-name="T2535">O</text:span><text:span text:style-name="T2536">b. Jacek Fisiak</text:span>:</text:p>
      <text:p text:style-name="P2537">Ja mam taką praktyczną uwagę, ja myślę,<text:s/><text:span text:style-name="T2538">ż</text:span>e myśmy dość wszechstronnie dyskutowaliśmy sprawy i nasze stanowisko jest jasne ze strony rządowej. Stoimy na stanowisk tego dokumentu i mamy... prosimy o przyjęcie go w tej formie.</text:p>
      <text:p text:style-name="P2539">Mogę powtórzyć<text:s/><text:span text:style-name="T2540">-</text:span><text:s/>to nie jest współdziałać jeśli pan weźmie słownik języka polskiego Doroszewskiego ma kilka znaczeń, ale<text:s/>„współdziała”<text:s/>może być interpretowane jako niekoniecznie nakaz, ale możliwość konsultowania<text:s/>tych ludzi<text:span text:style-name="T2541">,</text:span><text:s/>których uważa za stosowne, natomiast wydaliśmy jasno i wyraźnie nasze stanowisko, że jesteśmy przeciwko używaniu jakichkolwiek kryterium<text:s/>niemerytorycznych<text:s/>czy do nadawania stopni, czy dopuszczania do przewodów<text:span text:style-name="T2542">.</text:span><text:s/>Jest to zawarte w dokumencie czy też przy zatrudnianiu na pierwsze<text:s/><text:span text:style-name="T2543">czy</text:span><text:s/>na inne stanowisko.</text:p>
      <text:p text:style-name="P2544">Najlepszym dowodem tego jest, że w tej chw<text:span text:style-name="T2545">i</text:span>li nie ma żadnej profesury leżącej w ministerstwie czy w Radzie Państwa.</text:p>
      <text:p text:style-name="P2546"><text:span text:style-name="T2547">Ob. Henryk Samsonowicz</text:span>:</text:p>
      <text:p text:style-name="P2548">Przepraszam, ja już nie w formie przedłużania dyskusji, bo rozumiem, że stoimy tutaj wszyscy na stanowisku, że dalsze prace nad usprawnieniem edukacji narodow<text:span text:style-name="T2549">ej</text:span>, w tym również wyższej uczelni, są niezbędne. Że w grę będzie wchodziła masa tutaj n<text:span text:style-name="T2550">ajr</text:span>ozm<text:span text:style-name="T2551">aits</text:span>zych spraw w szkolnictwie średnim na przykład sprawa programów nie ruszona przez nas, w której co tu dużo mówić<text:s/>„okrągły stół”<text:s/>nie jest kompetentn<text:span text:style-name="T2552">y</text:span>, sprawa czy ja wiem pewnych tam zdrowotnych obsun<text:span text:style-name="T2553">i</text:span>ęć, czy ja wiem, czy choroby kręgosłupa nauc<text:span text:style-name="T2554">z</text:span>yciela W<text:span text:style-name="T2555">F</text:span><text:s/>mają być traktowane jako choroby zawodne, czy nie, naszym zdaniem mają być, może warto by to wprowadzić itd.</text:p>
      <text:p text:style-name="P2556">Ja tylko chcę zwrócić uwagę na rzecz jedną, wychodząc z tego, że my naprawdę rozpoczęliśmy dotychczas naszą pracę, otóż jeśli my tutaj wnosiliśmy, wnosimy o te właśnie usunięcia rozbieżności, o których tutaj, była mowa, ja zresztą też podzielam pogląd tutaj pana przewodniczącego, dotyczą<text:span text:style-name="T2557">c</text:span>y tego bardziej średniowiecznego modelu trzeciej siły, która rządzi światem, jest to oczywiście<text:span text:style-name="T2558">...</text:span><text:s/><text:span text:style-name="T2559">a</text:span><text:s/>nie rzeczywistość, ale mogę sobie na to pozwolić tutaj, to z pewnego innego problemu, który chciałbym tutaj na stoliku politycznym szczególnie wyraźnie sformułować.</text:p>
      <text:p text:style-name="P2560">Szkolnictwo wyższe w Polsce jest obolałe, jest obolałe dużo bardziej niż szkolnictwo wyższe w Stanach<text:s/><text:span text:style-name="T2561">Zj</text:span>ednoczonych czy w RFN. Chodzi o to, żeby wyzwolić wszystkie możliwe inicjatywy, biorąc pod uwagę, że do tych 7<text:span text:style-name="T2562">%</text:span><text:s/>podzielonego dochodu narodowego nie dojdziemy tak szybko, wszystkie inicjatywy, które<text:s/><text:soft-page-break/>by to szkolnictwo troszeczkę zaktywizowały i zmobilizowały do lepszego, i bardziej twórczego działania w tych warunkach, jakie w tej chwili mamy.</text:p>
      <text:p text:style-name="P2563">I stąd wydaje mi się, że nawet tu okazanie zaufania czy powiedzmy sobie pójście po linii zmniejszenia tych urazów, kompleksów, których olbrzymi worek przecież jest, wszystko jedno, czy to jest Wyższa Szkoła Inżynierska w Radomiu, czy Wyższa Szkoła Pedagogiczna w Rzeszowie, czy jest to uniwersytet<text:s/><text:span text:style-name="T2564">-</text:span><text:s/>wszystko jedno warszawski, jagielloński czy jakikolwiek inny - o poznańskim nie mówię - dlatego takie było nasze stanowisko i dlatego o to wnosiliśmy, wnosimy i wnosić będziemy. Być może, że w momencie kiedy zapanuje w Polsce nowy ład, nowy ład polityczny, gospodarczy, to być może wtedy<text:s/>absolutyzm<text:s/>oświecony w zakresie szkolnictwa wyższego będzie n<text:span text:style-name="T2565">aj</text:span>właściwszą formą władzy, sprawowania władzy.<text:s/><text:span text:style-name="T2566">W</text:span><text:s/>tej chwili wydaje się, że jest wręcz odwrotnie.</text:p>
      <text:p text:style-name="P2567"><text:span text:style-name="T2568">P</text:span><text:span text:style-name="T2569">r</text:span><text:span text:style-name="T2570">zewod</text:span><text:span text:style-name="T2571">n</text:span><text:span text:style-name="T2572">iczący</text:span><text:span text:style-name="T2573">:</text:span></text:p>
      <text:p text:style-name="P2574">Proszę P<text:span text:style-name="T2575">a</text:span>ńs<text:span text:style-name="T2576">t</text:span>w<text:span text:style-name="T2577">a!</text:span><text:s/>M<text:span text:style-name="T2578">y</text:span>ślę<text:span text:style-name="T2579">,</text:span><text:s/>że jest jasna sytuac<text:span text:style-name="T2580">ja</text:span>, są ustalenia wspólne, są rozbieżności i rozbieżności zapowiadają ministrowie edukacji narodowej i pola konfliktowe, on je akceptuje, strony się w tych konfliktach przemiesz<text:span text:style-name="T2581">aj</text:span>ą, zobaczymy co będzie dalej.</text:p>
      <text:p text:style-name="P2582">Ja rozumiem jeżeli pan prof. Reykowski ze mną się zgadza, że my przyjmujemy, iż dokument zawierający zbieżności i rozbieżności st<text:span text:style-name="T2583">a</text:span>nowi jeden z dokumentów<text:s/>„okrągłego stołu”<text:s/>i protokół podpisany przez wszystkich współprzewodniczących.</text:p>
      <text:p text:style-name="P2584">O<text:span text:style-name="T2585">b. Janusz Reykowski</text:span>:</text:p>
      <text:p text:style-name="P2586">Stało mi się, kiedy słuchałem prof. Samsonowicza w pierwszym jego wystąpieniu, że niektóre z uwag, które zgłosił były uwzględnione w tej lub w innej formie przez stanowisko strony rządowej - reprezentowan<text:span text:style-name="T2587">ej</text:span><text:s/>przez ministra Fisiaka. Dlatego może już, żeby nie zatrzymywać wszystkich<text:s/><text:span text:style-name="T2588">n</text:span>ie chciałbym... chciałbym tylko zaproponować, żeby może w takim trybie jeszcze kontaktów między przewodniczącymi upewnić się, czy rzeczywiście jest rozbieżność, o której tu była mowa. Dam przykład: prof. Samsonowicz wymienił tu praktyki robotnicze jako kwestie, które wymagają załatwienia. Prof. Fisiak stwierdził, nie tu, tylko kiedy... przedtem rozmawialiśmy, że podobno zostało uzgodnione, że kwestia praktyk robotniczych jest w gestii rektorów, którzy sami ustalą, czy to ma sens w ich uczelniach, czy nie<text:span text:style-name="T2589">.</text:span><text:s/><text:span text:style-name="T2590">W</text:span><text:s/>związku z tym jest... jakby... jeżeli nie całkowite rozwiązanie, to wyda<text:span text:style-name="T2591">je</text:span><text:s/>się rozwiązanie, które powinno<text:s/>odpowiadać sposobowi myślenia państwa w te<text:span text:style-name="T2592">j</text:span><text:s/>sprawie.</text:p>
      <text:p text:style-name="P2593">Wydawało mi się...</text:p>
      <text:p text:style-name="P2594"><text:span text:style-name="T2595">Prof. H.<text:s/></text:span><text:span text:style-name="T2596">S</text:span><text:span text:style-name="T2597">amsonowicz</text:span>:</text:p>
      <text:p text:style-name="P2598">Ja stoję na gruncie pr<text:span text:style-name="T2599">aw</text:span>orządności i uwzględniam zapis w ustawie.</text:p>
      <text:p text:style-name="P2600"><text:span text:style-name="T2601">Ob</text:span><text:span text:style-name="T2602">.</text:span><text:span text:style-name="T2603"><text:s/>J.<text:s/></text:span><text:span text:style-name="T2604">F</text:span><text:span text:style-name="T2605">isiak</text:span>:</text:p>
      <text:p text:style-name="P2606"><text:span text:style-name="T2607">J</text:span>est już rozporządzenie prezesa Rady Ministrów w tej sprawie.</text:p>
      <text:p text:style-name="P2608"><text:span text:style-name="T2609">Ob. Janusz Reykowski</text:span>:</text:p>
      <text:p text:style-name="P2610">Być może także inna sprawa tu wymieniana, sprawa związana z udziałem studen<text:span text:style-name="T2611">tó</text:span>w w zarządzaniu była jak słyszałem propozycja jest taka, aby i samorząd studencki razem z władzami uczelnianymi, z prorektorem wspólnie ustalali sposób zagospodarowania funduszy, czyli nie, tak że to rektor sam to ustala, tylko że samorząd to ustala wspólnie, tak to słyszałem, czyli jestem pewien<text:span text:style-name="T2612">,</text:span><text:s/>że we wszystkich tych sprawach jest różnica albo czy to jest duża różnica, czy też jeszcze coś tam było na poziomie komunik<text:span text:style-name="T2613">acji</text:span><text:s/><text:soft-page-break/><text:span text:style-name="T2614">nie<text:s/></text:span>do końca rozwiązane.</text:p>
      <text:p text:style-name="P2615">Tak więc biorąc pod uwagę tylko tę korektę do hipotetyczną k<text:span text:style-name="T2616">o</text:span>re<text:span text:style-name="T2617">k</text:span>tę do tych różnic zdań, proponowałbym zgodzić się z tym o czym mówił pan prof. Geremek.</text:p>
      <text:p text:style-name="P2618"><text:span text:style-name="T2619">Ob. Hieronim Kubiak</text:span>:</text:p>
      <text:p text:style-name="P2620">Przypomniała mi tę refleksję, którą chcę przekazać w tej chwili pańska, panie profesorze uwaga o<text:s/>mediewistach<text:s/>i zwyczajach śre<text:span text:style-name="T2621">d</text:span>nio<text:span text:style-name="T2622">wi</text:span>eczn<text:span text:style-name="T2623">yc</text:span>h<text:span text:style-name="T2624">.</text:span><text:s/>Otóż Jagiellonowie, po drugiej fundacji uniwersytetu mieli pewną przygodę ze studentami.<text:s/><text:span text:style-name="T2625">O</text:span>na najpierw polegała na tym, że studenci - to jest podobno, pierwsze historyczne zaś<text:span text:style-name="T2626">w</text:span>iadczone wystąpienie student<text:span text:style-name="T2627">ó</text:span>w polskich - poszli do króla na zamek, aby hołd mu złożyć z racji rocznicy zwycięstwa pod Grunw<text:span text:style-name="T2628">a</text:span>ldem<text:span text:style-name="T2629">.</text:span><text:s/>Ale wk<text:span text:style-name="T2630">rót</text:span>ce późnie<text:span text:style-name="T2631">j</text:span><text:s/><text:span text:style-name="T2632">kr</text:span>ól<text:s/><text:span text:style-name="T2633">miał</text:span><text:s/>wi<text:span text:style-name="T2634">ele</text:span><text:s/><text:span text:style-name="T2635">kłopotó</text:span>w<text:s/><text:span text:style-name="T2636">z</text:span><text:s/>krakowskimi studentami<text:span text:style-name="T2637">.</text:span><text:s/><text:span text:style-name="T2638">I</text:span><text:s/>aby się od tych kłopotów uwolni<text:span text:style-name="T2639">ć</text:span>, a rajcom mie<text:span text:style-name="T2640">js</text:span>kim też problemów nie stwarzać, postanowił wokół uniwersytetu wydzielić pewien obszar autonomiczny na którym to studenci mogli sobie zgromadzenia za zgodą rektora, bo jakże by inaczej robić<text:span text:style-name="T2641">.</text:span></text:p>
      <text:p text:style-name="P2642">Ta przypowieść jest tylko po to, że jeśli już usuwać różne drobne rozbieżności, to zdaje się, że w<text:s/>protokole<text:s/>rozbieżnoś<text:span text:style-name="T2643">c</text:span>i jest i taka właśnie sprawa, dotycząca studenckiego prawa do zgromadzeń, na obszarze uczelni, można byłoby to, sięgając<text:s/><text:span text:style-name="T2644">d</text:span>o owych średniowiecznyc<text:span text:style-name="T2645">h<text:s/></text:span>wzorów rozwiązań, najprościej powiedzieć, że tam gdzie istnieje taka potrzeba, należy wydzielić miejsce w uczelni, gdzie za zgodą rektora bez już dodatkowej procedury takież to zgromadzenia mogłyby się odbywać.</text:p>
      <text:p text:style-name="P2646"><text:span text:style-name="T2647">W</text:span><text:s/>Uniwersytecie Jagiellońskim symbolem tej wolności uniwersytecki<text:span text:style-name="T2648">ej</text:span><text:s/>są ogromne łańcuchy na pachołkach, stojące na rogach czterech ulic wokół uniwersytetu. Potwierdzone obecnie decyzją prezydenta miasta i stosownych władz porządkowych.</text:p>
      <text:p text:style-name="P2649">D<text:span text:style-name="T2650">z</text:span>iękuję.</text:p>
      <text:p text:style-name="P2651"><text:span text:style-name="T2652">Przewodniczący</text:span>:</text:p>
      <text:p text:style-name="P2653">Dziękuję bardzo panu profesorowi Kubiakowi.</text:p>
      <text:p text:style-name="P2654">Rozumiem, że w tej sprawie - proszę bardzo prof. Rychlewski<text:span text:style-name="T2655">.</text:span></text:p>
      <text:p text:style-name="P2656"><text:span text:style-name="T2657">O</text:span><text:span text:style-name="T2658">b</text:span><text:span text:style-name="T2659">.</text:span><text:span text:style-name="T2660"><text:s/>Rychlewski</text:span>:</text:p>
      <text:p text:style-name="P2661">Ja może nie w tej sprawie, ja w sprawie uwagi pana Michnika w sprawie nomenklatury. Ta uwaga mnie jeszcze raz przekonuje, co do tego, że naprawdę potrzeba poważnej pracy nad ty problemem, zwłaszcza dyskusja też z poprzednim moim adwersarzem w przerwie, przekonały mnie, że potrzebne są niezafałszowane dane po pierwsze, potrzebne s<text:span text:style-name="T2662">ą</text:span><text:s/>studia so<text:span text:style-name="T2663">cj</text:span>ologiczne i poważna wspólna praca, wychodząca z dobrej wiary, z obu stron<text:span text:style-name="T2664">.</text:span></text:p>
      <text:p text:style-name="P2665">Mnie się wydaje, że całkiem dobrym miejscem dla tego rodzaju poważnej pracy byłaby komisja porozumiew<text:span text:style-name="T2666">aw</text:span>cza w przyszłości, na przykład.</text:p>
      <text:p text:style-name="P2667"><text:span text:style-name="T2668">Przewodniczący</text:span>:</text:p>
      <text:p text:style-name="P2669">Dziękuję bardzo.</text:p>
      <text:p text:style-name="P2670">Rozumiem zatem, że sprawę, która była przedmiotem tego punktu porządku dziennego wyczerpaliśmy i jednocześnie dochodzimy do kresu porządku dziennego naszego zespołu. Jeśli dobrze rozumiem, przyjęte ustalenia wstępnie to współprzewodniczący zespołu mają mandat i misję zespołu do s<text:span text:style-name="T2671">fo</text:span>rmułowania dokumentu końcowego. Jeżeli jednak<text:s/>wystąpiłyby<text:s/>w toku prac, w najbliższych dniach trudności istotne, to znaczy w istotny sposób naruszające ustalenia, przyjęte w dotychczasowych debatach<text:s/><text:soft-page-break/>lub nie udzielające odpowiedzi na te pytania, któr<text:span text:style-name="T2672">e</text:span><text:s/>jeszcze pozostały otwarte, wówczas zwołamy posiedzenie<text:s/>zespołu przed posiedzeniem<text:s/>„okrągłego stołu”<text:span text:style-name="T2673">,</text:span><text:s/>który jest zwołany na 5 kwietnia<text:span text:style-name="T2674">.</text:span></text:p>
      <text:p text:style-name="P2675">Czy tak?</text:p>
      <text:p text:style-name="P2676"><text:span text:style-name="T2677">Ob. Janusz Reykowski</text:span>:</text:p>
      <text:p text:style-name="P2678">Myślę, że to jest dobre roz<text:span text:style-name="T2679">wi</text:span>ązanie.</text:p>
      <text:p text:style-name="P2680"><text:span text:style-name="T2681">Prz</text:span><text:span text:style-name="T2682">ew</text:span><text:span text:style-name="T2683">odnicząc</text:span><text:span text:style-name="T2684">y</text:span>:</text:p>
      <text:p text:style-name="P2685">Jeżeli tak proszę to chciałbym - poniedziałek jest już ustalony, jest dniem zablokowanym więc wówczas odbyłoby si<text:span text:style-name="T2686">ę</text:span><text:s/>spotkanie zespołu reform politycznych we wtorek w godzinach rannych o 10-tej.</text:p>
      <text:p text:style-name="P2687">Czy są uwagi?</text:p>
      <text:p text:style-name="P2688">Jeśli nie ma, to dziękując bardzo obsłudze technicznej, która tow<text:span text:style-name="T2689">a</text:span>rz<text:span text:style-name="T2690">ys</text:span>zyła nam przez cały czas prac chciałbym uznać, że w tej chwili zespół reform politycznych kontynuuje swoją pracę z nadzieją, że w momencie gdy za tydzień rezultat<text:s/>„okrągłego stołu”<text:s/>zostanie poddany opinii publicznej, także i te elementy, które były przedmiotem debaty, wejdą w to co jest wspólne.</text:p>
      <text:p text:style-name="P2691">Chciałbym wreszcie także podkreślić, nie szukając słów banalnych i nie traktując tego spotkania naszego za konkludujące, że jest rzeczą ważną, że w obszarze spraw, które w sposób zasadniczy są konfliktowe i pozo<text:span text:style-name="T2692">s</text:span>tają konfliktowe, potrafiliśmy rozmawiać.</text:p>
      <text:p text:style-name="P2693">I że język tej rozmowy i rezultat tej rozmowy nie jest złym rokowaniem na przyszłość.</text:p>
      <text:p text:style-name="P2694">Czy z tego ziarna, które zasiać próbujemy cokolwiek wyra<text:span text:style-name="T2695">ź</text:span>nie, nie śmiałbym snuć w tej chwili prognoz. Chciałem jednak powiedzieć, że widziałem w ciągu tych prac intencje i o tych intencjach po obu stronach chcę<text:s/>najwyższy uznaniem kończąc.</text:p>
      <text:p text:style-name="P2696"><text:span text:style-name="T2697">Ob. Janusz Reykowski</text:span>:</text:p>
      <text:p text:style-name="P2698">Dziękuj<text:span text:style-name="T2699">ą</text:span>c bardzo za te słowa zakończenia chciałbym jeszcze dodać coś oczywiście nie potrafię tego powiedzieć tak ładnie jak powiedział prof. Geremek, ale chciałem podzielić się z państwem jedną obserwacją<text:span text:style-name="T2700">.</text:span></text:p>
      <text:p text:style-name="P2701">Dzisiaj kiedy dyskutowaliśmy dokument na temat umowy politycznej, po raz pierwszy w toku naszej dyskusji z tak wyraźnym się okazało, takie zjawisko, że dyskutowaliśmy nad dokumentem niezależnie od stron<text:span text:style-name="T2702">.</text:span></text:p>
      <text:p text:style-name="P2703">Czasami różnice zdań dzieliły się nie poziomo, czy tam jak to określić w tej jednej osi, czasami w drugiej osi, a czasami w różnych osiach, poszukując jakby wspólnych rozwiązań, nadających temu dokumentowi możliwie najlepszą formę, jakby zapominając o tym, że są strony - przez chwilę - i że jak się zrobi coś tak<text:span text:style-name="T2704">i</text:span>ego, będzie to trochę dla mnie lepiej czy dla nas lepiej, to dla nas w tym przypadku był ten wspólny produkt, który miał tu powstać<text:span text:style-name="T2705">.</text:span></text:p>
      <text:p text:style-name="P2706">Ta<text:s/><text:span text:style-name="T2707">obse</text:span>rwa<text:span text:style-name="T2708">cja</text:span><text:s/>dotycząca finału, każe mi wierzyć, że być może jednak coś z tego wyrośnie.</text:p>
      <text:p text:style-name="P2709">Dziękuję bardzo.</text:p>
      <text:p text:style-name="P2710"><text:span text:style-name="T2711">P</text:span><text:span text:style-name="T2712">rz</text:span><text:span text:style-name="T2713">ewodnicząc</text:span><text:span text:style-name="T2714">y</text:span><text:span text:style-name="T2715">:</text:span></text:p>
      <text:p text:style-name="P2716">D<text:span text:style-name="T2717">z</text:span>ięk<text:span text:style-name="T2718">uję.<text:s/></text:span>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13:00Z</meta:creation-date>
    <dc:date>2023-07-03T11:13:00Z</dc:date>
    <meta:template xlink:href="Normal.dotm" xlink:type="simple"/>
    <meta:editing-cycles>2</meta:editing-cycles>
    <meta:editing-duration>PT180S</meta:editing-duration>
    <meta:document-statistic meta:page-count="61" meta:paragraph-count="399" meta:word-count="28617" meta:character-count="199926" meta:row-count="1430" meta:non-whitespace-character-count="171708"/>
  </office:meta>
</office:document-meta>
</file>